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93cm"/>
    </style:style>
    <style:style style:name="co2" style:family="table-column">
      <style:table-column-properties fo:break-before="auto" style:column-width="1.305cm"/>
    </style:style>
    <style:style style:name="co3" style:family="table-column">
      <style:table-column-properties fo:break-before="auto" style:column-width="6.01cm"/>
    </style:style>
    <style:style style:name="co4" style:family="table-column">
      <style:table-column-properties fo:break-before="auto" style:column-width="6.228cm"/>
    </style:style>
    <style:style style:name="co5" style:family="table-column">
      <style:table-column-properties fo:break-before="auto" style:column-width="2.09cm"/>
    </style:style>
    <style:style style:name="co6" style:family="table-column">
      <style:table-column-properties fo:break-before="auto" style:column-width="1.785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0.3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2" table:default-cell-style-name="ce6"/>
        <table:table-column table:style-name="co4" table:default-cell-style-name="ce6"/>
        <table:table-column table:style-name="co5" table:number-columns-repeated="6" table:default-cell-style-name="ce6"/>
        <table:table-column table:style-name="co6" table:number-columns-repeated="1013" table:default-cell-style-name="ce6"/>
        <table:table-row table:style-name="ro1">
          <table:table-cell table:style-name="ce1" office:value-type="string" calcext:value-type="string" table:number-columns-spanned="11" table:number-rows-spanned="1">
            <text:p>C-19 POPULATION BY BILINGUALISM, TRILINGUALISM, EDUCATIONAL LEVEL AND SEX</text:p>
          </table:table-cell>
          <table:covered-table-cell table:number-columns-repeated="10" table:style-name="ce1"/>
          <table:table-cell table:style-name="ce9" table:number-columns-repeated="1013"/>
        </table:table-row>
        <table:table-row table:style-name="ro1">
          <table:table-cell table:style-name="ce2" office:value-type="string" calcext:value-type="string">
            <text:p>State</text:p>
          </table:table-cell>
          <table:table-cell table:style-name="ce2" office:value-type="string" calcext:value-type="string">
            <text:p>District</text:p>
          </table:table-cell>
          <table:table-cell table:style-name="ce2" office:value-type="string" calcext:value-type="string">
            <text:p>Area Name</text:p>
          </table:table-cell>
          <table:table-cell table:style-name="ce2" office:value-type="string" calcext:value-type="string">
            <text:p>Total/</text:p>
          </table:table-cell>
          <table:table-cell table:style-name="ce7" office:value-type="string" calcext:value-type="string">
            <text:p>Educational level</text:p>
          </table:table-cell>
          <table:table-cell table:style-name="ce8" office:value-type="string" calcext:value-type="string" table:number-columns-spanned="3" table:number-rows-spanned="1">
            <text:p>Number speaking second language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1">
            <text:p>Number speaking third language</text:p>
          </table:table-cell>
          <table:covered-table-cell table:number-columns-repeated="2" table:style-name="ce8"/>
          <table:table-cell table:style-name="ce2" table:number-columns-repeated="1013"/>
        </table:table-row>
        <table:table-row table:style-name="ro1">
          <table:table-cell table:number-columns-repeated="2" table:style-name="ce3" office:value-type="string" calcext:value-type="string">
            <text:p>code</text:p>
          </table:table-cell>
          <table:table-cell table:style-name="ce3"/>
          <table:table-cell table:style-name="ce3" office:value-type="string" calcext:value-type="string">
            <text:p>Rural/</text:p>
          </table:table-cell>
          <table:table-cell table:style-name="ce7"/>
          <table:table-cell table:style-name="ce2" table:number-columns-repeated="1019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Urban/</text:p>
          </table:table-cell>
          <table:table-cell table:style-name="ce7"/>
          <table:table-cell table:style-name="ce7" office:value-type="string" calcext:value-type="string">
            <text:p>Persons</text:p>
          </table:table-cell>
          <table:table-cell table:style-name="ce7" office:value-type="string" calcext:value-type="string">
            <text:p>Males</text:p>
          </table:table-cell>
          <table:table-cell table:style-name="ce7" office:value-type="string" calcext:value-type="string">
            <text:p>Females</text:p>
          </table:table-cell>
          <table:table-cell table:style-name="ce7" office:value-type="string" calcext:value-type="string">
            <text:p>Persons</text:p>
          </table:table-cell>
          <table:table-cell table:style-name="ce7" office:value-type="string" calcext:value-type="string">
            <text:p>Males</text:p>
          </table:table-cell>
          <table:table-cell table:style-name="ce7" office:value-type="string" calcext:value-type="string">
            <text:p>Females</text:p>
          </table:table-cell>
          <table:table-cell table:style-name="ce7" table:number-columns-repeated="1013"/>
        </table:table-row>
        <table:table-row table:style-name="ro1"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4</text:p>
          </table:table-cell>
          <table:table-cell table:style-name="ce5" office:value-type="string" calcext:value-type="string">
            <text:p>5</text:p>
          </table:table-cell>
          <table:table-cell table:style-name="ce5" office:value-type="string" calcext:value-type="string">
            <text:p>6</text:p>
          </table:table-cell>
          <table:table-cell table:style-name="ce5" office:value-type="string" calcext:value-type="string">
            <text:p>7</text:p>
          </table:table-cell>
          <table:table-cell table:style-name="ce5" office:value-type="string" calcext:value-type="string">
            <text:p>8</text:p>
          </table:table-cell>
          <table:table-cell table:style-name="ce5" office:value-type="string" calcext:value-type="string">
            <text:p>9</text:p>
          </table:table-cell>
          <table:table-cell table:style-name="ce5" office:value-type="string" calcext:value-type="string">
            <text:p>10</text:p>
          </table:table-cell>
          <table:table-cell table:style-name="ce5" office:value-type="string" calcext:value-type="string">
            <text:p>11</text:p>
          </table:table-cell>
          <table:table-cell table:style-name="ce10"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INDIA</text:p>
          </table:table-cell>
          <table:table-cell table:number-columns-repeated="2" table:style-name="ce2" office:value-type="string" calcext:value-type="string">
            <text:p>Total</text:p>
          </table:table-cell>
          <table:table-cell table:style-name="ce2" office:value-type="float" office:value="314988770" calcext:value-type="float">
            <text:p>314988770</text:p>
          </table:table-cell>
          <table:table-cell table:style-name="ce2" office:value-type="float" office:value="176696383" calcext:value-type="float">
            <text:p>176696383</text:p>
          </table:table-cell>
          <table:table-cell table:style-name="ce2" office:value-type="float" office:value="138292387" calcext:value-type="float">
            <text:p>138292387</text:p>
          </table:table-cell>
          <table:table-cell table:style-name="ce2" office:value-type="float" office:value="86009580" calcext:value-type="float">
            <text:p>86009580</text:p>
          </table:table-cell>
          <table:table-cell table:style-name="ce2" office:value-type="float" office:value="50536832" calcext:value-type="float">
            <text:p>50536832</text:p>
          </table:table-cell>
          <table:table-cell table:style-name="ce2" office:value-type="float" office:value="35472748" calcext:value-type="float">
            <text:p>35472748</text:p>
          </table:table-cell>
          <table:table-cell table:style-name="ce2" table:number-columns-repeated="1013"/>
        </table:table-row>
        <table:table-row table:style-name="ro1"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42266268" calcext:value-type="float">
            <text:p>42266268</text:p>
          </table:table-cell>
          <table:table-cell table:style-name="ce2" office:value-type="float" office:value="17851584" calcext:value-type="float">
            <text:p>17851584</text:p>
          </table:table-cell>
          <table:table-cell table:style-name="ce2" office:value-type="float" office:value="24414684" calcext:value-type="float">
            <text:p>24414684</text:p>
          </table:table-cell>
          <table:table-cell table:style-name="ce2" office:value-type="float" office:value="3879858" calcext:value-type="float">
            <text:p>3879858</text:p>
          </table:table-cell>
          <table:table-cell table:style-name="ce2" office:value-type="float" office:value="1890285" calcext:value-type="float">
            <text:p>1890285</text:p>
          </table:table-cell>
          <table:table-cell table:style-name="ce2" office:value-type="float" office:value="1989573" calcext:value-type="float">
            <text:p>1989573</text:p>
          </table:table-cell>
          <table:table-cell table:style-name="ce2" table:number-columns-repeated="1013"/>
        </table:table-row>
        <table:table-row table:style-name="ro1"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272722502" calcext:value-type="float">
            <text:p>272722502</text:p>
          </table:table-cell>
          <table:table-cell table:style-name="ce2" office:value-type="float" office:value="158844799" calcext:value-type="float">
            <text:p>158844799</text:p>
          </table:table-cell>
          <table:table-cell table:style-name="ce2" office:value-type="float" office:value="113877703" calcext:value-type="float">
            <text:p>113877703</text:p>
          </table:table-cell>
          <table:table-cell table:style-name="ce2" office:value-type="float" office:value="82129722" calcext:value-type="float">
            <text:p>82129722</text:p>
          </table:table-cell>
          <table:table-cell table:style-name="ce2" office:value-type="float" office:value="48646547" calcext:value-type="float">
            <text:p>48646547</text:p>
          </table:table-cell>
          <table:table-cell table:style-name="ce2" office:value-type="float" office:value="33483175" calcext:value-type="float">
            <text:p>33483175</text:p>
          </table:table-cell>
          <table:table-cell table:style-name="ce2" table:number-columns-repeated="1013"/>
        </table:table-row>
        <table:table-row table:style-name="ro1"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29345104" calcext:value-type="float">
            <text:p>29345104</text:p>
          </table:table-cell>
          <table:table-cell table:style-name="ce2" office:value-type="float" office:value="16126959" calcext:value-type="float">
            <text:p>16126959</text:p>
          </table:table-cell>
          <table:table-cell table:style-name="ce2" office:value-type="float" office:value="13218145" calcext:value-type="float">
            <text:p>13218145</text:p>
          </table:table-cell>
          <table:table-cell table:style-name="ce2" office:value-type="float" office:value="3733616" calcext:value-type="float">
            <text:p>3733616</text:p>
          </table:table-cell>
          <table:table-cell table:style-name="ce2" office:value-type="float" office:value="2108024" calcext:value-type="float">
            <text:p>2108024</text:p>
          </table:table-cell>
          <table:table-cell table:style-name="ce2" office:value-type="float" office:value="1625592" calcext:value-type="float">
            <text:p>1625592</text:p>
          </table:table-cell>
          <table:table-cell table:style-name="ce2" table:number-columns-repeated="1013"/>
        </table:table-row>
        <table:table-row table:style-name="ro1"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48570544" calcext:value-type="float">
            <text:p>48570544</text:p>
          </table:table-cell>
          <table:table-cell table:style-name="ce2" office:value-type="float" office:value="26588496" calcext:value-type="float">
            <text:p>26588496</text:p>
          </table:table-cell>
          <table:table-cell table:style-name="ce2" office:value-type="float" office:value="21982048" calcext:value-type="float">
            <text:p>21982048</text:p>
          </table:table-cell>
          <table:table-cell table:style-name="ce2" office:value-type="float" office:value="8636296" calcext:value-type="float">
            <text:p>8636296</text:p>
          </table:table-cell>
          <table:table-cell table:style-name="ce2" office:value-type="float" office:value="4782211" calcext:value-type="float">
            <text:p>4782211</text:p>
          </table:table-cell>
          <table:table-cell table:style-name="ce2" office:value-type="float" office:value="3854085" calcext:value-type="float">
            <text:p>3854085</text:p>
          </table:table-cell>
          <table:table-cell table:style-name="ce2" table:number-columns-repeated="1013"/>
        </table:table-row>
        <table:table-row table:style-name="ro1"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43116661" calcext:value-type="float">
            <text:p>43116661</text:p>
          </table:table-cell>
          <table:table-cell table:style-name="ce2" office:value-type="float" office:value="25214857" calcext:value-type="float">
            <text:p>25214857</text:p>
          </table:table-cell>
          <table:table-cell table:style-name="ce2" office:value-type="float" office:value="17901804" calcext:value-type="float">
            <text:p>17901804</text:p>
          </table:table-cell>
          <table:table-cell table:style-name="ce2" office:value-type="float" office:value="10743350" calcext:value-type="float">
            <text:p>10743350</text:p>
          </table:table-cell>
          <table:table-cell table:style-name="ce2" office:value-type="float" office:value="6266289" calcext:value-type="float">
            <text:p>6266289</text:p>
          </table:table-cell>
          <table:table-cell table:style-name="ce2" office:value-type="float" office:value="4477061" calcext:value-type="float">
            <text:p>4477061</text:p>
          </table:table-cell>
          <table:table-cell table:style-name="ce2" table:number-columns-repeated="1013"/>
        </table:table-row>
        <table:table-row table:style-name="ro1"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93204075" calcext:value-type="float">
            <text:p>93204075</text:p>
          </table:table-cell>
          <table:table-cell table:style-name="ce2" office:value-type="float" office:value="56022449" calcext:value-type="float">
            <text:p>56022449</text:p>
          </table:table-cell>
          <table:table-cell table:style-name="ce2" office:value-type="float" office:value="37181626" calcext:value-type="float">
            <text:p>37181626</text:p>
          </table:table-cell>
          <table:table-cell table:style-name="ce2" office:value-type="float" office:value="33899219" calcext:value-type="float">
            <text:p>33899219</text:p>
          </table:table-cell>
          <table:table-cell table:style-name="ce2" office:value-type="float" office:value="20411147" calcext:value-type="float">
            <text:p>20411147</text:p>
          </table:table-cell>
          <table:table-cell table:style-name="ce2" office:value-type="float" office:value="13488072" calcext:value-type="float">
            <text:p>13488072</text:p>
          </table:table-cell>
          <table:table-cell table:style-name="ce2" table:number-columns-repeated="1013"/>
        </table:table-row>
        <table:table-row table:style-name="ro1"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46958049" calcext:value-type="float">
            <text:p>46958049</text:p>
          </table:table-cell>
          <table:table-cell table:style-name="ce2" office:value-type="float" office:value="28285620" calcext:value-type="float">
            <text:p>28285620</text:p>
          </table:table-cell>
          <table:table-cell table:style-name="ce2" office:value-type="float" office:value="18672429" calcext:value-type="float">
            <text:p>18672429</text:p>
          </table:table-cell>
          <table:table-cell table:style-name="ce2" office:value-type="float" office:value="22146543" calcext:value-type="float">
            <text:p>22146543</text:p>
          </table:table-cell>
          <table:table-cell table:style-name="ce2" office:value-type="float" office:value="13316422" calcext:value-type="float">
            <text:p>13316422</text:p>
          </table:table-cell>
          <table:table-cell table:style-name="ce2" office:value-type="float" office:value="8830121" calcext:value-type="float">
            <text:p>8830121</text:p>
          </table:table-cell>
          <table:table-cell table:style-name="ce2" table:number-columns-repeated="1013"/>
        </table:table-row>
        <table:table-row table:style-name="ro1"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float" office:value="162641485" calcext:value-type="float">
            <text:p>162641485</text:p>
          </table:table-cell>
          <table:table-cell table:style-name="ce2" office:value-type="float" office:value="92988052" calcext:value-type="float">
            <text:p>92988052</text:p>
          </table:table-cell>
          <table:table-cell table:style-name="ce2" office:value-type="float" office:value="69653433" calcext:value-type="float">
            <text:p>69653433</text:p>
          </table:table-cell>
          <table:table-cell table:style-name="ce2" office:value-type="float" office:value="35383989" calcext:value-type="float">
            <text:p>35383989</text:p>
          </table:table-cell>
          <table:table-cell table:style-name="ce2" office:value-type="float" office:value="21771062" calcext:value-type="float">
            <text:p>21771062</text:p>
          </table:table-cell>
          <table:table-cell table:style-name="ce2" office:value-type="float" office:value="13612927" calcext:value-type="float">
            <text:p>13612927</text:p>
          </table:table-cell>
          <table:table-cell table:style-name="ce2" table:number-columns-repeated="1013"/>
        </table:table-row>
        <table:table-row table:style-name="ro1"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30204008" calcext:value-type="float">
            <text:p>30204008</text:p>
          </table:table-cell>
          <table:table-cell table:style-name="ce2" office:value-type="float" office:value="12774715" calcext:value-type="float">
            <text:p>12774715</text:p>
          </table:table-cell>
          <table:table-cell table:style-name="ce2" office:value-type="float" office:value="17429293" calcext:value-type="float">
            <text:p>17429293</text:p>
          </table:table-cell>
          <table:table-cell table:style-name="ce2" office:value-type="float" office:value="2234076" calcext:value-type="float">
            <text:p>2234076</text:p>
          </table:table-cell>
          <table:table-cell table:style-name="ce2" office:value-type="float" office:value="1105619" calcext:value-type="float">
            <text:p>1105619</text:p>
          </table:table-cell>
          <table:table-cell table:style-name="ce2" office:value-type="float" office:value="1128457" calcext:value-type="float">
            <text:p>1128457</text:p>
          </table:table-cell>
          <table:table-cell table:style-name="ce2" table:number-columns-repeated="1013"/>
        </table:table-row>
        <table:table-row table:style-name="ro1"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132437477" calcext:value-type="float">
            <text:p>132437477</text:p>
          </table:table-cell>
          <table:table-cell table:style-name="ce2" office:value-type="float" office:value="80213337" calcext:value-type="float">
            <text:p>80213337</text:p>
          </table:table-cell>
          <table:table-cell table:style-name="ce2" office:value-type="float" office:value="52224140" calcext:value-type="float">
            <text:p>52224140</text:p>
          </table:table-cell>
          <table:table-cell table:style-name="ce2" office:value-type="float" office:value="33149913" calcext:value-type="float">
            <text:p>33149913</text:p>
          </table:table-cell>
          <table:table-cell table:style-name="ce2" office:value-type="float" office:value="20665443" calcext:value-type="float">
            <text:p>20665443</text:p>
          </table:table-cell>
          <table:table-cell table:style-name="ce2" office:value-type="float" office:value="12484470" calcext:value-type="float">
            <text:p>12484470</text:p>
          </table:table-cell>
          <table:table-cell table:style-name="ce2" table:number-columns-repeated="1013"/>
        </table:table-row>
        <table:table-row table:style-name="ro1"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18487727" calcext:value-type="float">
            <text:p>18487727</text:p>
          </table:table-cell>
          <table:table-cell table:style-name="ce2" office:value-type="float" office:value="10353027" calcext:value-type="float">
            <text:p>10353027</text:p>
          </table:table-cell>
          <table:table-cell table:style-name="ce2" office:value-type="float" office:value="8134700" calcext:value-type="float">
            <text:p>8134700</text:p>
          </table:table-cell>
          <table:table-cell table:style-name="ce2" office:value-type="float" office:value="1750972" calcext:value-type="float">
            <text:p>1750972</text:p>
          </table:table-cell>
          <table:table-cell table:style-name="ce2" office:value-type="float" office:value="1033945" calcext:value-type="float">
            <text:p>1033945</text:p>
          </table:table-cell>
          <table:table-cell table:style-name="ce2" office:value-type="float" office:value="717027" calcext:value-type="float">
            <text:p>717027</text:p>
          </table:table-cell>
          <table:table-cell table:style-name="ce2" table:number-columns-repeated="1013"/>
        </table:table-row>
        <table:table-row table:style-name="ro1"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28926164" calcext:value-type="float">
            <text:p>28926164</text:p>
          </table:table-cell>
          <table:table-cell table:style-name="ce2" office:value-type="float" office:value="16345445" calcext:value-type="float">
            <text:p>16345445</text:p>
          </table:table-cell>
          <table:table-cell table:style-name="ce2" office:value-type="float" office:value="12580719" calcext:value-type="float">
            <text:p>12580719</text:p>
          </table:table-cell>
          <table:table-cell table:style-name="ce2" office:value-type="float" office:value="4499137" calcext:value-type="float">
            <text:p>4499137</text:p>
          </table:table-cell>
          <table:table-cell table:style-name="ce2" office:value-type="float" office:value="2578263" calcext:value-type="float">
            <text:p>2578263</text:p>
          </table:table-cell>
          <table:table-cell table:style-name="ce2" office:value-type="float" office:value="1920874" calcext:value-type="float">
            <text:p>1920874</text:p>
          </table:table-cell>
          <table:table-cell table:style-name="ce2" table:number-columns-repeated="1013"/>
        </table:table-row>
        <table:table-row table:style-name="ro1"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24957847" calcext:value-type="float">
            <text:p>24957847</text:p>
          </table:table-cell>
          <table:table-cell table:style-name="ce2" office:value-type="float" office:value="15068362" calcext:value-type="float">
            <text:p>15068362</text:p>
          </table:table-cell>
          <table:table-cell table:style-name="ce2" office:value-type="float" office:value="9889485" calcext:value-type="float">
            <text:p>9889485</text:p>
          </table:table-cell>
          <table:table-cell table:style-name="ce2" office:value-type="float" office:value="6010075" calcext:value-type="float">
            <text:p>6010075</text:p>
          </table:table-cell>
          <table:table-cell table:style-name="ce2" office:value-type="float" office:value="3608166" calcext:value-type="float">
            <text:p>3608166</text:p>
          </table:table-cell>
          <table:table-cell table:style-name="ce2" office:value-type="float" office:value="2401909" calcext:value-type="float">
            <text:p>2401909</text:p>
          </table:table-cell>
          <table:table-cell table:style-name="ce2" table:number-columns-repeated="1013"/>
        </table:table-row>
        <table:table-row table:style-name="ro1"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42300193" calcext:value-type="float">
            <text:p>42300193</text:p>
          </table:table-cell>
          <table:table-cell table:style-name="ce2" office:value-type="float" office:value="26798111" calcext:value-type="float">
            <text:p>26798111</text:p>
          </table:table-cell>
          <table:table-cell table:style-name="ce2" office:value-type="float" office:value="15502082" calcext:value-type="float">
            <text:p>15502082</text:p>
          </table:table-cell>
          <table:table-cell table:style-name="ce2" office:value-type="float" office:value="14549061" calcext:value-type="float">
            <text:p>14549061</text:p>
          </table:table-cell>
          <table:table-cell table:style-name="ce2" office:value-type="float" office:value="9185784" calcext:value-type="float">
            <text:p>9185784</text:p>
          </table:table-cell>
          <table:table-cell table:style-name="ce2" office:value-type="float" office:value="5363277" calcext:value-type="float">
            <text:p>5363277</text:p>
          </table:table-cell>
          <table:table-cell table:style-name="ce2" table:number-columns-repeated="1013"/>
        </table:table-row>
        <table:table-row table:style-name="ro1"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11762090" calcext:value-type="float">
            <text:p>11762090</text:p>
          </table:table-cell>
          <table:table-cell table:style-name="ce2" office:value-type="float" office:value="8062603" calcext:value-type="float">
            <text:p>8062603</text:p>
          </table:table-cell>
          <table:table-cell table:style-name="ce2" office:value-type="float" office:value="3699487" calcext:value-type="float">
            <text:p>3699487</text:p>
          </table:table-cell>
          <table:table-cell table:style-name="ce2" office:value-type="float" office:value="5090441" calcext:value-type="float">
            <text:p>5090441</text:p>
          </table:table-cell>
          <table:table-cell table:style-name="ce2" office:value-type="float" office:value="3470061" calcext:value-type="float">
            <text:p>3470061</text:p>
          </table:table-cell>
          <table:table-cell table:style-name="ce2" office:value-type="float" office:value="1620380" calcext:value-type="float">
            <text:p>1620380</text:p>
          </table:table-cell>
          <table:table-cell table:style-name="ce2" table:number-columns-repeated="1013"/>
        </table:table-row>
        <table:table-row table:style-name="ro1"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float" office:value="152347285" calcext:value-type="float">
            <text:p>152347285</text:p>
          </table:table-cell>
          <table:table-cell table:style-name="ce2" office:value-type="float" office:value="83708331" calcext:value-type="float">
            <text:p>83708331</text:p>
          </table:table-cell>
          <table:table-cell table:style-name="ce2" office:value-type="float" office:value="68638954" calcext:value-type="float">
            <text:p>68638954</text:p>
          </table:table-cell>
          <table:table-cell table:style-name="ce2" office:value-type="float" office:value="50625591" calcext:value-type="float">
            <text:p>50625591</text:p>
          </table:table-cell>
          <table:table-cell table:style-name="ce2" office:value-type="float" office:value="28765770" calcext:value-type="float">
            <text:p>28765770</text:p>
          </table:table-cell>
          <table:table-cell table:style-name="ce2" office:value-type="float" office:value="21859821" calcext:value-type="float">
            <text:p>21859821</text:p>
          </table:table-cell>
          <table:table-cell table:style-name="ce2" table:number-columns-repeated="1013"/>
        </table:table-row>
        <table:table-row table:style-name="ro1"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12062260" calcext:value-type="float">
            <text:p>12062260</text:p>
          </table:table-cell>
          <table:table-cell table:style-name="ce2" office:value-type="float" office:value="5076869" calcext:value-type="float">
            <text:p>5076869</text:p>
          </table:table-cell>
          <table:table-cell table:style-name="ce2" office:value-type="float" office:value="6985391" calcext:value-type="float">
            <text:p>6985391</text:p>
          </table:table-cell>
          <table:table-cell table:style-name="ce2" office:value-type="float" office:value="1645782" calcext:value-type="float">
            <text:p>1645782</text:p>
          </table:table-cell>
          <table:table-cell table:style-name="ce2" office:value-type="float" office:value="784666" calcext:value-type="float">
            <text:p>784666</text:p>
          </table:table-cell>
          <table:table-cell table:style-name="ce2" office:value-type="float" office:value="861116" calcext:value-type="float">
            <text:p>861116</text:p>
          </table:table-cell>
          <table:table-cell table:style-name="ce2" table:number-columns-repeated="1013"/>
        </table:table-row>
        <table:table-row table:style-name="ro1"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140285025" calcext:value-type="float">
            <text:p>140285025</text:p>
          </table:table-cell>
          <table:table-cell table:style-name="ce2" office:value-type="float" office:value="78631462" calcext:value-type="float">
            <text:p>78631462</text:p>
          </table:table-cell>
          <table:table-cell table:style-name="ce2" office:value-type="float" office:value="61653563" calcext:value-type="float">
            <text:p>61653563</text:p>
          </table:table-cell>
          <table:table-cell table:style-name="ce2" office:value-type="float" office:value="48979809" calcext:value-type="float">
            <text:p>48979809</text:p>
          </table:table-cell>
          <table:table-cell table:style-name="ce2" office:value-type="float" office:value="27981104" calcext:value-type="float">
            <text:p>27981104</text:p>
          </table:table-cell>
          <table:table-cell table:style-name="ce2" office:value-type="float" office:value="20998705" calcext:value-type="float">
            <text:p>20998705</text:p>
          </table:table-cell>
          <table:table-cell table:style-name="ce2" table:number-columns-repeated="1013"/>
        </table:table-row>
        <table:table-row table:style-name="ro1"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10857377" calcext:value-type="float">
            <text:p>10857377</text:p>
          </table:table-cell>
          <table:table-cell table:style-name="ce2" office:value-type="float" office:value="5773932" calcext:value-type="float">
            <text:p>5773932</text:p>
          </table:table-cell>
          <table:table-cell table:style-name="ce2" office:value-type="float" office:value="5083445" calcext:value-type="float">
            <text:p>5083445</text:p>
          </table:table-cell>
          <table:table-cell table:style-name="ce2" office:value-type="float" office:value="1982644" calcext:value-type="float">
            <text:p>1982644</text:p>
          </table:table-cell>
          <table:table-cell table:style-name="ce2" office:value-type="float" office:value="1074079" calcext:value-type="float">
            <text:p>1074079</text:p>
          </table:table-cell>
          <table:table-cell table:style-name="ce2" office:value-type="float" office:value="908565" calcext:value-type="float">
            <text:p>908565</text:p>
          </table:table-cell>
          <table:table-cell table:style-name="ce2" table:number-columns-repeated="1013"/>
        </table:table-row>
        <table:table-row table:style-name="ro1"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19644380" calcext:value-type="float">
            <text:p>19644380</text:p>
          </table:table-cell>
          <table:table-cell table:style-name="ce2" office:value-type="float" office:value="10243051" calcext:value-type="float">
            <text:p>10243051</text:p>
          </table:table-cell>
          <table:table-cell table:style-name="ce2" office:value-type="float" office:value="9401329" calcext:value-type="float">
            <text:p>9401329</text:p>
          </table:table-cell>
          <table:table-cell table:style-name="ce2" office:value-type="float" office:value="4137159" calcext:value-type="float">
            <text:p>4137159</text:p>
          </table:table-cell>
          <table:table-cell table:style-name="ce2" office:value-type="float" office:value="2203948" calcext:value-type="float">
            <text:p>2203948</text:p>
          </table:table-cell>
          <table:table-cell table:style-name="ce2" office:value-type="float" office:value="1933211" calcext:value-type="float">
            <text:p>1933211</text:p>
          </table:table-cell>
          <table:table-cell table:style-name="ce2" table:number-columns-repeated="1013"/>
        </table:table-row>
        <table:table-row table:style-name="ro1"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18158814" calcext:value-type="float">
            <text:p>18158814</text:p>
          </table:table-cell>
          <table:table-cell table:style-name="ce2" office:value-type="float" office:value="10146495" calcext:value-type="float">
            <text:p>10146495</text:p>
          </table:table-cell>
          <table:table-cell table:style-name="ce2" office:value-type="float" office:value="8012319" calcext:value-type="float">
            <text:p>8012319</text:p>
          </table:table-cell>
          <table:table-cell table:style-name="ce2" office:value-type="float" office:value="4733275" calcext:value-type="float">
            <text:p>4733275</text:p>
          </table:table-cell>
          <table:table-cell table:style-name="ce2" office:value-type="float" office:value="2658123" calcext:value-type="float">
            <text:p>2658123</text:p>
          </table:table-cell>
          <table:table-cell table:style-name="ce2" office:value-type="float" office:value="2075152" calcext:value-type="float">
            <text:p>2075152</text:p>
          </table:table-cell>
          <table:table-cell table:style-name="ce2" table:number-columns-repeated="1013"/>
        </table:table-row>
        <table:table-row table:style-name="ro1"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50903882" calcext:value-type="float">
            <text:p>50903882</text:p>
          </table:table-cell>
          <table:table-cell table:style-name="ce2" office:value-type="float" office:value="29224338" calcext:value-type="float">
            <text:p>29224338</text:p>
          </table:table-cell>
          <table:table-cell table:style-name="ce2" office:value-type="float" office:value="21679544" calcext:value-type="float">
            <text:p>21679544</text:p>
          </table:table-cell>
          <table:table-cell table:style-name="ce2" office:value-type="float" office:value="19350158" calcext:value-type="float">
            <text:p>19350158</text:p>
          </table:table-cell>
          <table:table-cell table:style-name="ce2" office:value-type="float" office:value="11225363" calcext:value-type="float">
            <text:p>11225363</text:p>
          </table:table-cell>
          <table:table-cell table:style-name="ce2" office:value-type="float" office:value="8124795" calcext:value-type="float">
            <text:p>8124795</text:p>
          </table:table-cell>
          <table:table-cell table:style-name="ce2" table:number-columns-repeated="1013"/>
        </table:table-row>
        <table:table-row table:style-name="ro1"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35195959" calcext:value-type="float">
            <text:p>35195959</text:p>
          </table:table-cell>
          <table:table-cell table:style-name="ce2" office:value-type="float" office:value="20223017" calcext:value-type="float">
            <text:p>20223017</text:p>
          </table:table-cell>
          <table:table-cell table:style-name="ce2" office:value-type="float" office:value="14972942" calcext:value-type="float">
            <text:p>14972942</text:p>
          </table:table-cell>
          <table:table-cell table:style-name="ce2" office:value-type="float" office:value="17056102" calcext:value-type="float">
            <text:p>17056102</text:p>
          </table:table-cell>
          <table:table-cell table:style-name="ce2" office:value-type="float" office:value="9846361" calcext:value-type="float">
            <text:p>9846361</text:p>
          </table:table-cell>
          <table:table-cell table:style-name="ce2" office:value-type="float" office:value="7209741" calcext:value-type="float">
            <text:p>7209741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JAMMU &amp; KASHMIR</text:p>
          </table:table-cell>
          <table:table-cell table:number-columns-repeated="2" table:style-name="ce2" office:value-type="string" calcext:value-type="string">
            <text:p>Total</text:p>
          </table:table-cell>
          <table:table-cell table:style-name="ce2" office:value-type="float" office:value="6183190" calcext:value-type="float">
            <text:p>6183190</text:p>
          </table:table-cell>
          <table:table-cell table:style-name="ce2" office:value-type="float" office:value="3634819" calcext:value-type="float">
            <text:p>3634819</text:p>
          </table:table-cell>
          <table:table-cell table:style-name="ce2" office:value-type="float" office:value="2548371" calcext:value-type="float">
            <text:p>2548371</text:p>
          </table:table-cell>
          <table:table-cell table:style-name="ce2" office:value-type="float" office:value="2096220" calcext:value-type="float">
            <text:p>2096220</text:p>
          </table:table-cell>
          <table:table-cell table:style-name="ce2" office:value-type="float" office:value="1258756" calcext:value-type="float">
            <text:p>1258756</text:p>
          </table:table-cell>
          <table:table-cell table:style-name="ce2" office:value-type="float" office:value="837464" calcext:value-type="float">
            <text:p>837464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JAMMU &amp; KASHMIR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764675" calcext:value-type="float">
            <text:p>764675</text:p>
          </table:table-cell>
          <table:table-cell table:style-name="ce2" office:value-type="float" office:value="343219" calcext:value-type="float">
            <text:p>343219</text:p>
          </table:table-cell>
          <table:table-cell table:style-name="ce2" office:value-type="float" office:value="421456" calcext:value-type="float">
            <text:p>421456</text:p>
          </table:table-cell>
          <table:table-cell table:style-name="ce2" office:value-type="float" office:value="132783" calcext:value-type="float">
            <text:p>132783</text:p>
          </table:table-cell>
          <table:table-cell table:style-name="ce2" office:value-type="float" office:value="62798" calcext:value-type="float">
            <text:p>62798</text:p>
          </table:table-cell>
          <table:table-cell table:style-name="ce2" office:value-type="float" office:value="69985" calcext:value-type="float">
            <text:p>69985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JAMMU &amp; KASHMIR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5418515" calcext:value-type="float">
            <text:p>5418515</text:p>
          </table:table-cell>
          <table:table-cell table:style-name="ce2" office:value-type="float" office:value="3291600" calcext:value-type="float">
            <text:p>3291600</text:p>
          </table:table-cell>
          <table:table-cell table:style-name="ce2" office:value-type="float" office:value="2126915" calcext:value-type="float">
            <text:p>2126915</text:p>
          </table:table-cell>
          <table:table-cell table:style-name="ce2" office:value-type="float" office:value="1963437" calcext:value-type="float">
            <text:p>1963437</text:p>
          </table:table-cell>
          <table:table-cell table:style-name="ce2" office:value-type="float" office:value="1195958" calcext:value-type="float">
            <text:p>1195958</text:p>
          </table:table-cell>
          <table:table-cell table:style-name="ce2" office:value-type="float" office:value="767479" calcext:value-type="float">
            <text:p>767479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JAMMU &amp; KASHMIR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569135" calcext:value-type="float">
            <text:p>569135</text:p>
          </table:table-cell>
          <table:table-cell table:style-name="ce2" office:value-type="float" office:value="316283" calcext:value-type="float">
            <text:p>316283</text:p>
          </table:table-cell>
          <table:table-cell table:style-name="ce2" office:value-type="float" office:value="252852" calcext:value-type="float">
            <text:p>252852</text:p>
          </table:table-cell>
          <table:table-cell table:style-name="ce2" office:value-type="float" office:value="102814" calcext:value-type="float">
            <text:p>102814</text:p>
          </table:table-cell>
          <table:table-cell table:style-name="ce2" office:value-type="float" office:value="57593" calcext:value-type="float">
            <text:p>57593</text:p>
          </table:table-cell>
          <table:table-cell table:style-name="ce2" office:value-type="float" office:value="45221" calcext:value-type="float">
            <text:p>45221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JAMMU &amp; KASHMIR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935821" calcext:value-type="float">
            <text:p>935821</text:p>
          </table:table-cell>
          <table:table-cell table:style-name="ce2" office:value-type="float" office:value="529413" calcext:value-type="float">
            <text:p>529413</text:p>
          </table:table-cell>
          <table:table-cell table:style-name="ce2" office:value-type="float" office:value="406408" calcext:value-type="float">
            <text:p>406408</text:p>
          </table:table-cell>
          <table:table-cell table:style-name="ce2" office:value-type="float" office:value="196414" calcext:value-type="float">
            <text:p>196414</text:p>
          </table:table-cell>
          <table:table-cell table:style-name="ce2" office:value-type="float" office:value="113132" calcext:value-type="float">
            <text:p>113132</text:p>
          </table:table-cell>
          <table:table-cell table:style-name="ce2" office:value-type="float" office:value="83282" calcext:value-type="float">
            <text:p>8328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JAMMU &amp; KASHMIR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1331807" calcext:value-type="float">
            <text:p>1331807</text:p>
          </table:table-cell>
          <table:table-cell table:style-name="ce2" office:value-type="float" office:value="817811" calcext:value-type="float">
            <text:p>817811</text:p>
          </table:table-cell>
          <table:table-cell table:style-name="ce2" office:value-type="float" office:value="513996" calcext:value-type="float">
            <text:p>513996</text:p>
          </table:table-cell>
          <table:table-cell table:style-name="ce2" office:value-type="float" office:value="348840" calcext:value-type="float">
            <text:p>348840</text:p>
          </table:table-cell>
          <table:table-cell table:style-name="ce2" office:value-type="float" office:value="214671" calcext:value-type="float">
            <text:p>214671</text:p>
          </table:table-cell>
          <table:table-cell table:style-name="ce2" office:value-type="float" office:value="134169" calcext:value-type="float">
            <text:p>134169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JAMMU &amp; KASHMIR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1864307" calcext:value-type="float">
            <text:p>1864307</text:p>
          </table:table-cell>
          <table:table-cell table:style-name="ce2" office:value-type="float" office:value="1182960" calcext:value-type="float">
            <text:p>1182960</text:p>
          </table:table-cell>
          <table:table-cell table:style-name="ce2" office:value-type="float" office:value="681347" calcext:value-type="float">
            <text:p>681347</text:p>
          </table:table-cell>
          <table:table-cell table:style-name="ce2" office:value-type="float" office:value="836020" calcext:value-type="float">
            <text:p>836020</text:p>
          </table:table-cell>
          <table:table-cell table:style-name="ce2" office:value-type="float" office:value="516604" calcext:value-type="float">
            <text:p>516604</text:p>
          </table:table-cell>
          <table:table-cell table:style-name="ce2" office:value-type="float" office:value="319416" calcext:value-type="float">
            <text:p>319416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JAMMU &amp; KASHMIR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597718" calcext:value-type="float">
            <text:p>597718</text:p>
          </table:table-cell>
          <table:table-cell table:style-name="ce2" office:value-type="float" office:value="367121" calcext:value-type="float">
            <text:p>367121</text:p>
          </table:table-cell>
          <table:table-cell table:style-name="ce2" office:value-type="float" office:value="230597" calcext:value-type="float">
            <text:p>230597</text:p>
          </table:table-cell>
          <table:table-cell table:style-name="ce2" office:value-type="float" office:value="440542" calcext:value-type="float">
            <text:p>440542</text:p>
          </table:table-cell>
          <table:table-cell table:style-name="ce2" office:value-type="float" office:value="268773" calcext:value-type="float">
            <text:p>268773</text:p>
          </table:table-cell>
          <table:table-cell table:style-name="ce2" office:value-type="float" office:value="171769" calcext:value-type="float">
            <text:p>171769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JAMMU &amp; KASHMIR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float" office:value="4167238" calcext:value-type="float">
            <text:p>4167238</text:p>
          </table:table-cell>
          <table:table-cell table:style-name="ce2" office:value-type="float" office:value="2470363" calcext:value-type="float">
            <text:p>2470363</text:p>
          </table:table-cell>
          <table:table-cell table:style-name="ce2" office:value-type="float" office:value="1696875" calcext:value-type="float">
            <text:p>1696875</text:p>
          </table:table-cell>
          <table:table-cell table:style-name="ce2" office:value-type="float" office:value="1258724" calcext:value-type="float">
            <text:p>1258724</text:p>
          </table:table-cell>
          <table:table-cell table:style-name="ce2" office:value-type="float" office:value="778704" calcext:value-type="float">
            <text:p>778704</text:p>
          </table:table-cell>
          <table:table-cell table:style-name="ce2" office:value-type="float" office:value="480020" calcext:value-type="float">
            <text:p>480020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JAMMU &amp; KASHMIR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614173" calcext:value-type="float">
            <text:p>614173</text:p>
          </table:table-cell>
          <table:table-cell table:style-name="ce2" office:value-type="float" office:value="275360" calcext:value-type="float">
            <text:p>275360</text:p>
          </table:table-cell>
          <table:table-cell table:style-name="ce2" office:value-type="float" office:value="338813" calcext:value-type="float">
            <text:p>338813</text:p>
          </table:table-cell>
          <table:table-cell table:style-name="ce2" office:value-type="float" office:value="110259" calcext:value-type="float">
            <text:p>110259</text:p>
          </table:table-cell>
          <table:table-cell table:style-name="ce2" office:value-type="float" office:value="52552" calcext:value-type="float">
            <text:p>52552</text:p>
          </table:table-cell>
          <table:table-cell table:style-name="ce2" office:value-type="float" office:value="57707" calcext:value-type="float">
            <text:p>57707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JAMMU &amp; KASHMIR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3553065" calcext:value-type="float">
            <text:p>3553065</text:p>
          </table:table-cell>
          <table:table-cell table:style-name="ce2" office:value-type="float" office:value="2195003" calcext:value-type="float">
            <text:p>2195003</text:p>
          </table:table-cell>
          <table:table-cell table:style-name="ce2" office:value-type="float" office:value="1358062" calcext:value-type="float">
            <text:p>1358062</text:p>
          </table:table-cell>
          <table:table-cell table:style-name="ce2" office:value-type="float" office:value="1148465" calcext:value-type="float">
            <text:p>1148465</text:p>
          </table:table-cell>
          <table:table-cell table:style-name="ce2" office:value-type="float" office:value="726152" calcext:value-type="float">
            <text:p>726152</text:p>
          </table:table-cell>
          <table:table-cell table:style-name="ce2" office:value-type="float" office:value="422313" calcext:value-type="float">
            <text:p>422313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JAMMU &amp; KASHMIR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426363" calcext:value-type="float">
            <text:p>426363</text:p>
          </table:table-cell>
          <table:table-cell table:style-name="ce2" office:value-type="float" office:value="238361" calcext:value-type="float">
            <text:p>238361</text:p>
          </table:table-cell>
          <table:table-cell table:style-name="ce2" office:value-type="float" office:value="188002" calcext:value-type="float">
            <text:p>188002</text:p>
          </table:table-cell>
          <table:table-cell table:style-name="ce2" office:value-type="float" office:value="74719" calcext:value-type="float">
            <text:p>74719</text:p>
          </table:table-cell>
          <table:table-cell table:style-name="ce2" office:value-type="float" office:value="42093" calcext:value-type="float">
            <text:p>42093</text:p>
          </table:table-cell>
          <table:table-cell table:style-name="ce2" office:value-type="float" office:value="32626" calcext:value-type="float">
            <text:p>32626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JAMMU &amp; KASHMIR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720345" calcext:value-type="float">
            <text:p>720345</text:p>
          </table:table-cell>
          <table:table-cell table:style-name="ce2" office:value-type="float" office:value="413037" calcext:value-type="float">
            <text:p>413037</text:p>
          </table:table-cell>
          <table:table-cell table:style-name="ce2" office:value-type="float" office:value="307308" calcext:value-type="float">
            <text:p>307308</text:p>
          </table:table-cell>
          <table:table-cell table:style-name="ce2" office:value-type="float" office:value="148610" calcext:value-type="float">
            <text:p>148610</text:p>
          </table:table-cell>
          <table:table-cell table:style-name="ce2" office:value-type="float" office:value="87228" calcext:value-type="float">
            <text:p>87228</text:p>
          </table:table-cell>
          <table:table-cell table:style-name="ce2" office:value-type="float" office:value="61382" calcext:value-type="float">
            <text:p>6138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JAMMU &amp; KASHMIR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988776" calcext:value-type="float">
            <text:p>988776</text:p>
          </table:table-cell>
          <table:table-cell table:style-name="ce2" office:value-type="float" office:value="619621" calcext:value-type="float">
            <text:p>619621</text:p>
          </table:table-cell>
          <table:table-cell table:style-name="ce2" office:value-type="float" office:value="369155" calcext:value-type="float">
            <text:p>369155</text:p>
          </table:table-cell>
          <table:table-cell table:style-name="ce2" office:value-type="float" office:value="257452" calcext:value-type="float">
            <text:p>257452</text:p>
          </table:table-cell>
          <table:table-cell table:style-name="ce2" office:value-type="float" office:value="162707" calcext:value-type="float">
            <text:p>162707</text:p>
          </table:table-cell>
          <table:table-cell table:style-name="ce2" office:value-type="float" office:value="94745" calcext:value-type="float">
            <text:p>94745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JAMMU &amp; KASHMIR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1117982" calcext:value-type="float">
            <text:p>1117982</text:p>
          </table:table-cell>
          <table:table-cell table:style-name="ce2" office:value-type="float" office:value="720915" calcext:value-type="float">
            <text:p>720915</text:p>
          </table:table-cell>
          <table:table-cell table:style-name="ce2" office:value-type="float" office:value="397067" calcext:value-type="float">
            <text:p>397067</text:p>
          </table:table-cell>
          <table:table-cell table:style-name="ce2" office:value-type="float" office:value="483207" calcext:value-type="float">
            <text:p>483207</text:p>
          </table:table-cell>
          <table:table-cell table:style-name="ce2" office:value-type="float" office:value="307816" calcext:value-type="float">
            <text:p>307816</text:p>
          </table:table-cell>
          <table:table-cell table:style-name="ce2" office:value-type="float" office:value="175391" calcext:value-type="float">
            <text:p>175391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JAMMU &amp; KASHMIR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229730" calcext:value-type="float">
            <text:p>229730</text:p>
          </table:table-cell>
          <table:table-cell table:style-name="ce2" office:value-type="float" office:value="157560" calcext:value-type="float">
            <text:p>157560</text:p>
          </table:table-cell>
          <table:table-cell table:style-name="ce2" office:value-type="float" office:value="72170" calcext:value-type="float">
            <text:p>72170</text:p>
          </table:table-cell>
          <table:table-cell table:style-name="ce2" office:value-type="float" office:value="163652" calcext:value-type="float">
            <text:p>163652</text:p>
          </table:table-cell>
          <table:table-cell table:style-name="ce2" office:value-type="float" office:value="112508" calcext:value-type="float">
            <text:p>112508</text:p>
          </table:table-cell>
          <table:table-cell table:style-name="ce2" office:value-type="float" office:value="51144" calcext:value-type="float">
            <text:p>51144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JAMMU &amp; KASHMIR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float" office:value="2015952" calcext:value-type="float">
            <text:p>2015952</text:p>
          </table:table-cell>
          <table:table-cell table:style-name="ce2" office:value-type="float" office:value="1164456" calcext:value-type="float">
            <text:p>1164456</text:p>
          </table:table-cell>
          <table:table-cell table:style-name="ce2" office:value-type="float" office:value="851496" calcext:value-type="float">
            <text:p>851496</text:p>
          </table:table-cell>
          <table:table-cell table:style-name="ce2" office:value-type="float" office:value="837496" calcext:value-type="float">
            <text:p>837496</text:p>
          </table:table-cell>
          <table:table-cell table:style-name="ce2" office:value-type="float" office:value="480052" calcext:value-type="float">
            <text:p>480052</text:p>
          </table:table-cell>
          <table:table-cell table:style-name="ce2" office:value-type="float" office:value="357444" calcext:value-type="float">
            <text:p>357444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JAMMU &amp; KASHMIR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150502" calcext:value-type="float">
            <text:p>150502</text:p>
          </table:table-cell>
          <table:table-cell table:style-name="ce2" office:value-type="float" office:value="67859" calcext:value-type="float">
            <text:p>67859</text:p>
          </table:table-cell>
          <table:table-cell table:style-name="ce2" office:value-type="float" office:value="82643" calcext:value-type="float">
            <text:p>82643</text:p>
          </table:table-cell>
          <table:table-cell table:style-name="ce2" office:value-type="float" office:value="22524" calcext:value-type="float">
            <text:p>22524</text:p>
          </table:table-cell>
          <table:table-cell table:style-name="ce2" office:value-type="float" office:value="10246" calcext:value-type="float">
            <text:p>10246</text:p>
          </table:table-cell>
          <table:table-cell table:style-name="ce2" office:value-type="float" office:value="12278" calcext:value-type="float">
            <text:p>12278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JAMMU &amp; KASHMIR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1865450" calcext:value-type="float">
            <text:p>1865450</text:p>
          </table:table-cell>
          <table:table-cell table:style-name="ce2" office:value-type="float" office:value="1096597" calcext:value-type="float">
            <text:p>1096597</text:p>
          </table:table-cell>
          <table:table-cell table:style-name="ce2" office:value-type="float" office:value="768853" calcext:value-type="float">
            <text:p>768853</text:p>
          </table:table-cell>
          <table:table-cell table:style-name="ce2" office:value-type="float" office:value="814972" calcext:value-type="float">
            <text:p>814972</text:p>
          </table:table-cell>
          <table:table-cell table:style-name="ce2" office:value-type="float" office:value="469806" calcext:value-type="float">
            <text:p>469806</text:p>
          </table:table-cell>
          <table:table-cell table:style-name="ce2" office:value-type="float" office:value="345166" calcext:value-type="float">
            <text:p>345166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JAMMU &amp; KASHMIR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142772" calcext:value-type="float">
            <text:p>142772</text:p>
          </table:table-cell>
          <table:table-cell table:style-name="ce2" office:value-type="float" office:value="77922" calcext:value-type="float">
            <text:p>77922</text:p>
          </table:table-cell>
          <table:table-cell table:style-name="ce2" office:value-type="float" office:value="64850" calcext:value-type="float">
            <text:p>64850</text:p>
          </table:table-cell>
          <table:table-cell table:style-name="ce2" office:value-type="float" office:value="28095" calcext:value-type="float">
            <text:p>28095</text:p>
          </table:table-cell>
          <table:table-cell table:style-name="ce2" office:value-type="float" office:value="15500" calcext:value-type="float">
            <text:p>15500</text:p>
          </table:table-cell>
          <table:table-cell table:style-name="ce2" office:value-type="float" office:value="12595" calcext:value-type="float">
            <text:p>12595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JAMMU &amp; KASHMIR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215476" calcext:value-type="float">
            <text:p>215476</text:p>
          </table:table-cell>
          <table:table-cell table:style-name="ce2" office:value-type="float" office:value="116376" calcext:value-type="float">
            <text:p>116376</text:p>
          </table:table-cell>
          <table:table-cell table:style-name="ce2" office:value-type="float" office:value="99100" calcext:value-type="float">
            <text:p>99100</text:p>
          </table:table-cell>
          <table:table-cell table:style-name="ce2" office:value-type="float" office:value="47804" calcext:value-type="float">
            <text:p>47804</text:p>
          </table:table-cell>
          <table:table-cell table:style-name="ce2" office:value-type="float" office:value="25904" calcext:value-type="float">
            <text:p>25904</text:p>
          </table:table-cell>
          <table:table-cell table:style-name="ce2" office:value-type="float" office:value="21900" calcext:value-type="float">
            <text:p>21900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JAMMU &amp; KASHMIR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343031" calcext:value-type="float">
            <text:p>343031</text:p>
          </table:table-cell>
          <table:table-cell table:style-name="ce2" office:value-type="float" office:value="198190" calcext:value-type="float">
            <text:p>198190</text:p>
          </table:table-cell>
          <table:table-cell table:style-name="ce2" office:value-type="float" office:value="144841" calcext:value-type="float">
            <text:p>144841</text:p>
          </table:table-cell>
          <table:table-cell table:style-name="ce2" office:value-type="float" office:value="91388" calcext:value-type="float">
            <text:p>91388</text:p>
          </table:table-cell>
          <table:table-cell table:style-name="ce2" office:value-type="float" office:value="51964" calcext:value-type="float">
            <text:p>51964</text:p>
          </table:table-cell>
          <table:table-cell table:style-name="ce2" office:value-type="float" office:value="39424" calcext:value-type="float">
            <text:p>39424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JAMMU &amp; KASHMIR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746325" calcext:value-type="float">
            <text:p>746325</text:p>
          </table:table-cell>
          <table:table-cell table:style-name="ce2" office:value-type="float" office:value="462045" calcext:value-type="float">
            <text:p>462045</text:p>
          </table:table-cell>
          <table:table-cell table:style-name="ce2" office:value-type="float" office:value="284280" calcext:value-type="float">
            <text:p>284280</text:p>
          </table:table-cell>
          <table:table-cell table:style-name="ce2" office:value-type="float" office:value="352813" calcext:value-type="float">
            <text:p>352813</text:p>
          </table:table-cell>
          <table:table-cell table:style-name="ce2" office:value-type="float" office:value="208788" calcext:value-type="float">
            <text:p>208788</text:p>
          </table:table-cell>
          <table:table-cell table:style-name="ce2" office:value-type="float" office:value="144025" calcext:value-type="float">
            <text:p>144025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JAMMU &amp; KASHMIR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367988" calcext:value-type="float">
            <text:p>367988</text:p>
          </table:table-cell>
          <table:table-cell table:style-name="ce2" office:value-type="float" office:value="209561" calcext:value-type="float">
            <text:p>209561</text:p>
          </table:table-cell>
          <table:table-cell table:style-name="ce2" office:value-type="float" office:value="158427" calcext:value-type="float">
            <text:p>158427</text:p>
          </table:table-cell>
          <table:table-cell table:style-name="ce2" office:value-type="float" office:value="276890" calcext:value-type="float">
            <text:p>276890</text:p>
          </table:table-cell>
          <table:table-cell table:style-name="ce2" office:value-type="float" office:value="156265" calcext:value-type="float">
            <text:p>156265</text:p>
          </table:table-cell>
          <table:table-cell table:style-name="ce2" office:value-type="float" office:value="120625" calcext:value-type="float">
            <text:p>120625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HIMACHAL PRADESH</text:p>
          </table:table-cell>
          <table:table-cell table:number-columns-repeated="2" table:style-name="ce2" office:value-type="string" calcext:value-type="string">
            <text:p>Total</text:p>
          </table:table-cell>
          <table:table-cell table:style-name="ce2" office:value-type="float" office:value="1242705" calcext:value-type="float">
            <text:p>1242705</text:p>
          </table:table-cell>
          <table:table-cell table:style-name="ce2" office:value-type="float" office:value="683966" calcext:value-type="float">
            <text:p>683966</text:p>
          </table:table-cell>
          <table:table-cell table:style-name="ce2" office:value-type="float" office:value="558739" calcext:value-type="float">
            <text:p>558739</text:p>
          </table:table-cell>
          <table:table-cell table:style-name="ce2" office:value-type="float" office:value="347286" calcext:value-type="float">
            <text:p>347286</text:p>
          </table:table-cell>
          <table:table-cell table:style-name="ce2" office:value-type="float" office:value="200478" calcext:value-type="float">
            <text:p>200478</text:p>
          </table:table-cell>
          <table:table-cell table:style-name="ce2" office:value-type="float" office:value="146808" calcext:value-type="float">
            <text:p>146808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HIMACHAL PRADESH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90296" calcext:value-type="float">
            <text:p>90296</text:p>
          </table:table-cell>
          <table:table-cell table:style-name="ce2" office:value-type="float" office:value="36281" calcext:value-type="float">
            <text:p>36281</text:p>
          </table:table-cell>
          <table:table-cell table:style-name="ce2" office:value-type="float" office:value="54015" calcext:value-type="float">
            <text:p>54015</text:p>
          </table:table-cell>
          <table:table-cell table:style-name="ce2" office:value-type="float" office:value="4813" calcext:value-type="float">
            <text:p>4813</text:p>
          </table:table-cell>
          <table:table-cell table:style-name="ce2" office:value-type="float" office:value="2546" calcext:value-type="float">
            <text:p>2546</text:p>
          </table:table-cell>
          <table:table-cell table:style-name="ce2" office:value-type="float" office:value="2267" calcext:value-type="float">
            <text:p>2267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HIMACHAL PRADESH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1152409" calcext:value-type="float">
            <text:p>1152409</text:p>
          </table:table-cell>
          <table:table-cell table:style-name="ce2" office:value-type="float" office:value="647685" calcext:value-type="float">
            <text:p>647685</text:p>
          </table:table-cell>
          <table:table-cell table:style-name="ce2" office:value-type="float" office:value="504724" calcext:value-type="float">
            <text:p>504724</text:p>
          </table:table-cell>
          <table:table-cell table:style-name="ce2" office:value-type="float" office:value="342473" calcext:value-type="float">
            <text:p>342473</text:p>
          </table:table-cell>
          <table:table-cell table:style-name="ce2" office:value-type="float" office:value="197932" calcext:value-type="float">
            <text:p>197932</text:p>
          </table:table-cell>
          <table:table-cell table:style-name="ce2" office:value-type="float" office:value="144541" calcext:value-type="float">
            <text:p>144541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HIMACHAL PRADESH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105478" calcext:value-type="float">
            <text:p>105478</text:p>
          </table:table-cell>
          <table:table-cell table:style-name="ce2" office:value-type="float" office:value="58341" calcext:value-type="float">
            <text:p>58341</text:p>
          </table:table-cell>
          <table:table-cell table:style-name="ce2" office:value-type="float" office:value="47137" calcext:value-type="float">
            <text:p>47137</text:p>
          </table:table-cell>
          <table:table-cell table:style-name="ce2" office:value-type="float" office:value="10061" calcext:value-type="float">
            <text:p>10061</text:p>
          </table:table-cell>
          <table:table-cell table:style-name="ce2" office:value-type="float" office:value="5838" calcext:value-type="float">
            <text:p>5838</text:p>
          </table:table-cell>
          <table:table-cell table:style-name="ce2" office:value-type="float" office:value="4223" calcext:value-type="float">
            <text:p>4223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HIMACHAL PRADESH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206872" calcext:value-type="float">
            <text:p>206872</text:p>
          </table:table-cell>
          <table:table-cell table:style-name="ce2" office:value-type="float" office:value="106983" calcext:value-type="float">
            <text:p>106983</text:p>
          </table:table-cell>
          <table:table-cell table:style-name="ce2" office:value-type="float" office:value="99889" calcext:value-type="float">
            <text:p>99889</text:p>
          </table:table-cell>
          <table:table-cell table:style-name="ce2" office:value-type="float" office:value="31722" calcext:value-type="float">
            <text:p>31722</text:p>
          </table:table-cell>
          <table:table-cell table:style-name="ce2" office:value-type="float" office:value="17397" calcext:value-type="float">
            <text:p>17397</text:p>
          </table:table-cell>
          <table:table-cell table:style-name="ce2" office:value-type="float" office:value="14325" calcext:value-type="float">
            <text:p>14325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HIMACHAL PRADESH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175350" calcext:value-type="float">
            <text:p>175350</text:p>
          </table:table-cell>
          <table:table-cell table:style-name="ce2" office:value-type="float" office:value="97992" calcext:value-type="float">
            <text:p>97992</text:p>
          </table:table-cell>
          <table:table-cell table:style-name="ce2" office:value-type="float" office:value="77358" calcext:value-type="float">
            <text:p>77358</text:p>
          </table:table-cell>
          <table:table-cell table:style-name="ce2" office:value-type="float" office:value="47855" calcext:value-type="float">
            <text:p>47855</text:p>
          </table:table-cell>
          <table:table-cell table:style-name="ce2" office:value-type="float" office:value="27032" calcext:value-type="float">
            <text:p>27032</text:p>
          </table:table-cell>
          <table:table-cell table:style-name="ce2" office:value-type="float" office:value="20823" calcext:value-type="float">
            <text:p>20823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HIMACHAL PRADESH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468454" calcext:value-type="float">
            <text:p>468454</text:p>
          </table:table-cell>
          <table:table-cell table:style-name="ce2" office:value-type="float" office:value="276433" calcext:value-type="float">
            <text:p>276433</text:p>
          </table:table-cell>
          <table:table-cell table:style-name="ce2" office:value-type="float" office:value="192021" calcext:value-type="float">
            <text:p>192021</text:p>
          </table:table-cell>
          <table:table-cell table:style-name="ce2" office:value-type="float" office:value="178135" calcext:value-type="float">
            <text:p>178135</text:p>
          </table:table-cell>
          <table:table-cell table:style-name="ce2" office:value-type="float" office:value="105451" calcext:value-type="float">
            <text:p>105451</text:p>
          </table:table-cell>
          <table:table-cell table:style-name="ce2" office:value-type="float" office:value="72684" calcext:value-type="float">
            <text:p>72684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HIMACHAL PRADESH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170227" calcext:value-type="float">
            <text:p>170227</text:p>
          </table:table-cell>
          <table:table-cell table:style-name="ce2" office:value-type="float" office:value="93470" calcext:value-type="float">
            <text:p>93470</text:p>
          </table:table-cell>
          <table:table-cell table:style-name="ce2" office:value-type="float" office:value="76757" calcext:value-type="float">
            <text:p>76757</text:p>
          </table:table-cell>
          <table:table-cell table:style-name="ce2" office:value-type="float" office:value="68109" calcext:value-type="float">
            <text:p>68109</text:p>
          </table:table-cell>
          <table:table-cell table:style-name="ce2" office:value-type="float" office:value="38312" calcext:value-type="float">
            <text:p>38312</text:p>
          </table:table-cell>
          <table:table-cell table:style-name="ce2" office:value-type="float" office:value="29797" calcext:value-type="float">
            <text:p>29797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HIMACHAL PRADESH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float" office:value="981518" calcext:value-type="float">
            <text:p>981518</text:p>
          </table:table-cell>
          <table:table-cell table:style-name="ce2" office:value-type="float" office:value="538801" calcext:value-type="float">
            <text:p>538801</text:p>
          </table:table-cell>
          <table:table-cell table:style-name="ce2" office:value-type="float" office:value="442717" calcext:value-type="float">
            <text:p>442717</text:p>
          </table:table-cell>
          <table:table-cell table:style-name="ce2" office:value-type="float" office:value="280817" calcext:value-type="float">
            <text:p>280817</text:p>
          </table:table-cell>
          <table:table-cell table:style-name="ce2" office:value-type="float" office:value="163039" calcext:value-type="float">
            <text:p>163039</text:p>
          </table:table-cell>
          <table:table-cell table:style-name="ce2" office:value-type="float" office:value="117778" calcext:value-type="float">
            <text:p>117778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HIMACHAL PRADESH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78557" calcext:value-type="float">
            <text:p>78557</text:p>
          </table:table-cell>
          <table:table-cell table:style-name="ce2" office:value-type="float" office:value="30711" calcext:value-type="float">
            <text:p>30711</text:p>
          </table:table-cell>
          <table:table-cell table:style-name="ce2" office:value-type="float" office:value="47846" calcext:value-type="float">
            <text:p>47846</text:p>
          </table:table-cell>
          <table:table-cell table:style-name="ce2" office:value-type="float" office:value="3776" calcext:value-type="float">
            <text:p>3776</text:p>
          </table:table-cell>
          <table:table-cell table:style-name="ce2" office:value-type="float" office:value="1939" calcext:value-type="float">
            <text:p>1939</text:p>
          </table:table-cell>
          <table:table-cell table:style-name="ce2" office:value-type="float" office:value="1837" calcext:value-type="float">
            <text:p>1837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HIMACHAL PRADESH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902961" calcext:value-type="float">
            <text:p>902961</text:p>
          </table:table-cell>
          <table:table-cell table:style-name="ce2" office:value-type="float" office:value="508090" calcext:value-type="float">
            <text:p>508090</text:p>
          </table:table-cell>
          <table:table-cell table:style-name="ce2" office:value-type="float" office:value="394871" calcext:value-type="float">
            <text:p>394871</text:p>
          </table:table-cell>
          <table:table-cell table:style-name="ce2" office:value-type="float" office:value="277041" calcext:value-type="float">
            <text:p>277041</text:p>
          </table:table-cell>
          <table:table-cell table:style-name="ce2" office:value-type="float" office:value="161100" calcext:value-type="float">
            <text:p>161100</text:p>
          </table:table-cell>
          <table:table-cell table:style-name="ce2" office:value-type="float" office:value="115941" calcext:value-type="float">
            <text:p>115941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HIMACHAL PRADESH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89278" calcext:value-type="float">
            <text:p>89278</text:p>
          </table:table-cell>
          <table:table-cell table:style-name="ce2" office:value-type="float" office:value="49182" calcext:value-type="float">
            <text:p>49182</text:p>
          </table:table-cell>
          <table:table-cell table:style-name="ce2" office:value-type="float" office:value="40096" calcext:value-type="float">
            <text:p>40096</text:p>
          </table:table-cell>
          <table:table-cell table:style-name="ce2" office:value-type="float" office:value="8010" calcext:value-type="float">
            <text:p>8010</text:p>
          </table:table-cell>
          <table:table-cell table:style-name="ce2" office:value-type="float" office:value="4622" calcext:value-type="float">
            <text:p>4622</text:p>
          </table:table-cell>
          <table:table-cell table:style-name="ce2" office:value-type="float" office:value="3388" calcext:value-type="float">
            <text:p>3388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HIMACHAL PRADESH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179733" calcext:value-type="float">
            <text:p>179733</text:p>
          </table:table-cell>
          <table:table-cell table:style-name="ce2" office:value-type="float" office:value="91987" calcext:value-type="float">
            <text:p>91987</text:p>
          </table:table-cell>
          <table:table-cell table:style-name="ce2" office:value-type="float" office:value="87746" calcext:value-type="float">
            <text:p>87746</text:p>
          </table:table-cell>
          <table:table-cell table:style-name="ce2" office:value-type="float" office:value="27433" calcext:value-type="float">
            <text:p>27433</text:p>
          </table:table-cell>
          <table:table-cell table:style-name="ce2" office:value-type="float" office:value="14971" calcext:value-type="float">
            <text:p>14971</text:p>
          </table:table-cell>
          <table:table-cell table:style-name="ce2" office:value-type="float" office:value="12462" calcext:value-type="float">
            <text:p>1246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HIMACHAL PRADESH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147121" calcext:value-type="float">
            <text:p>147121</text:p>
          </table:table-cell>
          <table:table-cell table:style-name="ce2" office:value-type="float" office:value="81437" calcext:value-type="float">
            <text:p>81437</text:p>
          </table:table-cell>
          <table:table-cell table:style-name="ce2" office:value-type="float" office:value="65684" calcext:value-type="float">
            <text:p>65684</text:p>
          </table:table-cell>
          <table:table-cell table:style-name="ce2" office:value-type="float" office:value="41464" calcext:value-type="float">
            <text:p>41464</text:p>
          </table:table-cell>
          <table:table-cell table:style-name="ce2" office:value-type="float" office:value="23180" calcext:value-type="float">
            <text:p>23180</text:p>
          </table:table-cell>
          <table:table-cell table:style-name="ce2" office:value-type="float" office:value="18284" calcext:value-type="float">
            <text:p>18284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HIMACHAL PRADESH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369154" calcext:value-type="float">
            <text:p>369154</text:p>
          </table:table-cell>
          <table:table-cell table:style-name="ce2" office:value-type="float" office:value="219250" calcext:value-type="float">
            <text:p>219250</text:p>
          </table:table-cell>
          <table:table-cell table:style-name="ce2" office:value-type="float" office:value="149904" calcext:value-type="float">
            <text:p>149904</text:p>
          </table:table-cell>
          <table:table-cell table:style-name="ce2" office:value-type="float" office:value="150059" calcext:value-type="float">
            <text:p>150059</text:p>
          </table:table-cell>
          <table:table-cell table:style-name="ce2" office:value-type="float" office:value="89282" calcext:value-type="float">
            <text:p>89282</text:p>
          </table:table-cell>
          <table:table-cell table:style-name="ce2" office:value-type="float" office:value="60777" calcext:value-type="float">
            <text:p>60777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HIMACHAL PRADESH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96219" calcext:value-type="float">
            <text:p>96219</text:p>
          </table:table-cell>
          <table:table-cell table:style-name="ce2" office:value-type="float" office:value="54250" calcext:value-type="float">
            <text:p>54250</text:p>
          </table:table-cell>
          <table:table-cell table:style-name="ce2" office:value-type="float" office:value="41969" calcext:value-type="float">
            <text:p>41969</text:p>
          </table:table-cell>
          <table:table-cell table:style-name="ce2" office:value-type="float" office:value="44660" calcext:value-type="float">
            <text:p>44660</text:p>
          </table:table-cell>
          <table:table-cell table:style-name="ce2" office:value-type="float" office:value="25778" calcext:value-type="float">
            <text:p>25778</text:p>
          </table:table-cell>
          <table:table-cell table:style-name="ce2" office:value-type="float" office:value="18882" calcext:value-type="float">
            <text:p>1888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HIMACHAL PRADESH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float" office:value="261187" calcext:value-type="float">
            <text:p>261187</text:p>
          </table:table-cell>
          <table:table-cell table:style-name="ce2" office:value-type="float" office:value="145165" calcext:value-type="float">
            <text:p>145165</text:p>
          </table:table-cell>
          <table:table-cell table:style-name="ce2" office:value-type="float" office:value="116022" calcext:value-type="float">
            <text:p>116022</text:p>
          </table:table-cell>
          <table:table-cell table:style-name="ce2" office:value-type="float" office:value="66469" calcext:value-type="float">
            <text:p>66469</text:p>
          </table:table-cell>
          <table:table-cell table:style-name="ce2" office:value-type="float" office:value="37439" calcext:value-type="float">
            <text:p>37439</text:p>
          </table:table-cell>
          <table:table-cell table:style-name="ce2" office:value-type="float" office:value="29030" calcext:value-type="float">
            <text:p>29030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HIMACHAL PRADESH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11739" calcext:value-type="float">
            <text:p>11739</text:p>
          </table:table-cell>
          <table:table-cell table:style-name="ce2" office:value-type="float" office:value="5570" calcext:value-type="float">
            <text:p>5570</text:p>
          </table:table-cell>
          <table:table-cell table:style-name="ce2" office:value-type="float" office:value="6169" calcext:value-type="float">
            <text:p>6169</text:p>
          </table:table-cell>
          <table:table-cell table:style-name="ce2" office:value-type="float" office:value="1037" calcext:value-type="float">
            <text:p>1037</text:p>
          </table:table-cell>
          <table:table-cell table:style-name="ce2" office:value-type="float" office:value="607" calcext:value-type="float">
            <text:p>607</text:p>
          </table:table-cell>
          <table:table-cell table:style-name="ce2" office:value-type="float" office:value="430" calcext:value-type="float">
            <text:p>430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HIMACHAL PRADESH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249448" calcext:value-type="float">
            <text:p>249448</text:p>
          </table:table-cell>
          <table:table-cell table:style-name="ce2" office:value-type="float" office:value="139595" calcext:value-type="float">
            <text:p>139595</text:p>
          </table:table-cell>
          <table:table-cell table:style-name="ce2" office:value-type="float" office:value="109853" calcext:value-type="float">
            <text:p>109853</text:p>
          </table:table-cell>
          <table:table-cell table:style-name="ce2" office:value-type="float" office:value="65432" calcext:value-type="float">
            <text:p>65432</text:p>
          </table:table-cell>
          <table:table-cell table:style-name="ce2" office:value-type="float" office:value="36832" calcext:value-type="float">
            <text:p>36832</text:p>
          </table:table-cell>
          <table:table-cell table:style-name="ce2" office:value-type="float" office:value="28600" calcext:value-type="float">
            <text:p>28600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HIMACHAL PRADESH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16200" calcext:value-type="float">
            <text:p>16200</text:p>
          </table:table-cell>
          <table:table-cell table:style-name="ce2" office:value-type="float" office:value="9159" calcext:value-type="float">
            <text:p>9159</text:p>
          </table:table-cell>
          <table:table-cell table:style-name="ce2" office:value-type="float" office:value="7041" calcext:value-type="float">
            <text:p>7041</text:p>
          </table:table-cell>
          <table:table-cell table:style-name="ce2" office:value-type="float" office:value="2051" calcext:value-type="float">
            <text:p>2051</text:p>
          </table:table-cell>
          <table:table-cell table:style-name="ce2" office:value-type="float" office:value="1216" calcext:value-type="float">
            <text:p>1216</text:p>
          </table:table-cell>
          <table:table-cell table:style-name="ce2" office:value-type="float" office:value="835" calcext:value-type="float">
            <text:p>835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HIMACHAL PRADESH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27139" calcext:value-type="float">
            <text:p>27139</text:p>
          </table:table-cell>
          <table:table-cell table:style-name="ce2" office:value-type="float" office:value="14996" calcext:value-type="float">
            <text:p>14996</text:p>
          </table:table-cell>
          <table:table-cell table:style-name="ce2" office:value-type="float" office:value="12143" calcext:value-type="float">
            <text:p>12143</text:p>
          </table:table-cell>
          <table:table-cell table:style-name="ce2" office:value-type="float" office:value="4289" calcext:value-type="float">
            <text:p>4289</text:p>
          </table:table-cell>
          <table:table-cell table:style-name="ce2" office:value-type="float" office:value="2426" calcext:value-type="float">
            <text:p>2426</text:p>
          </table:table-cell>
          <table:table-cell table:style-name="ce2" office:value-type="float" office:value="1863" calcext:value-type="float">
            <text:p>1863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HIMACHAL PRADESH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28229" calcext:value-type="float">
            <text:p>28229</text:p>
          </table:table-cell>
          <table:table-cell table:style-name="ce2" office:value-type="float" office:value="16555" calcext:value-type="float">
            <text:p>16555</text:p>
          </table:table-cell>
          <table:table-cell table:style-name="ce2" office:value-type="float" office:value="11674" calcext:value-type="float">
            <text:p>11674</text:p>
          </table:table-cell>
          <table:table-cell table:style-name="ce2" office:value-type="float" office:value="6391" calcext:value-type="float">
            <text:p>6391</text:p>
          </table:table-cell>
          <table:table-cell table:style-name="ce2" office:value-type="float" office:value="3852" calcext:value-type="float">
            <text:p>3852</text:p>
          </table:table-cell>
          <table:table-cell table:style-name="ce2" office:value-type="float" office:value="2539" calcext:value-type="float">
            <text:p>2539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HIMACHAL PRADESH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99300" calcext:value-type="float">
            <text:p>99300</text:p>
          </table:table-cell>
          <table:table-cell table:style-name="ce2" office:value-type="float" office:value="57183" calcext:value-type="float">
            <text:p>57183</text:p>
          </table:table-cell>
          <table:table-cell table:style-name="ce2" office:value-type="float" office:value="42117" calcext:value-type="float">
            <text:p>42117</text:p>
          </table:table-cell>
          <table:table-cell table:style-name="ce2" office:value-type="float" office:value="28076" calcext:value-type="float">
            <text:p>28076</text:p>
          </table:table-cell>
          <table:table-cell table:style-name="ce2" office:value-type="float" office:value="16169" calcext:value-type="float">
            <text:p>16169</text:p>
          </table:table-cell>
          <table:table-cell table:style-name="ce2" office:value-type="float" office:value="11907" calcext:value-type="float">
            <text:p>11907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HIMACHAL PRADESH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74008" calcext:value-type="float">
            <text:p>74008</text:p>
          </table:table-cell>
          <table:table-cell table:style-name="ce2" office:value-type="float" office:value="39220" calcext:value-type="float">
            <text:p>39220</text:p>
          </table:table-cell>
          <table:table-cell table:style-name="ce2" office:value-type="float" office:value="34788" calcext:value-type="float">
            <text:p>34788</text:p>
          </table:table-cell>
          <table:table-cell table:style-name="ce2" office:value-type="float" office:value="23449" calcext:value-type="float">
            <text:p>23449</text:p>
          </table:table-cell>
          <table:table-cell table:style-name="ce2" office:value-type="float" office:value="12534" calcext:value-type="float">
            <text:p>12534</text:p>
          </table:table-cell>
          <table:table-cell table:style-name="ce2" office:value-type="float" office:value="10915" calcext:value-type="float">
            <text:p>10915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PUNJAB</text:p>
          </table:table-cell>
          <table:table-cell table:number-columns-repeated="2" table:style-name="ce2" office:value-type="string" calcext:value-type="string">
            <text:p>Total</text:p>
          </table:table-cell>
          <table:table-cell table:style-name="ce2" office:value-type="float" office:value="13035224" calcext:value-type="float">
            <text:p>13035224</text:p>
          </table:table-cell>
          <table:table-cell table:style-name="ce2" office:value-type="float" office:value="7284183" calcext:value-type="float">
            <text:p>7284183</text:p>
          </table:table-cell>
          <table:table-cell table:style-name="ce2" office:value-type="float" office:value="5751041" calcext:value-type="float">
            <text:p>5751041</text:p>
          </table:table-cell>
          <table:table-cell table:style-name="ce2" office:value-type="float" office:value="7829913" calcext:value-type="float">
            <text:p>7829913</text:p>
          </table:table-cell>
          <table:table-cell table:style-name="ce2" office:value-type="float" office:value="4383841" calcext:value-type="float">
            <text:p>4383841</text:p>
          </table:table-cell>
          <table:table-cell table:style-name="ce2" office:value-type="float" office:value="3446072" calcext:value-type="float">
            <text:p>344607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PUNJAB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554470" calcext:value-type="float">
            <text:p>554470</text:p>
          </table:table-cell>
          <table:table-cell table:style-name="ce2" office:value-type="float" office:value="264585" calcext:value-type="float">
            <text:p>264585</text:p>
          </table:table-cell>
          <table:table-cell table:style-name="ce2" office:value-type="float" office:value="289885" calcext:value-type="float">
            <text:p>289885</text:p>
          </table:table-cell>
          <table:table-cell table:style-name="ce2" office:value-type="float" office:value="139464" calcext:value-type="float">
            <text:p>139464</text:p>
          </table:table-cell>
          <table:table-cell table:style-name="ce2" office:value-type="float" office:value="73110" calcext:value-type="float">
            <text:p>73110</text:p>
          </table:table-cell>
          <table:table-cell table:style-name="ce2" office:value-type="float" office:value="66354" calcext:value-type="float">
            <text:p>66354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PUNJAB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12480754" calcext:value-type="float">
            <text:p>12480754</text:p>
          </table:table-cell>
          <table:table-cell table:style-name="ce2" office:value-type="float" office:value="7019598" calcext:value-type="float">
            <text:p>7019598</text:p>
          </table:table-cell>
          <table:table-cell table:style-name="ce2" office:value-type="float" office:value="5461156" calcext:value-type="float">
            <text:p>5461156</text:p>
          </table:table-cell>
          <table:table-cell table:style-name="ce2" office:value-type="float" office:value="7690449" calcext:value-type="float">
            <text:p>7690449</text:p>
          </table:table-cell>
          <table:table-cell table:style-name="ce2" office:value-type="float" office:value="4310731" calcext:value-type="float">
            <text:p>4310731</text:p>
          </table:table-cell>
          <table:table-cell table:style-name="ce2" office:value-type="float" office:value="3379718" calcext:value-type="float">
            <text:p>3379718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PUNJAB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740162" calcext:value-type="float">
            <text:p>740162</text:p>
          </table:table-cell>
          <table:table-cell table:style-name="ce2" office:value-type="float" office:value="424729" calcext:value-type="float">
            <text:p>424729</text:p>
          </table:table-cell>
          <table:table-cell table:style-name="ce2" office:value-type="float" office:value="315433" calcext:value-type="float">
            <text:p>315433</text:p>
          </table:table-cell>
          <table:table-cell table:style-name="ce2" office:value-type="float" office:value="277578" calcext:value-type="float">
            <text:p>277578</text:p>
          </table:table-cell>
          <table:table-cell table:style-name="ce2" office:value-type="float" office:value="160047" calcext:value-type="float">
            <text:p>160047</text:p>
          </table:table-cell>
          <table:table-cell table:style-name="ce2" office:value-type="float" office:value="117531" calcext:value-type="float">
            <text:p>117531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PUNJAB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2133037" calcext:value-type="float">
            <text:p>2133037</text:p>
          </table:table-cell>
          <table:table-cell table:style-name="ce2" office:value-type="float" office:value="1165445" calcext:value-type="float">
            <text:p>1165445</text:p>
          </table:table-cell>
          <table:table-cell table:style-name="ce2" office:value-type="float" office:value="967592" calcext:value-type="float">
            <text:p>967592</text:p>
          </table:table-cell>
          <table:table-cell table:style-name="ce2" office:value-type="float" office:value="765038" calcext:value-type="float">
            <text:p>765038</text:p>
          </table:table-cell>
          <table:table-cell table:style-name="ce2" office:value-type="float" office:value="431987" calcext:value-type="float">
            <text:p>431987</text:p>
          </table:table-cell>
          <table:table-cell table:style-name="ce2" office:value-type="float" office:value="333051" calcext:value-type="float">
            <text:p>333051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PUNJAB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2147334" calcext:value-type="float">
            <text:p>2147334</text:p>
          </table:table-cell>
          <table:table-cell table:style-name="ce2" office:value-type="float" office:value="1222332" calcext:value-type="float">
            <text:p>1222332</text:p>
          </table:table-cell>
          <table:table-cell table:style-name="ce2" office:value-type="float" office:value="925002" calcext:value-type="float">
            <text:p>925002</text:p>
          </table:table-cell>
          <table:table-cell table:style-name="ce2" office:value-type="float" office:value="1112074" calcext:value-type="float">
            <text:p>1112074</text:p>
          </table:table-cell>
          <table:table-cell table:style-name="ce2" office:value-type="float" office:value="632781" calcext:value-type="float">
            <text:p>632781</text:p>
          </table:table-cell>
          <table:table-cell table:style-name="ce2" office:value-type="float" office:value="479293" calcext:value-type="float">
            <text:p>479293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PUNJAB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5607271" calcext:value-type="float">
            <text:p>5607271</text:p>
          </table:table-cell>
          <table:table-cell table:style-name="ce2" office:value-type="float" office:value="3268641" calcext:value-type="float">
            <text:p>3268641</text:p>
          </table:table-cell>
          <table:table-cell table:style-name="ce2" office:value-type="float" office:value="2338630" calcext:value-type="float">
            <text:p>2338630</text:p>
          </table:table-cell>
          <table:table-cell table:style-name="ce2" office:value-type="float" office:value="4039592" calcext:value-type="float">
            <text:p>4039592</text:p>
          </table:table-cell>
          <table:table-cell table:style-name="ce2" office:value-type="float" office:value="2334744" calcext:value-type="float">
            <text:p>2334744</text:p>
          </table:table-cell>
          <table:table-cell table:style-name="ce2" office:value-type="float" office:value="1704848" calcext:value-type="float">
            <text:p>1704848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PUNJAB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1596968" calcext:value-type="float">
            <text:p>1596968</text:p>
          </table:table-cell>
          <table:table-cell table:style-name="ce2" office:value-type="float" office:value="798212" calcext:value-type="float">
            <text:p>798212</text:p>
          </table:table-cell>
          <table:table-cell table:style-name="ce2" office:value-type="float" office:value="798756" calcext:value-type="float">
            <text:p>798756</text:p>
          </table:table-cell>
          <table:table-cell table:style-name="ce2" office:value-type="float" office:value="1349723" calcext:value-type="float">
            <text:p>1349723</text:p>
          </table:table-cell>
          <table:table-cell table:style-name="ce2" office:value-type="float" office:value="670638" calcext:value-type="float">
            <text:p>670638</text:p>
          </table:table-cell>
          <table:table-cell table:style-name="ce2" office:value-type="float" office:value="679085" calcext:value-type="float">
            <text:p>679085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PUNJAB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float" office:value="7083180" calcext:value-type="float">
            <text:p>7083180</text:p>
          </table:table-cell>
          <table:table-cell table:style-name="ce2" office:value-type="float" office:value="3998260" calcext:value-type="float">
            <text:p>3998260</text:p>
          </table:table-cell>
          <table:table-cell table:style-name="ce2" office:value-type="float" office:value="3084920" calcext:value-type="float">
            <text:p>3084920</text:p>
          </table:table-cell>
          <table:table-cell table:style-name="ce2" office:value-type="float" office:value="4230870" calcext:value-type="float">
            <text:p>4230870</text:p>
          </table:table-cell>
          <table:table-cell table:style-name="ce2" office:value-type="float" office:value="2404467" calcext:value-type="float">
            <text:p>2404467</text:p>
          </table:table-cell>
          <table:table-cell table:style-name="ce2" office:value-type="float" office:value="1826403" calcext:value-type="float">
            <text:p>1826403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PUNJAB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263922" calcext:value-type="float">
            <text:p>263922</text:p>
          </table:table-cell>
          <table:table-cell table:style-name="ce2" office:value-type="float" office:value="128090" calcext:value-type="float">
            <text:p>128090</text:p>
          </table:table-cell>
          <table:table-cell table:style-name="ce2" office:value-type="float" office:value="135832" calcext:value-type="float">
            <text:p>135832</text:p>
          </table:table-cell>
          <table:table-cell table:style-name="ce2" office:value-type="float" office:value="73302" calcext:value-type="float">
            <text:p>73302</text:p>
          </table:table-cell>
          <table:table-cell table:style-name="ce2" office:value-type="float" office:value="38791" calcext:value-type="float">
            <text:p>38791</text:p>
          </table:table-cell>
          <table:table-cell table:style-name="ce2" office:value-type="float" office:value="34511" calcext:value-type="float">
            <text:p>34511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PUNJAB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6819258" calcext:value-type="float">
            <text:p>6819258</text:p>
          </table:table-cell>
          <table:table-cell table:style-name="ce2" office:value-type="float" office:value="3870170" calcext:value-type="float">
            <text:p>3870170</text:p>
          </table:table-cell>
          <table:table-cell table:style-name="ce2" office:value-type="float" office:value="2949088" calcext:value-type="float">
            <text:p>2949088</text:p>
          </table:table-cell>
          <table:table-cell table:style-name="ce2" office:value-type="float" office:value="4157568" calcext:value-type="float">
            <text:p>4157568</text:p>
          </table:table-cell>
          <table:table-cell table:style-name="ce2" office:value-type="float" office:value="2365676" calcext:value-type="float">
            <text:p>2365676</text:p>
          </table:table-cell>
          <table:table-cell table:style-name="ce2" office:value-type="float" office:value="1791892" calcext:value-type="float">
            <text:p>179189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PUNJAB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385044" calcext:value-type="float">
            <text:p>385044</text:p>
          </table:table-cell>
          <table:table-cell table:style-name="ce2" office:value-type="float" office:value="221595" calcext:value-type="float">
            <text:p>221595</text:p>
          </table:table-cell>
          <table:table-cell table:style-name="ce2" office:value-type="float" office:value="163449" calcext:value-type="float">
            <text:p>163449</text:p>
          </table:table-cell>
          <table:table-cell table:style-name="ce2" office:value-type="float" office:value="142355" calcext:value-type="float">
            <text:p>142355</text:p>
          </table:table-cell>
          <table:table-cell table:style-name="ce2" office:value-type="float" office:value="82187" calcext:value-type="float">
            <text:p>82187</text:p>
          </table:table-cell>
          <table:table-cell table:style-name="ce2" office:value-type="float" office:value="60168" calcext:value-type="float">
            <text:p>60168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PUNJAB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1368677" calcext:value-type="float">
            <text:p>1368677</text:p>
          </table:table-cell>
          <table:table-cell table:style-name="ce2" office:value-type="float" office:value="748016" calcext:value-type="float">
            <text:p>748016</text:p>
          </table:table-cell>
          <table:table-cell table:style-name="ce2" office:value-type="float" office:value="620661" calcext:value-type="float">
            <text:p>620661</text:p>
          </table:table-cell>
          <table:table-cell table:style-name="ce2" office:value-type="float" office:value="490874" calcext:value-type="float">
            <text:p>490874</text:p>
          </table:table-cell>
          <table:table-cell table:style-name="ce2" office:value-type="float" office:value="277942" calcext:value-type="float">
            <text:p>277942</text:p>
          </table:table-cell>
          <table:table-cell table:style-name="ce2" office:value-type="float" office:value="212932" calcext:value-type="float">
            <text:p>21293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PUNJAB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1365525" calcext:value-type="float">
            <text:p>1365525</text:p>
          </table:table-cell>
          <table:table-cell table:style-name="ce2" office:value-type="float" office:value="776640" calcext:value-type="float">
            <text:p>776640</text:p>
          </table:table-cell>
          <table:table-cell table:style-name="ce2" office:value-type="float" office:value="588885" calcext:value-type="float">
            <text:p>588885</text:p>
          </table:table-cell>
          <table:table-cell table:style-name="ce2" office:value-type="float" office:value="730978" calcext:value-type="float">
            <text:p>730978</text:p>
          </table:table-cell>
          <table:table-cell table:style-name="ce2" office:value-type="float" office:value="416028" calcext:value-type="float">
            <text:p>416028</text:p>
          </table:table-cell>
          <table:table-cell table:style-name="ce2" office:value-type="float" office:value="314950" calcext:value-type="float">
            <text:p>314950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PUNJAB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3146075" calcext:value-type="float">
            <text:p>3146075</text:p>
          </table:table-cell>
          <table:table-cell table:style-name="ce2" office:value-type="float" office:value="1842479" calcext:value-type="float">
            <text:p>1842479</text:p>
          </table:table-cell>
          <table:table-cell table:style-name="ce2" office:value-type="float" office:value="1303596" calcext:value-type="float">
            <text:p>1303596</text:p>
          </table:table-cell>
          <table:table-cell table:style-name="ce2" office:value-type="float" office:value="2346863" calcext:value-type="float">
            <text:p>2346863</text:p>
          </table:table-cell>
          <table:table-cell table:style-name="ce2" office:value-type="float" office:value="1365164" calcext:value-type="float">
            <text:p>1365164</text:p>
          </table:table-cell>
          <table:table-cell table:style-name="ce2" office:value-type="float" office:value="981699" calcext:value-type="float">
            <text:p>981699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PUNJAB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418409" calcext:value-type="float">
            <text:p>418409</text:p>
          </table:table-cell>
          <table:table-cell table:style-name="ce2" office:value-type="float" office:value="206279" calcext:value-type="float">
            <text:p>206279</text:p>
          </table:table-cell>
          <table:table-cell table:style-name="ce2" office:value-type="float" office:value="212130" calcext:value-type="float">
            <text:p>212130</text:p>
          </table:table-cell>
          <table:table-cell table:style-name="ce2" office:value-type="float" office:value="367647" calcext:value-type="float">
            <text:p>367647</text:p>
          </table:table-cell>
          <table:table-cell table:style-name="ce2" office:value-type="float" office:value="180171" calcext:value-type="float">
            <text:p>180171</text:p>
          </table:table-cell>
          <table:table-cell table:style-name="ce2" office:value-type="float" office:value="187476" calcext:value-type="float">
            <text:p>187476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PUNJAB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float" office:value="5952044" calcext:value-type="float">
            <text:p>5952044</text:p>
          </table:table-cell>
          <table:table-cell table:style-name="ce2" office:value-type="float" office:value="3285923" calcext:value-type="float">
            <text:p>3285923</text:p>
          </table:table-cell>
          <table:table-cell table:style-name="ce2" office:value-type="float" office:value="2666121" calcext:value-type="float">
            <text:p>2666121</text:p>
          </table:table-cell>
          <table:table-cell table:style-name="ce2" office:value-type="float" office:value="3599043" calcext:value-type="float">
            <text:p>3599043</text:p>
          </table:table-cell>
          <table:table-cell table:style-name="ce2" office:value-type="float" office:value="1979374" calcext:value-type="float">
            <text:p>1979374</text:p>
          </table:table-cell>
          <table:table-cell table:style-name="ce2" office:value-type="float" office:value="1619669" calcext:value-type="float">
            <text:p>1619669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PUNJAB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290548" calcext:value-type="float">
            <text:p>290548</text:p>
          </table:table-cell>
          <table:table-cell table:style-name="ce2" office:value-type="float" office:value="136495" calcext:value-type="float">
            <text:p>136495</text:p>
          </table:table-cell>
          <table:table-cell table:style-name="ce2" office:value-type="float" office:value="154053" calcext:value-type="float">
            <text:p>154053</text:p>
          </table:table-cell>
          <table:table-cell table:style-name="ce2" office:value-type="float" office:value="66162" calcext:value-type="float">
            <text:p>66162</text:p>
          </table:table-cell>
          <table:table-cell table:style-name="ce2" office:value-type="float" office:value="34319" calcext:value-type="float">
            <text:p>34319</text:p>
          </table:table-cell>
          <table:table-cell table:style-name="ce2" office:value-type="float" office:value="31843" calcext:value-type="float">
            <text:p>31843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PUNJAB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5661496" calcext:value-type="float">
            <text:p>5661496</text:p>
          </table:table-cell>
          <table:table-cell table:style-name="ce2" office:value-type="float" office:value="3149428" calcext:value-type="float">
            <text:p>3149428</text:p>
          </table:table-cell>
          <table:table-cell table:style-name="ce2" office:value-type="float" office:value="2512068" calcext:value-type="float">
            <text:p>2512068</text:p>
          </table:table-cell>
          <table:table-cell table:style-name="ce2" office:value-type="float" office:value="3532881" calcext:value-type="float">
            <text:p>3532881</text:p>
          </table:table-cell>
          <table:table-cell table:style-name="ce2" office:value-type="float" office:value="1945055" calcext:value-type="float">
            <text:p>1945055</text:p>
          </table:table-cell>
          <table:table-cell table:style-name="ce2" office:value-type="float" office:value="1587826" calcext:value-type="float">
            <text:p>1587826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PUNJAB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355118" calcext:value-type="float">
            <text:p>355118</text:p>
          </table:table-cell>
          <table:table-cell table:style-name="ce2" office:value-type="float" office:value="203134" calcext:value-type="float">
            <text:p>203134</text:p>
          </table:table-cell>
          <table:table-cell table:style-name="ce2" office:value-type="float" office:value="151984" calcext:value-type="float">
            <text:p>151984</text:p>
          </table:table-cell>
          <table:table-cell table:style-name="ce2" office:value-type="float" office:value="135223" calcext:value-type="float">
            <text:p>135223</text:p>
          </table:table-cell>
          <table:table-cell table:style-name="ce2" office:value-type="float" office:value="77860" calcext:value-type="float">
            <text:p>77860</text:p>
          </table:table-cell>
          <table:table-cell table:style-name="ce2" office:value-type="float" office:value="57363" calcext:value-type="float">
            <text:p>57363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PUNJAB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764360" calcext:value-type="float">
            <text:p>764360</text:p>
          </table:table-cell>
          <table:table-cell table:style-name="ce2" office:value-type="float" office:value="417429" calcext:value-type="float">
            <text:p>417429</text:p>
          </table:table-cell>
          <table:table-cell table:style-name="ce2" office:value-type="float" office:value="346931" calcext:value-type="float">
            <text:p>346931</text:p>
          </table:table-cell>
          <table:table-cell table:style-name="ce2" office:value-type="float" office:value="274164" calcext:value-type="float">
            <text:p>274164</text:p>
          </table:table-cell>
          <table:table-cell table:style-name="ce2" office:value-type="float" office:value="154045" calcext:value-type="float">
            <text:p>154045</text:p>
          </table:table-cell>
          <table:table-cell table:style-name="ce2" office:value-type="float" office:value="120119" calcext:value-type="float">
            <text:p>120119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PUNJAB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781809" calcext:value-type="float">
            <text:p>781809</text:p>
          </table:table-cell>
          <table:table-cell table:style-name="ce2" office:value-type="float" office:value="445692" calcext:value-type="float">
            <text:p>445692</text:p>
          </table:table-cell>
          <table:table-cell table:style-name="ce2" office:value-type="float" office:value="336117" calcext:value-type="float">
            <text:p>336117</text:p>
          </table:table-cell>
          <table:table-cell table:style-name="ce2" office:value-type="float" office:value="381096" calcext:value-type="float">
            <text:p>381096</text:p>
          </table:table-cell>
          <table:table-cell table:style-name="ce2" office:value-type="float" office:value="216753" calcext:value-type="float">
            <text:p>216753</text:p>
          </table:table-cell>
          <table:table-cell table:style-name="ce2" office:value-type="float" office:value="164343" calcext:value-type="float">
            <text:p>164343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PUNJAB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2461196" calcext:value-type="float">
            <text:p>2461196</text:p>
          </table:table-cell>
          <table:table-cell table:style-name="ce2" office:value-type="float" office:value="1426162" calcext:value-type="float">
            <text:p>1426162</text:p>
          </table:table-cell>
          <table:table-cell table:style-name="ce2" office:value-type="float" office:value="1035034" calcext:value-type="float">
            <text:p>1035034</text:p>
          </table:table-cell>
          <table:table-cell table:style-name="ce2" office:value-type="float" office:value="1692729" calcext:value-type="float">
            <text:p>1692729</text:p>
          </table:table-cell>
          <table:table-cell table:style-name="ce2" office:value-type="float" office:value="969580" calcext:value-type="float">
            <text:p>969580</text:p>
          </table:table-cell>
          <table:table-cell table:style-name="ce2" office:value-type="float" office:value="723149" calcext:value-type="float">
            <text:p>723149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PUNJAB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1178559" calcext:value-type="float">
            <text:p>1178559</text:p>
          </table:table-cell>
          <table:table-cell table:style-name="ce2" office:value-type="float" office:value="591933" calcext:value-type="float">
            <text:p>591933</text:p>
          </table:table-cell>
          <table:table-cell table:style-name="ce2" office:value-type="float" office:value="586626" calcext:value-type="float">
            <text:p>586626</text:p>
          </table:table-cell>
          <table:table-cell table:style-name="ce2" office:value-type="float" office:value="982076" calcext:value-type="float">
            <text:p>982076</text:p>
          </table:table-cell>
          <table:table-cell table:style-name="ce2" office:value-type="float" office:value="490467" calcext:value-type="float">
            <text:p>490467</text:p>
          </table:table-cell>
          <table:table-cell table:style-name="ce2" office:value-type="float" office:value="491609" calcext:value-type="float">
            <text:p>491609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CHANDIGARH</text:p>
          </table:table-cell>
          <table:table-cell table:number-columns-repeated="2" table:style-name="ce2" office:value-type="string" calcext:value-type="string">
            <text:p>Total</text:p>
          </table:table-cell>
          <table:table-cell table:style-name="ce2" office:value-type="float" office:value="579920" calcext:value-type="float">
            <text:p>579920</text:p>
          </table:table-cell>
          <table:table-cell table:style-name="ce2" office:value-type="float" office:value="322898" calcext:value-type="float">
            <text:p>322898</text:p>
          </table:table-cell>
          <table:table-cell table:style-name="ce2" office:value-type="float" office:value="257022" calcext:value-type="float">
            <text:p>257022</text:p>
          </table:table-cell>
          <table:table-cell table:style-name="ce2" office:value-type="float" office:value="321979" calcext:value-type="float">
            <text:p>321979</text:p>
          </table:table-cell>
          <table:table-cell table:style-name="ce2" office:value-type="float" office:value="178557" calcext:value-type="float">
            <text:p>178557</text:p>
          </table:table-cell>
          <table:table-cell table:style-name="ce2" office:value-type="float" office:value="143422" calcext:value-type="float">
            <text:p>14342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CHANDIGARH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23707" calcext:value-type="float">
            <text:p>23707</text:p>
          </table:table-cell>
          <table:table-cell table:style-name="ce2" office:value-type="float" office:value="9719" calcext:value-type="float">
            <text:p>9719</text:p>
          </table:table-cell>
          <table:table-cell table:style-name="ce2" office:value-type="float" office:value="13988" calcext:value-type="float">
            <text:p>13988</text:p>
          </table:table-cell>
          <table:table-cell table:style-name="ce2" office:value-type="float" office:value="3167" calcext:value-type="float">
            <text:p>3167</text:p>
          </table:table-cell>
          <table:table-cell table:style-name="ce2" office:value-type="float" office:value="1299" calcext:value-type="float">
            <text:p>1299</text:p>
          </table:table-cell>
          <table:table-cell table:style-name="ce2" office:value-type="float" office:value="1868" calcext:value-type="float">
            <text:p>1868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CHANDIGARH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556213" calcext:value-type="float">
            <text:p>556213</text:p>
          </table:table-cell>
          <table:table-cell table:style-name="ce2" office:value-type="float" office:value="313179" calcext:value-type="float">
            <text:p>313179</text:p>
          </table:table-cell>
          <table:table-cell table:style-name="ce2" office:value-type="float" office:value="243034" calcext:value-type="float">
            <text:p>243034</text:p>
          </table:table-cell>
          <table:table-cell table:style-name="ce2" office:value-type="float" office:value="318812" calcext:value-type="float">
            <text:p>318812</text:p>
          </table:table-cell>
          <table:table-cell table:style-name="ce2" office:value-type="float" office:value="177258" calcext:value-type="float">
            <text:p>177258</text:p>
          </table:table-cell>
          <table:table-cell table:style-name="ce2" office:value-type="float" office:value="141554" calcext:value-type="float">
            <text:p>141554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CHANDIGARH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35500" calcext:value-type="float">
            <text:p>35500</text:p>
          </table:table-cell>
          <table:table-cell table:style-name="ce2" office:value-type="float" office:value="19962" calcext:value-type="float">
            <text:p>19962</text:p>
          </table:table-cell>
          <table:table-cell table:style-name="ce2" office:value-type="float" office:value="15538" calcext:value-type="float">
            <text:p>15538</text:p>
          </table:table-cell>
          <table:table-cell table:style-name="ce2" office:value-type="float" office:value="12238" calcext:value-type="float">
            <text:p>12238</text:p>
          </table:table-cell>
          <table:table-cell table:style-name="ce2" office:value-type="float" office:value="6956" calcext:value-type="float">
            <text:p>6956</text:p>
          </table:table-cell>
          <table:table-cell table:style-name="ce2" office:value-type="float" office:value="5282" calcext:value-type="float">
            <text:p>528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CHANDIGARH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62131" calcext:value-type="float">
            <text:p>62131</text:p>
          </table:table-cell>
          <table:table-cell table:style-name="ce2" office:value-type="float" office:value="33869" calcext:value-type="float">
            <text:p>33869</text:p>
          </table:table-cell>
          <table:table-cell table:style-name="ce2" office:value-type="float" office:value="28262" calcext:value-type="float">
            <text:p>28262</text:p>
          </table:table-cell>
          <table:table-cell table:style-name="ce2" office:value-type="float" office:value="23074" calcext:value-type="float">
            <text:p>23074</text:p>
          </table:table-cell>
          <table:table-cell table:style-name="ce2" office:value-type="float" office:value="12976" calcext:value-type="float">
            <text:p>12976</text:p>
          </table:table-cell>
          <table:table-cell table:style-name="ce2" office:value-type="float" office:value="10098" calcext:value-type="float">
            <text:p>10098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CHANDIGARH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63942" calcext:value-type="float">
            <text:p>63942</text:p>
          </table:table-cell>
          <table:table-cell table:style-name="ce2" office:value-type="float" office:value="36718" calcext:value-type="float">
            <text:p>36718</text:p>
          </table:table-cell>
          <table:table-cell table:style-name="ce2" office:value-type="float" office:value="27224" calcext:value-type="float">
            <text:p>27224</text:p>
          </table:table-cell>
          <table:table-cell table:style-name="ce2" office:value-type="float" office:value="26943" calcext:value-type="float">
            <text:p>26943</text:p>
          </table:table-cell>
          <table:table-cell table:style-name="ce2" office:value-type="float" office:value="15224" calcext:value-type="float">
            <text:p>15224</text:p>
          </table:table-cell>
          <table:table-cell table:style-name="ce2" office:value-type="float" office:value="11719" calcext:value-type="float">
            <text:p>11719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CHANDIGARH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206478" calcext:value-type="float">
            <text:p>206478</text:p>
          </table:table-cell>
          <table:table-cell table:style-name="ce2" office:value-type="float" office:value="122056" calcext:value-type="float">
            <text:p>122056</text:p>
          </table:table-cell>
          <table:table-cell table:style-name="ce2" office:value-type="float" office:value="84422" calcext:value-type="float">
            <text:p>84422</text:p>
          </table:table-cell>
          <table:table-cell table:style-name="ce2" office:value-type="float" office:value="118884" calcext:value-type="float">
            <text:p>118884</text:p>
          </table:table-cell>
          <table:table-cell table:style-name="ce2" office:value-type="float" office:value="68857" calcext:value-type="float">
            <text:p>68857</text:p>
          </table:table-cell>
          <table:table-cell table:style-name="ce2" office:value-type="float" office:value="50027" calcext:value-type="float">
            <text:p>50027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CHANDIGARH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182654" calcext:value-type="float">
            <text:p>182654</text:p>
          </table:table-cell>
          <table:table-cell table:style-name="ce2" office:value-type="float" office:value="97750" calcext:value-type="float">
            <text:p>97750</text:p>
          </table:table-cell>
          <table:table-cell table:style-name="ce2" office:value-type="float" office:value="84904" calcext:value-type="float">
            <text:p>84904</text:p>
          </table:table-cell>
          <table:table-cell table:style-name="ce2" office:value-type="float" office:value="135080" calcext:value-type="float">
            <text:p>135080</text:p>
          </table:table-cell>
          <table:table-cell table:style-name="ce2" office:value-type="float" office:value="71819" calcext:value-type="float">
            <text:p>71819</text:p>
          </table:table-cell>
          <table:table-cell table:style-name="ce2" office:value-type="float" office:value="63261" calcext:value-type="float">
            <text:p>63261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CHANDIGARH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float" office:value="11723" calcext:value-type="float">
            <text:p>11723</text:p>
          </table:table-cell>
          <table:table-cell table:style-name="ce2" office:value-type="float" office:value="7069" calcext:value-type="float">
            <text:p>7069</text:p>
          </table:table-cell>
          <table:table-cell table:style-name="ce2" office:value-type="float" office:value="4654" calcext:value-type="float">
            <text:p>4654</text:p>
          </table:table-cell>
          <table:table-cell table:style-name="ce2" office:value-type="float" office:value="4353" calcext:value-type="float">
            <text:p>4353</text:p>
          </table:table-cell>
          <table:table-cell table:style-name="ce2" office:value-type="float" office:value="2647" calcext:value-type="float">
            <text:p>2647</text:p>
          </table:table-cell>
          <table:table-cell table:style-name="ce2" office:value-type="float" office:value="1706" calcext:value-type="float">
            <text:p>1706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CHANDIGARH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853" calcext:value-type="float">
            <text:p>853</text:p>
          </table:table-cell>
          <table:table-cell table:style-name="ce2" office:value-type="float" office:value="379" calcext:value-type="float">
            <text:p>379</text:p>
          </table:table-cell>
          <table:table-cell table:style-name="ce2" office:value-type="float" office:value="474" calcext:value-type="float">
            <text:p>474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CHANDIGARH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10870" calcext:value-type="float">
            <text:p>10870</text:p>
          </table:table-cell>
          <table:table-cell table:style-name="ce2" office:value-type="float" office:value="6690" calcext:value-type="float">
            <text:p>6690</text:p>
          </table:table-cell>
          <table:table-cell table:style-name="ce2" office:value-type="float" office:value="4180" calcext:value-type="float">
            <text:p>4180</text:p>
          </table:table-cell>
          <table:table-cell table:style-name="ce2" office:value-type="float" office:value="4306" calcext:value-type="float">
            <text:p>4306</text:p>
          </table:table-cell>
          <table:table-cell table:style-name="ce2" office:value-type="float" office:value="2624" calcext:value-type="float">
            <text:p>2624</text:p>
          </table:table-cell>
          <table:table-cell table:style-name="ce2" office:value-type="float" office:value="1682" calcext:value-type="float">
            <text:p>168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CHANDIGARH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962" calcext:value-type="float">
            <text:p>962</text:p>
          </table:table-cell>
          <table:table-cell table:style-name="ce2" office:value-type="float" office:value="542" calcext:value-type="float">
            <text:p>542</text:p>
          </table:table-cell>
          <table:table-cell table:style-name="ce2" office:value-type="float" office:value="420" calcext:value-type="float">
            <text:p>420</text:p>
          </table:table-cell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78" calcext:value-type="float">
            <text:p>78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CHANDIGARH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1919" calcext:value-type="float">
            <text:p>1919</text:p>
          </table:table-cell>
          <table:table-cell table:style-name="ce2" office:value-type="float" office:value="1093" calcext:value-type="float">
            <text:p>1093</text:p>
          </table:table-cell>
          <table:table-cell table:style-name="ce2" office:value-type="float" office:value="826" calcext:value-type="float">
            <text:p>826</text:p>
          </table:table-cell>
          <table:table-cell table:style-name="ce2" office:value-type="float" office:value="430" calcext:value-type="float">
            <text:p>430</text:p>
          </table:table-cell>
          <table:table-cell table:style-name="ce2" office:value-type="float" office:value="253" calcext:value-type="float">
            <text:p>253</text:p>
          </table:table-cell>
          <table:table-cell table:style-name="ce2" office:value-type="float" office:value="177" calcext:value-type="float">
            <text:p>177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CHANDIGARH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1742" calcext:value-type="float">
            <text:p>1742</text:p>
          </table:table-cell>
          <table:table-cell table:style-name="ce2" office:value-type="float" office:value="1066" calcext:value-type="float">
            <text:p>1066</text:p>
          </table:table-cell>
          <table:table-cell table:style-name="ce2" office:value-type="float" office:value="676" calcext:value-type="float">
            <text:p>676</text:p>
          </table:table-cell>
          <table:table-cell table:style-name="ce2" office:value-type="float" office:value="577" calcext:value-type="float">
            <text:p>577</text:p>
          </table:table-cell>
          <table:table-cell table:style-name="ce2" office:value-type="float" office:value="335" calcext:value-type="float">
            <text:p>335</text:p>
          </table:table-cell>
          <table:table-cell table:style-name="ce2" office:value-type="float" office:value="242" calcext:value-type="float">
            <text:p>24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CHANDIGARH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4652" calcext:value-type="float">
            <text:p>4652</text:p>
          </table:table-cell>
          <table:table-cell table:style-name="ce2" office:value-type="float" office:value="3001" calcext:value-type="float">
            <text:p>3001</text:p>
          </table:table-cell>
          <table:table-cell table:style-name="ce2" office:value-type="float" office:value="1651" calcext:value-type="float">
            <text:p>1651</text:p>
          </table:table-cell>
          <table:table-cell table:style-name="ce2" office:value-type="float" office:value="2244" calcext:value-type="float">
            <text:p>2244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844" calcext:value-type="float">
            <text:p>844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CHANDIGARH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1464" calcext:value-type="float">
            <text:p>1464</text:p>
          </table:table-cell>
          <table:table-cell table:style-name="ce2" office:value-type="float" office:value="909" calcext:value-type="float">
            <text:p>909</text:p>
          </table:table-cell>
          <table:table-cell table:style-name="ce2" office:value-type="float" office:value="555" calcext:value-type="float">
            <text:p>555</text:p>
          </table:table-cell>
          <table:table-cell table:style-name="ce2" office:value-type="float" office:value="840" calcext:value-type="float">
            <text:p>840</text:p>
          </table:table-cell>
          <table:table-cell table:style-name="ce2" office:value-type="float" office:value="509" calcext:value-type="float">
            <text:p>509</text:p>
          </table:table-cell>
          <table:table-cell table:style-name="ce2" office:value-type="float" office:value="331" calcext:value-type="float">
            <text:p>331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CHANDIGARH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float" office:value="568197" calcext:value-type="float">
            <text:p>568197</text:p>
          </table:table-cell>
          <table:table-cell table:style-name="ce2" office:value-type="float" office:value="315829" calcext:value-type="float">
            <text:p>315829</text:p>
          </table:table-cell>
          <table:table-cell table:style-name="ce2" office:value-type="float" office:value="252368" calcext:value-type="float">
            <text:p>252368</text:p>
          </table:table-cell>
          <table:table-cell table:style-name="ce2" office:value-type="float" office:value="317626" calcext:value-type="float">
            <text:p>317626</text:p>
          </table:table-cell>
          <table:table-cell table:style-name="ce2" office:value-type="float" office:value="175910" calcext:value-type="float">
            <text:p>175910</text:p>
          </table:table-cell>
          <table:table-cell table:style-name="ce2" office:value-type="float" office:value="141716" calcext:value-type="float">
            <text:p>141716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CHANDIGARH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22854" calcext:value-type="float">
            <text:p>22854</text:p>
          </table:table-cell>
          <table:table-cell table:style-name="ce2" office:value-type="float" office:value="9340" calcext:value-type="float">
            <text:p>9340</text:p>
          </table:table-cell>
          <table:table-cell table:style-name="ce2" office:value-type="float" office:value="13514" calcext:value-type="float">
            <text:p>13514</text:p>
          </table:table-cell>
          <table:table-cell table:style-name="ce2" office:value-type="float" office:value="3120" calcext:value-type="float">
            <text:p>3120</text:p>
          </table:table-cell>
          <table:table-cell table:style-name="ce2" office:value-type="float" office:value="1276" calcext:value-type="float">
            <text:p>1276</text:p>
          </table:table-cell>
          <table:table-cell table:style-name="ce2" office:value-type="float" office:value="1844" calcext:value-type="float">
            <text:p>1844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CHANDIGARH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545343" calcext:value-type="float">
            <text:p>545343</text:p>
          </table:table-cell>
          <table:table-cell table:style-name="ce2" office:value-type="float" office:value="306489" calcext:value-type="float">
            <text:p>306489</text:p>
          </table:table-cell>
          <table:table-cell table:style-name="ce2" office:value-type="float" office:value="238854" calcext:value-type="float">
            <text:p>238854</text:p>
          </table:table-cell>
          <table:table-cell table:style-name="ce2" office:value-type="float" office:value="314506" calcext:value-type="float">
            <text:p>314506</text:p>
          </table:table-cell>
          <table:table-cell table:style-name="ce2" office:value-type="float" office:value="174634" calcext:value-type="float">
            <text:p>174634</text:p>
          </table:table-cell>
          <table:table-cell table:style-name="ce2" office:value-type="float" office:value="139872" calcext:value-type="float">
            <text:p>13987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CHANDIGARH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34538" calcext:value-type="float">
            <text:p>34538</text:p>
          </table:table-cell>
          <table:table-cell table:style-name="ce2" office:value-type="float" office:value="19420" calcext:value-type="float">
            <text:p>19420</text:p>
          </table:table-cell>
          <table:table-cell table:style-name="ce2" office:value-type="float" office:value="15118" calcext:value-type="float">
            <text:p>15118</text:p>
          </table:table-cell>
          <table:table-cell table:style-name="ce2" office:value-type="float" office:value="12054" calcext:value-type="float">
            <text:p>12054</text:p>
          </table:table-cell>
          <table:table-cell table:style-name="ce2" office:value-type="float" office:value="6850" calcext:value-type="float">
            <text:p>6850</text:p>
          </table:table-cell>
          <table:table-cell table:style-name="ce2" office:value-type="float" office:value="5204" calcext:value-type="float">
            <text:p>5204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CHANDIGARH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60212" calcext:value-type="float">
            <text:p>60212</text:p>
          </table:table-cell>
          <table:table-cell table:style-name="ce2" office:value-type="float" office:value="32776" calcext:value-type="float">
            <text:p>32776</text:p>
          </table:table-cell>
          <table:table-cell table:style-name="ce2" office:value-type="float" office:value="27436" calcext:value-type="float">
            <text:p>27436</text:p>
          </table:table-cell>
          <table:table-cell table:style-name="ce2" office:value-type="float" office:value="22644" calcext:value-type="float">
            <text:p>22644</text:p>
          </table:table-cell>
          <table:table-cell table:style-name="ce2" office:value-type="float" office:value="12723" calcext:value-type="float">
            <text:p>12723</text:p>
          </table:table-cell>
          <table:table-cell table:style-name="ce2" office:value-type="float" office:value="9921" calcext:value-type="float">
            <text:p>9921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CHANDIGARH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62200" calcext:value-type="float">
            <text:p>62200</text:p>
          </table:table-cell>
          <table:table-cell table:style-name="ce2" office:value-type="float" office:value="35652" calcext:value-type="float">
            <text:p>35652</text:p>
          </table:table-cell>
          <table:table-cell table:style-name="ce2" office:value-type="float" office:value="26548" calcext:value-type="float">
            <text:p>26548</text:p>
          </table:table-cell>
          <table:table-cell table:style-name="ce2" office:value-type="float" office:value="26366" calcext:value-type="float">
            <text:p>26366</text:p>
          </table:table-cell>
          <table:table-cell table:style-name="ce2" office:value-type="float" office:value="14889" calcext:value-type="float">
            <text:p>14889</text:p>
          </table:table-cell>
          <table:table-cell table:style-name="ce2" office:value-type="float" office:value="11477" calcext:value-type="float">
            <text:p>11477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CHANDIGARH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201826" calcext:value-type="float">
            <text:p>201826</text:p>
          </table:table-cell>
          <table:table-cell table:style-name="ce2" office:value-type="float" office:value="119055" calcext:value-type="float">
            <text:p>119055</text:p>
          </table:table-cell>
          <table:table-cell table:style-name="ce2" office:value-type="float" office:value="82771" calcext:value-type="float">
            <text:p>82771</text:p>
          </table:table-cell>
          <table:table-cell table:style-name="ce2" office:value-type="float" office:value="116640" calcext:value-type="float">
            <text:p>116640</text:p>
          </table:table-cell>
          <table:table-cell table:style-name="ce2" office:value-type="float" office:value="67457" calcext:value-type="float">
            <text:p>67457</text:p>
          </table:table-cell>
          <table:table-cell table:style-name="ce2" office:value-type="float" office:value="49183" calcext:value-type="float">
            <text:p>49183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CHANDIGARH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181190" calcext:value-type="float">
            <text:p>181190</text:p>
          </table:table-cell>
          <table:table-cell table:style-name="ce2" office:value-type="float" office:value="96841" calcext:value-type="float">
            <text:p>96841</text:p>
          </table:table-cell>
          <table:table-cell table:style-name="ce2" office:value-type="float" office:value="84349" calcext:value-type="float">
            <text:p>84349</text:p>
          </table:table-cell>
          <table:table-cell table:style-name="ce2" office:value-type="float" office:value="134240" calcext:value-type="float">
            <text:p>134240</text:p>
          </table:table-cell>
          <table:table-cell table:style-name="ce2" office:value-type="float" office:value="71310" calcext:value-type="float">
            <text:p>71310</text:p>
          </table:table-cell>
          <table:table-cell table:style-name="ce2" office:value-type="float" office:value="62930" calcext:value-type="float">
            <text:p>62930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UTTARAKHAND</text:p>
          </table:table-cell>
          <table:table-cell table:number-columns-repeated="2" table:style-name="ce2" office:value-type="string" calcext:value-type="string">
            <text:p>Total</text:p>
          </table:table-cell>
          <table:table-cell table:style-name="ce2" office:value-type="float" office:value="1757756" calcext:value-type="float">
            <text:p>1757756</text:p>
          </table:table-cell>
          <table:table-cell table:style-name="ce2" office:value-type="float" office:value="982762" calcext:value-type="float">
            <text:p>982762</text:p>
          </table:table-cell>
          <table:table-cell table:style-name="ce2" office:value-type="float" office:value="774994" calcext:value-type="float">
            <text:p>774994</text:p>
          </table:table-cell>
          <table:table-cell table:style-name="ce2" office:value-type="float" office:value="187822" calcext:value-type="float">
            <text:p>187822</text:p>
          </table:table-cell>
          <table:table-cell table:style-name="ce2" office:value-type="float" office:value="109529" calcext:value-type="float">
            <text:p>109529</text:p>
          </table:table-cell>
          <table:table-cell table:style-name="ce2" office:value-type="float" office:value="78293" calcext:value-type="float">
            <text:p>78293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UTTARAKHAND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248956" calcext:value-type="float">
            <text:p>248956</text:p>
          </table:table-cell>
          <table:table-cell table:style-name="ce2" office:value-type="float" office:value="103570" calcext:value-type="float">
            <text:p>103570</text:p>
          </table:table-cell>
          <table:table-cell table:style-name="ce2" office:value-type="float" office:value="145386" calcext:value-type="float">
            <text:p>145386</text:p>
          </table:table-cell>
          <table:table-cell table:style-name="ce2" office:value-type="float" office:value="4772" calcext:value-type="float">
            <text:p>4772</text:p>
          </table:table-cell>
          <table:table-cell table:style-name="ce2" office:value-type="float" office:value="2052" calcext:value-type="float">
            <text:p>2052</text:p>
          </table:table-cell>
          <table:table-cell table:style-name="ce2" office:value-type="float" office:value="2720" calcext:value-type="float">
            <text:p>2720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UTTARAKHAND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1508800" calcext:value-type="float">
            <text:p>1508800</text:p>
          </table:table-cell>
          <table:table-cell table:style-name="ce2" office:value-type="float" office:value="879192" calcext:value-type="float">
            <text:p>879192</text:p>
          </table:table-cell>
          <table:table-cell table:style-name="ce2" office:value-type="float" office:value="629608" calcext:value-type="float">
            <text:p>629608</text:p>
          </table:table-cell>
          <table:table-cell table:style-name="ce2" office:value-type="float" office:value="183050" calcext:value-type="float">
            <text:p>183050</text:p>
          </table:table-cell>
          <table:table-cell table:style-name="ce2" office:value-type="float" office:value="107477" calcext:value-type="float">
            <text:p>107477</text:p>
          </table:table-cell>
          <table:table-cell table:style-name="ce2" office:value-type="float" office:value="75573" calcext:value-type="float">
            <text:p>75573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UTTARAKHAND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162405" calcext:value-type="float">
            <text:p>162405</text:p>
          </table:table-cell>
          <table:table-cell table:style-name="ce2" office:value-type="float" office:value="90016" calcext:value-type="float">
            <text:p>90016</text:p>
          </table:table-cell>
          <table:table-cell table:style-name="ce2" office:value-type="float" office:value="72389" calcext:value-type="float">
            <text:p>72389</text:p>
          </table:table-cell>
          <table:table-cell table:style-name="ce2" office:value-type="float" office:value="7136" calcext:value-type="float">
            <text:p>7136</text:p>
          </table:table-cell>
          <table:table-cell table:style-name="ce2" office:value-type="float" office:value="3959" calcext:value-type="float">
            <text:p>3959</text:p>
          </table:table-cell>
          <table:table-cell table:style-name="ce2" office:value-type="float" office:value="3177" calcext:value-type="float">
            <text:p>3177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UTTARAKHAND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254347" calcext:value-type="float">
            <text:p>254347</text:p>
          </table:table-cell>
          <table:table-cell table:style-name="ce2" office:value-type="float" office:value="144018" calcext:value-type="float">
            <text:p>144018</text:p>
          </table:table-cell>
          <table:table-cell table:style-name="ce2" office:value-type="float" office:value="110329" calcext:value-type="float">
            <text:p>110329</text:p>
          </table:table-cell>
          <table:table-cell table:style-name="ce2" office:value-type="float" office:value="14621" calcext:value-type="float">
            <text:p>14621</text:p>
          </table:table-cell>
          <table:table-cell table:style-name="ce2" office:value-type="float" office:value="8223" calcext:value-type="float">
            <text:p>8223</text:p>
          </table:table-cell>
          <table:table-cell table:style-name="ce2" office:value-type="float" office:value="6398" calcext:value-type="float">
            <text:p>6398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UTTARAKHAND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224888" calcext:value-type="float">
            <text:p>224888</text:p>
          </table:table-cell>
          <table:table-cell table:style-name="ce2" office:value-type="float" office:value="135855" calcext:value-type="float">
            <text:p>135855</text:p>
          </table:table-cell>
          <table:table-cell table:style-name="ce2" office:value-type="float" office:value="89033" calcext:value-type="float">
            <text:p>89033</text:p>
          </table:table-cell>
          <table:table-cell table:style-name="ce2" office:value-type="float" office:value="22254" calcext:value-type="float">
            <text:p>22254</text:p>
          </table:table-cell>
          <table:table-cell table:style-name="ce2" office:value-type="float" office:value="13503" calcext:value-type="float">
            <text:p>13503</text:p>
          </table:table-cell>
          <table:table-cell table:style-name="ce2" office:value-type="float" office:value="8751" calcext:value-type="float">
            <text:p>8751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UTTARAKHAND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450035" calcext:value-type="float">
            <text:p>450035</text:p>
          </table:table-cell>
          <table:table-cell table:style-name="ce2" office:value-type="float" office:value="277283" calcext:value-type="float">
            <text:p>277283</text:p>
          </table:table-cell>
          <table:table-cell table:style-name="ce2" office:value-type="float" office:value="172752" calcext:value-type="float">
            <text:p>172752</text:p>
          </table:table-cell>
          <table:table-cell table:style-name="ce2" office:value-type="float" office:value="69376" calcext:value-type="float">
            <text:p>69376</text:p>
          </table:table-cell>
          <table:table-cell table:style-name="ce2" office:value-type="float" office:value="42600" calcext:value-type="float">
            <text:p>42600</text:p>
          </table:table-cell>
          <table:table-cell table:style-name="ce2" office:value-type="float" office:value="26776" calcext:value-type="float">
            <text:p>26776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UTTARAKHAND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383290" calcext:value-type="float">
            <text:p>383290</text:p>
          </table:table-cell>
          <table:table-cell table:style-name="ce2" office:value-type="float" office:value="212875" calcext:value-type="float">
            <text:p>212875</text:p>
          </table:table-cell>
          <table:table-cell table:style-name="ce2" office:value-type="float" office:value="170415" calcext:value-type="float">
            <text:p>170415</text:p>
          </table:table-cell>
          <table:table-cell table:style-name="ce2" office:value-type="float" office:value="65932" calcext:value-type="float">
            <text:p>65932</text:p>
          </table:table-cell>
          <table:table-cell table:style-name="ce2" office:value-type="float" office:value="36861" calcext:value-type="float">
            <text:p>36861</text:p>
          </table:table-cell>
          <table:table-cell table:style-name="ce2" office:value-type="float" office:value="29071" calcext:value-type="float">
            <text:p>29071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UTTARAKHAND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float" office:value="835231" calcext:value-type="float">
            <text:p>835231</text:p>
          </table:table-cell>
          <table:table-cell table:style-name="ce2" office:value-type="float" office:value="467968" calcext:value-type="float">
            <text:p>467968</text:p>
          </table:table-cell>
          <table:table-cell table:style-name="ce2" office:value-type="float" office:value="367263" calcext:value-type="float">
            <text:p>367263</text:p>
          </table:table-cell>
          <table:table-cell table:style-name="ce2" office:value-type="float" office:value="70611" calcext:value-type="float">
            <text:p>70611</text:p>
          </table:table-cell>
          <table:table-cell table:style-name="ce2" office:value-type="float" office:value="42893" calcext:value-type="float">
            <text:p>42893</text:p>
          </table:table-cell>
          <table:table-cell table:style-name="ce2" office:value-type="float" office:value="27718" calcext:value-type="float">
            <text:p>27718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UTTARAKHAND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163049" calcext:value-type="float">
            <text:p>163049</text:p>
          </table:table-cell>
          <table:table-cell table:style-name="ce2" office:value-type="float" office:value="66561" calcext:value-type="float">
            <text:p>66561</text:p>
          </table:table-cell>
          <table:table-cell table:style-name="ce2" office:value-type="float" office:value="96488" calcext:value-type="float">
            <text:p>96488</text:p>
          </table:table-cell>
          <table:table-cell table:style-name="ce2" office:value-type="float" office:value="2977" calcext:value-type="float">
            <text:p>2977</text:p>
          </table:table-cell>
          <table:table-cell table:style-name="ce2" office:value-type="float" office:value="1303" calcext:value-type="float">
            <text:p>1303</text:p>
          </table:table-cell>
          <table:table-cell table:style-name="ce2" office:value-type="float" office:value="1674" calcext:value-type="float">
            <text:p>1674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UTTARAKHAND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672182" calcext:value-type="float">
            <text:p>672182</text:p>
          </table:table-cell>
          <table:table-cell table:style-name="ce2" office:value-type="float" office:value="401407" calcext:value-type="float">
            <text:p>401407</text:p>
          </table:table-cell>
          <table:table-cell table:style-name="ce2" office:value-type="float" office:value="270775" calcext:value-type="float">
            <text:p>270775</text:p>
          </table:table-cell>
          <table:table-cell table:style-name="ce2" office:value-type="float" office:value="67634" calcext:value-type="float">
            <text:p>67634</text:p>
          </table:table-cell>
          <table:table-cell table:style-name="ce2" office:value-type="float" office:value="41590" calcext:value-type="float">
            <text:p>41590</text:p>
          </table:table-cell>
          <table:table-cell table:style-name="ce2" office:value-type="float" office:value="26044" calcext:value-type="float">
            <text:p>26044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UTTARAKHAND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96718" calcext:value-type="float">
            <text:p>96718</text:p>
          </table:table-cell>
          <table:table-cell table:style-name="ce2" office:value-type="float" office:value="53578" calcext:value-type="float">
            <text:p>53578</text:p>
          </table:table-cell>
          <table:table-cell table:style-name="ce2" office:value-type="float" office:value="43140" calcext:value-type="float">
            <text:p>43140</text:p>
          </table:table-cell>
          <table:table-cell table:style-name="ce2" office:value-type="float" office:value="3586" calcext:value-type="float">
            <text:p>3586</text:p>
          </table:table-cell>
          <table:table-cell table:style-name="ce2" office:value-type="float" office:value="1963" calcext:value-type="float">
            <text:p>1963</text:p>
          </table:table-cell>
          <table:table-cell table:style-name="ce2" office:value-type="float" office:value="1623" calcext:value-type="float">
            <text:p>1623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UTTARAKHAND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149032" calcext:value-type="float">
            <text:p>149032</text:p>
          </table:table-cell>
          <table:table-cell table:style-name="ce2" office:value-type="float" office:value="84212" calcext:value-type="float">
            <text:p>84212</text:p>
          </table:table-cell>
          <table:table-cell table:style-name="ce2" office:value-type="float" office:value="64820" calcext:value-type="float">
            <text:p>64820</text:p>
          </table:table-cell>
          <table:table-cell table:style-name="ce2" office:value-type="float" office:value="7252" calcext:value-type="float">
            <text:p>7252</text:p>
          </table:table-cell>
          <table:table-cell table:style-name="ce2" office:value-type="float" office:value="4150" calcext:value-type="float">
            <text:p>4150</text:p>
          </table:table-cell>
          <table:table-cell table:style-name="ce2" office:value-type="float" office:value="3102" calcext:value-type="float">
            <text:p>310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UTTARAKHAND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125236" calcext:value-type="float">
            <text:p>125236</text:p>
          </table:table-cell>
          <table:table-cell table:style-name="ce2" office:value-type="float" office:value="77129" calcext:value-type="float">
            <text:p>77129</text:p>
          </table:table-cell>
          <table:table-cell table:style-name="ce2" office:value-type="float" office:value="48107" calcext:value-type="float">
            <text:p>48107</text:p>
          </table:table-cell>
          <table:table-cell table:style-name="ce2" office:value-type="float" office:value="11133" calcext:value-type="float">
            <text:p>11133</text:p>
          </table:table-cell>
          <table:table-cell table:style-name="ce2" office:value-type="float" office:value="6773" calcext:value-type="float">
            <text:p>6773</text:p>
          </table:table-cell>
          <table:table-cell table:style-name="ce2" office:value-type="float" office:value="4360" calcext:value-type="float">
            <text:p>4360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UTTARAKHAND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185772" calcext:value-type="float">
            <text:p>185772</text:p>
          </table:table-cell>
          <table:table-cell table:style-name="ce2" office:value-type="float" office:value="118084" calcext:value-type="float">
            <text:p>118084</text:p>
          </table:table-cell>
          <table:table-cell table:style-name="ce2" office:value-type="float" office:value="67688" calcext:value-type="float">
            <text:p>67688</text:p>
          </table:table-cell>
          <table:table-cell table:style-name="ce2" office:value-type="float" office:value="27521" calcext:value-type="float">
            <text:p>27521</text:p>
          </table:table-cell>
          <table:table-cell table:style-name="ce2" office:value-type="float" office:value="17643" calcext:value-type="float">
            <text:p>17643</text:p>
          </table:table-cell>
          <table:table-cell table:style-name="ce2" office:value-type="float" office:value="9878" calcext:value-type="float">
            <text:p>9878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UTTARAKHAND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98788" calcext:value-type="float">
            <text:p>98788</text:p>
          </table:table-cell>
          <table:table-cell table:style-name="ce2" office:value-type="float" office:value="59004" calcext:value-type="float">
            <text:p>59004</text:p>
          </table:table-cell>
          <table:table-cell table:style-name="ce2" office:value-type="float" office:value="39784" calcext:value-type="float">
            <text:p>39784</text:p>
          </table:table-cell>
          <table:table-cell table:style-name="ce2" office:value-type="float" office:value="16797" calcext:value-type="float">
            <text:p>16797</text:p>
          </table:table-cell>
          <table:table-cell table:style-name="ce2" office:value-type="float" office:value="10143" calcext:value-type="float">
            <text:p>10143</text:p>
          </table:table-cell>
          <table:table-cell table:style-name="ce2" office:value-type="float" office:value="6654" calcext:value-type="float">
            <text:p>6654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UTTARAKHAND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float" office:value="922525" calcext:value-type="float">
            <text:p>922525</text:p>
          </table:table-cell>
          <table:table-cell table:style-name="ce2" office:value-type="float" office:value="514794" calcext:value-type="float">
            <text:p>514794</text:p>
          </table:table-cell>
          <table:table-cell table:style-name="ce2" office:value-type="float" office:value="407731" calcext:value-type="float">
            <text:p>407731</text:p>
          </table:table-cell>
          <table:table-cell table:style-name="ce2" office:value-type="float" office:value="117211" calcext:value-type="float">
            <text:p>117211</text:p>
          </table:table-cell>
          <table:table-cell table:style-name="ce2" office:value-type="float" office:value="66636" calcext:value-type="float">
            <text:p>66636</text:p>
          </table:table-cell>
          <table:table-cell table:style-name="ce2" office:value-type="float" office:value="50575" calcext:value-type="float">
            <text:p>50575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UTTARAKHAND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85907" calcext:value-type="float">
            <text:p>85907</text:p>
          </table:table-cell>
          <table:table-cell table:style-name="ce2" office:value-type="float" office:value="37009" calcext:value-type="float">
            <text:p>37009</text:p>
          </table:table-cell>
          <table:table-cell table:style-name="ce2" office:value-type="float" office:value="48898" calcext:value-type="float">
            <text:p>48898</text:p>
          </table:table-cell>
          <table:table-cell table:style-name="ce2" office:value-type="float" office:value="1795" calcext:value-type="float">
            <text:p>1795</text:p>
          </table:table-cell>
          <table:table-cell table:style-name="ce2" office:value-type="float" office:value="749" calcext:value-type="float">
            <text:p>749</text:p>
          </table:table-cell>
          <table:table-cell table:style-name="ce2" office:value-type="float" office:value="1046" calcext:value-type="float">
            <text:p>1046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UTTARAKHAND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836618" calcext:value-type="float">
            <text:p>836618</text:p>
          </table:table-cell>
          <table:table-cell table:style-name="ce2" office:value-type="float" office:value="477785" calcext:value-type="float">
            <text:p>477785</text:p>
          </table:table-cell>
          <table:table-cell table:style-name="ce2" office:value-type="float" office:value="358833" calcext:value-type="float">
            <text:p>358833</text:p>
          </table:table-cell>
          <table:table-cell table:style-name="ce2" office:value-type="float" office:value="115416" calcext:value-type="float">
            <text:p>115416</text:p>
          </table:table-cell>
          <table:table-cell table:style-name="ce2" office:value-type="float" office:value="65887" calcext:value-type="float">
            <text:p>65887</text:p>
          </table:table-cell>
          <table:table-cell table:style-name="ce2" office:value-type="float" office:value="49529" calcext:value-type="float">
            <text:p>49529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UTTARAKHAND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65687" calcext:value-type="float">
            <text:p>65687</text:p>
          </table:table-cell>
          <table:table-cell table:style-name="ce2" office:value-type="float" office:value="36438" calcext:value-type="float">
            <text:p>36438</text:p>
          </table:table-cell>
          <table:table-cell table:style-name="ce2" office:value-type="float" office:value="29249" calcext:value-type="float">
            <text:p>29249</text:p>
          </table:table-cell>
          <table:table-cell table:style-name="ce2" office:value-type="float" office:value="3550" calcext:value-type="float">
            <text:p>3550</text:p>
          </table:table-cell>
          <table:table-cell table:style-name="ce2" office:value-type="float" office:value="1996" calcext:value-type="float">
            <text:p>1996</text:p>
          </table:table-cell>
          <table:table-cell table:style-name="ce2" office:value-type="float" office:value="1554" calcext:value-type="float">
            <text:p>1554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UTTARAKHAND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105315" calcext:value-type="float">
            <text:p>105315</text:p>
          </table:table-cell>
          <table:table-cell table:style-name="ce2" office:value-type="float" office:value="59806" calcext:value-type="float">
            <text:p>59806</text:p>
          </table:table-cell>
          <table:table-cell table:style-name="ce2" office:value-type="float" office:value="45509" calcext:value-type="float">
            <text:p>45509</text:p>
          </table:table-cell>
          <table:table-cell table:style-name="ce2" office:value-type="float" office:value="7369" calcext:value-type="float">
            <text:p>7369</text:p>
          </table:table-cell>
          <table:table-cell table:style-name="ce2" office:value-type="float" office:value="4073" calcext:value-type="float">
            <text:p>4073</text:p>
          </table:table-cell>
          <table:table-cell table:style-name="ce2" office:value-type="float" office:value="3296" calcext:value-type="float">
            <text:p>3296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UTTARAKHAND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99652" calcext:value-type="float">
            <text:p>99652</text:p>
          </table:table-cell>
          <table:table-cell table:style-name="ce2" office:value-type="float" office:value="58726" calcext:value-type="float">
            <text:p>58726</text:p>
          </table:table-cell>
          <table:table-cell table:style-name="ce2" office:value-type="float" office:value="40926" calcext:value-type="float">
            <text:p>40926</text:p>
          </table:table-cell>
          <table:table-cell table:style-name="ce2" office:value-type="float" office:value="11121" calcext:value-type="float">
            <text:p>11121</text:p>
          </table:table-cell>
          <table:table-cell table:style-name="ce2" office:value-type="float" office:value="6730" calcext:value-type="float">
            <text:p>6730</text:p>
          </table:table-cell>
          <table:table-cell table:style-name="ce2" office:value-type="float" office:value="4391" calcext:value-type="float">
            <text:p>4391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UTTARAKHAND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264263" calcext:value-type="float">
            <text:p>264263</text:p>
          </table:table-cell>
          <table:table-cell table:style-name="ce2" office:value-type="float" office:value="159199" calcext:value-type="float">
            <text:p>159199</text:p>
          </table:table-cell>
          <table:table-cell table:style-name="ce2" office:value-type="float" office:value="105064" calcext:value-type="float">
            <text:p>105064</text:p>
          </table:table-cell>
          <table:table-cell table:style-name="ce2" office:value-type="float" office:value="41855" calcext:value-type="float">
            <text:p>41855</text:p>
          </table:table-cell>
          <table:table-cell table:style-name="ce2" office:value-type="float" office:value="24957" calcext:value-type="float">
            <text:p>24957</text:p>
          </table:table-cell>
          <table:table-cell table:style-name="ce2" office:value-type="float" office:value="16898" calcext:value-type="float">
            <text:p>16898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UTTARAKHAND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284502" calcext:value-type="float">
            <text:p>284502</text:p>
          </table:table-cell>
          <table:table-cell table:style-name="ce2" office:value-type="float" office:value="153871" calcext:value-type="float">
            <text:p>153871</text:p>
          </table:table-cell>
          <table:table-cell table:style-name="ce2" office:value-type="float" office:value="130631" calcext:value-type="float">
            <text:p>130631</text:p>
          </table:table-cell>
          <table:table-cell table:style-name="ce2" office:value-type="float" office:value="49135" calcext:value-type="float">
            <text:p>49135</text:p>
          </table:table-cell>
          <table:table-cell table:style-name="ce2" office:value-type="float" office:value="26718" calcext:value-type="float">
            <text:p>26718</text:p>
          </table:table-cell>
          <table:table-cell table:style-name="ce2" office:value-type="float" office:value="22417" calcext:value-type="float">
            <text:p>22417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HARYANA</text:p>
          </table:table-cell>
          <table:table-cell table:number-columns-repeated="2" table:style-name="ce2" office:value-type="string" calcext:value-type="string">
            <text:p>Total</text:p>
          </table:table-cell>
          <table:table-cell table:style-name="ce2" office:value-type="float" office:value="5627361" calcext:value-type="float">
            <text:p>5627361</text:p>
          </table:table-cell>
          <table:table-cell table:style-name="ce2" office:value-type="float" office:value="3257645" calcext:value-type="float">
            <text:p>3257645</text:p>
          </table:table-cell>
          <table:table-cell table:style-name="ce2" office:value-type="float" office:value="2369716" calcext:value-type="float">
            <text:p>2369716</text:p>
          </table:table-cell>
          <table:table-cell table:style-name="ce2" office:value-type="float" office:value="1170571" calcext:value-type="float">
            <text:p>1170571</text:p>
          </table:table-cell>
          <table:table-cell table:style-name="ce2" office:value-type="float" office:value="681228" calcext:value-type="float">
            <text:p>681228</text:p>
          </table:table-cell>
          <table:table-cell table:style-name="ce2" office:value-type="float" office:value="489343" calcext:value-type="float">
            <text:p>489343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HARYANA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401484" calcext:value-type="float">
            <text:p>401484</text:p>
          </table:table-cell>
          <table:table-cell table:style-name="ce2" office:value-type="float" office:value="171338" calcext:value-type="float">
            <text:p>171338</text:p>
          </table:table-cell>
          <table:table-cell table:style-name="ce2" office:value-type="float" office:value="230146" calcext:value-type="float">
            <text:p>230146</text:p>
          </table:table-cell>
          <table:table-cell table:style-name="ce2" office:value-type="float" office:value="20108" calcext:value-type="float">
            <text:p>20108</text:p>
          </table:table-cell>
          <table:table-cell table:style-name="ce2" office:value-type="float" office:value="10805" calcext:value-type="float">
            <text:p>10805</text:p>
          </table:table-cell>
          <table:table-cell table:style-name="ce2" office:value-type="float" office:value="9303" calcext:value-type="float">
            <text:p>9303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HARYANA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5225877" calcext:value-type="float">
            <text:p>5225877</text:p>
          </table:table-cell>
          <table:table-cell table:style-name="ce2" office:value-type="float" office:value="3086307" calcext:value-type="float">
            <text:p>3086307</text:p>
          </table:table-cell>
          <table:table-cell table:style-name="ce2" office:value-type="float" office:value="2139570" calcext:value-type="float">
            <text:p>2139570</text:p>
          </table:table-cell>
          <table:table-cell table:style-name="ce2" office:value-type="float" office:value="1150463" calcext:value-type="float">
            <text:p>1150463</text:p>
          </table:table-cell>
          <table:table-cell table:style-name="ce2" office:value-type="float" office:value="670423" calcext:value-type="float">
            <text:p>670423</text:p>
          </table:table-cell>
          <table:table-cell table:style-name="ce2" office:value-type="float" office:value="480040" calcext:value-type="float">
            <text:p>480040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HARYANA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379048" calcext:value-type="float">
            <text:p>379048</text:p>
          </table:table-cell>
          <table:table-cell table:style-name="ce2" office:value-type="float" office:value="219470" calcext:value-type="float">
            <text:p>219470</text:p>
          </table:table-cell>
          <table:table-cell table:style-name="ce2" office:value-type="float" office:value="159578" calcext:value-type="float">
            <text:p>159578</text:p>
          </table:table-cell>
          <table:table-cell table:style-name="ce2" office:value-type="float" office:value="28461" calcext:value-type="float">
            <text:p>28461</text:p>
          </table:table-cell>
          <table:table-cell table:style-name="ce2" office:value-type="float" office:value="16756" calcext:value-type="float">
            <text:p>16756</text:p>
          </table:table-cell>
          <table:table-cell table:style-name="ce2" office:value-type="float" office:value="11705" calcext:value-type="float">
            <text:p>11705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HARYANA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732224" calcext:value-type="float">
            <text:p>732224</text:p>
          </table:table-cell>
          <table:table-cell table:style-name="ce2" office:value-type="float" office:value="415038" calcext:value-type="float">
            <text:p>415038</text:p>
          </table:table-cell>
          <table:table-cell table:style-name="ce2" office:value-type="float" office:value="317186" calcext:value-type="float">
            <text:p>317186</text:p>
          </table:table-cell>
          <table:table-cell table:style-name="ce2" office:value-type="float" office:value="97673" calcext:value-type="float">
            <text:p>97673</text:p>
          </table:table-cell>
          <table:table-cell table:style-name="ce2" office:value-type="float" office:value="57382" calcext:value-type="float">
            <text:p>57382</text:p>
          </table:table-cell>
          <table:table-cell table:style-name="ce2" office:value-type="float" office:value="40291" calcext:value-type="float">
            <text:p>40291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HARYANA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720745" calcext:value-type="float">
            <text:p>720745</text:p>
          </table:table-cell>
          <table:table-cell table:style-name="ce2" office:value-type="float" office:value="414813" calcext:value-type="float">
            <text:p>414813</text:p>
          </table:table-cell>
          <table:table-cell table:style-name="ce2" office:value-type="float" office:value="305932" calcext:value-type="float">
            <text:p>305932</text:p>
          </table:table-cell>
          <table:table-cell table:style-name="ce2" office:value-type="float" office:value="150432" calcext:value-type="float">
            <text:p>150432</text:p>
          </table:table-cell>
          <table:table-cell table:style-name="ce2" office:value-type="float" office:value="86355" calcext:value-type="float">
            <text:p>86355</text:p>
          </table:table-cell>
          <table:table-cell table:style-name="ce2" office:value-type="float" office:value="64077" calcext:value-type="float">
            <text:p>64077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HARYANA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2088725" calcext:value-type="float">
            <text:p>2088725</text:p>
          </table:table-cell>
          <table:table-cell table:style-name="ce2" office:value-type="float" office:value="1299411" calcext:value-type="float">
            <text:p>1299411</text:p>
          </table:table-cell>
          <table:table-cell table:style-name="ce2" office:value-type="float" office:value="789314" calcext:value-type="float">
            <text:p>789314</text:p>
          </table:table-cell>
          <table:table-cell table:style-name="ce2" office:value-type="float" office:value="511698" calcext:value-type="float">
            <text:p>511698</text:p>
          </table:table-cell>
          <table:table-cell table:style-name="ce2" office:value-type="float" office:value="310436" calcext:value-type="float">
            <text:p>310436</text:p>
          </table:table-cell>
          <table:table-cell table:style-name="ce2" office:value-type="float" office:value="201262" calcext:value-type="float">
            <text:p>20126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HARYANA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1192517" calcext:value-type="float">
            <text:p>1192517</text:p>
          </table:table-cell>
          <table:table-cell table:style-name="ce2" office:value-type="float" office:value="674416" calcext:value-type="float">
            <text:p>674416</text:p>
          </table:table-cell>
          <table:table-cell table:style-name="ce2" office:value-type="float" office:value="518101" calcext:value-type="float">
            <text:p>518101</text:p>
          </table:table-cell>
          <table:table-cell table:style-name="ce2" office:value-type="float" office:value="338620" calcext:value-type="float">
            <text:p>338620</text:p>
          </table:table-cell>
          <table:table-cell table:style-name="ce2" office:value-type="float" office:value="186645" calcext:value-type="float">
            <text:p>186645</text:p>
          </table:table-cell>
          <table:table-cell table:style-name="ce2" office:value-type="float" office:value="151975" calcext:value-type="float">
            <text:p>151975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HARYANA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float" office:value="2757542" calcext:value-type="float">
            <text:p>2757542</text:p>
          </table:table-cell>
          <table:table-cell table:style-name="ce2" office:value-type="float" office:value="1651753" calcext:value-type="float">
            <text:p>1651753</text:p>
          </table:table-cell>
          <table:table-cell table:style-name="ce2" office:value-type="float" office:value="1105789" calcext:value-type="float">
            <text:p>1105789</text:p>
          </table:table-cell>
          <table:table-cell table:style-name="ce2" office:value-type="float" office:value="562967" calcext:value-type="float">
            <text:p>562967</text:p>
          </table:table-cell>
          <table:table-cell table:style-name="ce2" office:value-type="float" office:value="344293" calcext:value-type="float">
            <text:p>344293</text:p>
          </table:table-cell>
          <table:table-cell table:style-name="ce2" office:value-type="float" office:value="218674" calcext:value-type="float">
            <text:p>218674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HARYANA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277150" calcext:value-type="float">
            <text:p>277150</text:p>
          </table:table-cell>
          <table:table-cell table:style-name="ce2" office:value-type="float" office:value="115322" calcext:value-type="float">
            <text:p>115322</text:p>
          </table:table-cell>
          <table:table-cell table:style-name="ce2" office:value-type="float" office:value="161828" calcext:value-type="float">
            <text:p>161828</text:p>
          </table:table-cell>
          <table:table-cell table:style-name="ce2" office:value-type="float" office:value="10360" calcext:value-type="float">
            <text:p>10360</text:p>
          </table:table-cell>
          <table:table-cell table:style-name="ce2" office:value-type="float" office:value="5529" calcext:value-type="float">
            <text:p>5529</text:p>
          </table:table-cell>
          <table:table-cell table:style-name="ce2" office:value-type="float" office:value="4831" calcext:value-type="float">
            <text:p>4831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HARYANA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2480392" calcext:value-type="float">
            <text:p>2480392</text:p>
          </table:table-cell>
          <table:table-cell table:style-name="ce2" office:value-type="float" office:value="1536431" calcext:value-type="float">
            <text:p>1536431</text:p>
          </table:table-cell>
          <table:table-cell table:style-name="ce2" office:value-type="float" office:value="943961" calcext:value-type="float">
            <text:p>943961</text:p>
          </table:table-cell>
          <table:table-cell table:style-name="ce2" office:value-type="float" office:value="552607" calcext:value-type="float">
            <text:p>552607</text:p>
          </table:table-cell>
          <table:table-cell table:style-name="ce2" office:value-type="float" office:value="338764" calcext:value-type="float">
            <text:p>338764</text:p>
          </table:table-cell>
          <table:table-cell table:style-name="ce2" office:value-type="float" office:value="213843" calcext:value-type="float">
            <text:p>213843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HARYANA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244214" calcext:value-type="float">
            <text:p>244214</text:p>
          </table:table-cell>
          <table:table-cell table:style-name="ce2" office:value-type="float" office:value="142863" calcext:value-type="float">
            <text:p>142863</text:p>
          </table:table-cell>
          <table:table-cell table:style-name="ce2" office:value-type="float" office:value="101351" calcext:value-type="float">
            <text:p>101351</text:p>
          </table:table-cell>
          <table:table-cell table:style-name="ce2" office:value-type="float" office:value="14331" calcext:value-type="float">
            <text:p>14331</text:p>
          </table:table-cell>
          <table:table-cell table:style-name="ce2" office:value-type="float" office:value="8606" calcext:value-type="float">
            <text:p>8606</text:p>
          </table:table-cell>
          <table:table-cell table:style-name="ce2" office:value-type="float" office:value="5725" calcext:value-type="float">
            <text:p>5725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HARYANA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486295" calcext:value-type="float">
            <text:p>486295</text:p>
          </table:table-cell>
          <table:table-cell table:style-name="ce2" office:value-type="float" office:value="281014" calcext:value-type="float">
            <text:p>281014</text:p>
          </table:table-cell>
          <table:table-cell table:style-name="ce2" office:value-type="float" office:value="205281" calcext:value-type="float">
            <text:p>205281</text:p>
          </table:table-cell>
          <table:table-cell table:style-name="ce2" office:value-type="float" office:value="67075" calcext:value-type="float">
            <text:p>67075</text:p>
          </table:table-cell>
          <table:table-cell table:style-name="ce2" office:value-type="float" office:value="39899" calcext:value-type="float">
            <text:p>39899</text:p>
          </table:table-cell>
          <table:table-cell table:style-name="ce2" office:value-type="float" office:value="27176" calcext:value-type="float">
            <text:p>27176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HARYANA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437658" calcext:value-type="float">
            <text:p>437658</text:p>
          </table:table-cell>
          <table:table-cell table:style-name="ce2" office:value-type="float" office:value="256725" calcext:value-type="float">
            <text:p>256725</text:p>
          </table:table-cell>
          <table:table-cell table:style-name="ce2" office:value-type="float" office:value="180933" calcext:value-type="float">
            <text:p>180933</text:p>
          </table:table-cell>
          <table:table-cell table:style-name="ce2" office:value-type="float" office:value="104971" calcext:value-type="float">
            <text:p>104971</text:p>
          </table:table-cell>
          <table:table-cell table:style-name="ce2" office:value-type="float" office:value="60585" calcext:value-type="float">
            <text:p>60585</text:p>
          </table:table-cell>
          <table:table-cell table:style-name="ce2" office:value-type="float" office:value="44386" calcext:value-type="float">
            <text:p>44386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HARYANA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1017808" calcext:value-type="float">
            <text:p>1017808</text:p>
          </table:table-cell>
          <table:table-cell table:style-name="ce2" office:value-type="float" office:value="665846" calcext:value-type="float">
            <text:p>665846</text:p>
          </table:table-cell>
          <table:table-cell table:style-name="ce2" office:value-type="float" office:value="351962" calcext:value-type="float">
            <text:p>351962</text:p>
          </table:table-cell>
          <table:table-cell table:style-name="ce2" office:value-type="float" office:value="282102" calcext:value-type="float">
            <text:p>282102</text:p>
          </table:table-cell>
          <table:table-cell table:style-name="ce2" office:value-type="float" office:value="177188" calcext:value-type="float">
            <text:p>177188</text:p>
          </table:table-cell>
          <table:table-cell table:style-name="ce2" office:value-type="float" office:value="104914" calcext:value-type="float">
            <text:p>104914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HARYANA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242039" calcext:value-type="float">
            <text:p>242039</text:p>
          </table:table-cell>
          <table:table-cell table:style-name="ce2" office:value-type="float" office:value="158779" calcext:value-type="float">
            <text:p>158779</text:p>
          </table:table-cell>
          <table:table-cell table:style-name="ce2" office:value-type="float" office:value="83260" calcext:value-type="float">
            <text:p>83260</text:p>
          </table:table-cell>
          <table:table-cell table:style-name="ce2" office:value-type="float" office:value="73291" calcext:value-type="float">
            <text:p>73291</text:p>
          </table:table-cell>
          <table:table-cell table:style-name="ce2" office:value-type="float" office:value="46198" calcext:value-type="float">
            <text:p>46198</text:p>
          </table:table-cell>
          <table:table-cell table:style-name="ce2" office:value-type="float" office:value="27093" calcext:value-type="float">
            <text:p>27093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HARYANA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float" office:value="2869819" calcext:value-type="float">
            <text:p>2869819</text:p>
          </table:table-cell>
          <table:table-cell table:style-name="ce2" office:value-type="float" office:value="1605892" calcext:value-type="float">
            <text:p>1605892</text:p>
          </table:table-cell>
          <table:table-cell table:style-name="ce2" office:value-type="float" office:value="1263927" calcext:value-type="float">
            <text:p>1263927</text:p>
          </table:table-cell>
          <table:table-cell table:style-name="ce2" office:value-type="float" office:value="607604" calcext:value-type="float">
            <text:p>607604</text:p>
          </table:table-cell>
          <table:table-cell table:style-name="ce2" office:value-type="float" office:value="336935" calcext:value-type="float">
            <text:p>336935</text:p>
          </table:table-cell>
          <table:table-cell table:style-name="ce2" office:value-type="float" office:value="270669" calcext:value-type="float">
            <text:p>270669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HARYANA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124334" calcext:value-type="float">
            <text:p>124334</text:p>
          </table:table-cell>
          <table:table-cell table:style-name="ce2" office:value-type="float" office:value="56016" calcext:value-type="float">
            <text:p>56016</text:p>
          </table:table-cell>
          <table:table-cell table:style-name="ce2" office:value-type="float" office:value="68318" calcext:value-type="float">
            <text:p>68318</text:p>
          </table:table-cell>
          <table:table-cell table:style-name="ce2" office:value-type="float" office:value="9748" calcext:value-type="float">
            <text:p>9748</text:p>
          </table:table-cell>
          <table:table-cell table:style-name="ce2" office:value-type="float" office:value="5276" calcext:value-type="float">
            <text:p>5276</text:p>
          </table:table-cell>
          <table:table-cell table:style-name="ce2" office:value-type="float" office:value="4472" calcext:value-type="float">
            <text:p>447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HARYANA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2745485" calcext:value-type="float">
            <text:p>2745485</text:p>
          </table:table-cell>
          <table:table-cell table:style-name="ce2" office:value-type="float" office:value="1549876" calcext:value-type="float">
            <text:p>1549876</text:p>
          </table:table-cell>
          <table:table-cell table:style-name="ce2" office:value-type="float" office:value="1195609" calcext:value-type="float">
            <text:p>1195609</text:p>
          </table:table-cell>
          <table:table-cell table:style-name="ce2" office:value-type="float" office:value="597856" calcext:value-type="float">
            <text:p>597856</text:p>
          </table:table-cell>
          <table:table-cell table:style-name="ce2" office:value-type="float" office:value="331659" calcext:value-type="float">
            <text:p>331659</text:p>
          </table:table-cell>
          <table:table-cell table:style-name="ce2" office:value-type="float" office:value="266197" calcext:value-type="float">
            <text:p>266197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HARYANA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134834" calcext:value-type="float">
            <text:p>134834</text:p>
          </table:table-cell>
          <table:table-cell table:style-name="ce2" office:value-type="float" office:value="76607" calcext:value-type="float">
            <text:p>76607</text:p>
          </table:table-cell>
          <table:table-cell table:style-name="ce2" office:value-type="float" office:value="58227" calcext:value-type="float">
            <text:p>58227</text:p>
          </table:table-cell>
          <table:table-cell table:style-name="ce2" office:value-type="float" office:value="14130" calcext:value-type="float">
            <text:p>14130</text:p>
          </table:table-cell>
          <table:table-cell table:style-name="ce2" office:value-type="float" office:value="8150" calcext:value-type="float">
            <text:p>8150</text:p>
          </table:table-cell>
          <table:table-cell table:style-name="ce2" office:value-type="float" office:value="5980" calcext:value-type="float">
            <text:p>5980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HARYANA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245929" calcext:value-type="float">
            <text:p>245929</text:p>
          </table:table-cell>
          <table:table-cell table:style-name="ce2" office:value-type="float" office:value="134024" calcext:value-type="float">
            <text:p>134024</text:p>
          </table:table-cell>
          <table:table-cell table:style-name="ce2" office:value-type="float" office:value="111905" calcext:value-type="float">
            <text:p>111905</text:p>
          </table:table-cell>
          <table:table-cell table:style-name="ce2" office:value-type="float" office:value="30598" calcext:value-type="float">
            <text:p>30598</text:p>
          </table:table-cell>
          <table:table-cell table:style-name="ce2" office:value-type="float" office:value="17483" calcext:value-type="float">
            <text:p>17483</text:p>
          </table:table-cell>
          <table:table-cell table:style-name="ce2" office:value-type="float" office:value="13115" calcext:value-type="float">
            <text:p>13115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HARYANA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283087" calcext:value-type="float">
            <text:p>283087</text:p>
          </table:table-cell>
          <table:table-cell table:style-name="ce2" office:value-type="float" office:value="158088" calcext:value-type="float">
            <text:p>158088</text:p>
          </table:table-cell>
          <table:table-cell table:style-name="ce2" office:value-type="float" office:value="124999" calcext:value-type="float">
            <text:p>124999</text:p>
          </table:table-cell>
          <table:table-cell table:style-name="ce2" office:value-type="float" office:value="45461" calcext:value-type="float">
            <text:p>45461</text:p>
          </table:table-cell>
          <table:table-cell table:style-name="ce2" office:value-type="float" office:value="25770" calcext:value-type="float">
            <text:p>25770</text:p>
          </table:table-cell>
          <table:table-cell table:style-name="ce2" office:value-type="float" office:value="19691" calcext:value-type="float">
            <text:p>19691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HARYANA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1070917" calcext:value-type="float">
            <text:p>1070917</text:p>
          </table:table-cell>
          <table:table-cell table:style-name="ce2" office:value-type="float" office:value="633565" calcext:value-type="float">
            <text:p>633565</text:p>
          </table:table-cell>
          <table:table-cell table:style-name="ce2" office:value-type="float" office:value="437352" calcext:value-type="float">
            <text:p>437352</text:p>
          </table:table-cell>
          <table:table-cell table:style-name="ce2" office:value-type="float" office:value="229596" calcext:value-type="float">
            <text:p>229596</text:p>
          </table:table-cell>
          <table:table-cell table:style-name="ce2" office:value-type="float" office:value="133248" calcext:value-type="float">
            <text:p>133248</text:p>
          </table:table-cell>
          <table:table-cell table:style-name="ce2" office:value-type="float" office:value="96348" calcext:value-type="float">
            <text:p>96348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HARYANA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950478" calcext:value-type="float">
            <text:p>950478</text:p>
          </table:table-cell>
          <table:table-cell table:style-name="ce2" office:value-type="float" office:value="515637" calcext:value-type="float">
            <text:p>515637</text:p>
          </table:table-cell>
          <table:table-cell table:style-name="ce2" office:value-type="float" office:value="434841" calcext:value-type="float">
            <text:p>434841</text:p>
          </table:table-cell>
          <table:table-cell table:style-name="ce2" office:value-type="float" office:value="265329" calcext:value-type="float">
            <text:p>265329</text:p>
          </table:table-cell>
          <table:table-cell table:style-name="ce2" office:value-type="float" office:value="140447" calcext:value-type="float">
            <text:p>140447</text:p>
          </table:table-cell>
          <table:table-cell table:style-name="ce2" office:value-type="float" office:value="124882" calcext:value-type="float">
            <text:p>12488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NCT OF DELHI</text:p>
          </table:table-cell>
          <table:table-cell table:number-columns-repeated="2" table:style-name="ce2" office:value-type="string" calcext:value-type="string">
            <text:p>Total</text:p>
          </table:table-cell>
          <table:table-cell table:style-name="ce2" office:value-type="float" office:value="6817214" calcext:value-type="float">
            <text:p>6817214</text:p>
          </table:table-cell>
          <table:table-cell table:style-name="ce2" office:value-type="float" office:value="3792458" calcext:value-type="float">
            <text:p>3792458</text:p>
          </table:table-cell>
          <table:table-cell table:style-name="ce2" office:value-type="float" office:value="3024756" calcext:value-type="float">
            <text:p>3024756</text:p>
          </table:table-cell>
          <table:table-cell table:style-name="ce2" office:value-type="float" office:value="1358233" calcext:value-type="float">
            <text:p>1358233</text:p>
          </table:table-cell>
          <table:table-cell table:style-name="ce2" office:value-type="float" office:value="741513" calcext:value-type="float">
            <text:p>741513</text:p>
          </table:table-cell>
          <table:table-cell table:style-name="ce2" office:value-type="float" office:value="616720" calcext:value-type="float">
            <text:p>616720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NCT OF DELHI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296843" calcext:value-type="float">
            <text:p>296843</text:p>
          </table:table-cell>
          <table:table-cell table:style-name="ce2" office:value-type="float" office:value="125452" calcext:value-type="float">
            <text:p>125452</text:p>
          </table:table-cell>
          <table:table-cell table:style-name="ce2" office:value-type="float" office:value="171391" calcext:value-type="float">
            <text:p>171391</text:p>
          </table:table-cell>
          <table:table-cell table:style-name="ce2" office:value-type="float" office:value="13588" calcext:value-type="float">
            <text:p>13588</text:p>
          </table:table-cell>
          <table:table-cell table:style-name="ce2" office:value-type="float" office:value="6055" calcext:value-type="float">
            <text:p>6055</text:p>
          </table:table-cell>
          <table:table-cell table:style-name="ce2" office:value-type="float" office:value="7533" calcext:value-type="float">
            <text:p>7533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NCT OF DELHI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6520371" calcext:value-type="float">
            <text:p>6520371</text:p>
          </table:table-cell>
          <table:table-cell table:style-name="ce2" office:value-type="float" office:value="3667006" calcext:value-type="float">
            <text:p>3667006</text:p>
          </table:table-cell>
          <table:table-cell table:style-name="ce2" office:value-type="float" office:value="2853365" calcext:value-type="float">
            <text:p>2853365</text:p>
          </table:table-cell>
          <table:table-cell table:style-name="ce2" office:value-type="float" office:value="1344645" calcext:value-type="float">
            <text:p>1344645</text:p>
          </table:table-cell>
          <table:table-cell table:style-name="ce2" office:value-type="float" office:value="735458" calcext:value-type="float">
            <text:p>735458</text:p>
          </table:table-cell>
          <table:table-cell table:style-name="ce2" office:value-type="float" office:value="609187" calcext:value-type="float">
            <text:p>609187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NCT OF DELHI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339284" calcext:value-type="float">
            <text:p>339284</text:p>
          </table:table-cell>
          <table:table-cell table:style-name="ce2" office:value-type="float" office:value="186785" calcext:value-type="float">
            <text:p>186785</text:p>
          </table:table-cell>
          <table:table-cell table:style-name="ce2" office:value-type="float" office:value="152499" calcext:value-type="float">
            <text:p>152499</text:p>
          </table:table-cell>
          <table:table-cell table:style-name="ce2" office:value-type="float" office:value="39831" calcext:value-type="float">
            <text:p>39831</text:p>
          </table:table-cell>
          <table:table-cell table:style-name="ce2" office:value-type="float" office:value="21611" calcext:value-type="float">
            <text:p>21611</text:p>
          </table:table-cell>
          <table:table-cell table:style-name="ce2" office:value-type="float" office:value="18220" calcext:value-type="float">
            <text:p>18220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NCT OF DELHI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608175" calcext:value-type="float">
            <text:p>608175</text:p>
          </table:table-cell>
          <table:table-cell table:style-name="ce2" office:value-type="float" office:value="330795" calcext:value-type="float">
            <text:p>330795</text:p>
          </table:table-cell>
          <table:table-cell table:style-name="ce2" office:value-type="float" office:value="277380" calcext:value-type="float">
            <text:p>277380</text:p>
          </table:table-cell>
          <table:table-cell table:style-name="ce2" office:value-type="float" office:value="73971" calcext:value-type="float">
            <text:p>73971</text:p>
          </table:table-cell>
          <table:table-cell table:style-name="ce2" office:value-type="float" office:value="40117" calcext:value-type="float">
            <text:p>40117</text:p>
          </table:table-cell>
          <table:table-cell table:style-name="ce2" office:value-type="float" office:value="33854" calcext:value-type="float">
            <text:p>33854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NCT OF DELHI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675593" calcext:value-type="float">
            <text:p>675593</text:p>
          </table:table-cell>
          <table:table-cell table:style-name="ce2" office:value-type="float" office:value="379494" calcext:value-type="float">
            <text:p>379494</text:p>
          </table:table-cell>
          <table:table-cell table:style-name="ce2" office:value-type="float" office:value="296099" calcext:value-type="float">
            <text:p>296099</text:p>
          </table:table-cell>
          <table:table-cell table:style-name="ce2" office:value-type="float" office:value="97060" calcext:value-type="float">
            <text:p>97060</text:p>
          </table:table-cell>
          <table:table-cell table:style-name="ce2" office:value-type="float" office:value="53941" calcext:value-type="float">
            <text:p>53941</text:p>
          </table:table-cell>
          <table:table-cell table:style-name="ce2" office:value-type="float" office:value="43119" calcext:value-type="float">
            <text:p>43119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NCT OF DELHI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2258863" calcext:value-type="float">
            <text:p>2258863</text:p>
          </table:table-cell>
          <table:table-cell table:style-name="ce2" office:value-type="float" office:value="1314170" calcext:value-type="float">
            <text:p>1314170</text:p>
          </table:table-cell>
          <table:table-cell table:style-name="ce2" office:value-type="float" office:value="944693" calcext:value-type="float">
            <text:p>944693</text:p>
          </table:table-cell>
          <table:table-cell table:style-name="ce2" office:value-type="float" office:value="423330" calcext:value-type="float">
            <text:p>423330</text:p>
          </table:table-cell>
          <table:table-cell table:style-name="ce2" office:value-type="float" office:value="236321" calcext:value-type="float">
            <text:p>236321</text:p>
          </table:table-cell>
          <table:table-cell table:style-name="ce2" office:value-type="float" office:value="187009" calcext:value-type="float">
            <text:p>187009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NCT OF DELHI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2406643" calcext:value-type="float">
            <text:p>2406643</text:p>
          </table:table-cell>
          <table:table-cell table:style-name="ce2" office:value-type="float" office:value="1332126" calcext:value-type="float">
            <text:p>1332126</text:p>
          </table:table-cell>
          <table:table-cell table:style-name="ce2" office:value-type="float" office:value="1074517" calcext:value-type="float">
            <text:p>1074517</text:p>
          </table:table-cell>
          <table:table-cell table:style-name="ce2" office:value-type="float" office:value="659504" calcext:value-type="float">
            <text:p>659504</text:p>
          </table:table-cell>
          <table:table-cell table:style-name="ce2" office:value-type="float" office:value="357519" calcext:value-type="float">
            <text:p>357519</text:p>
          </table:table-cell>
          <table:table-cell table:style-name="ce2" office:value-type="float" office:value="301985" calcext:value-type="float">
            <text:p>301985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NCT OF DELHI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float" office:value="98713" calcext:value-type="float">
            <text:p>98713</text:p>
          </table:table-cell>
          <table:table-cell table:style-name="ce2" office:value-type="float" office:value="59504" calcext:value-type="float">
            <text:p>59504</text:p>
          </table:table-cell>
          <table:table-cell table:style-name="ce2" office:value-type="float" office:value="39209" calcext:value-type="float">
            <text:p>39209</text:p>
          </table:table-cell>
          <table:table-cell table:style-name="ce2" office:value-type="float" office:value="5474" calcext:value-type="float">
            <text:p>5474</text:p>
          </table:table-cell>
          <table:table-cell table:style-name="ce2" office:value-type="float" office:value="3336" calcext:value-type="float">
            <text:p>3336</text:p>
          </table:table-cell>
          <table:table-cell table:style-name="ce2" office:value-type="float" office:value="2138" calcext:value-type="float">
            <text:p>2138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NCT OF DELHI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4460" calcext:value-type="float">
            <text:p>4460</text:p>
          </table:table-cell>
          <table:table-cell table:style-name="ce2" office:value-type="float" office:value="1816" calcext:value-type="float">
            <text:p>1816</text:p>
          </table:table-cell>
          <table:table-cell table:style-name="ce2" office:value-type="float" office:value="2644" calcext:value-type="float">
            <text:p>2644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NCT OF DELHI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94253" calcext:value-type="float">
            <text:p>94253</text:p>
          </table:table-cell>
          <table:table-cell table:style-name="ce2" office:value-type="float" office:value="57688" calcext:value-type="float">
            <text:p>57688</text:p>
          </table:table-cell>
          <table:table-cell table:style-name="ce2" office:value-type="float" office:value="36565" calcext:value-type="float">
            <text:p>36565</text:p>
          </table:table-cell>
          <table:table-cell table:style-name="ce2" office:value-type="float" office:value="5415" calcext:value-type="float">
            <text:p>5415</text:p>
          </table:table-cell>
          <table:table-cell table:style-name="ce2" office:value-type="float" office:value="3302" calcext:value-type="float">
            <text:p>3302</text:p>
          </table:table-cell>
          <table:table-cell table:style-name="ce2" office:value-type="float" office:value="2113" calcext:value-type="float">
            <text:p>2113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NCT OF DELHI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3962" calcext:value-type="float">
            <text:p>3962</text:p>
          </table:table-cell>
          <table:table-cell table:style-name="ce2" office:value-type="float" office:value="2260" calcext:value-type="float">
            <text:p>2260</text:p>
          </table:table-cell>
          <table:table-cell table:style-name="ce2" office:value-type="float" office:value="1702" calcext:value-type="float">
            <text:p>1702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NCT OF DELHI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8325" calcext:value-type="float">
            <text:p>8325</text:p>
          </table:table-cell>
          <table:table-cell table:style-name="ce2" office:value-type="float" office:value="4744" calcext:value-type="float">
            <text:p>4744</text:p>
          </table:table-cell>
          <table:table-cell table:style-name="ce2" office:value-type="float" office:value="3581" calcext:value-type="float">
            <text:p>3581</text:p>
          </table:table-cell>
          <table:table-cell table:style-name="ce2" office:value-type="float" office:value="274" calcext:value-type="float">
            <text:p>274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125" calcext:value-type="float">
            <text:p>125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NCT OF DELHI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11678" calcext:value-type="float">
            <text:p>11678</text:p>
          </table:table-cell>
          <table:table-cell table:style-name="ce2" office:value-type="float" office:value="6726" calcext:value-type="float">
            <text:p>6726</text:p>
          </table:table-cell>
          <table:table-cell table:style-name="ce2" office:value-type="float" office:value="4952" calcext:value-type="float">
            <text:p>4952</text:p>
          </table:table-cell>
          <table:table-cell table:style-name="ce2" office:value-type="float" office:value="621" calcext:value-type="float">
            <text:p>621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235" calcext:value-type="float">
            <text:p>235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NCT OF DELHI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46853" calcext:value-type="float">
            <text:p>46853</text:p>
          </table:table-cell>
          <table:table-cell table:style-name="ce2" office:value-type="float" office:value="29484" calcext:value-type="float">
            <text:p>29484</text:p>
          </table:table-cell>
          <table:table-cell table:style-name="ce2" office:value-type="float" office:value="17369" calcext:value-type="float">
            <text:p>17369</text:p>
          </table:table-cell>
          <table:table-cell table:style-name="ce2" office:value-type="float" office:value="2423" calcext:value-type="float">
            <text:p>2423</text:p>
          </table:table-cell>
          <table:table-cell table:style-name="ce2" office:value-type="float" office:value="1486" calcext:value-type="float">
            <text:p>1486</text:p>
          </table:table-cell>
          <table:table-cell table:style-name="ce2" office:value-type="float" office:value="937" calcext:value-type="float">
            <text:p>937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NCT OF DELHI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20991" calcext:value-type="float">
            <text:p>20991</text:p>
          </table:table-cell>
          <table:table-cell table:style-name="ce2" office:value-type="float" office:value="12995" calcext:value-type="float">
            <text:p>12995</text:p>
          </table:table-cell>
          <table:table-cell table:style-name="ce2" office:value-type="float" office:value="7996" calcext:value-type="float">
            <text:p>7996</text:p>
          </table:table-cell>
          <table:table-cell table:style-name="ce2" office:value-type="float" office:value="1827" calcext:value-type="float">
            <text:p>1827</text:p>
          </table:table-cell>
          <table:table-cell table:style-name="ce2" office:value-type="float" office:value="1127" calcext:value-type="float">
            <text:p>1127</text:p>
          </table:table-cell>
          <table:table-cell table:style-name="ce2" office:value-type="float" office:value="700" calcext:value-type="float">
            <text:p>700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NCT OF DELHI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float" office:value="6718501" calcext:value-type="float">
            <text:p>6718501</text:p>
          </table:table-cell>
          <table:table-cell table:style-name="ce2" office:value-type="float" office:value="3732954" calcext:value-type="float">
            <text:p>3732954</text:p>
          </table:table-cell>
          <table:table-cell table:style-name="ce2" office:value-type="float" office:value="2985547" calcext:value-type="float">
            <text:p>2985547</text:p>
          </table:table-cell>
          <table:table-cell table:style-name="ce2" office:value-type="float" office:value="1352759" calcext:value-type="float">
            <text:p>1352759</text:p>
          </table:table-cell>
          <table:table-cell table:style-name="ce2" office:value-type="float" office:value="738177" calcext:value-type="float">
            <text:p>738177</text:p>
          </table:table-cell>
          <table:table-cell table:style-name="ce2" office:value-type="float" office:value="614582" calcext:value-type="float">
            <text:p>61458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NCT OF DELHI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292383" calcext:value-type="float">
            <text:p>292383</text:p>
          </table:table-cell>
          <table:table-cell table:style-name="ce2" office:value-type="float" office:value="123636" calcext:value-type="float">
            <text:p>123636</text:p>
          </table:table-cell>
          <table:table-cell table:style-name="ce2" office:value-type="float" office:value="168747" calcext:value-type="float">
            <text:p>168747</text:p>
          </table:table-cell>
          <table:table-cell table:style-name="ce2" office:value-type="float" office:value="13529" calcext:value-type="float">
            <text:p>13529</text:p>
          </table:table-cell>
          <table:table-cell table:style-name="ce2" office:value-type="float" office:value="6021" calcext:value-type="float">
            <text:p>6021</text:p>
          </table:table-cell>
          <table:table-cell table:style-name="ce2" office:value-type="float" office:value="7508" calcext:value-type="float">
            <text:p>7508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NCT OF DELHI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6426118" calcext:value-type="float">
            <text:p>6426118</text:p>
          </table:table-cell>
          <table:table-cell table:style-name="ce2" office:value-type="float" office:value="3609318" calcext:value-type="float">
            <text:p>3609318</text:p>
          </table:table-cell>
          <table:table-cell table:style-name="ce2" office:value-type="float" office:value="2816800" calcext:value-type="float">
            <text:p>2816800</text:p>
          </table:table-cell>
          <table:table-cell table:style-name="ce2" office:value-type="float" office:value="1339230" calcext:value-type="float">
            <text:p>1339230</text:p>
          </table:table-cell>
          <table:table-cell table:style-name="ce2" office:value-type="float" office:value="732156" calcext:value-type="float">
            <text:p>732156</text:p>
          </table:table-cell>
          <table:table-cell table:style-name="ce2" office:value-type="float" office:value="607074" calcext:value-type="float">
            <text:p>607074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NCT OF DELHI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335322" calcext:value-type="float">
            <text:p>335322</text:p>
          </table:table-cell>
          <table:table-cell table:style-name="ce2" office:value-type="float" office:value="184525" calcext:value-type="float">
            <text:p>184525</text:p>
          </table:table-cell>
          <table:table-cell table:style-name="ce2" office:value-type="float" office:value="150797" calcext:value-type="float">
            <text:p>150797</text:p>
          </table:table-cell>
          <table:table-cell table:style-name="ce2" office:value-type="float" office:value="39750" calcext:value-type="float">
            <text:p>39750</text:p>
          </table:table-cell>
          <table:table-cell table:style-name="ce2" office:value-type="float" office:value="21571" calcext:value-type="float">
            <text:p>21571</text:p>
          </table:table-cell>
          <table:table-cell table:style-name="ce2" office:value-type="float" office:value="18179" calcext:value-type="float">
            <text:p>18179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NCT OF DELHI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599850" calcext:value-type="float">
            <text:p>599850</text:p>
          </table:table-cell>
          <table:table-cell table:style-name="ce2" office:value-type="float" office:value="326051" calcext:value-type="float">
            <text:p>326051</text:p>
          </table:table-cell>
          <table:table-cell table:style-name="ce2" office:value-type="float" office:value="273799" calcext:value-type="float">
            <text:p>273799</text:p>
          </table:table-cell>
          <table:table-cell table:style-name="ce2" office:value-type="float" office:value="73697" calcext:value-type="float">
            <text:p>73697</text:p>
          </table:table-cell>
          <table:table-cell table:style-name="ce2" office:value-type="float" office:value="39968" calcext:value-type="float">
            <text:p>39968</text:p>
          </table:table-cell>
          <table:table-cell table:style-name="ce2" office:value-type="float" office:value="33729" calcext:value-type="float">
            <text:p>33729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NCT OF DELHI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663915" calcext:value-type="float">
            <text:p>663915</text:p>
          </table:table-cell>
          <table:table-cell table:style-name="ce2" office:value-type="float" office:value="372768" calcext:value-type="float">
            <text:p>372768</text:p>
          </table:table-cell>
          <table:table-cell table:style-name="ce2" office:value-type="float" office:value="291147" calcext:value-type="float">
            <text:p>291147</text:p>
          </table:table-cell>
          <table:table-cell table:style-name="ce2" office:value-type="float" office:value="96439" calcext:value-type="float">
            <text:p>96439</text:p>
          </table:table-cell>
          <table:table-cell table:style-name="ce2" office:value-type="float" office:value="53555" calcext:value-type="float">
            <text:p>53555</text:p>
          </table:table-cell>
          <table:table-cell table:style-name="ce2" office:value-type="float" office:value="42884" calcext:value-type="float">
            <text:p>42884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NCT OF DELHI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2212010" calcext:value-type="float">
            <text:p>2212010</text:p>
          </table:table-cell>
          <table:table-cell table:style-name="ce2" office:value-type="float" office:value="1284686" calcext:value-type="float">
            <text:p>1284686</text:p>
          </table:table-cell>
          <table:table-cell table:style-name="ce2" office:value-type="float" office:value="927324" calcext:value-type="float">
            <text:p>927324</text:p>
          </table:table-cell>
          <table:table-cell table:style-name="ce2" office:value-type="float" office:value="420907" calcext:value-type="float">
            <text:p>420907</text:p>
          </table:table-cell>
          <table:table-cell table:style-name="ce2" office:value-type="float" office:value="234835" calcext:value-type="float">
            <text:p>234835</text:p>
          </table:table-cell>
          <table:table-cell table:style-name="ce2" office:value-type="float" office:value="186072" calcext:value-type="float">
            <text:p>18607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NCT OF DELHI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2385652" calcext:value-type="float">
            <text:p>2385652</text:p>
          </table:table-cell>
          <table:table-cell table:style-name="ce2" office:value-type="float" office:value="1319131" calcext:value-type="float">
            <text:p>1319131</text:p>
          </table:table-cell>
          <table:table-cell table:style-name="ce2" office:value-type="float" office:value="1066521" calcext:value-type="float">
            <text:p>1066521</text:p>
          </table:table-cell>
          <table:table-cell table:style-name="ce2" office:value-type="float" office:value="657677" calcext:value-type="float">
            <text:p>657677</text:p>
          </table:table-cell>
          <table:table-cell table:style-name="ce2" office:value-type="float" office:value="356392" calcext:value-type="float">
            <text:p>356392</text:p>
          </table:table-cell>
          <table:table-cell table:style-name="ce2" office:value-type="float" office:value="301285" calcext:value-type="float">
            <text:p>301285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RAJASTHAN</text:p>
          </table:table-cell>
          <table:table-cell table:number-columns-repeated="2" table:style-name="ce2" office:value-type="string" calcext:value-type="string">
            <text:p>Total</text:p>
          </table:table-cell>
          <table:table-cell table:style-name="ce2" office:value-type="float" office:value="7473186" calcext:value-type="float">
            <text:p>7473186</text:p>
          </table:table-cell>
          <table:table-cell table:style-name="ce2" office:value-type="float" office:value="4389920" calcext:value-type="float">
            <text:p>4389920</text:p>
          </table:table-cell>
          <table:table-cell table:style-name="ce2" office:value-type="float" office:value="3083266" calcext:value-type="float">
            <text:p>3083266</text:p>
          </table:table-cell>
          <table:table-cell table:style-name="ce2" office:value-type="float" office:value="1006751" calcext:value-type="float">
            <text:p>1006751</text:p>
          </table:table-cell>
          <table:table-cell table:style-name="ce2" office:value-type="float" office:value="642842" calcext:value-type="float">
            <text:p>642842</text:p>
          </table:table-cell>
          <table:table-cell table:style-name="ce2" office:value-type="float" office:value="363909" calcext:value-type="float">
            <text:p>363909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RAJASTHAN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1002650" calcext:value-type="float">
            <text:p>1002650</text:p>
          </table:table-cell>
          <table:table-cell table:style-name="ce2" office:value-type="float" office:value="386124" calcext:value-type="float">
            <text:p>386124</text:p>
          </table:table-cell>
          <table:table-cell table:style-name="ce2" office:value-type="float" office:value="616526" calcext:value-type="float">
            <text:p>616526</text:p>
          </table:table-cell>
          <table:table-cell table:style-name="ce2" office:value-type="float" office:value="32157" calcext:value-type="float">
            <text:p>32157</text:p>
          </table:table-cell>
          <table:table-cell table:style-name="ce2" office:value-type="float" office:value="15212" calcext:value-type="float">
            <text:p>15212</text:p>
          </table:table-cell>
          <table:table-cell table:style-name="ce2" office:value-type="float" office:value="16945" calcext:value-type="float">
            <text:p>16945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RAJASTHAN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6470536" calcext:value-type="float">
            <text:p>6470536</text:p>
          </table:table-cell>
          <table:table-cell table:style-name="ce2" office:value-type="float" office:value="4003796" calcext:value-type="float">
            <text:p>4003796</text:p>
          </table:table-cell>
          <table:table-cell table:style-name="ce2" office:value-type="float" office:value="2466740" calcext:value-type="float">
            <text:p>2466740</text:p>
          </table:table-cell>
          <table:table-cell table:style-name="ce2" office:value-type="float" office:value="974594" calcext:value-type="float">
            <text:p>974594</text:p>
          </table:table-cell>
          <table:table-cell table:style-name="ce2" office:value-type="float" office:value="627630" calcext:value-type="float">
            <text:p>627630</text:p>
          </table:table-cell>
          <table:table-cell table:style-name="ce2" office:value-type="float" office:value="346964" calcext:value-type="float">
            <text:p>346964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RAJASTHAN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846364" calcext:value-type="float">
            <text:p>846364</text:p>
          </table:table-cell>
          <table:table-cell table:style-name="ce2" office:value-type="float" office:value="475464" calcext:value-type="float">
            <text:p>475464</text:p>
          </table:table-cell>
          <table:table-cell table:style-name="ce2" office:value-type="float" office:value="370900" calcext:value-type="float">
            <text:p>370900</text:p>
          </table:table-cell>
          <table:table-cell table:style-name="ce2" office:value-type="float" office:value="31773" calcext:value-type="float">
            <text:p>31773</text:p>
          </table:table-cell>
          <table:table-cell table:style-name="ce2" office:value-type="float" office:value="18350" calcext:value-type="float">
            <text:p>18350</text:p>
          </table:table-cell>
          <table:table-cell table:style-name="ce2" office:value-type="float" office:value="13423" calcext:value-type="float">
            <text:p>13423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RAJASTHAN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1310373" calcext:value-type="float">
            <text:p>1310373</text:p>
          </table:table-cell>
          <table:table-cell table:style-name="ce2" office:value-type="float" office:value="768438" calcext:value-type="float">
            <text:p>768438</text:p>
          </table:table-cell>
          <table:table-cell table:style-name="ce2" office:value-type="float" office:value="541935" calcext:value-type="float">
            <text:p>541935</text:p>
          </table:table-cell>
          <table:table-cell table:style-name="ce2" office:value-type="float" office:value="103026" calcext:value-type="float">
            <text:p>103026</text:p>
          </table:table-cell>
          <table:table-cell table:style-name="ce2" office:value-type="float" office:value="60854" calcext:value-type="float">
            <text:p>60854</text:p>
          </table:table-cell>
          <table:table-cell table:style-name="ce2" office:value-type="float" office:value="42172" calcext:value-type="float">
            <text:p>4217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RAJASTHAN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1098889" calcext:value-type="float">
            <text:p>1098889</text:p>
          </table:table-cell>
          <table:table-cell table:style-name="ce2" office:value-type="float" office:value="684614" calcext:value-type="float">
            <text:p>684614</text:p>
          </table:table-cell>
          <table:table-cell table:style-name="ce2" office:value-type="float" office:value="414275" calcext:value-type="float">
            <text:p>414275</text:p>
          </table:table-cell>
          <table:table-cell table:style-name="ce2" office:value-type="float" office:value="182737" calcext:value-type="float">
            <text:p>182737</text:p>
          </table:table-cell>
          <table:table-cell table:style-name="ce2" office:value-type="float" office:value="114942" calcext:value-type="float">
            <text:p>114942</text:p>
          </table:table-cell>
          <table:table-cell table:style-name="ce2" office:value-type="float" office:value="67795" calcext:value-type="float">
            <text:p>67795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RAJASTHAN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1724761" calcext:value-type="float">
            <text:p>1724761</text:p>
          </table:table-cell>
          <table:table-cell table:style-name="ce2" office:value-type="float" office:value="1129623" calcext:value-type="float">
            <text:p>1129623</text:p>
          </table:table-cell>
          <table:table-cell table:style-name="ce2" office:value-type="float" office:value="595138" calcext:value-type="float">
            <text:p>595138</text:p>
          </table:table-cell>
          <table:table-cell table:style-name="ce2" office:value-type="float" office:value="379365" calcext:value-type="float">
            <text:p>379365</text:p>
          </table:table-cell>
          <table:table-cell table:style-name="ce2" office:value-type="float" office:value="251496" calcext:value-type="float">
            <text:p>251496</text:p>
          </table:table-cell>
          <table:table-cell table:style-name="ce2" office:value-type="float" office:value="127869" calcext:value-type="float">
            <text:p>127869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RAJASTHAN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1208305" calcext:value-type="float">
            <text:p>1208305</text:p>
          </table:table-cell>
          <table:table-cell table:style-name="ce2" office:value-type="float" office:value="769324" calcext:value-type="float">
            <text:p>769324</text:p>
          </table:table-cell>
          <table:table-cell table:style-name="ce2" office:value-type="float" office:value="438981" calcext:value-type="float">
            <text:p>438981</text:p>
          </table:table-cell>
          <table:table-cell table:style-name="ce2" office:value-type="float" office:value="243786" calcext:value-type="float">
            <text:p>243786</text:p>
          </table:table-cell>
          <table:table-cell table:style-name="ce2" office:value-type="float" office:value="159444" calcext:value-type="float">
            <text:p>159444</text:p>
          </table:table-cell>
          <table:table-cell table:style-name="ce2" office:value-type="float" office:value="84342" calcext:value-type="float">
            <text:p>8434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RAJASTHAN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float" office:value="4247026" calcext:value-type="float">
            <text:p>4247026</text:p>
          </table:table-cell>
          <table:table-cell table:style-name="ce2" office:value-type="float" office:value="2593810" calcext:value-type="float">
            <text:p>2593810</text:p>
          </table:table-cell>
          <table:table-cell table:style-name="ce2" office:value-type="float" office:value="1653216" calcext:value-type="float">
            <text:p>1653216</text:p>
          </table:table-cell>
          <table:table-cell table:style-name="ce2" office:value-type="float" office:value="609507" calcext:value-type="float">
            <text:p>609507</text:p>
          </table:table-cell>
          <table:table-cell table:style-name="ce2" office:value-type="float" office:value="414618" calcext:value-type="float">
            <text:p>414618</text:p>
          </table:table-cell>
          <table:table-cell table:style-name="ce2" office:value-type="float" office:value="194889" calcext:value-type="float">
            <text:p>194889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RAJASTHAN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705096" calcext:value-type="float">
            <text:p>705096</text:p>
          </table:table-cell>
          <table:table-cell table:style-name="ce2" office:value-type="float" office:value="273790" calcext:value-type="float">
            <text:p>273790</text:p>
          </table:table-cell>
          <table:table-cell table:style-name="ce2" office:value-type="float" office:value="431306" calcext:value-type="float">
            <text:p>431306</text:p>
          </table:table-cell>
          <table:table-cell table:style-name="ce2" office:value-type="float" office:value="21782" calcext:value-type="float">
            <text:p>21782</text:p>
          </table:table-cell>
          <table:table-cell table:style-name="ce2" office:value-type="float" office:value="10772" calcext:value-type="float">
            <text:p>10772</text:p>
          </table:table-cell>
          <table:table-cell table:style-name="ce2" office:value-type="float" office:value="11010" calcext:value-type="float">
            <text:p>11010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RAJASTHAN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3541930" calcext:value-type="float">
            <text:p>3541930</text:p>
          </table:table-cell>
          <table:table-cell table:style-name="ce2" office:value-type="float" office:value="2320020" calcext:value-type="float">
            <text:p>2320020</text:p>
          </table:table-cell>
          <table:table-cell table:style-name="ce2" office:value-type="float" office:value="1221910" calcext:value-type="float">
            <text:p>1221910</text:p>
          </table:table-cell>
          <table:table-cell table:style-name="ce2" office:value-type="float" office:value="587725" calcext:value-type="float">
            <text:p>587725</text:p>
          </table:table-cell>
          <table:table-cell table:style-name="ce2" office:value-type="float" office:value="403846" calcext:value-type="float">
            <text:p>403846</text:p>
          </table:table-cell>
          <table:table-cell table:style-name="ce2" office:value-type="float" office:value="183879" calcext:value-type="float">
            <text:p>183879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RAJASTHAN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610199" calcext:value-type="float">
            <text:p>610199</text:p>
          </table:table-cell>
          <table:table-cell table:style-name="ce2" office:value-type="float" office:value="350196" calcext:value-type="float">
            <text:p>350196</text:p>
          </table:table-cell>
          <table:table-cell table:style-name="ce2" office:value-type="float" office:value="260003" calcext:value-type="float">
            <text:p>260003</text:p>
          </table:table-cell>
          <table:table-cell table:style-name="ce2" office:value-type="float" office:value="19417" calcext:value-type="float">
            <text:p>19417</text:p>
          </table:table-cell>
          <table:table-cell table:style-name="ce2" office:value-type="float" office:value="11672" calcext:value-type="float">
            <text:p>11672</text:p>
          </table:table-cell>
          <table:table-cell table:style-name="ce2" office:value-type="float" office:value="7745" calcext:value-type="float">
            <text:p>7745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RAJASTHAN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914715" calcext:value-type="float">
            <text:p>914715</text:p>
          </table:table-cell>
          <table:table-cell table:style-name="ce2" office:value-type="float" office:value="559984" calcext:value-type="float">
            <text:p>559984</text:p>
          </table:table-cell>
          <table:table-cell table:style-name="ce2" office:value-type="float" office:value="354731" calcext:value-type="float">
            <text:p>354731</text:p>
          </table:table-cell>
          <table:table-cell table:style-name="ce2" office:value-type="float" office:value="74804" calcext:value-type="float">
            <text:p>74804</text:p>
          </table:table-cell>
          <table:table-cell table:style-name="ce2" office:value-type="float" office:value="45862" calcext:value-type="float">
            <text:p>45862</text:p>
          </table:table-cell>
          <table:table-cell table:style-name="ce2" office:value-type="float" office:value="28942" calcext:value-type="float">
            <text:p>2894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RAJASTHAN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714334" calcext:value-type="float">
            <text:p>714334</text:p>
          </table:table-cell>
          <table:table-cell table:style-name="ce2" office:value-type="float" office:value="468769" calcext:value-type="float">
            <text:p>468769</text:p>
          </table:table-cell>
          <table:table-cell table:style-name="ce2" office:value-type="float" office:value="245565" calcext:value-type="float">
            <text:p>245565</text:p>
          </table:table-cell>
          <table:table-cell table:style-name="ce2" office:value-type="float" office:value="139332" calcext:value-type="float">
            <text:p>139332</text:p>
          </table:table-cell>
          <table:table-cell table:style-name="ce2" office:value-type="float" office:value="90551" calcext:value-type="float">
            <text:p>90551</text:p>
          </table:table-cell>
          <table:table-cell table:style-name="ce2" office:value-type="float" office:value="48781" calcext:value-type="float">
            <text:p>48781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RAJASTHAN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832355" calcext:value-type="float">
            <text:p>832355</text:p>
          </table:table-cell>
          <table:table-cell table:style-name="ce2" office:value-type="float" office:value="591817" calcext:value-type="float">
            <text:p>591817</text:p>
          </table:table-cell>
          <table:table-cell table:style-name="ce2" office:value-type="float" office:value="240538" calcext:value-type="float">
            <text:p>240538</text:p>
          </table:table-cell>
          <table:table-cell table:style-name="ce2" office:value-type="float" office:value="235899" calcext:value-type="float">
            <text:p>235899</text:p>
          </table:table-cell>
          <table:table-cell table:style-name="ce2" office:value-type="float" office:value="165241" calcext:value-type="float">
            <text:p>165241</text:p>
          </table:table-cell>
          <table:table-cell table:style-name="ce2" office:value-type="float" office:value="70658" calcext:value-type="float">
            <text:p>70658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RAJASTHAN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308410" calcext:value-type="float">
            <text:p>308410</text:p>
          </table:table-cell>
          <table:table-cell table:style-name="ce2" office:value-type="float" office:value="241018" calcext:value-type="float">
            <text:p>241018</text:p>
          </table:table-cell>
          <table:table-cell table:style-name="ce2" office:value-type="float" office:value="67392" calcext:value-type="float">
            <text:p>67392</text:p>
          </table:table-cell>
          <table:table-cell table:style-name="ce2" office:value-type="float" office:value="98068" calcext:value-type="float">
            <text:p>98068</text:p>
          </table:table-cell>
          <table:table-cell table:style-name="ce2" office:value-type="float" office:value="75918" calcext:value-type="float">
            <text:p>75918</text:p>
          </table:table-cell>
          <table:table-cell table:style-name="ce2" office:value-type="float" office:value="22150" calcext:value-type="float">
            <text:p>22150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RAJASTHAN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float" office:value="3226160" calcext:value-type="float">
            <text:p>3226160</text:p>
          </table:table-cell>
          <table:table-cell table:style-name="ce2" office:value-type="float" office:value="1796110" calcext:value-type="float">
            <text:p>1796110</text:p>
          </table:table-cell>
          <table:table-cell table:style-name="ce2" office:value-type="float" office:value="1430050" calcext:value-type="float">
            <text:p>1430050</text:p>
          </table:table-cell>
          <table:table-cell table:style-name="ce2" office:value-type="float" office:value="397244" calcext:value-type="float">
            <text:p>397244</text:p>
          </table:table-cell>
          <table:table-cell table:style-name="ce2" office:value-type="float" office:value="228224" calcext:value-type="float">
            <text:p>228224</text:p>
          </table:table-cell>
          <table:table-cell table:style-name="ce2" office:value-type="float" office:value="169020" calcext:value-type="float">
            <text:p>169020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RAJASTHAN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297554" calcext:value-type="float">
            <text:p>297554</text:p>
          </table:table-cell>
          <table:table-cell table:style-name="ce2" office:value-type="float" office:value="112334" calcext:value-type="float">
            <text:p>112334</text:p>
          </table:table-cell>
          <table:table-cell table:style-name="ce2" office:value-type="float" office:value="185220" calcext:value-type="float">
            <text:p>185220</text:p>
          </table:table-cell>
          <table:table-cell table:style-name="ce2" office:value-type="float" office:value="10375" calcext:value-type="float">
            <text:p>10375</text:p>
          </table:table-cell>
          <table:table-cell table:style-name="ce2" office:value-type="float" office:value="4440" calcext:value-type="float">
            <text:p>4440</text:p>
          </table:table-cell>
          <table:table-cell table:style-name="ce2" office:value-type="float" office:value="5935" calcext:value-type="float">
            <text:p>5935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RAJASTHAN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2928606" calcext:value-type="float">
            <text:p>2928606</text:p>
          </table:table-cell>
          <table:table-cell table:style-name="ce2" office:value-type="float" office:value="1683776" calcext:value-type="float">
            <text:p>1683776</text:p>
          </table:table-cell>
          <table:table-cell table:style-name="ce2" office:value-type="float" office:value="1244830" calcext:value-type="float">
            <text:p>1244830</text:p>
          </table:table-cell>
          <table:table-cell table:style-name="ce2" office:value-type="float" office:value="386869" calcext:value-type="float">
            <text:p>386869</text:p>
          </table:table-cell>
          <table:table-cell table:style-name="ce2" office:value-type="float" office:value="223784" calcext:value-type="float">
            <text:p>223784</text:p>
          </table:table-cell>
          <table:table-cell table:style-name="ce2" office:value-type="float" office:value="163085" calcext:value-type="float">
            <text:p>163085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RAJASTHAN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236165" calcext:value-type="float">
            <text:p>236165</text:p>
          </table:table-cell>
          <table:table-cell table:style-name="ce2" office:value-type="float" office:value="125268" calcext:value-type="float">
            <text:p>125268</text:p>
          </table:table-cell>
          <table:table-cell table:style-name="ce2" office:value-type="float" office:value="110897" calcext:value-type="float">
            <text:p>110897</text:p>
          </table:table-cell>
          <table:table-cell table:style-name="ce2" office:value-type="float" office:value="12356" calcext:value-type="float">
            <text:p>12356</text:p>
          </table:table-cell>
          <table:table-cell table:style-name="ce2" office:value-type="float" office:value="6678" calcext:value-type="float">
            <text:p>6678</text:p>
          </table:table-cell>
          <table:table-cell table:style-name="ce2" office:value-type="float" office:value="5678" calcext:value-type="float">
            <text:p>5678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RAJASTHAN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395658" calcext:value-type="float">
            <text:p>395658</text:p>
          </table:table-cell>
          <table:table-cell table:style-name="ce2" office:value-type="float" office:value="208454" calcext:value-type="float">
            <text:p>208454</text:p>
          </table:table-cell>
          <table:table-cell table:style-name="ce2" office:value-type="float" office:value="187204" calcext:value-type="float">
            <text:p>187204</text:p>
          </table:table-cell>
          <table:table-cell table:style-name="ce2" office:value-type="float" office:value="28222" calcext:value-type="float">
            <text:p>28222</text:p>
          </table:table-cell>
          <table:table-cell table:style-name="ce2" office:value-type="float" office:value="14992" calcext:value-type="float">
            <text:p>14992</text:p>
          </table:table-cell>
          <table:table-cell table:style-name="ce2" office:value-type="float" office:value="13230" calcext:value-type="float">
            <text:p>13230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RAJASTHAN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384555" calcext:value-type="float">
            <text:p>384555</text:p>
          </table:table-cell>
          <table:table-cell table:style-name="ce2" office:value-type="float" office:value="215845" calcext:value-type="float">
            <text:p>215845</text:p>
          </table:table-cell>
          <table:table-cell table:style-name="ce2" office:value-type="float" office:value="168710" calcext:value-type="float">
            <text:p>168710</text:p>
          </table:table-cell>
          <table:table-cell table:style-name="ce2" office:value-type="float" office:value="43405" calcext:value-type="float">
            <text:p>43405</text:p>
          </table:table-cell>
          <table:table-cell table:style-name="ce2" office:value-type="float" office:value="24391" calcext:value-type="float">
            <text:p>24391</text:p>
          </table:table-cell>
          <table:table-cell table:style-name="ce2" office:value-type="float" office:value="19014" calcext:value-type="float">
            <text:p>19014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RAJASTHAN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892406" calcext:value-type="float">
            <text:p>892406</text:p>
          </table:table-cell>
          <table:table-cell table:style-name="ce2" office:value-type="float" office:value="537806" calcext:value-type="float">
            <text:p>537806</text:p>
          </table:table-cell>
          <table:table-cell table:style-name="ce2" office:value-type="float" office:value="354600" calcext:value-type="float">
            <text:p>354600</text:p>
          </table:table-cell>
          <table:table-cell table:style-name="ce2" office:value-type="float" office:value="143466" calcext:value-type="float">
            <text:p>143466</text:p>
          </table:table-cell>
          <table:table-cell table:style-name="ce2" office:value-type="float" office:value="86255" calcext:value-type="float">
            <text:p>86255</text:p>
          </table:table-cell>
          <table:table-cell table:style-name="ce2" office:value-type="float" office:value="57211" calcext:value-type="float">
            <text:p>57211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RAJASTHAN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899895" calcext:value-type="float">
            <text:p>899895</text:p>
          </table:table-cell>
          <table:table-cell table:style-name="ce2" office:value-type="float" office:value="528306" calcext:value-type="float">
            <text:p>528306</text:p>
          </table:table-cell>
          <table:table-cell table:style-name="ce2" office:value-type="float" office:value="371589" calcext:value-type="float">
            <text:p>371589</text:p>
          </table:table-cell>
          <table:table-cell table:style-name="ce2" office:value-type="float" office:value="145718" calcext:value-type="float">
            <text:p>145718</text:p>
          </table:table-cell>
          <table:table-cell table:style-name="ce2" office:value-type="float" office:value="83526" calcext:value-type="float">
            <text:p>83526</text:p>
          </table:table-cell>
          <table:table-cell table:style-name="ce2" office:value-type="float" office:value="62192" calcext:value-type="float">
            <text:p>6219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UTTAR PRADESH</text:p>
          </table:table-cell>
          <table:table-cell table:number-columns-repeated="2" table:style-name="ce2" office:value-type="string" calcext:value-type="string">
            <text:p>Total</text:p>
          </table:table-cell>
          <table:table-cell table:style-name="ce2" office:value-type="float" office:value="22873609" calcext:value-type="float">
            <text:p>22873609</text:p>
          </table:table-cell>
          <table:table-cell table:style-name="ce2" office:value-type="float" office:value="13309909" calcext:value-type="float">
            <text:p>13309909</text:p>
          </table:table-cell>
          <table:table-cell table:style-name="ce2" office:value-type="float" office:value="9563700" calcext:value-type="float">
            <text:p>9563700</text:p>
          </table:table-cell>
          <table:table-cell table:style-name="ce2" office:value-type="float" office:value="2585664" calcext:value-type="float">
            <text:p>2585664</text:p>
          </table:table-cell>
          <table:table-cell table:style-name="ce2" office:value-type="float" office:value="1546993" calcext:value-type="float">
            <text:p>1546993</text:p>
          </table:table-cell>
          <table:table-cell table:style-name="ce2" office:value-type="float" office:value="1038671" calcext:value-type="float">
            <text:p>1038671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UTTAR PRADESH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2901669" calcext:value-type="float">
            <text:p>2901669</text:p>
          </table:table-cell>
          <table:table-cell table:style-name="ce2" office:value-type="float" office:value="1270276" calcext:value-type="float">
            <text:p>1270276</text:p>
          </table:table-cell>
          <table:table-cell table:style-name="ce2" office:value-type="float" office:value="1631393" calcext:value-type="float">
            <text:p>1631393</text:p>
          </table:table-cell>
          <table:table-cell table:style-name="ce2" office:value-type="float" office:value="90022" calcext:value-type="float">
            <text:p>90022</text:p>
          </table:table-cell>
          <table:table-cell table:style-name="ce2" office:value-type="float" office:value="39291" calcext:value-type="float">
            <text:p>39291</text:p>
          </table:table-cell>
          <table:table-cell table:style-name="ce2" office:value-type="float" office:value="50731" calcext:value-type="float">
            <text:p>50731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UTTAR PRADESH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19971940" calcext:value-type="float">
            <text:p>19971940</text:p>
          </table:table-cell>
          <table:table-cell table:style-name="ce2" office:value-type="float" office:value="12039633" calcext:value-type="float">
            <text:p>12039633</text:p>
          </table:table-cell>
          <table:table-cell table:style-name="ce2" office:value-type="float" office:value="7932307" calcext:value-type="float">
            <text:p>7932307</text:p>
          </table:table-cell>
          <table:table-cell table:style-name="ce2" office:value-type="float" office:value="2495642" calcext:value-type="float">
            <text:p>2495642</text:p>
          </table:table-cell>
          <table:table-cell table:style-name="ce2" office:value-type="float" office:value="1507702" calcext:value-type="float">
            <text:p>1507702</text:p>
          </table:table-cell>
          <table:table-cell table:style-name="ce2" office:value-type="float" office:value="987940" calcext:value-type="float">
            <text:p>987940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UTTAR PRADESH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1806595" calcext:value-type="float">
            <text:p>1806595</text:p>
          </table:table-cell>
          <table:table-cell table:style-name="ce2" office:value-type="float" office:value="977760" calcext:value-type="float">
            <text:p>977760</text:p>
          </table:table-cell>
          <table:table-cell table:style-name="ce2" office:value-type="float" office:value="828835" calcext:value-type="float">
            <text:p>828835</text:p>
          </table:table-cell>
          <table:table-cell table:style-name="ce2" office:value-type="float" office:value="110449" calcext:value-type="float">
            <text:p>110449</text:p>
          </table:table-cell>
          <table:table-cell table:style-name="ce2" office:value-type="float" office:value="58915" calcext:value-type="float">
            <text:p>58915</text:p>
          </table:table-cell>
          <table:table-cell table:style-name="ce2" office:value-type="float" office:value="51534" calcext:value-type="float">
            <text:p>51534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UTTAR PRADESH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3101370" calcext:value-type="float">
            <text:p>3101370</text:p>
          </table:table-cell>
          <table:table-cell table:style-name="ce2" office:value-type="float" office:value="1716062" calcext:value-type="float">
            <text:p>1716062</text:p>
          </table:table-cell>
          <table:table-cell table:style-name="ce2" office:value-type="float" office:value="1385308" calcext:value-type="float">
            <text:p>1385308</text:p>
          </table:table-cell>
          <table:table-cell table:style-name="ce2" office:value-type="float" office:value="288053" calcext:value-type="float">
            <text:p>288053</text:p>
          </table:table-cell>
          <table:table-cell table:style-name="ce2" office:value-type="float" office:value="155253" calcext:value-type="float">
            <text:p>155253</text:p>
          </table:table-cell>
          <table:table-cell table:style-name="ce2" office:value-type="float" office:value="132800" calcext:value-type="float">
            <text:p>132800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UTTAR PRADESH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2960277" calcext:value-type="float">
            <text:p>2960277</text:p>
          </table:table-cell>
          <table:table-cell table:style-name="ce2" office:value-type="float" office:value="1804078" calcext:value-type="float">
            <text:p>1804078</text:p>
          </table:table-cell>
          <table:table-cell table:style-name="ce2" office:value-type="float" office:value="1156199" calcext:value-type="float">
            <text:p>1156199</text:p>
          </table:table-cell>
          <table:table-cell table:style-name="ce2" office:value-type="float" office:value="403536" calcext:value-type="float">
            <text:p>403536</text:p>
          </table:table-cell>
          <table:table-cell table:style-name="ce2" office:value-type="float" office:value="244061" calcext:value-type="float">
            <text:p>244061</text:p>
          </table:table-cell>
          <table:table-cell table:style-name="ce2" office:value-type="float" office:value="159475" calcext:value-type="float">
            <text:p>159475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UTTAR PRADESH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6456799" calcext:value-type="float">
            <text:p>6456799</text:p>
          </table:table-cell>
          <table:table-cell table:style-name="ce2" office:value-type="float" office:value="4023033" calcext:value-type="float">
            <text:p>4023033</text:p>
          </table:table-cell>
          <table:table-cell table:style-name="ce2" office:value-type="float" office:value="2433766" calcext:value-type="float">
            <text:p>2433766</text:p>
          </table:table-cell>
          <table:table-cell table:style-name="ce2" office:value-type="float" office:value="940306" calcext:value-type="float">
            <text:p>940306</text:p>
          </table:table-cell>
          <table:table-cell table:style-name="ce2" office:value-type="float" office:value="576711" calcext:value-type="float">
            <text:p>576711</text:p>
          </table:table-cell>
          <table:table-cell table:style-name="ce2" office:value-type="float" office:value="363595" calcext:value-type="float">
            <text:p>363595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UTTAR PRADESH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4764683" calcext:value-type="float">
            <text:p>4764683</text:p>
          </table:table-cell>
          <table:table-cell table:style-name="ce2" office:value-type="float" office:value="2985223" calcext:value-type="float">
            <text:p>2985223</text:p>
          </table:table-cell>
          <table:table-cell table:style-name="ce2" office:value-type="float" office:value="1779460" calcext:value-type="float">
            <text:p>1779460</text:p>
          </table:table-cell>
          <table:table-cell table:style-name="ce2" office:value-type="float" office:value="659417" calcext:value-type="float">
            <text:p>659417</text:p>
          </table:table-cell>
          <table:table-cell table:style-name="ce2" office:value-type="float" office:value="414176" calcext:value-type="float">
            <text:p>414176</text:p>
          </table:table-cell>
          <table:table-cell table:style-name="ce2" office:value-type="float" office:value="245241" calcext:value-type="float">
            <text:p>245241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UTTAR PRADESH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float" office:value="10917897" calcext:value-type="float">
            <text:p>10917897</text:p>
          </table:table-cell>
          <table:table-cell table:style-name="ce2" office:value-type="float" office:value="6641168" calcext:value-type="float">
            <text:p>6641168</text:p>
          </table:table-cell>
          <table:table-cell table:style-name="ce2" office:value-type="float" office:value="4276729" calcext:value-type="float">
            <text:p>4276729</text:p>
          </table:table-cell>
          <table:table-cell table:style-name="ce2" office:value-type="float" office:value="1267848" calcext:value-type="float">
            <text:p>1267848</text:p>
          </table:table-cell>
          <table:table-cell table:style-name="ce2" office:value-type="float" office:value="814164" calcext:value-type="float">
            <text:p>814164</text:p>
          </table:table-cell>
          <table:table-cell table:style-name="ce2" office:value-type="float" office:value="453684" calcext:value-type="float">
            <text:p>453684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UTTAR PRADESH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1453626" calcext:value-type="float">
            <text:p>1453626</text:p>
          </table:table-cell>
          <table:table-cell table:style-name="ce2" office:value-type="float" office:value="607599" calcext:value-type="float">
            <text:p>607599</text:p>
          </table:table-cell>
          <table:table-cell table:style-name="ce2" office:value-type="float" office:value="846027" calcext:value-type="float">
            <text:p>846027</text:p>
          </table:table-cell>
          <table:table-cell table:style-name="ce2" office:value-type="float" office:value="38998" calcext:value-type="float">
            <text:p>38998</text:p>
          </table:table-cell>
          <table:table-cell table:style-name="ce2" office:value-type="float" office:value="17087" calcext:value-type="float">
            <text:p>17087</text:p>
          </table:table-cell>
          <table:table-cell table:style-name="ce2" office:value-type="float" office:value="21911" calcext:value-type="float">
            <text:p>21911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UTTAR PRADESH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9464271" calcext:value-type="float">
            <text:p>9464271</text:p>
          </table:table-cell>
          <table:table-cell table:style-name="ce2" office:value-type="float" office:value="6033569" calcext:value-type="float">
            <text:p>6033569</text:p>
          </table:table-cell>
          <table:table-cell table:style-name="ce2" office:value-type="float" office:value="3430702" calcext:value-type="float">
            <text:p>3430702</text:p>
          </table:table-cell>
          <table:table-cell table:style-name="ce2" office:value-type="float" office:value="1228850" calcext:value-type="float">
            <text:p>1228850</text:p>
          </table:table-cell>
          <table:table-cell table:style-name="ce2" office:value-type="float" office:value="797077" calcext:value-type="float">
            <text:p>797077</text:p>
          </table:table-cell>
          <table:table-cell table:style-name="ce2" office:value-type="float" office:value="431773" calcext:value-type="float">
            <text:p>431773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UTTAR PRADESH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1008276" calcext:value-type="float">
            <text:p>1008276</text:p>
          </table:table-cell>
          <table:table-cell table:style-name="ce2" office:value-type="float" office:value="542687" calcext:value-type="float">
            <text:p>542687</text:p>
          </table:table-cell>
          <table:table-cell table:style-name="ce2" office:value-type="float" office:value="465589" calcext:value-type="float">
            <text:p>465589</text:p>
          </table:table-cell>
          <table:table-cell table:style-name="ce2" office:value-type="float" office:value="56675" calcext:value-type="float">
            <text:p>56675</text:p>
          </table:table-cell>
          <table:table-cell table:style-name="ce2" office:value-type="float" office:value="30010" calcext:value-type="float">
            <text:p>30010</text:p>
          </table:table-cell>
          <table:table-cell table:style-name="ce2" office:value-type="float" office:value="26665" calcext:value-type="float">
            <text:p>26665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UTTAR PRADESH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1753680" calcext:value-type="float">
            <text:p>1753680</text:p>
          </table:table-cell>
          <table:table-cell table:style-name="ce2" office:value-type="float" office:value="972523" calcext:value-type="float">
            <text:p>972523</text:p>
          </table:table-cell>
          <table:table-cell table:style-name="ce2" office:value-type="float" office:value="781157" calcext:value-type="float">
            <text:p>781157</text:p>
          </table:table-cell>
          <table:table-cell table:style-name="ce2" office:value-type="float" office:value="168430" calcext:value-type="float">
            <text:p>168430</text:p>
          </table:table-cell>
          <table:table-cell table:style-name="ce2" office:value-type="float" office:value="91100" calcext:value-type="float">
            <text:p>91100</text:p>
          </table:table-cell>
          <table:table-cell table:style-name="ce2" office:value-type="float" office:value="77330" calcext:value-type="float">
            <text:p>77330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UTTAR PRADESH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1700311" calcext:value-type="float">
            <text:p>1700311</text:p>
          </table:table-cell>
          <table:table-cell table:style-name="ce2" office:value-type="float" office:value="1084085" calcext:value-type="float">
            <text:p>1084085</text:p>
          </table:table-cell>
          <table:table-cell table:style-name="ce2" office:value-type="float" office:value="616226" calcext:value-type="float">
            <text:p>616226</text:p>
          </table:table-cell>
          <table:table-cell table:style-name="ce2" office:value-type="float" office:value="252373" calcext:value-type="float">
            <text:p>252373</text:p>
          </table:table-cell>
          <table:table-cell table:style-name="ce2" office:value-type="float" office:value="158765" calcext:value-type="float">
            <text:p>158765</text:p>
          </table:table-cell>
          <table:table-cell table:style-name="ce2" office:value-type="float" office:value="93608" calcext:value-type="float">
            <text:p>93608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UTTAR PRADESH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3183614" calcext:value-type="float">
            <text:p>3183614</text:p>
          </table:table-cell>
          <table:table-cell table:style-name="ce2" office:value-type="float" office:value="2141173" calcext:value-type="float">
            <text:p>2141173</text:p>
          </table:table-cell>
          <table:table-cell table:style-name="ce2" office:value-type="float" office:value="1042441" calcext:value-type="float">
            <text:p>1042441</text:p>
          </table:table-cell>
          <table:table-cell table:style-name="ce2" office:value-type="float" office:value="481670" calcext:value-type="float">
            <text:p>481670</text:p>
          </table:table-cell>
          <table:table-cell table:style-name="ce2" office:value-type="float" office:value="320304" calcext:value-type="float">
            <text:p>320304</text:p>
          </table:table-cell>
          <table:table-cell table:style-name="ce2" office:value-type="float" office:value="161366" calcext:value-type="float">
            <text:p>161366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UTTAR PRADESH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1423385" calcext:value-type="float">
            <text:p>1423385</text:p>
          </table:table-cell>
          <table:table-cell table:style-name="ce2" office:value-type="float" office:value="1043943" calcext:value-type="float">
            <text:p>1043943</text:p>
          </table:table-cell>
          <table:table-cell table:style-name="ce2" office:value-type="float" office:value="379442" calcext:value-type="float">
            <text:p>379442</text:p>
          </table:table-cell>
          <table:table-cell table:style-name="ce2" office:value-type="float" office:value="227960" calcext:value-type="float">
            <text:p>227960</text:p>
          </table:table-cell>
          <table:table-cell table:style-name="ce2" office:value-type="float" office:value="168870" calcext:value-type="float">
            <text:p>168870</text:p>
          </table:table-cell>
          <table:table-cell table:style-name="ce2" office:value-type="float" office:value="59090" calcext:value-type="float">
            <text:p>59090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UTTAR PRADESH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float" office:value="11955712" calcext:value-type="float">
            <text:p>11955712</text:p>
          </table:table-cell>
          <table:table-cell table:style-name="ce2" office:value-type="float" office:value="6668741" calcext:value-type="float">
            <text:p>6668741</text:p>
          </table:table-cell>
          <table:table-cell table:style-name="ce2" office:value-type="float" office:value="5286971" calcext:value-type="float">
            <text:p>5286971</text:p>
          </table:table-cell>
          <table:table-cell table:style-name="ce2" office:value-type="float" office:value="1317816" calcext:value-type="float">
            <text:p>1317816</text:p>
          </table:table-cell>
          <table:table-cell table:style-name="ce2" office:value-type="float" office:value="732829" calcext:value-type="float">
            <text:p>732829</text:p>
          </table:table-cell>
          <table:table-cell table:style-name="ce2" office:value-type="float" office:value="584987" calcext:value-type="float">
            <text:p>584987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UTTAR PRADESH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1448043" calcext:value-type="float">
            <text:p>1448043</text:p>
          </table:table-cell>
          <table:table-cell table:style-name="ce2" office:value-type="float" office:value="662677" calcext:value-type="float">
            <text:p>662677</text:p>
          </table:table-cell>
          <table:table-cell table:style-name="ce2" office:value-type="float" office:value="785366" calcext:value-type="float">
            <text:p>785366</text:p>
          </table:table-cell>
          <table:table-cell table:style-name="ce2" office:value-type="float" office:value="51024" calcext:value-type="float">
            <text:p>51024</text:p>
          </table:table-cell>
          <table:table-cell table:style-name="ce2" office:value-type="float" office:value="22204" calcext:value-type="float">
            <text:p>22204</text:p>
          </table:table-cell>
          <table:table-cell table:style-name="ce2" office:value-type="float" office:value="28820" calcext:value-type="float">
            <text:p>28820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UTTAR PRADESH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10507669" calcext:value-type="float">
            <text:p>10507669</text:p>
          </table:table-cell>
          <table:table-cell table:style-name="ce2" office:value-type="float" office:value="6006064" calcext:value-type="float">
            <text:p>6006064</text:p>
          </table:table-cell>
          <table:table-cell table:style-name="ce2" office:value-type="float" office:value="4501605" calcext:value-type="float">
            <text:p>4501605</text:p>
          </table:table-cell>
          <table:table-cell table:style-name="ce2" office:value-type="float" office:value="1266792" calcext:value-type="float">
            <text:p>1266792</text:p>
          </table:table-cell>
          <table:table-cell table:style-name="ce2" office:value-type="float" office:value="710625" calcext:value-type="float">
            <text:p>710625</text:p>
          </table:table-cell>
          <table:table-cell table:style-name="ce2" office:value-type="float" office:value="556167" calcext:value-type="float">
            <text:p>556167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UTTAR PRADESH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798319" calcext:value-type="float">
            <text:p>798319</text:p>
          </table:table-cell>
          <table:table-cell table:style-name="ce2" office:value-type="float" office:value="435073" calcext:value-type="float">
            <text:p>435073</text:p>
          </table:table-cell>
          <table:table-cell table:style-name="ce2" office:value-type="float" office:value="363246" calcext:value-type="float">
            <text:p>363246</text:p>
          </table:table-cell>
          <table:table-cell table:style-name="ce2" office:value-type="float" office:value="53774" calcext:value-type="float">
            <text:p>53774</text:p>
          </table:table-cell>
          <table:table-cell table:style-name="ce2" office:value-type="float" office:value="28905" calcext:value-type="float">
            <text:p>28905</text:p>
          </table:table-cell>
          <table:table-cell table:style-name="ce2" office:value-type="float" office:value="24869" calcext:value-type="float">
            <text:p>24869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UTTAR PRADESH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1347690" calcext:value-type="float">
            <text:p>1347690</text:p>
          </table:table-cell>
          <table:table-cell table:style-name="ce2" office:value-type="float" office:value="743539" calcext:value-type="float">
            <text:p>743539</text:p>
          </table:table-cell>
          <table:table-cell table:style-name="ce2" office:value-type="float" office:value="604151" calcext:value-type="float">
            <text:p>604151</text:p>
          </table:table-cell>
          <table:table-cell table:style-name="ce2" office:value-type="float" office:value="119623" calcext:value-type="float">
            <text:p>119623</text:p>
          </table:table-cell>
          <table:table-cell table:style-name="ce2" office:value-type="float" office:value="64153" calcext:value-type="float">
            <text:p>64153</text:p>
          </table:table-cell>
          <table:table-cell table:style-name="ce2" office:value-type="float" office:value="55470" calcext:value-type="float">
            <text:p>55470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UTTAR PRADESH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1259966" calcext:value-type="float">
            <text:p>1259966</text:p>
          </table:table-cell>
          <table:table-cell table:style-name="ce2" office:value-type="float" office:value="719993" calcext:value-type="float">
            <text:p>719993</text:p>
          </table:table-cell>
          <table:table-cell table:style-name="ce2" office:value-type="float" office:value="539973" calcext:value-type="float">
            <text:p>539973</text:p>
          </table:table-cell>
          <table:table-cell table:style-name="ce2" office:value-type="float" office:value="151163" calcext:value-type="float">
            <text:p>151163</text:p>
          </table:table-cell>
          <table:table-cell table:style-name="ce2" office:value-type="float" office:value="85296" calcext:value-type="float">
            <text:p>85296</text:p>
          </table:table-cell>
          <table:table-cell table:style-name="ce2" office:value-type="float" office:value="65867" calcext:value-type="float">
            <text:p>65867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UTTAR PRADESH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3273185" calcext:value-type="float">
            <text:p>3273185</text:p>
          </table:table-cell>
          <table:table-cell table:style-name="ce2" office:value-type="float" office:value="1881860" calcext:value-type="float">
            <text:p>1881860</text:p>
          </table:table-cell>
          <table:table-cell table:style-name="ce2" office:value-type="float" office:value="1391325" calcext:value-type="float">
            <text:p>1391325</text:p>
          </table:table-cell>
          <table:table-cell table:style-name="ce2" office:value-type="float" office:value="458636" calcext:value-type="float">
            <text:p>458636</text:p>
          </table:table-cell>
          <table:table-cell table:style-name="ce2" office:value-type="float" office:value="256407" calcext:value-type="float">
            <text:p>256407</text:p>
          </table:table-cell>
          <table:table-cell table:style-name="ce2" office:value-type="float" office:value="202229" calcext:value-type="float">
            <text:p>202229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UTTAR PRADESH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3341298" calcext:value-type="float">
            <text:p>3341298</text:p>
          </table:table-cell>
          <table:table-cell table:style-name="ce2" office:value-type="float" office:value="1941280" calcext:value-type="float">
            <text:p>1941280</text:p>
          </table:table-cell>
          <table:table-cell table:style-name="ce2" office:value-type="float" office:value="1400018" calcext:value-type="float">
            <text:p>1400018</text:p>
          </table:table-cell>
          <table:table-cell table:style-name="ce2" office:value-type="float" office:value="431457" calcext:value-type="float">
            <text:p>431457</text:p>
          </table:table-cell>
          <table:table-cell table:style-name="ce2" office:value-type="float" office:value="245306" calcext:value-type="float">
            <text:p>245306</text:p>
          </table:table-cell>
          <table:table-cell table:style-name="ce2" office:value-type="float" office:value="186151" calcext:value-type="float">
            <text:p>186151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BIHAR</text:p>
          </table:table-cell>
          <table:table-cell table:number-columns-repeated="2" table:style-name="ce2" office:value-type="string" calcext:value-type="string">
            <text:p>Total</text:p>
          </table:table-cell>
          <table:table-cell table:style-name="ce2" office:value-type="float" office:value="16761785" calcext:value-type="float">
            <text:p>16761785</text:p>
          </table:table-cell>
          <table:table-cell table:style-name="ce2" office:value-type="float" office:value="9443495" calcext:value-type="float">
            <text:p>9443495</text:p>
          </table:table-cell>
          <table:table-cell table:style-name="ce2" office:value-type="float" office:value="7318290" calcext:value-type="float">
            <text:p>7318290</text:p>
          </table:table-cell>
          <table:table-cell table:style-name="ce2" office:value-type="float" office:value="1682572" calcext:value-type="float">
            <text:p>1682572</text:p>
          </table:table-cell>
          <table:table-cell table:style-name="ce2" office:value-type="float" office:value="1028475" calcext:value-type="float">
            <text:p>1028475</text:p>
          </table:table-cell>
          <table:table-cell table:style-name="ce2" office:value-type="float" office:value="654097" calcext:value-type="float">
            <text:p>654097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BIHAR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4752160" calcext:value-type="float">
            <text:p>4752160</text:p>
          </table:table-cell>
          <table:table-cell table:style-name="ce2" office:value-type="float" office:value="2085455" calcext:value-type="float">
            <text:p>2085455</text:p>
          </table:table-cell>
          <table:table-cell table:style-name="ce2" office:value-type="float" office:value="2666705" calcext:value-type="float">
            <text:p>2666705</text:p>
          </table:table-cell>
          <table:table-cell table:style-name="ce2" office:value-type="float" office:value="180106" calcext:value-type="float">
            <text:p>180106</text:p>
          </table:table-cell>
          <table:table-cell table:style-name="ce2" office:value-type="float" office:value="85539" calcext:value-type="float">
            <text:p>85539</text:p>
          </table:table-cell>
          <table:table-cell table:style-name="ce2" office:value-type="float" office:value="94567" calcext:value-type="float">
            <text:p>94567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BIHAR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12009625" calcext:value-type="float">
            <text:p>12009625</text:p>
          </table:table-cell>
          <table:table-cell table:style-name="ce2" office:value-type="float" office:value="7358040" calcext:value-type="float">
            <text:p>7358040</text:p>
          </table:table-cell>
          <table:table-cell table:style-name="ce2" office:value-type="float" office:value="4651585" calcext:value-type="float">
            <text:p>4651585</text:p>
          </table:table-cell>
          <table:table-cell table:style-name="ce2" office:value-type="float" office:value="1502466" calcext:value-type="float">
            <text:p>1502466</text:p>
          </table:table-cell>
          <table:table-cell table:style-name="ce2" office:value-type="float" office:value="942936" calcext:value-type="float">
            <text:p>942936</text:p>
          </table:table-cell>
          <table:table-cell table:style-name="ce2" office:value-type="float" office:value="559530" calcext:value-type="float">
            <text:p>559530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BIHAR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2847892" calcext:value-type="float">
            <text:p>2847892</text:p>
          </table:table-cell>
          <table:table-cell table:style-name="ce2" office:value-type="float" office:value="1528322" calcext:value-type="float">
            <text:p>1528322</text:p>
          </table:table-cell>
          <table:table-cell table:style-name="ce2" office:value-type="float" office:value="1319570" calcext:value-type="float">
            <text:p>1319570</text:p>
          </table:table-cell>
          <table:table-cell table:style-name="ce2" office:value-type="float" office:value="189501" calcext:value-type="float">
            <text:p>189501</text:p>
          </table:table-cell>
          <table:table-cell table:style-name="ce2" office:value-type="float" office:value="99467" calcext:value-type="float">
            <text:p>99467</text:p>
          </table:table-cell>
          <table:table-cell table:style-name="ce2" office:value-type="float" office:value="90034" calcext:value-type="float">
            <text:p>90034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BIHAR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2890798" calcext:value-type="float">
            <text:p>2890798</text:p>
          </table:table-cell>
          <table:table-cell table:style-name="ce2" office:value-type="float" office:value="1718623" calcext:value-type="float">
            <text:p>1718623</text:p>
          </table:table-cell>
          <table:table-cell table:style-name="ce2" office:value-type="float" office:value="1172175" calcext:value-type="float">
            <text:p>1172175</text:p>
          </table:table-cell>
          <table:table-cell table:style-name="ce2" office:value-type="float" office:value="267901" calcext:value-type="float">
            <text:p>267901</text:p>
          </table:table-cell>
          <table:table-cell table:style-name="ce2" office:value-type="float" office:value="150820" calcext:value-type="float">
            <text:p>150820</text:p>
          </table:table-cell>
          <table:table-cell table:style-name="ce2" office:value-type="float" office:value="117081" calcext:value-type="float">
            <text:p>117081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BIHAR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1663633" calcext:value-type="float">
            <text:p>1663633</text:p>
          </table:table-cell>
          <table:table-cell table:style-name="ce2" office:value-type="float" office:value="1044527" calcext:value-type="float">
            <text:p>1044527</text:p>
          </table:table-cell>
          <table:table-cell table:style-name="ce2" office:value-type="float" office:value="619106" calcext:value-type="float">
            <text:p>619106</text:p>
          </table:table-cell>
          <table:table-cell table:style-name="ce2" office:value-type="float" office:value="204290" calcext:value-type="float">
            <text:p>204290</text:p>
          </table:table-cell>
          <table:table-cell table:style-name="ce2" office:value-type="float" office:value="122712" calcext:value-type="float">
            <text:p>122712</text:p>
          </table:table-cell>
          <table:table-cell table:style-name="ce2" office:value-type="float" office:value="81578" calcext:value-type="float">
            <text:p>81578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BIHAR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2725737" calcext:value-type="float">
            <text:p>2725737</text:p>
          </table:table-cell>
          <table:table-cell table:style-name="ce2" office:value-type="float" office:value="1770647" calcext:value-type="float">
            <text:p>1770647</text:p>
          </table:table-cell>
          <table:table-cell table:style-name="ce2" office:value-type="float" office:value="955090" calcext:value-type="float">
            <text:p>955090</text:p>
          </table:table-cell>
          <table:table-cell table:style-name="ce2" office:value-type="float" office:value="502821" calcext:value-type="float">
            <text:p>502821</text:p>
          </table:table-cell>
          <table:table-cell table:style-name="ce2" office:value-type="float" office:value="322210" calcext:value-type="float">
            <text:p>322210</text:p>
          </table:table-cell>
          <table:table-cell table:style-name="ce2" office:value-type="float" office:value="180611" calcext:value-type="float">
            <text:p>180611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BIHAR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1137942" calcext:value-type="float">
            <text:p>1137942</text:p>
          </table:table-cell>
          <table:table-cell table:style-name="ce2" office:value-type="float" office:value="846430" calcext:value-type="float">
            <text:p>846430</text:p>
          </table:table-cell>
          <table:table-cell table:style-name="ce2" office:value-type="float" office:value="291512" calcext:value-type="float">
            <text:p>291512</text:p>
          </table:table-cell>
          <table:table-cell table:style-name="ce2" office:value-type="float" office:value="261999" calcext:value-type="float">
            <text:p>261999</text:p>
          </table:table-cell>
          <table:table-cell table:style-name="ce2" office:value-type="float" office:value="199849" calcext:value-type="float">
            <text:p>199849</text:p>
          </table:table-cell>
          <table:table-cell table:style-name="ce2" office:value-type="float" office:value="62150" calcext:value-type="float">
            <text:p>62150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BIHAR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float" office:value="13930257" calcext:value-type="float">
            <text:p>13930257</text:p>
          </table:table-cell>
          <table:table-cell table:style-name="ce2" office:value-type="float" office:value="7865893" calcext:value-type="float">
            <text:p>7865893</text:p>
          </table:table-cell>
          <table:table-cell table:style-name="ce2" office:value-type="float" office:value="6064364" calcext:value-type="float">
            <text:p>6064364</text:p>
          </table:table-cell>
          <table:table-cell table:style-name="ce2" office:value-type="float" office:value="1262676" calcext:value-type="float">
            <text:p>1262676</text:p>
          </table:table-cell>
          <table:table-cell table:style-name="ce2" office:value-type="float" office:value="785074" calcext:value-type="float">
            <text:p>785074</text:p>
          </table:table-cell>
          <table:table-cell table:style-name="ce2" office:value-type="float" office:value="477602" calcext:value-type="float">
            <text:p>47760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BIHAR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4330971" calcext:value-type="float">
            <text:p>4330971</text:p>
          </table:table-cell>
          <table:table-cell table:style-name="ce2" office:value-type="float" office:value="1898359" calcext:value-type="float">
            <text:p>1898359</text:p>
          </table:table-cell>
          <table:table-cell table:style-name="ce2" office:value-type="float" office:value="2432612" calcext:value-type="float">
            <text:p>2432612</text:p>
          </table:table-cell>
          <table:table-cell table:style-name="ce2" office:value-type="float" office:value="155257" calcext:value-type="float">
            <text:p>155257</text:p>
          </table:table-cell>
          <table:table-cell table:style-name="ce2" office:value-type="float" office:value="73988" calcext:value-type="float">
            <text:p>73988</text:p>
          </table:table-cell>
          <table:table-cell table:style-name="ce2" office:value-type="float" office:value="81269" calcext:value-type="float">
            <text:p>81269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BIHAR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9599286" calcext:value-type="float">
            <text:p>9599286</text:p>
          </table:table-cell>
          <table:table-cell table:style-name="ce2" office:value-type="float" office:value="5967534" calcext:value-type="float">
            <text:p>5967534</text:p>
          </table:table-cell>
          <table:table-cell table:style-name="ce2" office:value-type="float" office:value="3631752" calcext:value-type="float">
            <text:p>3631752</text:p>
          </table:table-cell>
          <table:table-cell table:style-name="ce2" office:value-type="float" office:value="1107419" calcext:value-type="float">
            <text:p>1107419</text:p>
          </table:table-cell>
          <table:table-cell table:style-name="ce2" office:value-type="float" office:value="711086" calcext:value-type="float">
            <text:p>711086</text:p>
          </table:table-cell>
          <table:table-cell table:style-name="ce2" office:value-type="float" office:value="396333" calcext:value-type="float">
            <text:p>396333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BIHAR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2539091" calcext:value-type="float">
            <text:p>2539091</text:p>
          </table:table-cell>
          <table:table-cell table:style-name="ce2" office:value-type="float" office:value="1368105" calcext:value-type="float">
            <text:p>1368105</text:p>
          </table:table-cell>
          <table:table-cell table:style-name="ce2" office:value-type="float" office:value="1170986" calcext:value-type="float">
            <text:p>1170986</text:p>
          </table:table-cell>
          <table:table-cell table:style-name="ce2" office:value-type="float" office:value="159518" calcext:value-type="float">
            <text:p>159518</text:p>
          </table:table-cell>
          <table:table-cell table:style-name="ce2" office:value-type="float" office:value="84376" calcext:value-type="float">
            <text:p>84376</text:p>
          </table:table-cell>
          <table:table-cell table:style-name="ce2" office:value-type="float" office:value="75142" calcext:value-type="float">
            <text:p>7514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BIHAR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2523250" calcext:value-type="float">
            <text:p>2523250</text:p>
          </table:table-cell>
          <table:table-cell table:style-name="ce2" office:value-type="float" office:value="1526126" calcext:value-type="float">
            <text:p>1526126</text:p>
          </table:table-cell>
          <table:table-cell table:style-name="ce2" office:value-type="float" office:value="997124" calcext:value-type="float">
            <text:p>997124</text:p>
          </table:table-cell>
          <table:table-cell table:style-name="ce2" office:value-type="float" office:value="221322" calcext:value-type="float">
            <text:p>221322</text:p>
          </table:table-cell>
          <table:table-cell table:style-name="ce2" office:value-type="float" office:value="127058" calcext:value-type="float">
            <text:p>127058</text:p>
          </table:table-cell>
          <table:table-cell table:style-name="ce2" office:value-type="float" office:value="94264" calcext:value-type="float">
            <text:p>94264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BIHAR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1369049" calcext:value-type="float">
            <text:p>1369049</text:p>
          </table:table-cell>
          <table:table-cell table:style-name="ce2" office:value-type="float" office:value="884376" calcext:value-type="float">
            <text:p>884376</text:p>
          </table:table-cell>
          <table:table-cell table:style-name="ce2" office:value-type="float" office:value="484673" calcext:value-type="float">
            <text:p>484673</text:p>
          </table:table-cell>
          <table:table-cell table:style-name="ce2" office:value-type="float" office:value="159125" calcext:value-type="float">
            <text:p>159125</text:p>
          </table:table-cell>
          <table:table-cell table:style-name="ce2" office:value-type="float" office:value="98746" calcext:value-type="float">
            <text:p>98746</text:p>
          </table:table-cell>
          <table:table-cell table:style-name="ce2" office:value-type="float" office:value="60379" calcext:value-type="float">
            <text:p>60379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BIHAR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1981702" calcext:value-type="float">
            <text:p>1981702</text:p>
          </table:table-cell>
          <table:table-cell table:style-name="ce2" office:value-type="float" office:value="1352741" calcext:value-type="float">
            <text:p>1352741</text:p>
          </table:table-cell>
          <table:table-cell table:style-name="ce2" office:value-type="float" office:value="628961" calcext:value-type="float">
            <text:p>628961</text:p>
          </table:table-cell>
          <table:table-cell table:style-name="ce2" office:value-type="float" office:value="362597" calcext:value-type="float">
            <text:p>362597</text:p>
          </table:table-cell>
          <table:table-cell table:style-name="ce2" office:value-type="float" office:value="244008" calcext:value-type="float">
            <text:p>244008</text:p>
          </table:table-cell>
          <table:table-cell table:style-name="ce2" office:value-type="float" office:value="118589" calcext:value-type="float">
            <text:p>118589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BIHAR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560351" calcext:value-type="float">
            <text:p>560351</text:p>
          </table:table-cell>
          <table:table-cell table:style-name="ce2" office:value-type="float" office:value="452499" calcext:value-type="float">
            <text:p>452499</text:p>
          </table:table-cell>
          <table:table-cell table:style-name="ce2" office:value-type="float" office:value="107852" calcext:value-type="float">
            <text:p>107852</text:p>
          </table:table-cell>
          <table:table-cell table:style-name="ce2" office:value-type="float" office:value="145084" calcext:value-type="float">
            <text:p>145084</text:p>
          </table:table-cell>
          <table:table-cell table:style-name="ce2" office:value-type="float" office:value="118459" calcext:value-type="float">
            <text:p>118459</text:p>
          </table:table-cell>
          <table:table-cell table:style-name="ce2" office:value-type="float" office:value="26625" calcext:value-type="float">
            <text:p>26625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BIHAR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float" office:value="2831528" calcext:value-type="float">
            <text:p>2831528</text:p>
          </table:table-cell>
          <table:table-cell table:style-name="ce2" office:value-type="float" office:value="1577602" calcext:value-type="float">
            <text:p>1577602</text:p>
          </table:table-cell>
          <table:table-cell table:style-name="ce2" office:value-type="float" office:value="1253926" calcext:value-type="float">
            <text:p>1253926</text:p>
          </table:table-cell>
          <table:table-cell table:style-name="ce2" office:value-type="float" office:value="419896" calcext:value-type="float">
            <text:p>419896</text:p>
          </table:table-cell>
          <table:table-cell table:style-name="ce2" office:value-type="float" office:value="243401" calcext:value-type="float">
            <text:p>243401</text:p>
          </table:table-cell>
          <table:table-cell table:style-name="ce2" office:value-type="float" office:value="176495" calcext:value-type="float">
            <text:p>176495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BIHAR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421189" calcext:value-type="float">
            <text:p>421189</text:p>
          </table:table-cell>
          <table:table-cell table:style-name="ce2" office:value-type="float" office:value="187096" calcext:value-type="float">
            <text:p>187096</text:p>
          </table:table-cell>
          <table:table-cell table:style-name="ce2" office:value-type="float" office:value="234093" calcext:value-type="float">
            <text:p>234093</text:p>
          </table:table-cell>
          <table:table-cell table:style-name="ce2" office:value-type="float" office:value="24849" calcext:value-type="float">
            <text:p>24849</text:p>
          </table:table-cell>
          <table:table-cell table:style-name="ce2" office:value-type="float" office:value="11551" calcext:value-type="float">
            <text:p>11551</text:p>
          </table:table-cell>
          <table:table-cell table:style-name="ce2" office:value-type="float" office:value="13298" calcext:value-type="float">
            <text:p>13298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BIHAR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2410339" calcext:value-type="float">
            <text:p>2410339</text:p>
          </table:table-cell>
          <table:table-cell table:style-name="ce2" office:value-type="float" office:value="1390506" calcext:value-type="float">
            <text:p>1390506</text:p>
          </table:table-cell>
          <table:table-cell table:style-name="ce2" office:value-type="float" office:value="1019833" calcext:value-type="float">
            <text:p>1019833</text:p>
          </table:table-cell>
          <table:table-cell table:style-name="ce2" office:value-type="float" office:value="395047" calcext:value-type="float">
            <text:p>395047</text:p>
          </table:table-cell>
          <table:table-cell table:style-name="ce2" office:value-type="float" office:value="231850" calcext:value-type="float">
            <text:p>231850</text:p>
          </table:table-cell>
          <table:table-cell table:style-name="ce2" office:value-type="float" office:value="163197" calcext:value-type="float">
            <text:p>163197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BIHAR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308801" calcext:value-type="float">
            <text:p>308801</text:p>
          </table:table-cell>
          <table:table-cell table:style-name="ce2" office:value-type="float" office:value="160217" calcext:value-type="float">
            <text:p>160217</text:p>
          </table:table-cell>
          <table:table-cell table:style-name="ce2" office:value-type="float" office:value="148584" calcext:value-type="float">
            <text:p>148584</text:p>
          </table:table-cell>
          <table:table-cell table:style-name="ce2" office:value-type="float" office:value="29983" calcext:value-type="float">
            <text:p>29983</text:p>
          </table:table-cell>
          <table:table-cell table:style-name="ce2" office:value-type="float" office:value="15091" calcext:value-type="float">
            <text:p>15091</text:p>
          </table:table-cell>
          <table:table-cell table:style-name="ce2" office:value-type="float" office:value="14892" calcext:value-type="float">
            <text:p>1489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BIHAR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367548" calcext:value-type="float">
            <text:p>367548</text:p>
          </table:table-cell>
          <table:table-cell table:style-name="ce2" office:value-type="float" office:value="192497" calcext:value-type="float">
            <text:p>192497</text:p>
          </table:table-cell>
          <table:table-cell table:style-name="ce2" office:value-type="float" office:value="175051" calcext:value-type="float">
            <text:p>175051</text:p>
          </table:table-cell>
          <table:table-cell table:style-name="ce2" office:value-type="float" office:value="46579" calcext:value-type="float">
            <text:p>46579</text:p>
          </table:table-cell>
          <table:table-cell table:style-name="ce2" office:value-type="float" office:value="23762" calcext:value-type="float">
            <text:p>23762</text:p>
          </table:table-cell>
          <table:table-cell table:style-name="ce2" office:value-type="float" office:value="22817" calcext:value-type="float">
            <text:p>22817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BIHAR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294584" calcext:value-type="float">
            <text:p>294584</text:p>
          </table:table-cell>
          <table:table-cell table:style-name="ce2" office:value-type="float" office:value="160151" calcext:value-type="float">
            <text:p>160151</text:p>
          </table:table-cell>
          <table:table-cell table:style-name="ce2" office:value-type="float" office:value="134433" calcext:value-type="float">
            <text:p>134433</text:p>
          </table:table-cell>
          <table:table-cell table:style-name="ce2" office:value-type="float" office:value="45165" calcext:value-type="float">
            <text:p>45165</text:p>
          </table:table-cell>
          <table:table-cell table:style-name="ce2" office:value-type="float" office:value="23966" calcext:value-type="float">
            <text:p>23966</text:p>
          </table:table-cell>
          <table:table-cell table:style-name="ce2" office:value-type="float" office:value="21199" calcext:value-type="float">
            <text:p>21199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BIHAR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744035" calcext:value-type="float">
            <text:p>744035</text:p>
          </table:table-cell>
          <table:table-cell table:style-name="ce2" office:value-type="float" office:value="417906" calcext:value-type="float">
            <text:p>417906</text:p>
          </table:table-cell>
          <table:table-cell table:style-name="ce2" office:value-type="float" office:value="326129" calcext:value-type="float">
            <text:p>326129</text:p>
          </table:table-cell>
          <table:table-cell table:style-name="ce2" office:value-type="float" office:value="140224" calcext:value-type="float">
            <text:p>140224</text:p>
          </table:table-cell>
          <table:table-cell table:style-name="ce2" office:value-type="float" office:value="78202" calcext:value-type="float">
            <text:p>78202</text:p>
          </table:table-cell>
          <table:table-cell table:style-name="ce2" office:value-type="float" office:value="62022" calcext:value-type="float">
            <text:p>6202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BIHAR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577591" calcext:value-type="float">
            <text:p>577591</text:p>
          </table:table-cell>
          <table:table-cell table:style-name="ce2" office:value-type="float" office:value="393931" calcext:value-type="float">
            <text:p>393931</text:p>
          </table:table-cell>
          <table:table-cell table:style-name="ce2" office:value-type="float" office:value="183660" calcext:value-type="float">
            <text:p>183660</text:p>
          </table:table-cell>
          <table:table-cell table:style-name="ce2" office:value-type="float" office:value="116915" calcext:value-type="float">
            <text:p>116915</text:p>
          </table:table-cell>
          <table:table-cell table:style-name="ce2" office:value-type="float" office:value="81390" calcext:value-type="float">
            <text:p>81390</text:p>
          </table:table-cell>
          <table:table-cell table:style-name="ce2" office:value-type="float" office:value="35525" calcext:value-type="float">
            <text:p>35525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SIKKIM</text:p>
          </table:table-cell>
          <table:table-cell table:number-columns-repeated="2" table:style-name="ce2" office:value-type="string" calcext:value-type="string">
            <text:p>Total</text:p>
          </table:table-cell>
          <table:table-cell table:style-name="ce2" office:value-type="float" office:value="388999" calcext:value-type="float">
            <text:p>388999</text:p>
          </table:table-cell>
          <table:table-cell table:style-name="ce2" office:value-type="float" office:value="213340" calcext:value-type="float">
            <text:p>213340</text:p>
          </table:table-cell>
          <table:table-cell table:style-name="ce2" office:value-type="float" office:value="175659" calcext:value-type="float">
            <text:p>175659</text:p>
          </table:table-cell>
          <table:table-cell table:style-name="ce2" office:value-type="float" office:value="181402" calcext:value-type="float">
            <text:p>181402</text:p>
          </table:table-cell>
          <table:table-cell table:style-name="ce2" office:value-type="float" office:value="99427" calcext:value-type="float">
            <text:p>99427</text:p>
          </table:table-cell>
          <table:table-cell table:style-name="ce2" office:value-type="float" office:value="81975" calcext:value-type="float">
            <text:p>81975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SIKKIM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45067" calcext:value-type="float">
            <text:p>45067</text:p>
          </table:table-cell>
          <table:table-cell table:style-name="ce2" office:value-type="float" office:value="18759" calcext:value-type="float">
            <text:p>18759</text:p>
          </table:table-cell>
          <table:table-cell table:style-name="ce2" office:value-type="float" office:value="26308" calcext:value-type="float">
            <text:p>26308</text:p>
          </table:table-cell>
          <table:table-cell table:style-name="ce2" office:value-type="float" office:value="6440" calcext:value-type="float">
            <text:p>6440</text:p>
          </table:table-cell>
          <table:table-cell table:style-name="ce2" office:value-type="float" office:value="3152" calcext:value-type="float">
            <text:p>3152</text:p>
          </table:table-cell>
          <table:table-cell table:style-name="ce2" office:value-type="float" office:value="3288" calcext:value-type="float">
            <text:p>3288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SIKKIM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343932" calcext:value-type="float">
            <text:p>343932</text:p>
          </table:table-cell>
          <table:table-cell table:style-name="ce2" office:value-type="float" office:value="194581" calcext:value-type="float">
            <text:p>194581</text:p>
          </table:table-cell>
          <table:table-cell table:style-name="ce2" office:value-type="float" office:value="149351" calcext:value-type="float">
            <text:p>149351</text:p>
          </table:table-cell>
          <table:table-cell table:style-name="ce2" office:value-type="float" office:value="174962" calcext:value-type="float">
            <text:p>174962</text:p>
          </table:table-cell>
          <table:table-cell table:style-name="ce2" office:value-type="float" office:value="96275" calcext:value-type="float">
            <text:p>96275</text:p>
          </table:table-cell>
          <table:table-cell table:style-name="ce2" office:value-type="float" office:value="78687" calcext:value-type="float">
            <text:p>78687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SIKKIM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68859" calcext:value-type="float">
            <text:p>68859</text:p>
          </table:table-cell>
          <table:table-cell table:style-name="ce2" office:value-type="float" office:value="40485" calcext:value-type="float">
            <text:p>40485</text:p>
          </table:table-cell>
          <table:table-cell table:style-name="ce2" office:value-type="float" office:value="28374" calcext:value-type="float">
            <text:p>28374</text:p>
          </table:table-cell>
          <table:table-cell table:style-name="ce2" office:value-type="float" office:value="17648" calcext:value-type="float">
            <text:p>17648</text:p>
          </table:table-cell>
          <table:table-cell table:style-name="ce2" office:value-type="float" office:value="10301" calcext:value-type="float">
            <text:p>10301</text:p>
          </table:table-cell>
          <table:table-cell table:style-name="ce2" office:value-type="float" office:value="7347" calcext:value-type="float">
            <text:p>7347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SIKKIM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89611" calcext:value-type="float">
            <text:p>89611</text:p>
          </table:table-cell>
          <table:table-cell table:style-name="ce2" office:value-type="float" office:value="49327" calcext:value-type="float">
            <text:p>49327</text:p>
          </table:table-cell>
          <table:table-cell table:style-name="ce2" office:value-type="float" office:value="40284" calcext:value-type="float">
            <text:p>40284</text:p>
          </table:table-cell>
          <table:table-cell table:style-name="ce2" office:value-type="float" office:value="36340" calcext:value-type="float">
            <text:p>36340</text:p>
          </table:table-cell>
          <table:table-cell table:style-name="ce2" office:value-type="float" office:value="19752" calcext:value-type="float">
            <text:p>19752</text:p>
          </table:table-cell>
          <table:table-cell table:style-name="ce2" office:value-type="float" office:value="16588" calcext:value-type="float">
            <text:p>16588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SIKKIM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60735" calcext:value-type="float">
            <text:p>60735</text:p>
          </table:table-cell>
          <table:table-cell table:style-name="ce2" office:value-type="float" office:value="32792" calcext:value-type="float">
            <text:p>32792</text:p>
          </table:table-cell>
          <table:table-cell table:style-name="ce2" office:value-type="float" office:value="27943" calcext:value-type="float">
            <text:p>27943</text:p>
          </table:table-cell>
          <table:table-cell table:style-name="ce2" office:value-type="float" office:value="34356" calcext:value-type="float">
            <text:p>34356</text:p>
          </table:table-cell>
          <table:table-cell table:style-name="ce2" office:value-type="float" office:value="18030" calcext:value-type="float">
            <text:p>18030</text:p>
          </table:table-cell>
          <table:table-cell table:style-name="ce2" office:value-type="float" office:value="16326" calcext:value-type="float">
            <text:p>16326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SIKKIM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80146" calcext:value-type="float">
            <text:p>80146</text:p>
          </table:table-cell>
          <table:table-cell table:style-name="ce2" office:value-type="float" office:value="45630" calcext:value-type="float">
            <text:p>45630</text:p>
          </table:table-cell>
          <table:table-cell table:style-name="ce2" office:value-type="float" office:value="34516" calcext:value-type="float">
            <text:p>34516</text:p>
          </table:table-cell>
          <table:table-cell table:style-name="ce2" office:value-type="float" office:value="55753" calcext:value-type="float">
            <text:p>55753</text:p>
          </table:table-cell>
          <table:table-cell table:style-name="ce2" office:value-type="float" office:value="30242" calcext:value-type="float">
            <text:p>30242</text:p>
          </table:table-cell>
          <table:table-cell table:style-name="ce2" office:value-type="float" office:value="25511" calcext:value-type="float">
            <text:p>25511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SIKKIM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30989" calcext:value-type="float">
            <text:p>30989</text:p>
          </table:table-cell>
          <table:table-cell table:style-name="ce2" office:value-type="float" office:value="18245" calcext:value-type="float">
            <text:p>18245</text:p>
          </table:table-cell>
          <table:table-cell table:style-name="ce2" office:value-type="float" office:value="12744" calcext:value-type="float">
            <text:p>12744</text:p>
          </table:table-cell>
          <table:table-cell table:style-name="ce2" office:value-type="float" office:value="25264" calcext:value-type="float">
            <text:p>25264</text:p>
          </table:table-cell>
          <table:table-cell table:style-name="ce2" office:value-type="float" office:value="14670" calcext:value-type="float">
            <text:p>14670</text:p>
          </table:table-cell>
          <table:table-cell table:style-name="ce2" office:value-type="float" office:value="10594" calcext:value-type="float">
            <text:p>10594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SIKKIM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float" office:value="274230" calcext:value-type="float">
            <text:p>274230</text:p>
          </table:table-cell>
          <table:table-cell table:style-name="ce2" office:value-type="float" office:value="152062" calcext:value-type="float">
            <text:p>152062</text:p>
          </table:table-cell>
          <table:table-cell table:style-name="ce2" office:value-type="float" office:value="122168" calcext:value-type="float">
            <text:p>122168</text:p>
          </table:table-cell>
          <table:table-cell table:style-name="ce2" office:value-type="float" office:value="118176" calcext:value-type="float">
            <text:p>118176</text:p>
          </table:table-cell>
          <table:table-cell table:style-name="ce2" office:value-type="float" office:value="65545" calcext:value-type="float">
            <text:p>65545</text:p>
          </table:table-cell>
          <table:table-cell table:style-name="ce2" office:value-type="float" office:value="52631" calcext:value-type="float">
            <text:p>52631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SIKKIM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35492" calcext:value-type="float">
            <text:p>35492</text:p>
          </table:table-cell>
          <table:table-cell table:style-name="ce2" office:value-type="float" office:value="14946" calcext:value-type="float">
            <text:p>14946</text:p>
          </table:table-cell>
          <table:table-cell table:style-name="ce2" office:value-type="float" office:value="20546" calcext:value-type="float">
            <text:p>20546</text:p>
          </table:table-cell>
          <table:table-cell table:style-name="ce2" office:value-type="float" office:value="4424" calcext:value-type="float">
            <text:p>4424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2204" calcext:value-type="float">
            <text:p>2204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SIKKIM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238738" calcext:value-type="float">
            <text:p>238738</text:p>
          </table:table-cell>
          <table:table-cell table:style-name="ce2" office:value-type="float" office:value="137116" calcext:value-type="float">
            <text:p>137116</text:p>
          </table:table-cell>
          <table:table-cell table:style-name="ce2" office:value-type="float" office:value="101622" calcext:value-type="float">
            <text:p>101622</text:p>
          </table:table-cell>
          <table:table-cell table:style-name="ce2" office:value-type="float" office:value="113752" calcext:value-type="float">
            <text:p>113752</text:p>
          </table:table-cell>
          <table:table-cell table:style-name="ce2" office:value-type="float" office:value="63325" calcext:value-type="float">
            <text:p>63325</text:p>
          </table:table-cell>
          <table:table-cell table:style-name="ce2" office:value-type="float" office:value="50427" calcext:value-type="float">
            <text:p>50427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SIKKIM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54675" calcext:value-type="float">
            <text:p>54675</text:p>
          </table:table-cell>
          <table:table-cell table:style-name="ce2" office:value-type="float" office:value="32850" calcext:value-type="float">
            <text:p>32850</text:p>
          </table:table-cell>
          <table:table-cell table:style-name="ce2" office:value-type="float" office:value="21825" calcext:value-type="float">
            <text:p>21825</text:p>
          </table:table-cell>
          <table:table-cell table:style-name="ce2" office:value-type="float" office:value="13090" calcext:value-type="float">
            <text:p>13090</text:p>
          </table:table-cell>
          <table:table-cell table:style-name="ce2" office:value-type="float" office:value="7822" calcext:value-type="float">
            <text:p>7822</text:p>
          </table:table-cell>
          <table:table-cell table:style-name="ce2" office:value-type="float" office:value="5268" calcext:value-type="float">
            <text:p>5268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SIKKIM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68686" calcext:value-type="float">
            <text:p>68686</text:p>
          </table:table-cell>
          <table:table-cell table:style-name="ce2" office:value-type="float" office:value="37856" calcext:value-type="float">
            <text:p>37856</text:p>
          </table:table-cell>
          <table:table-cell table:style-name="ce2" office:value-type="float" office:value="30830" calcext:value-type="float">
            <text:p>30830</text:p>
          </table:table-cell>
          <table:table-cell table:style-name="ce2" office:value-type="float" office:value="27885" calcext:value-type="float">
            <text:p>27885</text:p>
          </table:table-cell>
          <table:table-cell table:style-name="ce2" office:value-type="float" office:value="15109" calcext:value-type="float">
            <text:p>15109</text:p>
          </table:table-cell>
          <table:table-cell table:style-name="ce2" office:value-type="float" office:value="12776" calcext:value-type="float">
            <text:p>12776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SIKKIM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42538" calcext:value-type="float">
            <text:p>42538</text:p>
          </table:table-cell>
          <table:table-cell table:style-name="ce2" office:value-type="float" office:value="22976" calcext:value-type="float">
            <text:p>22976</text:p>
          </table:table-cell>
          <table:table-cell table:style-name="ce2" office:value-type="float" office:value="19562" calcext:value-type="float">
            <text:p>19562</text:p>
          </table:table-cell>
          <table:table-cell table:style-name="ce2" office:value-type="float" office:value="24208" calcext:value-type="float">
            <text:p>24208</text:p>
          </table:table-cell>
          <table:table-cell table:style-name="ce2" office:value-type="float" office:value="12614" calcext:value-type="float">
            <text:p>12614</text:p>
          </table:table-cell>
          <table:table-cell table:style-name="ce2" office:value-type="float" office:value="11594" calcext:value-type="float">
            <text:p>11594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SIKKIM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48714" calcext:value-type="float">
            <text:p>48714</text:p>
          </table:table-cell>
          <table:table-cell table:style-name="ce2" office:value-type="float" office:value="28686" calcext:value-type="float">
            <text:p>28686</text:p>
          </table:table-cell>
          <table:table-cell table:style-name="ce2" office:value-type="float" office:value="20028" calcext:value-type="float">
            <text:p>20028</text:p>
          </table:table-cell>
          <table:table-cell table:style-name="ce2" office:value-type="float" office:value="33573" calcext:value-type="float">
            <text:p>33573</text:p>
          </table:table-cell>
          <table:table-cell table:style-name="ce2" office:value-type="float" office:value="18770" calcext:value-type="float">
            <text:p>18770</text:p>
          </table:table-cell>
          <table:table-cell table:style-name="ce2" office:value-type="float" office:value="14803" calcext:value-type="float">
            <text:p>14803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SIKKIM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13717" calcext:value-type="float">
            <text:p>13717</text:p>
          </table:table-cell>
          <table:table-cell table:style-name="ce2" office:value-type="float" office:value="8333" calcext:value-type="float">
            <text:p>8333</text:p>
          </table:table-cell>
          <table:table-cell table:style-name="ce2" office:value-type="float" office:value="5384" calcext:value-type="float">
            <text:p>5384</text:p>
          </table:table-cell>
          <table:table-cell table:style-name="ce2" office:value-type="float" office:value="11017" calcext:value-type="float">
            <text:p>11017</text:p>
          </table:table-cell>
          <table:table-cell table:style-name="ce2" office:value-type="float" office:value="6582" calcext:value-type="float">
            <text:p>6582</text:p>
          </table:table-cell>
          <table:table-cell table:style-name="ce2" office:value-type="float" office:value="4435" calcext:value-type="float">
            <text:p>4435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SIKKIM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float" office:value="114769" calcext:value-type="float">
            <text:p>114769</text:p>
          </table:table-cell>
          <table:table-cell table:style-name="ce2" office:value-type="float" office:value="61278" calcext:value-type="float">
            <text:p>61278</text:p>
          </table:table-cell>
          <table:table-cell table:style-name="ce2" office:value-type="float" office:value="53491" calcext:value-type="float">
            <text:p>53491</text:p>
          </table:table-cell>
          <table:table-cell table:style-name="ce2" office:value-type="float" office:value="63226" calcext:value-type="float">
            <text:p>63226</text:p>
          </table:table-cell>
          <table:table-cell table:style-name="ce2" office:value-type="float" office:value="33882" calcext:value-type="float">
            <text:p>33882</text:p>
          </table:table-cell>
          <table:table-cell table:style-name="ce2" office:value-type="float" office:value="29344" calcext:value-type="float">
            <text:p>29344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SIKKIM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9575" calcext:value-type="float">
            <text:p>9575</text:p>
          </table:table-cell>
          <table:table-cell table:style-name="ce2" office:value-type="float" office:value="3813" calcext:value-type="float">
            <text:p>3813</text:p>
          </table:table-cell>
          <table:table-cell table:style-name="ce2" office:value-type="float" office:value="5762" calcext:value-type="float">
            <text:p>5762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932" calcext:value-type="float">
            <text:p>932</text:p>
          </table:table-cell>
          <table:table-cell table:style-name="ce2" office:value-type="float" office:value="1084" calcext:value-type="float">
            <text:p>1084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SIKKIM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105194" calcext:value-type="float">
            <text:p>105194</text:p>
          </table:table-cell>
          <table:table-cell table:style-name="ce2" office:value-type="float" office:value="57465" calcext:value-type="float">
            <text:p>57465</text:p>
          </table:table-cell>
          <table:table-cell table:style-name="ce2" office:value-type="float" office:value="47729" calcext:value-type="float">
            <text:p>47729</text:p>
          </table:table-cell>
          <table:table-cell table:style-name="ce2" office:value-type="float" office:value="61210" calcext:value-type="float">
            <text:p>61210</text:p>
          </table:table-cell>
          <table:table-cell table:style-name="ce2" office:value-type="float" office:value="32950" calcext:value-type="float">
            <text:p>32950</text:p>
          </table:table-cell>
          <table:table-cell table:style-name="ce2" office:value-type="float" office:value="28260" calcext:value-type="float">
            <text:p>28260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SIKKIM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14184" calcext:value-type="float">
            <text:p>14184</text:p>
          </table:table-cell>
          <table:table-cell table:style-name="ce2" office:value-type="float" office:value="7635" calcext:value-type="float">
            <text:p>7635</text:p>
          </table:table-cell>
          <table:table-cell table:style-name="ce2" office:value-type="float" office:value="6549" calcext:value-type="float">
            <text:p>6549</text:p>
          </table:table-cell>
          <table:table-cell table:style-name="ce2" office:value-type="float" office:value="4558" calcext:value-type="float">
            <text:p>4558</text:p>
          </table:table-cell>
          <table:table-cell table:style-name="ce2" office:value-type="float" office:value="2479" calcext:value-type="float">
            <text:p>2479</text:p>
          </table:table-cell>
          <table:table-cell table:style-name="ce2" office:value-type="float" office:value="2079" calcext:value-type="float">
            <text:p>2079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SIKKIM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20925" calcext:value-type="float">
            <text:p>20925</text:p>
          </table:table-cell>
          <table:table-cell table:style-name="ce2" office:value-type="float" office:value="11471" calcext:value-type="float">
            <text:p>11471</text:p>
          </table:table-cell>
          <table:table-cell table:style-name="ce2" office:value-type="float" office:value="9454" calcext:value-type="float">
            <text:p>9454</text:p>
          </table:table-cell>
          <table:table-cell table:style-name="ce2" office:value-type="float" office:value="8455" calcext:value-type="float">
            <text:p>8455</text:p>
          </table:table-cell>
          <table:table-cell table:style-name="ce2" office:value-type="float" office:value="4643" calcext:value-type="float">
            <text:p>4643</text:p>
          </table:table-cell>
          <table:table-cell table:style-name="ce2" office:value-type="float" office:value="3812" calcext:value-type="float">
            <text:p>381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SIKKIM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18197" calcext:value-type="float">
            <text:p>18197</text:p>
          </table:table-cell>
          <table:table-cell table:style-name="ce2" office:value-type="float" office:value="9816" calcext:value-type="float">
            <text:p>9816</text:p>
          </table:table-cell>
          <table:table-cell table:style-name="ce2" office:value-type="float" office:value="8381" calcext:value-type="float">
            <text:p>8381</text:p>
          </table:table-cell>
          <table:table-cell table:style-name="ce2" office:value-type="float" office:value="10148" calcext:value-type="float">
            <text:p>10148</text:p>
          </table:table-cell>
          <table:table-cell table:style-name="ce2" office:value-type="float" office:value="5416" calcext:value-type="float">
            <text:p>5416</text:p>
          </table:table-cell>
          <table:table-cell table:style-name="ce2" office:value-type="float" office:value="4732" calcext:value-type="float">
            <text:p>473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SIKKIM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31432" calcext:value-type="float">
            <text:p>31432</text:p>
          </table:table-cell>
          <table:table-cell table:style-name="ce2" office:value-type="float" office:value="16944" calcext:value-type="float">
            <text:p>16944</text:p>
          </table:table-cell>
          <table:table-cell table:style-name="ce2" office:value-type="float" office:value="14488" calcext:value-type="float">
            <text:p>14488</text:p>
          </table:table-cell>
          <table:table-cell table:style-name="ce2" office:value-type="float" office:value="22180" calcext:value-type="float">
            <text:p>22180</text:p>
          </table:table-cell>
          <table:table-cell table:style-name="ce2" office:value-type="float" office:value="11472" calcext:value-type="float">
            <text:p>11472</text:p>
          </table:table-cell>
          <table:table-cell table:style-name="ce2" office:value-type="float" office:value="10708" calcext:value-type="float">
            <text:p>10708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SIKKIM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17272" calcext:value-type="float">
            <text:p>17272</text:p>
          </table:table-cell>
          <table:table-cell table:style-name="ce2" office:value-type="float" office:value="9912" calcext:value-type="float">
            <text:p>9912</text:p>
          </table:table-cell>
          <table:table-cell table:style-name="ce2" office:value-type="float" office:value="7360" calcext:value-type="float">
            <text:p>7360</text:p>
          </table:table-cell>
          <table:table-cell table:style-name="ce2" office:value-type="float" office:value="14247" calcext:value-type="float">
            <text:p>14247</text:p>
          </table:table-cell>
          <table:table-cell table:style-name="ce2" office:value-type="float" office:value="8088" calcext:value-type="float">
            <text:p>8088</text:p>
          </table:table-cell>
          <table:table-cell table:style-name="ce2" office:value-type="float" office:value="6159" calcext:value-type="float">
            <text:p>6159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ARUNACHAL PRADESH</text:p>
          </table:table-cell>
          <table:table-cell table:number-columns-repeated="2" table:style-name="ce2" office:value-type="string" calcext:value-type="string">
            <text:p>Total</text:p>
          </table:table-cell>
          <table:table-cell table:style-name="ce2" office:value-type="float" office:value="885945" calcext:value-type="float">
            <text:p>885945</text:p>
          </table:table-cell>
          <table:table-cell table:style-name="ce2" office:value-type="float" office:value="478413" calcext:value-type="float">
            <text:p>478413</text:p>
          </table:table-cell>
          <table:table-cell table:style-name="ce2" office:value-type="float" office:value="407532" calcext:value-type="float">
            <text:p>407532</text:p>
          </table:table-cell>
          <table:table-cell table:style-name="ce2" office:value-type="float" office:value="418551" calcext:value-type="float">
            <text:p>418551</text:p>
          </table:table-cell>
          <table:table-cell table:style-name="ce2" office:value-type="float" office:value="236666" calcext:value-type="float">
            <text:p>236666</text:p>
          </table:table-cell>
          <table:table-cell table:style-name="ce2" office:value-type="float" office:value="181885" calcext:value-type="float">
            <text:p>181885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ARUNACHAL PRADESH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223849" calcext:value-type="float">
            <text:p>223849</text:p>
          </table:table-cell>
          <table:table-cell table:style-name="ce2" office:value-type="float" office:value="98840" calcext:value-type="float">
            <text:p>98840</text:p>
          </table:table-cell>
          <table:table-cell table:style-name="ce2" office:value-type="float" office:value="125009" calcext:value-type="float">
            <text:p>125009</text:p>
          </table:table-cell>
          <table:table-cell table:style-name="ce2" office:value-type="float" office:value="51291" calcext:value-type="float">
            <text:p>51291</text:p>
          </table:table-cell>
          <table:table-cell table:style-name="ce2" office:value-type="float" office:value="24354" calcext:value-type="float">
            <text:p>24354</text:p>
          </table:table-cell>
          <table:table-cell table:style-name="ce2" office:value-type="float" office:value="26937" calcext:value-type="float">
            <text:p>26937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ARUNACHAL PRADESH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662096" calcext:value-type="float">
            <text:p>662096</text:p>
          </table:table-cell>
          <table:table-cell table:style-name="ce2" office:value-type="float" office:value="379573" calcext:value-type="float">
            <text:p>379573</text:p>
          </table:table-cell>
          <table:table-cell table:style-name="ce2" office:value-type="float" office:value="282523" calcext:value-type="float">
            <text:p>282523</text:p>
          </table:table-cell>
          <table:table-cell table:style-name="ce2" office:value-type="float" office:value="367260" calcext:value-type="float">
            <text:p>367260</text:p>
          </table:table-cell>
          <table:table-cell table:style-name="ce2" office:value-type="float" office:value="212312" calcext:value-type="float">
            <text:p>212312</text:p>
          </table:table-cell>
          <table:table-cell table:style-name="ce2" office:value-type="float" office:value="154948" calcext:value-type="float">
            <text:p>154948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ARUNACHAL PRADESH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134584" calcext:value-type="float">
            <text:p>134584</text:p>
          </table:table-cell>
          <table:table-cell table:style-name="ce2" office:value-type="float" office:value="72624" calcext:value-type="float">
            <text:p>72624</text:p>
          </table:table-cell>
          <table:table-cell table:style-name="ce2" office:value-type="float" office:value="61960" calcext:value-type="float">
            <text:p>61960</text:p>
          </table:table-cell>
          <table:table-cell table:style-name="ce2" office:value-type="float" office:value="50930" calcext:value-type="float">
            <text:p>50930</text:p>
          </table:table-cell>
          <table:table-cell table:style-name="ce2" office:value-type="float" office:value="28067" calcext:value-type="float">
            <text:p>28067</text:p>
          </table:table-cell>
          <table:table-cell table:style-name="ce2" office:value-type="float" office:value="22863" calcext:value-type="float">
            <text:p>22863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ARUNACHAL PRADESH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165631" calcext:value-type="float">
            <text:p>165631</text:p>
          </table:table-cell>
          <table:table-cell table:style-name="ce2" office:value-type="float" office:value="89632" calcext:value-type="float">
            <text:p>89632</text:p>
          </table:table-cell>
          <table:table-cell table:style-name="ce2" office:value-type="float" office:value="75999" calcext:value-type="float">
            <text:p>75999</text:p>
          </table:table-cell>
          <table:table-cell table:style-name="ce2" office:value-type="float" office:value="83061" calcext:value-type="float">
            <text:p>83061</text:p>
          </table:table-cell>
          <table:table-cell table:style-name="ce2" office:value-type="float" office:value="45491" calcext:value-type="float">
            <text:p>45491</text:p>
          </table:table-cell>
          <table:table-cell table:style-name="ce2" office:value-type="float" office:value="37570" calcext:value-type="float">
            <text:p>37570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ARUNACHAL PRADESH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130249" calcext:value-type="float">
            <text:p>130249</text:p>
          </table:table-cell>
          <table:table-cell table:style-name="ce2" office:value-type="float" office:value="73482" calcext:value-type="float">
            <text:p>73482</text:p>
          </table:table-cell>
          <table:table-cell table:style-name="ce2" office:value-type="float" office:value="56767" calcext:value-type="float">
            <text:p>56767</text:p>
          </table:table-cell>
          <table:table-cell table:style-name="ce2" office:value-type="float" office:value="77476" calcext:value-type="float">
            <text:p>77476</text:p>
          </table:table-cell>
          <table:table-cell table:style-name="ce2" office:value-type="float" office:value="43660" calcext:value-type="float">
            <text:p>43660</text:p>
          </table:table-cell>
          <table:table-cell table:style-name="ce2" office:value-type="float" office:value="33816" calcext:value-type="float">
            <text:p>33816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ARUNACHAL PRADESH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165717" calcext:value-type="float">
            <text:p>165717</text:p>
          </table:table-cell>
          <table:table-cell table:style-name="ce2" office:value-type="float" office:value="100385" calcext:value-type="float">
            <text:p>100385</text:p>
          </table:table-cell>
          <table:table-cell table:style-name="ce2" office:value-type="float" office:value="65332" calcext:value-type="float">
            <text:p>65332</text:p>
          </table:table-cell>
          <table:table-cell table:style-name="ce2" office:value-type="float" office:value="109993" calcext:value-type="float">
            <text:p>109993</text:p>
          </table:table-cell>
          <table:table-cell table:style-name="ce2" office:value-type="float" office:value="64580" calcext:value-type="float">
            <text:p>64580</text:p>
          </table:table-cell>
          <table:table-cell table:style-name="ce2" office:value-type="float" office:value="45413" calcext:value-type="float">
            <text:p>45413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ARUNACHAL PRADESH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49106" calcext:value-type="float">
            <text:p>49106</text:p>
          </table:table-cell>
          <table:table-cell table:style-name="ce2" office:value-type="float" office:value="33417" calcext:value-type="float">
            <text:p>33417</text:p>
          </table:table-cell>
          <table:table-cell table:style-name="ce2" office:value-type="float" office:value="15689" calcext:value-type="float">
            <text:p>15689</text:p>
          </table:table-cell>
          <table:table-cell table:style-name="ce2" office:value-type="float" office:value="38350" calcext:value-type="float">
            <text:p>38350</text:p>
          </table:table-cell>
          <table:table-cell table:style-name="ce2" office:value-type="float" office:value="26036" calcext:value-type="float">
            <text:p>26036</text:p>
          </table:table-cell>
          <table:table-cell table:style-name="ce2" office:value-type="float" office:value="12314" calcext:value-type="float">
            <text:p>12314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ARUNACHAL PRADESH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float" office:value="658664" calcext:value-type="float">
            <text:p>658664</text:p>
          </table:table-cell>
          <table:table-cell table:style-name="ce2" office:value-type="float" office:value="356907" calcext:value-type="float">
            <text:p>356907</text:p>
          </table:table-cell>
          <table:table-cell table:style-name="ce2" office:value-type="float" office:value="301757" calcext:value-type="float">
            <text:p>301757</text:p>
          </table:table-cell>
          <table:table-cell table:style-name="ce2" office:value-type="float" office:value="292514" calcext:value-type="float">
            <text:p>292514</text:p>
          </table:table-cell>
          <table:table-cell table:style-name="ce2" office:value-type="float" office:value="168050" calcext:value-type="float">
            <text:p>168050</text:p>
          </table:table-cell>
          <table:table-cell table:style-name="ce2" office:value-type="float" office:value="124464" calcext:value-type="float">
            <text:p>124464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ARUNACHAL PRADESH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189931" calcext:value-type="float">
            <text:p>189931</text:p>
          </table:table-cell>
          <table:table-cell table:style-name="ce2" office:value-type="float" office:value="85851" calcext:value-type="float">
            <text:p>85851</text:p>
          </table:table-cell>
          <table:table-cell table:style-name="ce2" office:value-type="float" office:value="104080" calcext:value-type="float">
            <text:p>104080</text:p>
          </table:table-cell>
          <table:table-cell table:style-name="ce2" office:value-type="float" office:value="41225" calcext:value-type="float">
            <text:p>41225</text:p>
          </table:table-cell>
          <table:table-cell table:style-name="ce2" office:value-type="float" office:value="20416" calcext:value-type="float">
            <text:p>20416</text:p>
          </table:table-cell>
          <table:table-cell table:style-name="ce2" office:value-type="float" office:value="20809" calcext:value-type="float">
            <text:p>20809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ARUNACHAL PRADESH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468733" calcext:value-type="float">
            <text:p>468733</text:p>
          </table:table-cell>
          <table:table-cell table:style-name="ce2" office:value-type="float" office:value="271056" calcext:value-type="float">
            <text:p>271056</text:p>
          </table:table-cell>
          <table:table-cell table:style-name="ce2" office:value-type="float" office:value="197677" calcext:value-type="float">
            <text:p>197677</text:p>
          </table:table-cell>
          <table:table-cell table:style-name="ce2" office:value-type="float" office:value="251289" calcext:value-type="float">
            <text:p>251289</text:p>
          </table:table-cell>
          <table:table-cell table:style-name="ce2" office:value-type="float" office:value="147634" calcext:value-type="float">
            <text:p>147634</text:p>
          </table:table-cell>
          <table:table-cell table:style-name="ce2" office:value-type="float" office:value="103655" calcext:value-type="float">
            <text:p>103655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ARUNACHAL PRADESH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106960" calcext:value-type="float">
            <text:p>106960</text:p>
          </table:table-cell>
          <table:table-cell table:style-name="ce2" office:value-type="float" office:value="58444" calcext:value-type="float">
            <text:p>58444</text:p>
          </table:table-cell>
          <table:table-cell table:style-name="ce2" office:value-type="float" office:value="48516" calcext:value-type="float">
            <text:p>48516</text:p>
          </table:table-cell>
          <table:table-cell table:style-name="ce2" office:value-type="float" office:value="39905" calcext:value-type="float">
            <text:p>39905</text:p>
          </table:table-cell>
          <table:table-cell table:style-name="ce2" office:value-type="float" office:value="22309" calcext:value-type="float">
            <text:p>22309</text:p>
          </table:table-cell>
          <table:table-cell table:style-name="ce2" office:value-type="float" office:value="17596" calcext:value-type="float">
            <text:p>17596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ARUNACHAL PRADESH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128773" calcext:value-type="float">
            <text:p>128773</text:p>
          </table:table-cell>
          <table:table-cell table:style-name="ce2" office:value-type="float" office:value="70674" calcext:value-type="float">
            <text:p>70674</text:p>
          </table:table-cell>
          <table:table-cell table:style-name="ce2" office:value-type="float" office:value="58099" calcext:value-type="float">
            <text:p>58099</text:p>
          </table:table-cell>
          <table:table-cell table:style-name="ce2" office:value-type="float" office:value="63767" calcext:value-type="float">
            <text:p>63767</text:p>
          </table:table-cell>
          <table:table-cell table:style-name="ce2" office:value-type="float" office:value="35495" calcext:value-type="float">
            <text:p>35495</text:p>
          </table:table-cell>
          <table:table-cell table:style-name="ce2" office:value-type="float" office:value="28272" calcext:value-type="float">
            <text:p>2827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ARUNACHAL PRADESH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93568" calcext:value-type="float">
            <text:p>93568</text:p>
          </table:table-cell>
          <table:table-cell table:style-name="ce2" office:value-type="float" office:value="53401" calcext:value-type="float">
            <text:p>53401</text:p>
          </table:table-cell>
          <table:table-cell table:style-name="ce2" office:value-type="float" office:value="40167" calcext:value-type="float">
            <text:p>40167</text:p>
          </table:table-cell>
          <table:table-cell table:style-name="ce2" office:value-type="float" office:value="55132" calcext:value-type="float">
            <text:p>55132</text:p>
          </table:table-cell>
          <table:table-cell table:style-name="ce2" office:value-type="float" office:value="31573" calcext:value-type="float">
            <text:p>31573</text:p>
          </table:table-cell>
          <table:table-cell table:style-name="ce2" office:value-type="float" office:value="23559" calcext:value-type="float">
            <text:p>23559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ARUNACHAL PRADESH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101176" calcext:value-type="float">
            <text:p>101176</text:p>
          </table:table-cell>
          <table:table-cell table:style-name="ce2" office:value-type="float" office:value="62936" calcext:value-type="float">
            <text:p>62936</text:p>
          </table:table-cell>
          <table:table-cell table:style-name="ce2" office:value-type="float" office:value="38240" calcext:value-type="float">
            <text:p>38240</text:p>
          </table:table-cell>
          <table:table-cell table:style-name="ce2" office:value-type="float" office:value="67084" calcext:value-type="float">
            <text:p>67084</text:p>
          </table:table-cell>
          <table:table-cell table:style-name="ce2" office:value-type="float" office:value="40941" calcext:value-type="float">
            <text:p>40941</text:p>
          </table:table-cell>
          <table:table-cell table:style-name="ce2" office:value-type="float" office:value="26143" calcext:value-type="float">
            <text:p>26143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ARUNACHAL PRADESH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25697" calcext:value-type="float">
            <text:p>25697</text:p>
          </table:table-cell>
          <table:table-cell table:style-name="ce2" office:value-type="float" office:value="18036" calcext:value-type="float">
            <text:p>18036</text:p>
          </table:table-cell>
          <table:table-cell table:style-name="ce2" office:value-type="float" office:value="7661" calcext:value-type="float">
            <text:p>7661</text:p>
          </table:table-cell>
          <table:table-cell table:style-name="ce2" office:value-type="float" office:value="19949" calcext:value-type="float">
            <text:p>19949</text:p>
          </table:table-cell>
          <table:table-cell table:style-name="ce2" office:value-type="float" office:value="13966" calcext:value-type="float">
            <text:p>13966</text:p>
          </table:table-cell>
          <table:table-cell table:style-name="ce2" office:value-type="float" office:value="5983" calcext:value-type="float">
            <text:p>5983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ARUNACHAL PRADESH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float" office:value="227281" calcext:value-type="float">
            <text:p>227281</text:p>
          </table:table-cell>
          <table:table-cell table:style-name="ce2" office:value-type="float" office:value="121506" calcext:value-type="float">
            <text:p>121506</text:p>
          </table:table-cell>
          <table:table-cell table:style-name="ce2" office:value-type="float" office:value="105775" calcext:value-type="float">
            <text:p>105775</text:p>
          </table:table-cell>
          <table:table-cell table:style-name="ce2" office:value-type="float" office:value="126037" calcext:value-type="float">
            <text:p>126037</text:p>
          </table:table-cell>
          <table:table-cell table:style-name="ce2" office:value-type="float" office:value="68616" calcext:value-type="float">
            <text:p>68616</text:p>
          </table:table-cell>
          <table:table-cell table:style-name="ce2" office:value-type="float" office:value="57421" calcext:value-type="float">
            <text:p>57421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ARUNACHAL PRADESH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33918" calcext:value-type="float">
            <text:p>33918</text:p>
          </table:table-cell>
          <table:table-cell table:style-name="ce2" office:value-type="float" office:value="12989" calcext:value-type="float">
            <text:p>12989</text:p>
          </table:table-cell>
          <table:table-cell table:style-name="ce2" office:value-type="float" office:value="20929" calcext:value-type="float">
            <text:p>20929</text:p>
          </table:table-cell>
          <table:table-cell table:style-name="ce2" office:value-type="float" office:value="10066" calcext:value-type="float">
            <text:p>10066</text:p>
          </table:table-cell>
          <table:table-cell table:style-name="ce2" office:value-type="float" office:value="3938" calcext:value-type="float">
            <text:p>3938</text:p>
          </table:table-cell>
          <table:table-cell table:style-name="ce2" office:value-type="float" office:value="6128" calcext:value-type="float">
            <text:p>6128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ARUNACHAL PRADESH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193363" calcext:value-type="float">
            <text:p>193363</text:p>
          </table:table-cell>
          <table:table-cell table:style-name="ce2" office:value-type="float" office:value="108517" calcext:value-type="float">
            <text:p>108517</text:p>
          </table:table-cell>
          <table:table-cell table:style-name="ce2" office:value-type="float" office:value="84846" calcext:value-type="float">
            <text:p>84846</text:p>
          </table:table-cell>
          <table:table-cell table:style-name="ce2" office:value-type="float" office:value="115971" calcext:value-type="float">
            <text:p>115971</text:p>
          </table:table-cell>
          <table:table-cell table:style-name="ce2" office:value-type="float" office:value="64678" calcext:value-type="float">
            <text:p>64678</text:p>
          </table:table-cell>
          <table:table-cell table:style-name="ce2" office:value-type="float" office:value="51293" calcext:value-type="float">
            <text:p>51293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ARUNACHAL PRADESH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27624" calcext:value-type="float">
            <text:p>27624</text:p>
          </table:table-cell>
          <table:table-cell table:style-name="ce2" office:value-type="float" office:value="14180" calcext:value-type="float">
            <text:p>14180</text:p>
          </table:table-cell>
          <table:table-cell table:style-name="ce2" office:value-type="float" office:value="13444" calcext:value-type="float">
            <text:p>13444</text:p>
          </table:table-cell>
          <table:table-cell table:style-name="ce2" office:value-type="float" office:value="11025" calcext:value-type="float">
            <text:p>11025</text:p>
          </table:table-cell>
          <table:table-cell table:style-name="ce2" office:value-type="float" office:value="5758" calcext:value-type="float">
            <text:p>5758</text:p>
          </table:table-cell>
          <table:table-cell table:style-name="ce2" office:value-type="float" office:value="5267" calcext:value-type="float">
            <text:p>5267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ARUNACHAL PRADESH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36858" calcext:value-type="float">
            <text:p>36858</text:p>
          </table:table-cell>
          <table:table-cell table:style-name="ce2" office:value-type="float" office:value="18958" calcext:value-type="float">
            <text:p>18958</text:p>
          </table:table-cell>
          <table:table-cell table:style-name="ce2" office:value-type="float" office:value="17900" calcext:value-type="float">
            <text:p>17900</text:p>
          </table:table-cell>
          <table:table-cell table:style-name="ce2" office:value-type="float" office:value="19294" calcext:value-type="float">
            <text:p>19294</text:p>
          </table:table-cell>
          <table:table-cell table:style-name="ce2" office:value-type="float" office:value="9996" calcext:value-type="float">
            <text:p>9996</text:p>
          </table:table-cell>
          <table:table-cell table:style-name="ce2" office:value-type="float" office:value="9298" calcext:value-type="float">
            <text:p>9298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ARUNACHAL PRADESH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36681" calcext:value-type="float">
            <text:p>36681</text:p>
          </table:table-cell>
          <table:table-cell table:style-name="ce2" office:value-type="float" office:value="20081" calcext:value-type="float">
            <text:p>20081</text:p>
          </table:table-cell>
          <table:table-cell table:style-name="ce2" office:value-type="float" office:value="16600" calcext:value-type="float">
            <text:p>16600</text:p>
          </table:table-cell>
          <table:table-cell table:style-name="ce2" office:value-type="float" office:value="22344" calcext:value-type="float">
            <text:p>22344</text:p>
          </table:table-cell>
          <table:table-cell table:style-name="ce2" office:value-type="float" office:value="12087" calcext:value-type="float">
            <text:p>12087</text:p>
          </table:table-cell>
          <table:table-cell table:style-name="ce2" office:value-type="float" office:value="10257" calcext:value-type="float">
            <text:p>10257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ARUNACHAL PRADESH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64541" calcext:value-type="float">
            <text:p>64541</text:p>
          </table:table-cell>
          <table:table-cell table:style-name="ce2" office:value-type="float" office:value="37449" calcext:value-type="float">
            <text:p>37449</text:p>
          </table:table-cell>
          <table:table-cell table:style-name="ce2" office:value-type="float" office:value="27092" calcext:value-type="float">
            <text:p>27092</text:p>
          </table:table-cell>
          <table:table-cell table:style-name="ce2" office:value-type="float" office:value="42909" calcext:value-type="float">
            <text:p>42909</text:p>
          </table:table-cell>
          <table:table-cell table:style-name="ce2" office:value-type="float" office:value="23639" calcext:value-type="float">
            <text:p>23639</text:p>
          </table:table-cell>
          <table:table-cell table:style-name="ce2" office:value-type="float" office:value="19270" calcext:value-type="float">
            <text:p>19270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ARUNACHAL PRADESH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23409" calcext:value-type="float">
            <text:p>23409</text:p>
          </table:table-cell>
          <table:table-cell table:style-name="ce2" office:value-type="float" office:value="15381" calcext:value-type="float">
            <text:p>15381</text:p>
          </table:table-cell>
          <table:table-cell table:style-name="ce2" office:value-type="float" office:value="8028" calcext:value-type="float">
            <text:p>8028</text:p>
          </table:table-cell>
          <table:table-cell table:style-name="ce2" office:value-type="float" office:value="18401" calcext:value-type="float">
            <text:p>18401</text:p>
          </table:table-cell>
          <table:table-cell table:style-name="ce2" office:value-type="float" office:value="12070" calcext:value-type="float">
            <text:p>12070</text:p>
          </table:table-cell>
          <table:table-cell table:style-name="ce2" office:value-type="float" office:value="6331" calcext:value-type="float">
            <text:p>6331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NAGALAND</text:p>
          </table:table-cell>
          <table:table-cell table:number-columns-repeated="2" table:style-name="ce2" office:value-type="string" calcext:value-type="string">
            <text:p>Total</text:p>
          </table:table-cell>
          <table:table-cell table:style-name="ce2" office:value-type="float" office:value="1229723" calcext:value-type="float">
            <text:p>1229723</text:p>
          </table:table-cell>
          <table:table-cell table:style-name="ce2" office:value-type="float" office:value="661899" calcext:value-type="float">
            <text:p>661899</text:p>
          </table:table-cell>
          <table:table-cell table:style-name="ce2" office:value-type="float" office:value="567824" calcext:value-type="float">
            <text:p>567824</text:p>
          </table:table-cell>
          <table:table-cell table:style-name="ce2" office:value-type="float" office:value="537481" calcext:value-type="float">
            <text:p>537481</text:p>
          </table:table-cell>
          <table:table-cell table:style-name="ce2" office:value-type="float" office:value="306593" calcext:value-type="float">
            <text:p>306593</text:p>
          </table:table-cell>
          <table:table-cell table:style-name="ce2" office:value-type="float" office:value="230888" calcext:value-type="float">
            <text:p>230888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NAGALAND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147723" calcext:value-type="float">
            <text:p>147723</text:p>
          </table:table-cell>
          <table:table-cell table:style-name="ce2" office:value-type="float" office:value="71849" calcext:value-type="float">
            <text:p>71849</text:p>
          </table:table-cell>
          <table:table-cell table:style-name="ce2" office:value-type="float" office:value="75874" calcext:value-type="float">
            <text:p>75874</text:p>
          </table:table-cell>
          <table:table-cell table:style-name="ce2" office:value-type="float" office:value="26759" calcext:value-type="float">
            <text:p>26759</text:p>
          </table:table-cell>
          <table:table-cell table:style-name="ce2" office:value-type="float" office:value="14972" calcext:value-type="float">
            <text:p>14972</text:p>
          </table:table-cell>
          <table:table-cell table:style-name="ce2" office:value-type="float" office:value="11787" calcext:value-type="float">
            <text:p>11787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NAGALAND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1082000" calcext:value-type="float">
            <text:p>1082000</text:p>
          </table:table-cell>
          <table:table-cell table:style-name="ce2" office:value-type="float" office:value="590050" calcext:value-type="float">
            <text:p>590050</text:p>
          </table:table-cell>
          <table:table-cell table:style-name="ce2" office:value-type="float" office:value="491950" calcext:value-type="float">
            <text:p>491950</text:p>
          </table:table-cell>
          <table:table-cell table:style-name="ce2" office:value-type="float" office:value="510722" calcext:value-type="float">
            <text:p>510722</text:p>
          </table:table-cell>
          <table:table-cell table:style-name="ce2" office:value-type="float" office:value="291621" calcext:value-type="float">
            <text:p>291621</text:p>
          </table:table-cell>
          <table:table-cell table:style-name="ce2" office:value-type="float" office:value="219101" calcext:value-type="float">
            <text:p>219101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NAGALAND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164199" calcext:value-type="float">
            <text:p>164199</text:p>
          </table:table-cell>
          <table:table-cell table:style-name="ce2" office:value-type="float" office:value="87026" calcext:value-type="float">
            <text:p>87026</text:p>
          </table:table-cell>
          <table:table-cell table:style-name="ce2" office:value-type="float" office:value="77173" calcext:value-type="float">
            <text:p>77173</text:p>
          </table:table-cell>
          <table:table-cell table:style-name="ce2" office:value-type="float" office:value="45863" calcext:value-type="float">
            <text:p>45863</text:p>
          </table:table-cell>
          <table:table-cell table:style-name="ce2" office:value-type="float" office:value="25864" calcext:value-type="float">
            <text:p>25864</text:p>
          </table:table-cell>
          <table:table-cell table:style-name="ce2" office:value-type="float" office:value="19999" calcext:value-type="float">
            <text:p>19999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NAGALAND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259449" calcext:value-type="float">
            <text:p>259449</text:p>
          </table:table-cell>
          <table:table-cell table:style-name="ce2" office:value-type="float" office:value="136250" calcext:value-type="float">
            <text:p>136250</text:p>
          </table:table-cell>
          <table:table-cell table:style-name="ce2" office:value-type="float" office:value="123199" calcext:value-type="float">
            <text:p>123199</text:p>
          </table:table-cell>
          <table:table-cell table:style-name="ce2" office:value-type="float" office:value="92701" calcext:value-type="float">
            <text:p>92701</text:p>
          </table:table-cell>
          <table:table-cell table:style-name="ce2" office:value-type="float" office:value="52324" calcext:value-type="float">
            <text:p>52324</text:p>
          </table:table-cell>
          <table:table-cell table:style-name="ce2" office:value-type="float" office:value="40377" calcext:value-type="float">
            <text:p>40377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NAGALAND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262696" calcext:value-type="float">
            <text:p>262696</text:p>
          </table:table-cell>
          <table:table-cell table:style-name="ce2" office:value-type="float" office:value="143022" calcext:value-type="float">
            <text:p>143022</text:p>
          </table:table-cell>
          <table:table-cell table:style-name="ce2" office:value-type="float" office:value="119674" calcext:value-type="float">
            <text:p>119674</text:p>
          </table:table-cell>
          <table:table-cell table:style-name="ce2" office:value-type="float" office:value="126198" calcext:value-type="float">
            <text:p>126198</text:p>
          </table:table-cell>
          <table:table-cell table:style-name="ce2" office:value-type="float" office:value="72147" calcext:value-type="float">
            <text:p>72147</text:p>
          </table:table-cell>
          <table:table-cell table:style-name="ce2" office:value-type="float" office:value="54051" calcext:value-type="float">
            <text:p>54051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NAGALAND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252983" calcext:value-type="float">
            <text:p>252983</text:p>
          </table:table-cell>
          <table:table-cell table:style-name="ce2" office:value-type="float" office:value="142370" calcext:value-type="float">
            <text:p>142370</text:p>
          </table:table-cell>
          <table:table-cell table:style-name="ce2" office:value-type="float" office:value="110613" calcext:value-type="float">
            <text:p>110613</text:p>
          </table:table-cell>
          <table:table-cell table:style-name="ce2" office:value-type="float" office:value="159089" calcext:value-type="float">
            <text:p>159089</text:p>
          </table:table-cell>
          <table:table-cell table:style-name="ce2" office:value-type="float" office:value="90182" calcext:value-type="float">
            <text:p>90182</text:p>
          </table:table-cell>
          <table:table-cell table:style-name="ce2" office:value-type="float" office:value="68907" calcext:value-type="float">
            <text:p>68907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NAGALAND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85223" calcext:value-type="float">
            <text:p>85223</text:p>
          </table:table-cell>
          <table:table-cell table:style-name="ce2" office:value-type="float" office:value="50341" calcext:value-type="float">
            <text:p>50341</text:p>
          </table:table-cell>
          <table:table-cell table:style-name="ce2" office:value-type="float" office:value="34882" calcext:value-type="float">
            <text:p>34882</text:p>
          </table:table-cell>
          <table:table-cell table:style-name="ce2" office:value-type="float" office:value="63072" calcext:value-type="float">
            <text:p>63072</text:p>
          </table:table-cell>
          <table:table-cell table:style-name="ce2" office:value-type="float" office:value="37533" calcext:value-type="float">
            <text:p>37533</text:p>
          </table:table-cell>
          <table:table-cell table:style-name="ce2" office:value-type="float" office:value="25539" calcext:value-type="float">
            <text:p>25539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NAGALAND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float" office:value="805544" calcext:value-type="float">
            <text:p>805544</text:p>
          </table:table-cell>
          <table:table-cell table:style-name="ce2" office:value-type="float" office:value="437247" calcext:value-type="float">
            <text:p>437247</text:p>
          </table:table-cell>
          <table:table-cell table:style-name="ce2" office:value-type="float" office:value="368297" calcext:value-type="float">
            <text:p>368297</text:p>
          </table:table-cell>
          <table:table-cell table:style-name="ce2" office:value-type="float" office:value="306186" calcext:value-type="float">
            <text:p>306186</text:p>
          </table:table-cell>
          <table:table-cell table:style-name="ce2" office:value-type="float" office:value="179418" calcext:value-type="float">
            <text:p>179418</text:p>
          </table:table-cell>
          <table:table-cell table:style-name="ce2" office:value-type="float" office:value="126768" calcext:value-type="float">
            <text:p>126768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NAGALAND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112397" calcext:value-type="float">
            <text:p>112397</text:p>
          </table:table-cell>
          <table:table-cell table:style-name="ce2" office:value-type="float" office:value="55965" calcext:value-type="float">
            <text:p>55965</text:p>
          </table:table-cell>
          <table:table-cell table:style-name="ce2" office:value-type="float" office:value="56432" calcext:value-type="float">
            <text:p>56432</text:p>
          </table:table-cell>
          <table:table-cell table:style-name="ce2" office:value-type="float" office:value="17381" calcext:value-type="float">
            <text:p>17381</text:p>
          </table:table-cell>
          <table:table-cell table:style-name="ce2" office:value-type="float" office:value="10191" calcext:value-type="float">
            <text:p>10191</text:p>
          </table:table-cell>
          <table:table-cell table:style-name="ce2" office:value-type="float" office:value="7190" calcext:value-type="float">
            <text:p>7190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NAGALAND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693147" calcext:value-type="float">
            <text:p>693147</text:p>
          </table:table-cell>
          <table:table-cell table:style-name="ce2" office:value-type="float" office:value="381282" calcext:value-type="float">
            <text:p>381282</text:p>
          </table:table-cell>
          <table:table-cell table:style-name="ce2" office:value-type="float" office:value="311865" calcext:value-type="float">
            <text:p>311865</text:p>
          </table:table-cell>
          <table:table-cell table:style-name="ce2" office:value-type="float" office:value="288805" calcext:value-type="float">
            <text:p>288805</text:p>
          </table:table-cell>
          <table:table-cell table:style-name="ce2" office:value-type="float" office:value="169227" calcext:value-type="float">
            <text:p>169227</text:p>
          </table:table-cell>
          <table:table-cell table:style-name="ce2" office:value-type="float" office:value="119578" calcext:value-type="float">
            <text:p>119578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NAGALAND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116376" calcext:value-type="float">
            <text:p>116376</text:p>
          </table:table-cell>
          <table:table-cell table:style-name="ce2" office:value-type="float" office:value="62032" calcext:value-type="float">
            <text:p>62032</text:p>
          </table:table-cell>
          <table:table-cell table:style-name="ce2" office:value-type="float" office:value="54344" calcext:value-type="float">
            <text:p>54344</text:p>
          </table:table-cell>
          <table:table-cell table:style-name="ce2" office:value-type="float" office:value="27214" calcext:value-type="float">
            <text:p>27214</text:p>
          </table:table-cell>
          <table:table-cell table:style-name="ce2" office:value-type="float" office:value="15693" calcext:value-type="float">
            <text:p>15693</text:p>
          </table:table-cell>
          <table:table-cell table:style-name="ce2" office:value-type="float" office:value="11521" calcext:value-type="float">
            <text:p>11521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NAGALAND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188216" calcext:value-type="float">
            <text:p>188216</text:p>
          </table:table-cell>
          <table:table-cell table:style-name="ce2" office:value-type="float" office:value="98949" calcext:value-type="float">
            <text:p>98949</text:p>
          </table:table-cell>
          <table:table-cell table:style-name="ce2" office:value-type="float" office:value="89267" calcext:value-type="float">
            <text:p>89267</text:p>
          </table:table-cell>
          <table:table-cell table:style-name="ce2" office:value-type="float" office:value="59143" calcext:value-type="float">
            <text:p>59143</text:p>
          </table:table-cell>
          <table:table-cell table:style-name="ce2" office:value-type="float" office:value="33727" calcext:value-type="float">
            <text:p>33727</text:p>
          </table:table-cell>
          <table:table-cell table:style-name="ce2" office:value-type="float" office:value="25416" calcext:value-type="float">
            <text:p>25416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NAGALAND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172860" calcext:value-type="float">
            <text:p>172860</text:p>
          </table:table-cell>
          <table:table-cell table:style-name="ce2" office:value-type="float" office:value="95537" calcext:value-type="float">
            <text:p>95537</text:p>
          </table:table-cell>
          <table:table-cell table:style-name="ce2" office:value-type="float" office:value="77323" calcext:value-type="float">
            <text:p>77323</text:p>
          </table:table-cell>
          <table:table-cell table:style-name="ce2" office:value-type="float" office:value="76016" calcext:value-type="float">
            <text:p>76016</text:p>
          </table:table-cell>
          <table:table-cell table:style-name="ce2" office:value-type="float" office:value="44639" calcext:value-type="float">
            <text:p>44639</text:p>
          </table:table-cell>
          <table:table-cell table:style-name="ce2" office:value-type="float" office:value="31377" calcext:value-type="float">
            <text:p>31377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NAGALAND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138723" calcext:value-type="float">
            <text:p>138723</text:p>
          </table:table-cell>
          <table:table-cell table:style-name="ce2" office:value-type="float" office:value="80324" calcext:value-type="float">
            <text:p>80324</text:p>
          </table:table-cell>
          <table:table-cell table:style-name="ce2" office:value-type="float" office:value="58399" calcext:value-type="float">
            <text:p>58399</text:p>
          </table:table-cell>
          <table:table-cell table:style-name="ce2" office:value-type="float" office:value="84636" calcext:value-type="float">
            <text:p>84636</text:p>
          </table:table-cell>
          <table:table-cell table:style-name="ce2" office:value-type="float" office:value="49781" calcext:value-type="float">
            <text:p>49781</text:p>
          </table:table-cell>
          <table:table-cell table:style-name="ce2" office:value-type="float" office:value="34855" calcext:value-type="float">
            <text:p>34855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NAGALAND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37530" calcext:value-type="float">
            <text:p>37530</text:p>
          </table:table-cell>
          <table:table-cell table:style-name="ce2" office:value-type="float" office:value="23060" calcext:value-type="float">
            <text:p>23060</text:p>
          </table:table-cell>
          <table:table-cell table:style-name="ce2" office:value-type="float" office:value="14470" calcext:value-type="float">
            <text:p>14470</text:p>
          </table:table-cell>
          <table:table-cell table:style-name="ce2" office:value-type="float" office:value="27372" calcext:value-type="float">
            <text:p>27372</text:p>
          </table:table-cell>
          <table:table-cell table:style-name="ce2" office:value-type="float" office:value="16943" calcext:value-type="float">
            <text:p>16943</text:p>
          </table:table-cell>
          <table:table-cell table:style-name="ce2" office:value-type="float" office:value="10429" calcext:value-type="float">
            <text:p>10429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NAGALAND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float" office:value="424179" calcext:value-type="float">
            <text:p>424179</text:p>
          </table:table-cell>
          <table:table-cell table:style-name="ce2" office:value-type="float" office:value="224652" calcext:value-type="float">
            <text:p>224652</text:p>
          </table:table-cell>
          <table:table-cell table:style-name="ce2" office:value-type="float" office:value="199527" calcext:value-type="float">
            <text:p>199527</text:p>
          </table:table-cell>
          <table:table-cell table:style-name="ce2" office:value-type="float" office:value="231295" calcext:value-type="float">
            <text:p>231295</text:p>
          </table:table-cell>
          <table:table-cell table:style-name="ce2" office:value-type="float" office:value="127175" calcext:value-type="float">
            <text:p>127175</text:p>
          </table:table-cell>
          <table:table-cell table:style-name="ce2" office:value-type="float" office:value="104120" calcext:value-type="float">
            <text:p>104120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NAGALAND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35326" calcext:value-type="float">
            <text:p>35326</text:p>
          </table:table-cell>
          <table:table-cell table:style-name="ce2" office:value-type="float" office:value="15884" calcext:value-type="float">
            <text:p>15884</text:p>
          </table:table-cell>
          <table:table-cell table:style-name="ce2" office:value-type="float" office:value="19442" calcext:value-type="float">
            <text:p>19442</text:p>
          </table:table-cell>
          <table:table-cell table:style-name="ce2" office:value-type="float" office:value="9378" calcext:value-type="float">
            <text:p>9378</text:p>
          </table:table-cell>
          <table:table-cell table:style-name="ce2" office:value-type="float" office:value="4781" calcext:value-type="float">
            <text:p>4781</text:p>
          </table:table-cell>
          <table:table-cell table:style-name="ce2" office:value-type="float" office:value="4597" calcext:value-type="float">
            <text:p>4597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NAGALAND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388853" calcext:value-type="float">
            <text:p>388853</text:p>
          </table:table-cell>
          <table:table-cell table:style-name="ce2" office:value-type="float" office:value="208768" calcext:value-type="float">
            <text:p>208768</text:p>
          </table:table-cell>
          <table:table-cell table:style-name="ce2" office:value-type="float" office:value="180085" calcext:value-type="float">
            <text:p>180085</text:p>
          </table:table-cell>
          <table:table-cell table:style-name="ce2" office:value-type="float" office:value="221917" calcext:value-type="float">
            <text:p>221917</text:p>
          </table:table-cell>
          <table:table-cell table:style-name="ce2" office:value-type="float" office:value="122394" calcext:value-type="float">
            <text:p>122394</text:p>
          </table:table-cell>
          <table:table-cell table:style-name="ce2" office:value-type="float" office:value="99523" calcext:value-type="float">
            <text:p>99523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NAGALAND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47823" calcext:value-type="float">
            <text:p>47823</text:p>
          </table:table-cell>
          <table:table-cell table:style-name="ce2" office:value-type="float" office:value="24994" calcext:value-type="float">
            <text:p>24994</text:p>
          </table:table-cell>
          <table:table-cell table:style-name="ce2" office:value-type="float" office:value="22829" calcext:value-type="float">
            <text:p>22829</text:p>
          </table:table-cell>
          <table:table-cell table:style-name="ce2" office:value-type="float" office:value="18649" calcext:value-type="float">
            <text:p>18649</text:p>
          </table:table-cell>
          <table:table-cell table:style-name="ce2" office:value-type="float" office:value="10171" calcext:value-type="float">
            <text:p>10171</text:p>
          </table:table-cell>
          <table:table-cell table:style-name="ce2" office:value-type="float" office:value="8478" calcext:value-type="float">
            <text:p>8478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NAGALAND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71233" calcext:value-type="float">
            <text:p>71233</text:p>
          </table:table-cell>
          <table:table-cell table:style-name="ce2" office:value-type="float" office:value="37301" calcext:value-type="float">
            <text:p>37301</text:p>
          </table:table-cell>
          <table:table-cell table:style-name="ce2" office:value-type="float" office:value="33932" calcext:value-type="float">
            <text:p>33932</text:p>
          </table:table-cell>
          <table:table-cell table:style-name="ce2" office:value-type="float" office:value="33558" calcext:value-type="float">
            <text:p>33558</text:p>
          </table:table-cell>
          <table:table-cell table:style-name="ce2" office:value-type="float" office:value="18597" calcext:value-type="float">
            <text:p>18597</text:p>
          </table:table-cell>
          <table:table-cell table:style-name="ce2" office:value-type="float" office:value="14961" calcext:value-type="float">
            <text:p>14961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NAGALAND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89836" calcext:value-type="float">
            <text:p>89836</text:p>
          </table:table-cell>
          <table:table-cell table:style-name="ce2" office:value-type="float" office:value="47485" calcext:value-type="float">
            <text:p>47485</text:p>
          </table:table-cell>
          <table:table-cell table:style-name="ce2" office:value-type="float" office:value="42351" calcext:value-type="float">
            <text:p>42351</text:p>
          </table:table-cell>
          <table:table-cell table:style-name="ce2" office:value-type="float" office:value="50182" calcext:value-type="float">
            <text:p>50182</text:p>
          </table:table-cell>
          <table:table-cell table:style-name="ce2" office:value-type="float" office:value="27508" calcext:value-type="float">
            <text:p>27508</text:p>
          </table:table-cell>
          <table:table-cell table:style-name="ce2" office:value-type="float" office:value="22674" calcext:value-type="float">
            <text:p>22674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NAGALAND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114260" calcext:value-type="float">
            <text:p>114260</text:p>
          </table:table-cell>
          <table:table-cell table:style-name="ce2" office:value-type="float" office:value="62046" calcext:value-type="float">
            <text:p>62046</text:p>
          </table:table-cell>
          <table:table-cell table:style-name="ce2" office:value-type="float" office:value="52214" calcext:value-type="float">
            <text:p>52214</text:p>
          </table:table-cell>
          <table:table-cell table:style-name="ce2" office:value-type="float" office:value="74453" calcext:value-type="float">
            <text:p>74453</text:p>
          </table:table-cell>
          <table:table-cell table:style-name="ce2" office:value-type="float" office:value="40401" calcext:value-type="float">
            <text:p>40401</text:p>
          </table:table-cell>
          <table:table-cell table:style-name="ce2" office:value-type="float" office:value="34052" calcext:value-type="float">
            <text:p>3405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NAGALAND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47693" calcext:value-type="float">
            <text:p>47693</text:p>
          </table:table-cell>
          <table:table-cell table:style-name="ce2" office:value-type="float" office:value="27281" calcext:value-type="float">
            <text:p>27281</text:p>
          </table:table-cell>
          <table:table-cell table:style-name="ce2" office:value-type="float" office:value="20412" calcext:value-type="float">
            <text:p>20412</text:p>
          </table:table-cell>
          <table:table-cell table:style-name="ce2" office:value-type="float" office:value="35700" calcext:value-type="float">
            <text:p>35700</text:p>
          </table:table-cell>
          <table:table-cell table:style-name="ce2" office:value-type="float" office:value="20590" calcext:value-type="float">
            <text:p>20590</text:p>
          </table:table-cell>
          <table:table-cell table:style-name="ce2" office:value-type="float" office:value="15110" calcext:value-type="float">
            <text:p>15110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ANIPUR</text:p>
          </table:table-cell>
          <table:table-cell table:number-columns-repeated="2" table:style-name="ce2" office:value-type="string" calcext:value-type="string">
            <text:p>Total</text:p>
          </table:table-cell>
          <table:table-cell table:style-name="ce2" office:value-type="float" office:value="1388620" calcext:value-type="float">
            <text:p>1388620</text:p>
          </table:table-cell>
          <table:table-cell table:style-name="ce2" office:value-type="float" office:value="760287" calcext:value-type="float">
            <text:p>760287</text:p>
          </table:table-cell>
          <table:table-cell table:style-name="ce2" office:value-type="float" office:value="628333" calcext:value-type="float">
            <text:p>628333</text:p>
          </table:table-cell>
          <table:table-cell table:style-name="ce2" office:value-type="float" office:value="616818" calcext:value-type="float">
            <text:p>616818</text:p>
          </table:table-cell>
          <table:table-cell table:style-name="ce2" office:value-type="float" office:value="356245" calcext:value-type="float">
            <text:p>356245</text:p>
          </table:table-cell>
          <table:table-cell table:style-name="ce2" office:value-type="float" office:value="260573" calcext:value-type="float">
            <text:p>260573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ANIPUR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157836" calcext:value-type="float">
            <text:p>157836</text:p>
          </table:table-cell>
          <table:table-cell table:style-name="ce2" office:value-type="float" office:value="68476" calcext:value-type="float">
            <text:p>68476</text:p>
          </table:table-cell>
          <table:table-cell table:style-name="ce2" office:value-type="float" office:value="89360" calcext:value-type="float">
            <text:p>89360</text:p>
          </table:table-cell>
          <table:table-cell table:style-name="ce2" office:value-type="float" office:value="33345" calcext:value-type="float">
            <text:p>33345</text:p>
          </table:table-cell>
          <table:table-cell table:style-name="ce2" office:value-type="float" office:value="16019" calcext:value-type="float">
            <text:p>16019</text:p>
          </table:table-cell>
          <table:table-cell table:style-name="ce2" office:value-type="float" office:value="17326" calcext:value-type="float">
            <text:p>17326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ANIPUR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1230784" calcext:value-type="float">
            <text:p>1230784</text:p>
          </table:table-cell>
          <table:table-cell table:style-name="ce2" office:value-type="float" office:value="691811" calcext:value-type="float">
            <text:p>691811</text:p>
          </table:table-cell>
          <table:table-cell table:style-name="ce2" office:value-type="float" office:value="538973" calcext:value-type="float">
            <text:p>538973</text:p>
          </table:table-cell>
          <table:table-cell table:style-name="ce2" office:value-type="float" office:value="583473" calcext:value-type="float">
            <text:p>583473</text:p>
          </table:table-cell>
          <table:table-cell table:style-name="ce2" office:value-type="float" office:value="340226" calcext:value-type="float">
            <text:p>340226</text:p>
          </table:table-cell>
          <table:table-cell table:style-name="ce2" office:value-type="float" office:value="243247" calcext:value-type="float">
            <text:p>243247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ANIPUR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90967" calcext:value-type="float">
            <text:p>90967</text:p>
          </table:table-cell>
          <table:table-cell table:style-name="ce2" office:value-type="float" office:value="46370" calcext:value-type="float">
            <text:p>46370</text:p>
          </table:table-cell>
          <table:table-cell table:style-name="ce2" office:value-type="float" office:value="44597" calcext:value-type="float">
            <text:p>44597</text:p>
          </table:table-cell>
          <table:table-cell table:style-name="ce2" office:value-type="float" office:value="23006" calcext:value-type="float">
            <text:p>23006</text:p>
          </table:table-cell>
          <table:table-cell table:style-name="ce2" office:value-type="float" office:value="12131" calcext:value-type="float">
            <text:p>12131</text:p>
          </table:table-cell>
          <table:table-cell table:style-name="ce2" office:value-type="float" office:value="10875" calcext:value-type="float">
            <text:p>10875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ANIPUR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174618" calcext:value-type="float">
            <text:p>174618</text:p>
          </table:table-cell>
          <table:table-cell table:style-name="ce2" office:value-type="float" office:value="90159" calcext:value-type="float">
            <text:p>90159</text:p>
          </table:table-cell>
          <table:table-cell table:style-name="ce2" office:value-type="float" office:value="84459" calcext:value-type="float">
            <text:p>84459</text:p>
          </table:table-cell>
          <table:table-cell table:style-name="ce2" office:value-type="float" office:value="55362" calcext:value-type="float">
            <text:p>55362</text:p>
          </table:table-cell>
          <table:table-cell table:style-name="ce2" office:value-type="float" office:value="29470" calcext:value-type="float">
            <text:p>29470</text:p>
          </table:table-cell>
          <table:table-cell table:style-name="ce2" office:value-type="float" office:value="25892" calcext:value-type="float">
            <text:p>2589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ANIPUR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281103" calcext:value-type="float">
            <text:p>281103</text:p>
          </table:table-cell>
          <table:table-cell table:style-name="ce2" office:value-type="float" office:value="159799" calcext:value-type="float">
            <text:p>159799</text:p>
          </table:table-cell>
          <table:table-cell table:style-name="ce2" office:value-type="float" office:value="121304" calcext:value-type="float">
            <text:p>121304</text:p>
          </table:table-cell>
          <table:table-cell table:style-name="ce2" office:value-type="float" office:value="109817" calcext:value-type="float">
            <text:p>109817</text:p>
          </table:table-cell>
          <table:table-cell table:style-name="ce2" office:value-type="float" office:value="64218" calcext:value-type="float">
            <text:p>64218</text:p>
          </table:table-cell>
          <table:table-cell table:style-name="ce2" office:value-type="float" office:value="45599" calcext:value-type="float">
            <text:p>45599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ANIPUR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430903" calcext:value-type="float">
            <text:p>430903</text:p>
          </table:table-cell>
          <table:table-cell table:style-name="ce2" office:value-type="float" office:value="244340" calcext:value-type="float">
            <text:p>244340</text:p>
          </table:table-cell>
          <table:table-cell table:style-name="ce2" office:value-type="float" office:value="186563" calcext:value-type="float">
            <text:p>186563</text:p>
          </table:table-cell>
          <table:table-cell table:style-name="ce2" office:value-type="float" office:value="226839" calcext:value-type="float">
            <text:p>226839</text:p>
          </table:table-cell>
          <table:table-cell table:style-name="ce2" office:value-type="float" office:value="131394" calcext:value-type="float">
            <text:p>131394</text:p>
          </table:table-cell>
          <table:table-cell table:style-name="ce2" office:value-type="float" office:value="95445" calcext:value-type="float">
            <text:p>95445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ANIPUR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203343" calcext:value-type="float">
            <text:p>203343</text:p>
          </table:table-cell>
          <table:table-cell table:style-name="ce2" office:value-type="float" office:value="122801" calcext:value-type="float">
            <text:p>122801</text:p>
          </table:table-cell>
          <table:table-cell table:style-name="ce2" office:value-type="float" office:value="80542" calcext:value-type="float">
            <text:p>80542</text:p>
          </table:table-cell>
          <table:table-cell table:style-name="ce2" office:value-type="float" office:value="145894" calcext:value-type="float">
            <text:p>145894</text:p>
          </table:table-cell>
          <table:table-cell table:style-name="ce2" office:value-type="float" office:value="89653" calcext:value-type="float">
            <text:p>89653</text:p>
          </table:table-cell>
          <table:table-cell table:style-name="ce2" office:value-type="float" office:value="56241" calcext:value-type="float">
            <text:p>56241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ANIPUR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float" office:value="957878" calcext:value-type="float">
            <text:p>957878</text:p>
          </table:table-cell>
          <table:table-cell table:style-name="ce2" office:value-type="float" office:value="527082" calcext:value-type="float">
            <text:p>527082</text:p>
          </table:table-cell>
          <table:table-cell table:style-name="ce2" office:value-type="float" office:value="430796" calcext:value-type="float">
            <text:p>430796</text:p>
          </table:table-cell>
          <table:table-cell table:style-name="ce2" office:value-type="float" office:value="376083" calcext:value-type="float">
            <text:p>376083</text:p>
          </table:table-cell>
          <table:table-cell table:style-name="ce2" office:value-type="float" office:value="221927" calcext:value-type="float">
            <text:p>221927</text:p>
          </table:table-cell>
          <table:table-cell table:style-name="ce2" office:value-type="float" office:value="154156" calcext:value-type="float">
            <text:p>154156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ANIPUR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141166" calcext:value-type="float">
            <text:p>141166</text:p>
          </table:table-cell>
          <table:table-cell table:style-name="ce2" office:value-type="float" office:value="61781" calcext:value-type="float">
            <text:p>61781</text:p>
          </table:table-cell>
          <table:table-cell table:style-name="ce2" office:value-type="float" office:value="79385" calcext:value-type="float">
            <text:p>79385</text:p>
          </table:table-cell>
          <table:table-cell table:style-name="ce2" office:value-type="float" office:value="27795" calcext:value-type="float">
            <text:p>27795</text:p>
          </table:table-cell>
          <table:table-cell table:style-name="ce2" office:value-type="float" office:value="13643" calcext:value-type="float">
            <text:p>13643</text:p>
          </table:table-cell>
          <table:table-cell table:style-name="ce2" office:value-type="float" office:value="14152" calcext:value-type="float">
            <text:p>1415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ANIPUR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816712" calcext:value-type="float">
            <text:p>816712</text:p>
          </table:table-cell>
          <table:table-cell table:style-name="ce2" office:value-type="float" office:value="465301" calcext:value-type="float">
            <text:p>465301</text:p>
          </table:table-cell>
          <table:table-cell table:style-name="ce2" office:value-type="float" office:value="351411" calcext:value-type="float">
            <text:p>351411</text:p>
          </table:table-cell>
          <table:table-cell table:style-name="ce2" office:value-type="float" office:value="348288" calcext:value-type="float">
            <text:p>348288</text:p>
          </table:table-cell>
          <table:table-cell table:style-name="ce2" office:value-type="float" office:value="208284" calcext:value-type="float">
            <text:p>208284</text:p>
          </table:table-cell>
          <table:table-cell table:style-name="ce2" office:value-type="float" office:value="140004" calcext:value-type="float">
            <text:p>140004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ANIPUR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70916" calcext:value-type="float">
            <text:p>70916</text:p>
          </table:table-cell>
          <table:table-cell table:style-name="ce2" office:value-type="float" office:value="36294" calcext:value-type="float">
            <text:p>36294</text:p>
          </table:table-cell>
          <table:table-cell table:style-name="ce2" office:value-type="float" office:value="34622" calcext:value-type="float">
            <text:p>34622</text:p>
          </table:table-cell>
          <table:table-cell table:style-name="ce2" office:value-type="float" office:value="17024" calcext:value-type="float">
            <text:p>17024</text:p>
          </table:table-cell>
          <table:table-cell table:style-name="ce2" office:value-type="float" office:value="9086" calcext:value-type="float">
            <text:p>9086</text:p>
          </table:table-cell>
          <table:table-cell table:style-name="ce2" office:value-type="float" office:value="7938" calcext:value-type="float">
            <text:p>7938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ANIPUR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138803" calcext:value-type="float">
            <text:p>138803</text:p>
          </table:table-cell>
          <table:table-cell table:style-name="ce2" office:value-type="float" office:value="72335" calcext:value-type="float">
            <text:p>72335</text:p>
          </table:table-cell>
          <table:table-cell table:style-name="ce2" office:value-type="float" office:value="66468" calcext:value-type="float">
            <text:p>66468</text:p>
          </table:table-cell>
          <table:table-cell table:style-name="ce2" office:value-type="float" office:value="41715" calcext:value-type="float">
            <text:p>41715</text:p>
          </table:table-cell>
          <table:table-cell table:style-name="ce2" office:value-type="float" office:value="22638" calcext:value-type="float">
            <text:p>22638</text:p>
          </table:table-cell>
          <table:table-cell table:style-name="ce2" office:value-type="float" office:value="19077" calcext:value-type="float">
            <text:p>19077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ANIPUR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203539" calcext:value-type="float">
            <text:p>203539</text:p>
          </table:table-cell>
          <table:table-cell table:style-name="ce2" office:value-type="float" office:value="117193" calcext:value-type="float">
            <text:p>117193</text:p>
          </table:table-cell>
          <table:table-cell table:style-name="ce2" office:value-type="float" office:value="86346" calcext:value-type="float">
            <text:p>86346</text:p>
          </table:table-cell>
          <table:table-cell table:style-name="ce2" office:value-type="float" office:value="75897" calcext:value-type="float">
            <text:p>75897</text:p>
          </table:table-cell>
          <table:table-cell table:style-name="ce2" office:value-type="float" office:value="45408" calcext:value-type="float">
            <text:p>45408</text:p>
          </table:table-cell>
          <table:table-cell table:style-name="ce2" office:value-type="float" office:value="30489" calcext:value-type="float">
            <text:p>30489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ANIPUR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275000" calcext:value-type="float">
            <text:p>275000</text:p>
          </table:table-cell>
          <table:table-cell table:style-name="ce2" office:value-type="float" office:value="159082" calcext:value-type="float">
            <text:p>159082</text:p>
          </table:table-cell>
          <table:table-cell table:style-name="ce2" office:value-type="float" office:value="115918" calcext:value-type="float">
            <text:p>115918</text:p>
          </table:table-cell>
          <table:table-cell table:style-name="ce2" office:value-type="float" office:value="137246" calcext:value-type="float">
            <text:p>137246</text:p>
          </table:table-cell>
          <table:table-cell table:style-name="ce2" office:value-type="float" office:value="81476" calcext:value-type="float">
            <text:p>81476</text:p>
          </table:table-cell>
          <table:table-cell table:style-name="ce2" office:value-type="float" office:value="55770" calcext:value-type="float">
            <text:p>55770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ANIPUR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92314" calcext:value-type="float">
            <text:p>92314</text:p>
          </table:table-cell>
          <table:table-cell table:style-name="ce2" office:value-type="float" office:value="59451" calcext:value-type="float">
            <text:p>59451</text:p>
          </table:table-cell>
          <table:table-cell table:style-name="ce2" office:value-type="float" office:value="32863" calcext:value-type="float">
            <text:p>32863</text:p>
          </table:table-cell>
          <table:table-cell table:style-name="ce2" office:value-type="float" office:value="61386" calcext:value-type="float">
            <text:p>61386</text:p>
          </table:table-cell>
          <table:table-cell table:style-name="ce2" office:value-type="float" office:value="40481" calcext:value-type="float">
            <text:p>40481</text:p>
          </table:table-cell>
          <table:table-cell table:style-name="ce2" office:value-type="float" office:value="20905" calcext:value-type="float">
            <text:p>20905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ANIPUR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float" office:value="430742" calcext:value-type="float">
            <text:p>430742</text:p>
          </table:table-cell>
          <table:table-cell table:style-name="ce2" office:value-type="float" office:value="233205" calcext:value-type="float">
            <text:p>233205</text:p>
          </table:table-cell>
          <table:table-cell table:style-name="ce2" office:value-type="float" office:value="197537" calcext:value-type="float">
            <text:p>197537</text:p>
          </table:table-cell>
          <table:table-cell table:style-name="ce2" office:value-type="float" office:value="240735" calcext:value-type="float">
            <text:p>240735</text:p>
          </table:table-cell>
          <table:table-cell table:style-name="ce2" office:value-type="float" office:value="134318" calcext:value-type="float">
            <text:p>134318</text:p>
          </table:table-cell>
          <table:table-cell table:style-name="ce2" office:value-type="float" office:value="106417" calcext:value-type="float">
            <text:p>106417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ANIPUR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16670" calcext:value-type="float">
            <text:p>16670</text:p>
          </table:table-cell>
          <table:table-cell table:style-name="ce2" office:value-type="float" office:value="6695" calcext:value-type="float">
            <text:p>6695</text:p>
          </table:table-cell>
          <table:table-cell table:style-name="ce2" office:value-type="float" office:value="9975" calcext:value-type="float">
            <text:p>9975</text:p>
          </table:table-cell>
          <table:table-cell table:style-name="ce2" office:value-type="float" office:value="5550" calcext:value-type="float">
            <text:p>5550</text:p>
          </table:table-cell>
          <table:table-cell table:style-name="ce2" office:value-type="float" office:value="2376" calcext:value-type="float">
            <text:p>2376</text:p>
          </table:table-cell>
          <table:table-cell table:style-name="ce2" office:value-type="float" office:value="3174" calcext:value-type="float">
            <text:p>3174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ANIPUR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414072" calcext:value-type="float">
            <text:p>414072</text:p>
          </table:table-cell>
          <table:table-cell table:style-name="ce2" office:value-type="float" office:value="226510" calcext:value-type="float">
            <text:p>226510</text:p>
          </table:table-cell>
          <table:table-cell table:style-name="ce2" office:value-type="float" office:value="187562" calcext:value-type="float">
            <text:p>187562</text:p>
          </table:table-cell>
          <table:table-cell table:style-name="ce2" office:value-type="float" office:value="235185" calcext:value-type="float">
            <text:p>235185</text:p>
          </table:table-cell>
          <table:table-cell table:style-name="ce2" office:value-type="float" office:value="131942" calcext:value-type="float">
            <text:p>131942</text:p>
          </table:table-cell>
          <table:table-cell table:style-name="ce2" office:value-type="float" office:value="103243" calcext:value-type="float">
            <text:p>103243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ANIPUR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20051" calcext:value-type="float">
            <text:p>20051</text:p>
          </table:table-cell>
          <table:table-cell table:style-name="ce2" office:value-type="float" office:value="10076" calcext:value-type="float">
            <text:p>10076</text:p>
          </table:table-cell>
          <table:table-cell table:style-name="ce2" office:value-type="float" office:value="9975" calcext:value-type="float">
            <text:p>9975</text:p>
          </table:table-cell>
          <table:table-cell table:style-name="ce2" office:value-type="float" office:value="5982" calcext:value-type="float">
            <text:p>5982</text:p>
          </table:table-cell>
          <table:table-cell table:style-name="ce2" office:value-type="float" office:value="3045" calcext:value-type="float">
            <text:p>3045</text:p>
          </table:table-cell>
          <table:table-cell table:style-name="ce2" office:value-type="float" office:value="2937" calcext:value-type="float">
            <text:p>2937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ANIPUR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35815" calcext:value-type="float">
            <text:p>35815</text:p>
          </table:table-cell>
          <table:table-cell table:style-name="ce2" office:value-type="float" office:value="17824" calcext:value-type="float">
            <text:p>17824</text:p>
          </table:table-cell>
          <table:table-cell table:style-name="ce2" office:value-type="float" office:value="17991" calcext:value-type="float">
            <text:p>17991</text:p>
          </table:table-cell>
          <table:table-cell table:style-name="ce2" office:value-type="float" office:value="13647" calcext:value-type="float">
            <text:p>13647</text:p>
          </table:table-cell>
          <table:table-cell table:style-name="ce2" office:value-type="float" office:value="6832" calcext:value-type="float">
            <text:p>6832</text:p>
          </table:table-cell>
          <table:table-cell table:style-name="ce2" office:value-type="float" office:value="6815" calcext:value-type="float">
            <text:p>6815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ANIPUR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77564" calcext:value-type="float">
            <text:p>77564</text:p>
          </table:table-cell>
          <table:table-cell table:style-name="ce2" office:value-type="float" office:value="42606" calcext:value-type="float">
            <text:p>42606</text:p>
          </table:table-cell>
          <table:table-cell table:style-name="ce2" office:value-type="float" office:value="34958" calcext:value-type="float">
            <text:p>34958</text:p>
          </table:table-cell>
          <table:table-cell table:style-name="ce2" office:value-type="float" office:value="33920" calcext:value-type="float">
            <text:p>33920</text:p>
          </table:table-cell>
          <table:table-cell table:style-name="ce2" office:value-type="float" office:value="18810" calcext:value-type="float">
            <text:p>18810</text:p>
          </table:table-cell>
          <table:table-cell table:style-name="ce2" office:value-type="float" office:value="15110" calcext:value-type="float">
            <text:p>15110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ANIPUR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155903" calcext:value-type="float">
            <text:p>155903</text:p>
          </table:table-cell>
          <table:table-cell table:style-name="ce2" office:value-type="float" office:value="85258" calcext:value-type="float">
            <text:p>85258</text:p>
          </table:table-cell>
          <table:table-cell table:style-name="ce2" office:value-type="float" office:value="70645" calcext:value-type="float">
            <text:p>70645</text:p>
          </table:table-cell>
          <table:table-cell table:style-name="ce2" office:value-type="float" office:value="89593" calcext:value-type="float">
            <text:p>89593</text:p>
          </table:table-cell>
          <table:table-cell table:style-name="ce2" office:value-type="float" office:value="49918" calcext:value-type="float">
            <text:p>49918</text:p>
          </table:table-cell>
          <table:table-cell table:style-name="ce2" office:value-type="float" office:value="39675" calcext:value-type="float">
            <text:p>39675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ANIPUR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111029" calcext:value-type="float">
            <text:p>111029</text:p>
          </table:table-cell>
          <table:table-cell table:style-name="ce2" office:value-type="float" office:value="63350" calcext:value-type="float">
            <text:p>63350</text:p>
          </table:table-cell>
          <table:table-cell table:style-name="ce2" office:value-type="float" office:value="47679" calcext:value-type="float">
            <text:p>47679</text:p>
          </table:table-cell>
          <table:table-cell table:style-name="ce2" office:value-type="float" office:value="84508" calcext:value-type="float">
            <text:p>84508</text:p>
          </table:table-cell>
          <table:table-cell table:style-name="ce2" office:value-type="float" office:value="49172" calcext:value-type="float">
            <text:p>49172</text:p>
          </table:table-cell>
          <table:table-cell table:style-name="ce2" office:value-type="float" office:value="35336" calcext:value-type="float">
            <text:p>35336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IZORAM</text:p>
          </table:table-cell>
          <table:table-cell table:number-columns-repeated="2" table:style-name="ce2" office:value-type="string" calcext:value-type="string">
            <text:p>Total</text:p>
          </table:table-cell>
          <table:table-cell table:style-name="ce2" office:value-type="float" office:value="309703" calcext:value-type="float">
            <text:p>309703</text:p>
          </table:table-cell>
          <table:table-cell table:style-name="ce2" office:value-type="float" office:value="174164" calcext:value-type="float">
            <text:p>174164</text:p>
          </table:table-cell>
          <table:table-cell table:style-name="ce2" office:value-type="float" office:value="135539" calcext:value-type="float">
            <text:p>135539</text:p>
          </table:table-cell>
          <table:table-cell table:style-name="ce2" office:value-type="float" office:value="52966" calcext:value-type="float">
            <text:p>52966</text:p>
          </table:table-cell>
          <table:table-cell table:style-name="ce2" office:value-type="float" office:value="34714" calcext:value-type="float">
            <text:p>34714</text:p>
          </table:table-cell>
          <table:table-cell table:style-name="ce2" office:value-type="float" office:value="18252" calcext:value-type="float">
            <text:p>1825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IZORAM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18257" calcext:value-type="float">
            <text:p>18257</text:p>
          </table:table-cell>
          <table:table-cell table:style-name="ce2" office:value-type="float" office:value="8802" calcext:value-type="float">
            <text:p>8802</text:p>
          </table:table-cell>
          <table:table-cell table:style-name="ce2" office:value-type="float" office:value="9455" calcext:value-type="float">
            <text:p>9455</text:p>
          </table:table-cell>
          <table:table-cell table:style-name="ce2" office:value-type="float" office:value="1749" calcext:value-type="float">
            <text:p>1749</text:p>
          </table:table-cell>
          <table:table-cell table:style-name="ce2" office:value-type="float" office:value="1091" calcext:value-type="float">
            <text:p>1091</text:p>
          </table:table-cell>
          <table:table-cell table:style-name="ce2" office:value-type="float" office:value="658" calcext:value-type="float">
            <text:p>658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IZORAM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291446" calcext:value-type="float">
            <text:p>291446</text:p>
          </table:table-cell>
          <table:table-cell table:style-name="ce2" office:value-type="float" office:value="165362" calcext:value-type="float">
            <text:p>165362</text:p>
          </table:table-cell>
          <table:table-cell table:style-name="ce2" office:value-type="float" office:value="126084" calcext:value-type="float">
            <text:p>126084</text:p>
          </table:table-cell>
          <table:table-cell table:style-name="ce2" office:value-type="float" office:value="51217" calcext:value-type="float">
            <text:p>51217</text:p>
          </table:table-cell>
          <table:table-cell table:style-name="ce2" office:value-type="float" office:value="33623" calcext:value-type="float">
            <text:p>33623</text:p>
          </table:table-cell>
          <table:table-cell table:style-name="ce2" office:value-type="float" office:value="17594" calcext:value-type="float">
            <text:p>17594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IZORAM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43421" calcext:value-type="float">
            <text:p>43421</text:p>
          </table:table-cell>
          <table:table-cell table:style-name="ce2" office:value-type="float" office:value="24287" calcext:value-type="float">
            <text:p>24287</text:p>
          </table:table-cell>
          <table:table-cell table:style-name="ce2" office:value-type="float" office:value="19134" calcext:value-type="float">
            <text:p>19134</text:p>
          </table:table-cell>
          <table:table-cell table:style-name="ce2" office:value-type="float" office:value="4462" calcext:value-type="float">
            <text:p>4462</text:p>
          </table:table-cell>
          <table:table-cell table:style-name="ce2" office:value-type="float" office:value="3004" calcext:value-type="float">
            <text:p>3004</text:p>
          </table:table-cell>
          <table:table-cell table:style-name="ce2" office:value-type="float" office:value="1458" calcext:value-type="float">
            <text:p>1458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IZORAM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45551" calcext:value-type="float">
            <text:p>45551</text:p>
          </table:table-cell>
          <table:table-cell table:style-name="ce2" office:value-type="float" office:value="26467" calcext:value-type="float">
            <text:p>26467</text:p>
          </table:table-cell>
          <table:table-cell table:style-name="ce2" office:value-type="float" office:value="19084" calcext:value-type="float">
            <text:p>19084</text:p>
          </table:table-cell>
          <table:table-cell table:style-name="ce2" office:value-type="float" office:value="6472" calcext:value-type="float">
            <text:p>6472</text:p>
          </table:table-cell>
          <table:table-cell table:style-name="ce2" office:value-type="float" office:value="4290" calcext:value-type="float">
            <text:p>4290</text:p>
          </table:table-cell>
          <table:table-cell table:style-name="ce2" office:value-type="float" office:value="2182" calcext:value-type="float">
            <text:p>218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IZORAM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56906" calcext:value-type="float">
            <text:p>56906</text:p>
          </table:table-cell>
          <table:table-cell table:style-name="ce2" office:value-type="float" office:value="33203" calcext:value-type="float">
            <text:p>33203</text:p>
          </table:table-cell>
          <table:table-cell table:style-name="ce2" office:value-type="float" office:value="23703" calcext:value-type="float">
            <text:p>23703</text:p>
          </table:table-cell>
          <table:table-cell table:style-name="ce2" office:value-type="float" office:value="8707" calcext:value-type="float">
            <text:p>8707</text:p>
          </table:table-cell>
          <table:table-cell table:style-name="ce2" office:value-type="float" office:value="5955" calcext:value-type="float">
            <text:p>5955</text:p>
          </table:table-cell>
          <table:table-cell table:style-name="ce2" office:value-type="float" office:value="2752" calcext:value-type="float">
            <text:p>275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IZORAM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97447" calcext:value-type="float">
            <text:p>97447</text:p>
          </table:table-cell>
          <table:table-cell table:style-name="ce2" office:value-type="float" office:value="52885" calcext:value-type="float">
            <text:p>52885</text:p>
          </table:table-cell>
          <table:table-cell table:style-name="ce2" office:value-type="float" office:value="44562" calcext:value-type="float">
            <text:p>44562</text:p>
          </table:table-cell>
          <table:table-cell table:style-name="ce2" office:value-type="float" office:value="18492" calcext:value-type="float">
            <text:p>18492</text:p>
          </table:table-cell>
          <table:table-cell table:style-name="ce2" office:value-type="float" office:value="11732" calcext:value-type="float">
            <text:p>11732</text:p>
          </table:table-cell>
          <table:table-cell table:style-name="ce2" office:value-type="float" office:value="6760" calcext:value-type="float">
            <text:p>6760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IZORAM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44089" calcext:value-type="float">
            <text:p>44089</text:p>
          </table:table-cell>
          <table:table-cell table:style-name="ce2" office:value-type="float" office:value="26311" calcext:value-type="float">
            <text:p>26311</text:p>
          </table:table-cell>
          <table:table-cell table:style-name="ce2" office:value-type="float" office:value="17778" calcext:value-type="float">
            <text:p>17778</text:p>
          </table:table-cell>
          <table:table-cell table:style-name="ce2" office:value-type="float" office:value="12364" calcext:value-type="float">
            <text:p>12364</text:p>
          </table:table-cell>
          <table:table-cell table:style-name="ce2" office:value-type="float" office:value="8152" calcext:value-type="float">
            <text:p>8152</text:p>
          </table:table-cell>
          <table:table-cell table:style-name="ce2" office:value-type="float" office:value="4212" calcext:value-type="float">
            <text:p>421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IZORAM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float" office:value="123209" calcext:value-type="float">
            <text:p>123209</text:p>
          </table:table-cell>
          <table:table-cell table:style-name="ce2" office:value-type="float" office:value="71744" calcext:value-type="float">
            <text:p>71744</text:p>
          </table:table-cell>
          <table:table-cell table:style-name="ce2" office:value-type="float" office:value="51465" calcext:value-type="float">
            <text:p>51465</text:p>
          </table:table-cell>
          <table:table-cell table:style-name="ce2" office:value-type="float" office:value="18117" calcext:value-type="float">
            <text:p>18117</text:p>
          </table:table-cell>
          <table:table-cell table:style-name="ce2" office:value-type="float" office:value="12714" calcext:value-type="float">
            <text:p>12714</text:p>
          </table:table-cell>
          <table:table-cell table:style-name="ce2" office:value-type="float" office:value="5403" calcext:value-type="float">
            <text:p>5403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IZORAM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14710" calcext:value-type="float">
            <text:p>14710</text:p>
          </table:table-cell>
          <table:table-cell table:style-name="ce2" office:value-type="float" office:value="7075" calcext:value-type="float">
            <text:p>7075</text:p>
          </table:table-cell>
          <table:table-cell table:style-name="ce2" office:value-type="float" office:value="7635" calcext:value-type="float">
            <text:p>7635</text:p>
          </table:table-cell>
          <table:table-cell table:style-name="ce2" office:value-type="float" office:value="1294" calcext:value-type="float">
            <text:p>1294</text:p>
          </table:table-cell>
          <table:table-cell table:style-name="ce2" office:value-type="float" office:value="849" calcext:value-type="float">
            <text:p>849</text:p>
          </table:table-cell>
          <table:table-cell table:style-name="ce2" office:value-type="float" office:value="445" calcext:value-type="float">
            <text:p>445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IZORAM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108499" calcext:value-type="float">
            <text:p>108499</text:p>
          </table:table-cell>
          <table:table-cell table:style-name="ce2" office:value-type="float" office:value="64669" calcext:value-type="float">
            <text:p>64669</text:p>
          </table:table-cell>
          <table:table-cell table:style-name="ce2" office:value-type="float" office:value="43830" calcext:value-type="float">
            <text:p>43830</text:p>
          </table:table-cell>
          <table:table-cell table:style-name="ce2" office:value-type="float" office:value="16823" calcext:value-type="float">
            <text:p>16823</text:p>
          </table:table-cell>
          <table:table-cell table:style-name="ce2" office:value-type="float" office:value="11865" calcext:value-type="float">
            <text:p>11865</text:p>
          </table:table-cell>
          <table:table-cell table:style-name="ce2" office:value-type="float" office:value="4958" calcext:value-type="float">
            <text:p>4958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IZORAM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29349" calcext:value-type="float">
            <text:p>29349</text:p>
          </table:table-cell>
          <table:table-cell table:style-name="ce2" office:value-type="float" office:value="16564" calcext:value-type="float">
            <text:p>16564</text:p>
          </table:table-cell>
          <table:table-cell table:style-name="ce2" office:value-type="float" office:value="12785" calcext:value-type="float">
            <text:p>12785</text:p>
          </table:table-cell>
          <table:table-cell table:style-name="ce2" office:value-type="float" office:value="2649" calcext:value-type="float">
            <text:p>2649</text:p>
          </table:table-cell>
          <table:table-cell table:style-name="ce2" office:value-type="float" office:value="1888" calcext:value-type="float">
            <text:p>1888</text:p>
          </table:table-cell>
          <table:table-cell table:style-name="ce2" office:value-type="float" office:value="761" calcext:value-type="float">
            <text:p>761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IZORAM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25902" calcext:value-type="float">
            <text:p>25902</text:p>
          </table:table-cell>
          <table:table-cell table:style-name="ce2" office:value-type="float" office:value="15161" calcext:value-type="float">
            <text:p>15161</text:p>
          </table:table-cell>
          <table:table-cell table:style-name="ce2" office:value-type="float" office:value="10741" calcext:value-type="float">
            <text:p>10741</text:p>
          </table:table-cell>
          <table:table-cell table:style-name="ce2" office:value-type="float" office:value="3480" calcext:value-type="float">
            <text:p>3480</text:p>
          </table:table-cell>
          <table:table-cell table:style-name="ce2" office:value-type="float" office:value="2300" calcext:value-type="float">
            <text:p>2300</text:p>
          </table:table-cell>
          <table:table-cell table:style-name="ce2" office:value-type="float" office:value="1180" calcext:value-type="float">
            <text:p>1180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IZORAM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22037" calcext:value-type="float">
            <text:p>22037</text:p>
          </table:table-cell>
          <table:table-cell table:style-name="ce2" office:value-type="float" office:value="13211" calcext:value-type="float">
            <text:p>13211</text:p>
          </table:table-cell>
          <table:table-cell table:style-name="ce2" office:value-type="float" office:value="8826" calcext:value-type="float">
            <text:p>8826</text:p>
          </table:table-cell>
          <table:table-cell table:style-name="ce2" office:value-type="float" office:value="3478" calcext:value-type="float">
            <text:p>3478</text:p>
          </table:table-cell>
          <table:table-cell table:style-name="ce2" office:value-type="float" office:value="2477" calcext:value-type="float">
            <text:p>2477</text:p>
          </table:table-cell>
          <table:table-cell table:style-name="ce2" office:value-type="float" office:value="1001" calcext:value-type="float">
            <text:p>1001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IZORAM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21593" calcext:value-type="float">
            <text:p>21593</text:p>
          </table:table-cell>
          <table:table-cell table:style-name="ce2" office:value-type="float" office:value="13294" calcext:value-type="float">
            <text:p>13294</text:p>
          </table:table-cell>
          <table:table-cell table:style-name="ce2" office:value-type="float" office:value="8299" calcext:value-type="float">
            <text:p>8299</text:p>
          </table:table-cell>
          <table:table-cell table:style-name="ce2" office:value-type="float" office:value="4829" calcext:value-type="float">
            <text:p>4829</text:p>
          </table:table-cell>
          <table:table-cell table:style-name="ce2" office:value-type="float" office:value="3456" calcext:value-type="float">
            <text:p>3456</text:p>
          </table:table-cell>
          <table:table-cell table:style-name="ce2" office:value-type="float" office:value="1373" calcext:value-type="float">
            <text:p>1373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IZORAM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7476" calcext:value-type="float">
            <text:p>7476</text:p>
          </table:table-cell>
          <table:table-cell table:style-name="ce2" office:value-type="float" office:value="5234" calcext:value-type="float">
            <text:p>5234</text:p>
          </table:table-cell>
          <table:table-cell table:style-name="ce2" office:value-type="float" office:value="2242" calcext:value-type="float">
            <text:p>2242</text:p>
          </table:table-cell>
          <table:table-cell table:style-name="ce2" office:value-type="float" office:value="2025" calcext:value-type="float">
            <text:p>2025</text:p>
          </table:table-cell>
          <table:table-cell table:style-name="ce2" office:value-type="float" office:value="1488" calcext:value-type="float">
            <text:p>1488</text:p>
          </table:table-cell>
          <table:table-cell table:style-name="ce2" office:value-type="float" office:value="537" calcext:value-type="float">
            <text:p>537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IZORAM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float" office:value="186494" calcext:value-type="float">
            <text:p>186494</text:p>
          </table:table-cell>
          <table:table-cell table:style-name="ce2" office:value-type="float" office:value="102420" calcext:value-type="float">
            <text:p>102420</text:p>
          </table:table-cell>
          <table:table-cell table:style-name="ce2" office:value-type="float" office:value="84074" calcext:value-type="float">
            <text:p>84074</text:p>
          </table:table-cell>
          <table:table-cell table:style-name="ce2" office:value-type="float" office:value="34849" calcext:value-type="float">
            <text:p>34849</text:p>
          </table:table-cell>
          <table:table-cell table:style-name="ce2" office:value-type="float" office:value="22000" calcext:value-type="float">
            <text:p>22000</text:p>
          </table:table-cell>
          <table:table-cell table:style-name="ce2" office:value-type="float" office:value="12849" calcext:value-type="float">
            <text:p>12849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IZORAM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3547" calcext:value-type="float">
            <text:p>3547</text:p>
          </table:table-cell>
          <table:table-cell table:style-name="ce2" office:value-type="float" office:value="1727" calcext:value-type="float">
            <text:p>1727</text:p>
          </table:table-cell>
          <table:table-cell table:style-name="ce2" office:value-type="float" office:value="1820" calcext:value-type="float">
            <text:p>1820</text:p>
          </table:table-cell>
          <table:table-cell table:style-name="ce2" office:value-type="float" office:value="455" calcext:value-type="float">
            <text:p>455</text:p>
          </table:table-cell>
          <table:table-cell table:style-name="ce2" office:value-type="float" office:value="242" calcext:value-type="float">
            <text:p>242</text:p>
          </table:table-cell>
          <table:table-cell table:style-name="ce2" office:value-type="float" office:value="213" calcext:value-type="float">
            <text:p>213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IZORAM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182947" calcext:value-type="float">
            <text:p>182947</text:p>
          </table:table-cell>
          <table:table-cell table:style-name="ce2" office:value-type="float" office:value="100693" calcext:value-type="float">
            <text:p>100693</text:p>
          </table:table-cell>
          <table:table-cell table:style-name="ce2" office:value-type="float" office:value="82254" calcext:value-type="float">
            <text:p>82254</text:p>
          </table:table-cell>
          <table:table-cell table:style-name="ce2" office:value-type="float" office:value="34394" calcext:value-type="float">
            <text:p>34394</text:p>
          </table:table-cell>
          <table:table-cell table:style-name="ce2" office:value-type="float" office:value="21758" calcext:value-type="float">
            <text:p>21758</text:p>
          </table:table-cell>
          <table:table-cell table:style-name="ce2" office:value-type="float" office:value="12636" calcext:value-type="float">
            <text:p>12636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IZORAM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14072" calcext:value-type="float">
            <text:p>14072</text:p>
          </table:table-cell>
          <table:table-cell table:style-name="ce2" office:value-type="float" office:value="7723" calcext:value-type="float">
            <text:p>7723</text:p>
          </table:table-cell>
          <table:table-cell table:style-name="ce2" office:value-type="float" office:value="6349" calcext:value-type="float">
            <text:p>6349</text:p>
          </table:table-cell>
          <table:table-cell table:style-name="ce2" office:value-type="float" office:value="1813" calcext:value-type="float">
            <text:p>1813</text:p>
          </table:table-cell>
          <table:table-cell table:style-name="ce2" office:value-type="float" office:value="1116" calcext:value-type="float">
            <text:p>1116</text:p>
          </table:table-cell>
          <table:table-cell table:style-name="ce2" office:value-type="float" office:value="697" calcext:value-type="float">
            <text:p>697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IZORAM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19649" calcext:value-type="float">
            <text:p>19649</text:p>
          </table:table-cell>
          <table:table-cell table:style-name="ce2" office:value-type="float" office:value="11306" calcext:value-type="float">
            <text:p>11306</text:p>
          </table:table-cell>
          <table:table-cell table:style-name="ce2" office:value-type="float" office:value="8343" calcext:value-type="float">
            <text:p>8343</text:p>
          </table:table-cell>
          <table:table-cell table:style-name="ce2" office:value-type="float" office:value="2992" calcext:value-type="float">
            <text:p>2992</text:p>
          </table:table-cell>
          <table:table-cell table:style-name="ce2" office:value-type="float" office:value="1990" calcext:value-type="float">
            <text:p>1990</text:p>
          </table:table-cell>
          <table:table-cell table:style-name="ce2" office:value-type="float" office:value="1002" calcext:value-type="float">
            <text:p>100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IZORAM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34869" calcext:value-type="float">
            <text:p>34869</text:p>
          </table:table-cell>
          <table:table-cell table:style-name="ce2" office:value-type="float" office:value="19992" calcext:value-type="float">
            <text:p>19992</text:p>
          </table:table-cell>
          <table:table-cell table:style-name="ce2" office:value-type="float" office:value="14877" calcext:value-type="float">
            <text:p>14877</text:p>
          </table:table-cell>
          <table:table-cell table:style-name="ce2" office:value-type="float" office:value="5229" calcext:value-type="float">
            <text:p>5229</text:p>
          </table:table-cell>
          <table:table-cell table:style-name="ce2" office:value-type="float" office:value="3478" calcext:value-type="float">
            <text:p>3478</text:p>
          </table:table-cell>
          <table:table-cell table:style-name="ce2" office:value-type="float" office:value="1751" calcext:value-type="float">
            <text:p>1751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IZORAM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75854" calcext:value-type="float">
            <text:p>75854</text:p>
          </table:table-cell>
          <table:table-cell table:style-name="ce2" office:value-type="float" office:value="39591" calcext:value-type="float">
            <text:p>39591</text:p>
          </table:table-cell>
          <table:table-cell table:style-name="ce2" office:value-type="float" office:value="36263" calcext:value-type="float">
            <text:p>36263</text:p>
          </table:table-cell>
          <table:table-cell table:style-name="ce2" office:value-type="float" office:value="13663" calcext:value-type="float">
            <text:p>13663</text:p>
          </table:table-cell>
          <table:table-cell table:style-name="ce2" office:value-type="float" office:value="8276" calcext:value-type="float">
            <text:p>8276</text:p>
          </table:table-cell>
          <table:table-cell table:style-name="ce2" office:value-type="float" office:value="5387" calcext:value-type="float">
            <text:p>5387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IZORAM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36613" calcext:value-type="float">
            <text:p>36613</text:p>
          </table:table-cell>
          <table:table-cell table:style-name="ce2" office:value-type="float" office:value="21077" calcext:value-type="float">
            <text:p>21077</text:p>
          </table:table-cell>
          <table:table-cell table:style-name="ce2" office:value-type="float" office:value="15536" calcext:value-type="float">
            <text:p>15536</text:p>
          </table:table-cell>
          <table:table-cell table:style-name="ce2" office:value-type="float" office:value="10339" calcext:value-type="float">
            <text:p>10339</text:p>
          </table:table-cell>
          <table:table-cell table:style-name="ce2" office:value-type="float" office:value="6664" calcext:value-type="float">
            <text:p>6664</text:p>
          </table:table-cell>
          <table:table-cell table:style-name="ce2" office:value-type="float" office:value="3675" calcext:value-type="float">
            <text:p>3675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TRIPURA</text:p>
          </table:table-cell>
          <table:table-cell table:number-columns-repeated="2" table:style-name="ce2" office:value-type="string" calcext:value-type="string">
            <text:p>Total</text:p>
          </table:table-cell>
          <table:table-cell table:style-name="ce2" office:value-type="float" office:value="1268601" calcext:value-type="float">
            <text:p>1268601</text:p>
          </table:table-cell>
          <table:table-cell table:style-name="ce2" office:value-type="float" office:value="713499" calcext:value-type="float">
            <text:p>713499</text:p>
          </table:table-cell>
          <table:table-cell table:style-name="ce2" office:value-type="float" office:value="555102" calcext:value-type="float">
            <text:p>555102</text:p>
          </table:table-cell>
          <table:table-cell table:style-name="ce2" office:value-type="float" office:value="198577" calcext:value-type="float">
            <text:p>198577</text:p>
          </table:table-cell>
          <table:table-cell table:style-name="ce2" office:value-type="float" office:value="129143" calcext:value-type="float">
            <text:p>129143</text:p>
          </table:table-cell>
          <table:table-cell table:style-name="ce2" office:value-type="float" office:value="69434" calcext:value-type="float">
            <text:p>69434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TRIPURA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157603" calcext:value-type="float">
            <text:p>157603</text:p>
          </table:table-cell>
          <table:table-cell table:style-name="ce2" office:value-type="float" office:value="60934" calcext:value-type="float">
            <text:p>60934</text:p>
          </table:table-cell>
          <table:table-cell table:style-name="ce2" office:value-type="float" office:value="96669" calcext:value-type="float">
            <text:p>96669</text:p>
          </table:table-cell>
          <table:table-cell table:style-name="ce2" office:value-type="float" office:value="6764" calcext:value-type="float">
            <text:p>6764</text:p>
          </table:table-cell>
          <table:table-cell table:style-name="ce2" office:value-type="float" office:value="3505" calcext:value-type="float">
            <text:p>3505</text:p>
          </table:table-cell>
          <table:table-cell table:style-name="ce2" office:value-type="float" office:value="3259" calcext:value-type="float">
            <text:p>3259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TRIPURA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1110998" calcext:value-type="float">
            <text:p>1110998</text:p>
          </table:table-cell>
          <table:table-cell table:style-name="ce2" office:value-type="float" office:value="652565" calcext:value-type="float">
            <text:p>652565</text:p>
          </table:table-cell>
          <table:table-cell table:style-name="ce2" office:value-type="float" office:value="458433" calcext:value-type="float">
            <text:p>458433</text:p>
          </table:table-cell>
          <table:table-cell table:style-name="ce2" office:value-type="float" office:value="191813" calcext:value-type="float">
            <text:p>191813</text:p>
          </table:table-cell>
          <table:table-cell table:style-name="ce2" office:value-type="float" office:value="125638" calcext:value-type="float">
            <text:p>125638</text:p>
          </table:table-cell>
          <table:table-cell table:style-name="ce2" office:value-type="float" office:value="66175" calcext:value-type="float">
            <text:p>66175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TRIPURA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224328" calcext:value-type="float">
            <text:p>224328</text:p>
          </table:table-cell>
          <table:table-cell table:style-name="ce2" office:value-type="float" office:value="119067" calcext:value-type="float">
            <text:p>119067</text:p>
          </table:table-cell>
          <table:table-cell table:style-name="ce2" office:value-type="float" office:value="105261" calcext:value-type="float">
            <text:p>105261</text:p>
          </table:table-cell>
          <table:table-cell table:style-name="ce2" office:value-type="float" office:value="13266" calcext:value-type="float">
            <text:p>13266</text:p>
          </table:table-cell>
          <table:table-cell table:style-name="ce2" office:value-type="float" office:value="8081" calcext:value-type="float">
            <text:p>8081</text:p>
          </table:table-cell>
          <table:table-cell table:style-name="ce2" office:value-type="float" office:value="5185" calcext:value-type="float">
            <text:p>5185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TRIPURA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237263" calcext:value-type="float">
            <text:p>237263</text:p>
          </table:table-cell>
          <table:table-cell table:style-name="ce2" office:value-type="float" office:value="135156" calcext:value-type="float">
            <text:p>135156</text:p>
          </table:table-cell>
          <table:table-cell table:style-name="ce2" office:value-type="float" office:value="102107" calcext:value-type="float">
            <text:p>102107</text:p>
          </table:table-cell>
          <table:table-cell table:style-name="ce2" office:value-type="float" office:value="21125" calcext:value-type="float">
            <text:p>21125</text:p>
          </table:table-cell>
          <table:table-cell table:style-name="ce2" office:value-type="float" office:value="12974" calcext:value-type="float">
            <text:p>12974</text:p>
          </table:table-cell>
          <table:table-cell table:style-name="ce2" office:value-type="float" office:value="8151" calcext:value-type="float">
            <text:p>8151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TRIPURA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233365" calcext:value-type="float">
            <text:p>233365</text:p>
          </table:table-cell>
          <table:table-cell table:style-name="ce2" office:value-type="float" office:value="139426" calcext:value-type="float">
            <text:p>139426</text:p>
          </table:table-cell>
          <table:table-cell table:style-name="ce2" office:value-type="float" office:value="93939" calcext:value-type="float">
            <text:p>93939</text:p>
          </table:table-cell>
          <table:table-cell table:style-name="ce2" office:value-type="float" office:value="35172" calcext:value-type="float">
            <text:p>35172</text:p>
          </table:table-cell>
          <table:table-cell table:style-name="ce2" office:value-type="float" office:value="23134" calcext:value-type="float">
            <text:p>23134</text:p>
          </table:table-cell>
          <table:table-cell table:style-name="ce2" office:value-type="float" office:value="12038" calcext:value-type="float">
            <text:p>12038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TRIPURA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251362" calcext:value-type="float">
            <text:p>251362</text:p>
          </table:table-cell>
          <table:table-cell table:style-name="ce2" office:value-type="float" office:value="159744" calcext:value-type="float">
            <text:p>159744</text:p>
          </table:table-cell>
          <table:table-cell table:style-name="ce2" office:value-type="float" office:value="91618" calcext:value-type="float">
            <text:p>91618</text:p>
          </table:table-cell>
          <table:table-cell table:style-name="ce2" office:value-type="float" office:value="67567" calcext:value-type="float">
            <text:p>67567</text:p>
          </table:table-cell>
          <table:table-cell table:style-name="ce2" office:value-type="float" office:value="45211" calcext:value-type="float">
            <text:p>45211</text:p>
          </table:table-cell>
          <table:table-cell table:style-name="ce2" office:value-type="float" office:value="22356" calcext:value-type="float">
            <text:p>22356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TRIPURA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97104" calcext:value-type="float">
            <text:p>97104</text:p>
          </table:table-cell>
          <table:table-cell table:style-name="ce2" office:value-type="float" office:value="63693" calcext:value-type="float">
            <text:p>63693</text:p>
          </table:table-cell>
          <table:table-cell table:style-name="ce2" office:value-type="float" office:value="33411" calcext:value-type="float">
            <text:p>33411</text:p>
          </table:table-cell>
          <table:table-cell table:style-name="ce2" office:value-type="float" office:value="46599" calcext:value-type="float">
            <text:p>46599</text:p>
          </table:table-cell>
          <table:table-cell table:style-name="ce2" office:value-type="float" office:value="31156" calcext:value-type="float">
            <text:p>31156</text:p>
          </table:table-cell>
          <table:table-cell table:style-name="ce2" office:value-type="float" office:value="15443" calcext:value-type="float">
            <text:p>15443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TRIPURA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float" office:value="998741" calcext:value-type="float">
            <text:p>998741</text:p>
          </table:table-cell>
          <table:table-cell table:style-name="ce2" office:value-type="float" office:value="554074" calcext:value-type="float">
            <text:p>554074</text:p>
          </table:table-cell>
          <table:table-cell table:style-name="ce2" office:value-type="float" office:value="444667" calcext:value-type="float">
            <text:p>444667</text:p>
          </table:table-cell>
          <table:table-cell table:style-name="ce2" office:value-type="float" office:value="111473" calcext:value-type="float">
            <text:p>111473</text:p>
          </table:table-cell>
          <table:table-cell table:style-name="ce2" office:value-type="float" office:value="75094" calcext:value-type="float">
            <text:p>75094</text:p>
          </table:table-cell>
          <table:table-cell table:style-name="ce2" office:value-type="float" office:value="36379" calcext:value-type="float">
            <text:p>36379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TRIPURA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150405" calcext:value-type="float">
            <text:p>150405</text:p>
          </table:table-cell>
          <table:table-cell table:style-name="ce2" office:value-type="float" office:value="57644" calcext:value-type="float">
            <text:p>57644</text:p>
          </table:table-cell>
          <table:table-cell table:style-name="ce2" office:value-type="float" office:value="92761" calcext:value-type="float">
            <text:p>92761</text:p>
          </table:table-cell>
          <table:table-cell table:style-name="ce2" office:value-type="float" office:value="5974" calcext:value-type="float">
            <text:p>5974</text:p>
          </table:table-cell>
          <table:table-cell table:style-name="ce2" office:value-type="float" office:value="3015" calcext:value-type="float">
            <text:p>3015</text:p>
          </table:table-cell>
          <table:table-cell table:style-name="ce2" office:value-type="float" office:value="2959" calcext:value-type="float">
            <text:p>2959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TRIPURA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848336" calcext:value-type="float">
            <text:p>848336</text:p>
          </table:table-cell>
          <table:table-cell table:style-name="ce2" office:value-type="float" office:value="496430" calcext:value-type="float">
            <text:p>496430</text:p>
          </table:table-cell>
          <table:table-cell table:style-name="ce2" office:value-type="float" office:value="351906" calcext:value-type="float">
            <text:p>351906</text:p>
          </table:table-cell>
          <table:table-cell table:style-name="ce2" office:value-type="float" office:value="105499" calcext:value-type="float">
            <text:p>105499</text:p>
          </table:table-cell>
          <table:table-cell table:style-name="ce2" office:value-type="float" office:value="72079" calcext:value-type="float">
            <text:p>72079</text:p>
          </table:table-cell>
          <table:table-cell table:style-name="ce2" office:value-type="float" office:value="33420" calcext:value-type="float">
            <text:p>33420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TRIPURA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207704" calcext:value-type="float">
            <text:p>207704</text:p>
          </table:table-cell>
          <table:table-cell table:style-name="ce2" office:value-type="float" office:value="110233" calcext:value-type="float">
            <text:p>110233</text:p>
          </table:table-cell>
          <table:table-cell table:style-name="ce2" office:value-type="float" office:value="97471" calcext:value-type="float">
            <text:p>97471</text:p>
          </table:table-cell>
          <table:table-cell table:style-name="ce2" office:value-type="float" office:value="11081" calcext:value-type="float">
            <text:p>11081</text:p>
          </table:table-cell>
          <table:table-cell table:style-name="ce2" office:value-type="float" office:value="6860" calcext:value-type="float">
            <text:p>6860</text:p>
          </table:table-cell>
          <table:table-cell table:style-name="ce2" office:value-type="float" office:value="4221" calcext:value-type="float">
            <text:p>4221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TRIPURA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210629" calcext:value-type="float">
            <text:p>210629</text:p>
          </table:table-cell>
          <table:table-cell table:style-name="ce2" office:value-type="float" office:value="120457" calcext:value-type="float">
            <text:p>120457</text:p>
          </table:table-cell>
          <table:table-cell table:style-name="ce2" office:value-type="float" office:value="90172" calcext:value-type="float">
            <text:p>90172</text:p>
          </table:table-cell>
          <table:table-cell table:style-name="ce2" office:value-type="float" office:value="16669" calcext:value-type="float">
            <text:p>16669</text:p>
          </table:table-cell>
          <table:table-cell table:style-name="ce2" office:value-type="float" office:value="10601" calcext:value-type="float">
            <text:p>10601</text:p>
          </table:table-cell>
          <table:table-cell table:style-name="ce2" office:value-type="float" office:value="6068" calcext:value-type="float">
            <text:p>6068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TRIPURA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185514" calcext:value-type="float">
            <text:p>185514</text:p>
          </table:table-cell>
          <table:table-cell table:style-name="ce2" office:value-type="float" office:value="111135" calcext:value-type="float">
            <text:p>111135</text:p>
          </table:table-cell>
          <table:table-cell table:style-name="ce2" office:value-type="float" office:value="74379" calcext:value-type="float">
            <text:p>74379</text:p>
          </table:table-cell>
          <table:table-cell table:style-name="ce2" office:value-type="float" office:value="25783" calcext:value-type="float">
            <text:p>25783</text:p>
          </table:table-cell>
          <table:table-cell table:style-name="ce2" office:value-type="float" office:value="17604" calcext:value-type="float">
            <text:p>17604</text:p>
          </table:table-cell>
          <table:table-cell table:style-name="ce2" office:value-type="float" office:value="8179" calcext:value-type="float">
            <text:p>8179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TRIPURA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157836" calcext:value-type="float">
            <text:p>157836</text:p>
          </table:table-cell>
          <table:table-cell table:style-name="ce2" office:value-type="float" office:value="103301" calcext:value-type="float">
            <text:p>103301</text:p>
          </table:table-cell>
          <table:table-cell table:style-name="ce2" office:value-type="float" office:value="54535" calcext:value-type="float">
            <text:p>54535</text:p>
          </table:table-cell>
          <table:table-cell table:style-name="ce2" office:value-type="float" office:value="35673" calcext:value-type="float">
            <text:p>35673</text:p>
          </table:table-cell>
          <table:table-cell table:style-name="ce2" office:value-type="float" office:value="25316" calcext:value-type="float">
            <text:p>25316</text:p>
          </table:table-cell>
          <table:table-cell table:style-name="ce2" office:value-type="float" office:value="10357" calcext:value-type="float">
            <text:p>10357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TRIPURA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31088" calcext:value-type="float">
            <text:p>31088</text:p>
          </table:table-cell>
          <table:table-cell table:style-name="ce2" office:value-type="float" office:value="22831" calcext:value-type="float">
            <text:p>22831</text:p>
          </table:table-cell>
          <table:table-cell table:style-name="ce2" office:value-type="float" office:value="8257" calcext:value-type="float">
            <text:p>8257</text:p>
          </table:table-cell>
          <table:table-cell table:style-name="ce2" office:value-type="float" office:value="11763" calcext:value-type="float">
            <text:p>11763</text:p>
          </table:table-cell>
          <table:table-cell table:style-name="ce2" office:value-type="float" office:value="8827" calcext:value-type="float">
            <text:p>8827</text:p>
          </table:table-cell>
          <table:table-cell table:style-name="ce2" office:value-type="float" office:value="2936" calcext:value-type="float">
            <text:p>2936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TRIPURA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float" office:value="269860" calcext:value-type="float">
            <text:p>269860</text:p>
          </table:table-cell>
          <table:table-cell table:style-name="ce2" office:value-type="float" office:value="159425" calcext:value-type="float">
            <text:p>159425</text:p>
          </table:table-cell>
          <table:table-cell table:style-name="ce2" office:value-type="float" office:value="110435" calcext:value-type="float">
            <text:p>110435</text:p>
          </table:table-cell>
          <table:table-cell table:style-name="ce2" office:value-type="float" office:value="87104" calcext:value-type="float">
            <text:p>87104</text:p>
          </table:table-cell>
          <table:table-cell table:style-name="ce2" office:value-type="float" office:value="54049" calcext:value-type="float">
            <text:p>54049</text:p>
          </table:table-cell>
          <table:table-cell table:style-name="ce2" office:value-type="float" office:value="33055" calcext:value-type="float">
            <text:p>33055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TRIPURA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7198" calcext:value-type="float">
            <text:p>7198</text:p>
          </table:table-cell>
          <table:table-cell table:style-name="ce2" office:value-type="float" office:value="3290" calcext:value-type="float">
            <text:p>3290</text:p>
          </table:table-cell>
          <table:table-cell table:style-name="ce2" office:value-type="float" office:value="3908" calcext:value-type="float">
            <text:p>3908</text:p>
          </table:table-cell>
          <table:table-cell table:style-name="ce2" office:value-type="float" office:value="790" calcext:value-type="float">
            <text:p>790</text:p>
          </table:table-cell>
          <table:table-cell table:style-name="ce2" office:value-type="float" office:value="490" calcext:value-type="float">
            <text:p>490</text:p>
          </table:table-cell>
          <table:table-cell table:style-name="ce2" office:value-type="float" office:value="300" calcext:value-type="float">
            <text:p>300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TRIPURA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262662" calcext:value-type="float">
            <text:p>262662</text:p>
          </table:table-cell>
          <table:table-cell table:style-name="ce2" office:value-type="float" office:value="156135" calcext:value-type="float">
            <text:p>156135</text:p>
          </table:table-cell>
          <table:table-cell table:style-name="ce2" office:value-type="float" office:value="106527" calcext:value-type="float">
            <text:p>106527</text:p>
          </table:table-cell>
          <table:table-cell table:style-name="ce2" office:value-type="float" office:value="86314" calcext:value-type="float">
            <text:p>86314</text:p>
          </table:table-cell>
          <table:table-cell table:style-name="ce2" office:value-type="float" office:value="53559" calcext:value-type="float">
            <text:p>53559</text:p>
          </table:table-cell>
          <table:table-cell table:style-name="ce2" office:value-type="float" office:value="32755" calcext:value-type="float">
            <text:p>32755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TRIPURA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16624" calcext:value-type="float">
            <text:p>16624</text:p>
          </table:table-cell>
          <table:table-cell table:style-name="ce2" office:value-type="float" office:value="8834" calcext:value-type="float">
            <text:p>8834</text:p>
          </table:table-cell>
          <table:table-cell table:style-name="ce2" office:value-type="float" office:value="7790" calcext:value-type="float">
            <text:p>7790</text:p>
          </table:table-cell>
          <table:table-cell table:style-name="ce2" office:value-type="float" office:value="2185" calcext:value-type="float">
            <text:p>2185</text:p>
          </table:table-cell>
          <table:table-cell table:style-name="ce2" office:value-type="float" office:value="1221" calcext:value-type="float">
            <text:p>1221</text:p>
          </table:table-cell>
          <table:table-cell table:style-name="ce2" office:value-type="float" office:value="964" calcext:value-type="float">
            <text:p>964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TRIPURA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26634" calcext:value-type="float">
            <text:p>26634</text:p>
          </table:table-cell>
          <table:table-cell table:style-name="ce2" office:value-type="float" office:value="14699" calcext:value-type="float">
            <text:p>14699</text:p>
          </table:table-cell>
          <table:table-cell table:style-name="ce2" office:value-type="float" office:value="11935" calcext:value-type="float">
            <text:p>11935</text:p>
          </table:table-cell>
          <table:table-cell table:style-name="ce2" office:value-type="float" office:value="4456" calcext:value-type="float">
            <text:p>4456</text:p>
          </table:table-cell>
          <table:table-cell table:style-name="ce2" office:value-type="float" office:value="2373" calcext:value-type="float">
            <text:p>2373</text:p>
          </table:table-cell>
          <table:table-cell table:style-name="ce2" office:value-type="float" office:value="2083" calcext:value-type="float">
            <text:p>2083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TRIPURA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47851" calcext:value-type="float">
            <text:p>47851</text:p>
          </table:table-cell>
          <table:table-cell table:style-name="ce2" office:value-type="float" office:value="28291" calcext:value-type="float">
            <text:p>28291</text:p>
          </table:table-cell>
          <table:table-cell table:style-name="ce2" office:value-type="float" office:value="19560" calcext:value-type="float">
            <text:p>19560</text:p>
          </table:table-cell>
          <table:table-cell table:style-name="ce2" office:value-type="float" office:value="9389" calcext:value-type="float">
            <text:p>9389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float" office:value="3859" calcext:value-type="float">
            <text:p>3859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TRIPURA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93526" calcext:value-type="float">
            <text:p>93526</text:p>
          </table:table-cell>
          <table:table-cell table:style-name="ce2" office:value-type="float" office:value="56443" calcext:value-type="float">
            <text:p>56443</text:p>
          </table:table-cell>
          <table:table-cell table:style-name="ce2" office:value-type="float" office:value="37083" calcext:value-type="float">
            <text:p>37083</text:p>
          </table:table-cell>
          <table:table-cell table:style-name="ce2" office:value-type="float" office:value="31894" calcext:value-type="float">
            <text:p>31894</text:p>
          </table:table-cell>
          <table:table-cell table:style-name="ce2" office:value-type="float" office:value="19895" calcext:value-type="float">
            <text:p>19895</text:p>
          </table:table-cell>
          <table:table-cell table:style-name="ce2" office:value-type="float" office:value="11999" calcext:value-type="float">
            <text:p>11999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TRIPURA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66016" calcext:value-type="float">
            <text:p>66016</text:p>
          </table:table-cell>
          <table:table-cell table:style-name="ce2" office:value-type="float" office:value="40862" calcext:value-type="float">
            <text:p>40862</text:p>
          </table:table-cell>
          <table:table-cell table:style-name="ce2" office:value-type="float" office:value="25154" calcext:value-type="float">
            <text:p>25154</text:p>
          </table:table-cell>
          <table:table-cell table:style-name="ce2" office:value-type="float" office:value="34836" calcext:value-type="float">
            <text:p>34836</text:p>
          </table:table-cell>
          <table:table-cell table:style-name="ce2" office:value-type="float" office:value="22329" calcext:value-type="float">
            <text:p>22329</text:p>
          </table:table-cell>
          <table:table-cell table:style-name="ce2" office:value-type="float" office:value="12507" calcext:value-type="float">
            <text:p>12507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EGHALAYA</text:p>
          </table:table-cell>
          <table:table-cell table:number-columns-repeated="2" table:style-name="ce2" office:value-type="string" calcext:value-type="string">
            <text:p>Total</text:p>
          </table:table-cell>
          <table:table-cell table:style-name="ce2" office:value-type="float" office:value="822320" calcext:value-type="float">
            <text:p>822320</text:p>
          </table:table-cell>
          <table:table-cell table:style-name="ce2" office:value-type="float" office:value="441080" calcext:value-type="float">
            <text:p>441080</text:p>
          </table:table-cell>
          <table:table-cell table:style-name="ce2" office:value-type="float" office:value="381240" calcext:value-type="float">
            <text:p>381240</text:p>
          </table:table-cell>
          <table:table-cell table:style-name="ce2" office:value-type="float" office:value="274931" calcext:value-type="float">
            <text:p>274931</text:p>
          </table:table-cell>
          <table:table-cell table:style-name="ce2" office:value-type="float" office:value="160749" calcext:value-type="float">
            <text:p>160749</text:p>
          </table:table-cell>
          <table:table-cell table:style-name="ce2" office:value-type="float" office:value="114182" calcext:value-type="float">
            <text:p>11418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EGHALAYA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95406" calcext:value-type="float">
            <text:p>95406</text:p>
          </table:table-cell>
          <table:table-cell table:style-name="ce2" office:value-type="float" office:value="48921" calcext:value-type="float">
            <text:p>48921</text:p>
          </table:table-cell>
          <table:table-cell table:style-name="ce2" office:value-type="float" office:value="46485" calcext:value-type="float">
            <text:p>46485</text:p>
          </table:table-cell>
          <table:table-cell table:style-name="ce2" office:value-type="float" office:value="20821" calcext:value-type="float">
            <text:p>20821</text:p>
          </table:table-cell>
          <table:table-cell table:style-name="ce2" office:value-type="float" office:value="11778" calcext:value-type="float">
            <text:p>11778</text:p>
          </table:table-cell>
          <table:table-cell table:style-name="ce2" office:value-type="float" office:value="9043" calcext:value-type="float">
            <text:p>9043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EGHALAYA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726914" calcext:value-type="float">
            <text:p>726914</text:p>
          </table:table-cell>
          <table:table-cell table:style-name="ce2" office:value-type="float" office:value="392159" calcext:value-type="float">
            <text:p>392159</text:p>
          </table:table-cell>
          <table:table-cell table:style-name="ce2" office:value-type="float" office:value="334755" calcext:value-type="float">
            <text:p>334755</text:p>
          </table:table-cell>
          <table:table-cell table:style-name="ce2" office:value-type="float" office:value="254110" calcext:value-type="float">
            <text:p>254110</text:p>
          </table:table-cell>
          <table:table-cell table:style-name="ce2" office:value-type="float" office:value="148971" calcext:value-type="float">
            <text:p>148971</text:p>
          </table:table-cell>
          <table:table-cell table:style-name="ce2" office:value-type="float" office:value="105139" calcext:value-type="float">
            <text:p>105139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EGHALAYA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112607" calcext:value-type="float">
            <text:p>112607</text:p>
          </table:table-cell>
          <table:table-cell table:style-name="ce2" office:value-type="float" office:value="62659" calcext:value-type="float">
            <text:p>62659</text:p>
          </table:table-cell>
          <table:table-cell table:style-name="ce2" office:value-type="float" office:value="49948" calcext:value-type="float">
            <text:p>49948</text:p>
          </table:table-cell>
          <table:table-cell table:style-name="ce2" office:value-type="float" office:value="22594" calcext:value-type="float">
            <text:p>22594</text:p>
          </table:table-cell>
          <table:table-cell table:style-name="ce2" office:value-type="float" office:value="13718" calcext:value-type="float">
            <text:p>13718</text:p>
          </table:table-cell>
          <table:table-cell table:style-name="ce2" office:value-type="float" office:value="8876" calcext:value-type="float">
            <text:p>8876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EGHALAYA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136532" calcext:value-type="float">
            <text:p>136532</text:p>
          </table:table-cell>
          <table:table-cell table:style-name="ce2" office:value-type="float" office:value="72716" calcext:value-type="float">
            <text:p>72716</text:p>
          </table:table-cell>
          <table:table-cell table:style-name="ce2" office:value-type="float" office:value="63816" calcext:value-type="float">
            <text:p>63816</text:p>
          </table:table-cell>
          <table:table-cell table:style-name="ce2" office:value-type="float" office:value="36099" calcext:value-type="float">
            <text:p>36099</text:p>
          </table:table-cell>
          <table:table-cell table:style-name="ce2" office:value-type="float" office:value="20970" calcext:value-type="float">
            <text:p>20970</text:p>
          </table:table-cell>
          <table:table-cell table:style-name="ce2" office:value-type="float" office:value="15129" calcext:value-type="float">
            <text:p>15129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EGHALAYA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157906" calcext:value-type="float">
            <text:p>157906</text:p>
          </table:table-cell>
          <table:table-cell table:style-name="ce2" office:value-type="float" office:value="84385" calcext:value-type="float">
            <text:p>84385</text:p>
          </table:table-cell>
          <table:table-cell table:style-name="ce2" office:value-type="float" office:value="73521" calcext:value-type="float">
            <text:p>73521</text:p>
          </table:table-cell>
          <table:table-cell table:style-name="ce2" office:value-type="float" office:value="54597" calcext:value-type="float">
            <text:p>54597</text:p>
          </table:table-cell>
          <table:table-cell table:style-name="ce2" office:value-type="float" office:value="32065" calcext:value-type="float">
            <text:p>32065</text:p>
          </table:table-cell>
          <table:table-cell table:style-name="ce2" office:value-type="float" office:value="22532" calcext:value-type="float">
            <text:p>2253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EGHALAYA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212288" calcext:value-type="float">
            <text:p>212288</text:p>
          </table:table-cell>
          <table:table-cell table:style-name="ce2" office:value-type="float" office:value="115625" calcext:value-type="float">
            <text:p>115625</text:p>
          </table:table-cell>
          <table:table-cell table:style-name="ce2" office:value-type="float" office:value="96663" calcext:value-type="float">
            <text:p>96663</text:p>
          </table:table-cell>
          <table:table-cell table:style-name="ce2" office:value-type="float" office:value="89176" calcext:value-type="float">
            <text:p>89176</text:p>
          </table:table-cell>
          <table:table-cell table:style-name="ce2" office:value-type="float" office:value="52994" calcext:value-type="float">
            <text:p>52994</text:p>
          </table:table-cell>
          <table:table-cell table:style-name="ce2" office:value-type="float" office:value="36182" calcext:value-type="float">
            <text:p>3618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EGHALAYA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80931" calcext:value-type="float">
            <text:p>80931</text:p>
          </table:table-cell>
          <table:table-cell table:style-name="ce2" office:value-type="float" office:value="41497" calcext:value-type="float">
            <text:p>41497</text:p>
          </table:table-cell>
          <table:table-cell table:style-name="ce2" office:value-type="float" office:value="39434" calcext:value-type="float">
            <text:p>39434</text:p>
          </table:table-cell>
          <table:table-cell table:style-name="ce2" office:value-type="float" office:value="42483" calcext:value-type="float">
            <text:p>42483</text:p>
          </table:table-cell>
          <table:table-cell table:style-name="ce2" office:value-type="float" office:value="23488" calcext:value-type="float">
            <text:p>23488</text:p>
          </table:table-cell>
          <table:table-cell table:style-name="ce2" office:value-type="float" office:value="18995" calcext:value-type="float">
            <text:p>18995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EGHALAYA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float" office:value="473698" calcext:value-type="float">
            <text:p>473698</text:p>
          </table:table-cell>
          <table:table-cell table:style-name="ce2" office:value-type="float" office:value="263006" calcext:value-type="float">
            <text:p>263006</text:p>
          </table:table-cell>
          <table:table-cell table:style-name="ce2" office:value-type="float" office:value="210692" calcext:value-type="float">
            <text:p>210692</text:p>
          </table:table-cell>
          <table:table-cell table:style-name="ce2" office:value-type="float" office:value="123303" calcext:value-type="float">
            <text:p>123303</text:p>
          </table:table-cell>
          <table:table-cell table:style-name="ce2" office:value-type="float" office:value="78030" calcext:value-type="float">
            <text:p>78030</text:p>
          </table:table-cell>
          <table:table-cell table:style-name="ce2" office:value-type="float" office:value="45273" calcext:value-type="float">
            <text:p>45273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EGHALAYA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76311" calcext:value-type="float">
            <text:p>76311</text:p>
          </table:table-cell>
          <table:table-cell table:style-name="ce2" office:value-type="float" office:value="40556" calcext:value-type="float">
            <text:p>40556</text:p>
          </table:table-cell>
          <table:table-cell table:style-name="ce2" office:value-type="float" office:value="35755" calcext:value-type="float">
            <text:p>35755</text:p>
          </table:table-cell>
          <table:table-cell table:style-name="ce2" office:value-type="float" office:value="15825" calcext:value-type="float">
            <text:p>15825</text:p>
          </table:table-cell>
          <table:table-cell table:style-name="ce2" office:value-type="float" office:value="9148" calcext:value-type="float">
            <text:p>9148</text:p>
          </table:table-cell>
          <table:table-cell table:style-name="ce2" office:value-type="float" office:value="6677" calcext:value-type="float">
            <text:p>6677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EGHALAYA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397387" calcext:value-type="float">
            <text:p>397387</text:p>
          </table:table-cell>
          <table:table-cell table:style-name="ce2" office:value-type="float" office:value="222450" calcext:value-type="float">
            <text:p>222450</text:p>
          </table:table-cell>
          <table:table-cell table:style-name="ce2" office:value-type="float" office:value="174937" calcext:value-type="float">
            <text:p>174937</text:p>
          </table:table-cell>
          <table:table-cell table:style-name="ce2" office:value-type="float" office:value="107478" calcext:value-type="float">
            <text:p>107478</text:p>
          </table:table-cell>
          <table:table-cell table:style-name="ce2" office:value-type="float" office:value="68882" calcext:value-type="float">
            <text:p>68882</text:p>
          </table:table-cell>
          <table:table-cell table:style-name="ce2" office:value-type="float" office:value="38596" calcext:value-type="float">
            <text:p>38596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EGHALAYA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80895" calcext:value-type="float">
            <text:p>80895</text:p>
          </table:table-cell>
          <table:table-cell table:style-name="ce2" office:value-type="float" office:value="46629" calcext:value-type="float">
            <text:p>46629</text:p>
          </table:table-cell>
          <table:table-cell table:style-name="ce2" office:value-type="float" office:value="34266" calcext:value-type="float">
            <text:p>34266</text:p>
          </table:table-cell>
          <table:table-cell table:style-name="ce2" office:value-type="float" office:value="13781" calcext:value-type="float">
            <text:p>13781</text:p>
          </table:table-cell>
          <table:table-cell table:style-name="ce2" office:value-type="float" office:value="9039" calcext:value-type="float">
            <text:p>9039</text:p>
          </table:table-cell>
          <table:table-cell table:style-name="ce2" office:value-type="float" office:value="4742" calcext:value-type="float">
            <text:p>474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EGHALAYA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88357" calcext:value-type="float">
            <text:p>88357</text:p>
          </table:table-cell>
          <table:table-cell table:style-name="ce2" office:value-type="float" office:value="48620" calcext:value-type="float">
            <text:p>48620</text:p>
          </table:table-cell>
          <table:table-cell table:style-name="ce2" office:value-type="float" office:value="39737" calcext:value-type="float">
            <text:p>39737</text:p>
          </table:table-cell>
          <table:table-cell table:style-name="ce2" office:value-type="float" office:value="19507" calcext:value-type="float">
            <text:p>19507</text:p>
          </table:table-cell>
          <table:table-cell table:style-name="ce2" office:value-type="float" office:value="12216" calcext:value-type="float">
            <text:p>12216</text:p>
          </table:table-cell>
          <table:table-cell table:style-name="ce2" office:value-type="float" office:value="7291" calcext:value-type="float">
            <text:p>7291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EGHALAYA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86128" calcext:value-type="float">
            <text:p>86128</text:p>
          </table:table-cell>
          <table:table-cell table:style-name="ce2" office:value-type="float" office:value="46980" calcext:value-type="float">
            <text:p>46980</text:p>
          </table:table-cell>
          <table:table-cell table:style-name="ce2" office:value-type="float" office:value="39148" calcext:value-type="float">
            <text:p>39148</text:p>
          </table:table-cell>
          <table:table-cell table:style-name="ce2" office:value-type="float" office:value="24513" calcext:value-type="float">
            <text:p>24513</text:p>
          </table:table-cell>
          <table:table-cell table:style-name="ce2" office:value-type="float" office:value="15478" calcext:value-type="float">
            <text:p>15478</text:p>
          </table:table-cell>
          <table:table-cell table:style-name="ce2" office:value-type="float" office:value="9035" calcext:value-type="float">
            <text:p>9035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EGHALAYA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101748" calcext:value-type="float">
            <text:p>101748</text:p>
          </table:table-cell>
          <table:table-cell table:style-name="ce2" office:value-type="float" office:value="57203" calcext:value-type="float">
            <text:p>57203</text:p>
          </table:table-cell>
          <table:table-cell table:style-name="ce2" office:value-type="float" office:value="44545" calcext:value-type="float">
            <text:p>44545</text:p>
          </table:table-cell>
          <table:table-cell table:style-name="ce2" office:value-type="float" office:value="35888" calcext:value-type="float">
            <text:p>35888</text:p>
          </table:table-cell>
          <table:table-cell table:style-name="ce2" office:value-type="float" office:value="23128" calcext:value-type="float">
            <text:p>23128</text:p>
          </table:table-cell>
          <table:table-cell table:style-name="ce2" office:value-type="float" office:value="12760" calcext:value-type="float">
            <text:p>12760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EGHALAYA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22296" calcext:value-type="float">
            <text:p>22296</text:p>
          </table:table-cell>
          <table:table-cell table:style-name="ce2" office:value-type="float" office:value="12266" calcext:value-type="float">
            <text:p>12266</text:p>
          </table:table-cell>
          <table:table-cell table:style-name="ce2" office:value-type="float" office:value="10030" calcext:value-type="float">
            <text:p>10030</text:p>
          </table:table-cell>
          <table:table-cell table:style-name="ce2" office:value-type="float" office:value="8656" calcext:value-type="float">
            <text:p>8656</text:p>
          </table:table-cell>
          <table:table-cell table:style-name="ce2" office:value-type="float" office:value="5524" calcext:value-type="float">
            <text:p>5524</text:p>
          </table:table-cell>
          <table:table-cell table:style-name="ce2" office:value-type="float" office:value="3132" calcext:value-type="float">
            <text:p>313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EGHALAYA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float" office:value="348622" calcext:value-type="float">
            <text:p>348622</text:p>
          </table:table-cell>
          <table:table-cell table:style-name="ce2" office:value-type="float" office:value="178074" calcext:value-type="float">
            <text:p>178074</text:p>
          </table:table-cell>
          <table:table-cell table:style-name="ce2" office:value-type="float" office:value="170548" calcext:value-type="float">
            <text:p>170548</text:p>
          </table:table-cell>
          <table:table-cell table:style-name="ce2" office:value-type="float" office:value="151628" calcext:value-type="float">
            <text:p>151628</text:p>
          </table:table-cell>
          <table:table-cell table:style-name="ce2" office:value-type="float" office:value="82719" calcext:value-type="float">
            <text:p>82719</text:p>
          </table:table-cell>
          <table:table-cell table:style-name="ce2" office:value-type="float" office:value="68909" calcext:value-type="float">
            <text:p>68909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EGHALAYA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19095" calcext:value-type="float">
            <text:p>19095</text:p>
          </table:table-cell>
          <table:table-cell table:style-name="ce2" office:value-type="float" office:value="8365" calcext:value-type="float">
            <text:p>8365</text:p>
          </table:table-cell>
          <table:table-cell table:style-name="ce2" office:value-type="float" office:value="10730" calcext:value-type="float">
            <text:p>10730</text:p>
          </table:table-cell>
          <table:table-cell table:style-name="ce2" office:value-type="float" office:value="4996" calcext:value-type="float">
            <text:p>4996</text:p>
          </table:table-cell>
          <table:table-cell table:style-name="ce2" office:value-type="float" office:value="2630" calcext:value-type="float">
            <text:p>2630</text:p>
          </table:table-cell>
          <table:table-cell table:style-name="ce2" office:value-type="float" office:value="2366" calcext:value-type="float">
            <text:p>2366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EGHALAYA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329527" calcext:value-type="float">
            <text:p>329527</text:p>
          </table:table-cell>
          <table:table-cell table:style-name="ce2" office:value-type="float" office:value="169709" calcext:value-type="float">
            <text:p>169709</text:p>
          </table:table-cell>
          <table:table-cell table:style-name="ce2" office:value-type="float" office:value="159818" calcext:value-type="float">
            <text:p>159818</text:p>
          </table:table-cell>
          <table:table-cell table:style-name="ce2" office:value-type="float" office:value="146632" calcext:value-type="float">
            <text:p>146632</text:p>
          </table:table-cell>
          <table:table-cell table:style-name="ce2" office:value-type="float" office:value="80089" calcext:value-type="float">
            <text:p>80089</text:p>
          </table:table-cell>
          <table:table-cell table:style-name="ce2" office:value-type="float" office:value="66543" calcext:value-type="float">
            <text:p>66543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EGHALAYA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31712" calcext:value-type="float">
            <text:p>31712</text:p>
          </table:table-cell>
          <table:table-cell table:style-name="ce2" office:value-type="float" office:value="16030" calcext:value-type="float">
            <text:p>16030</text:p>
          </table:table-cell>
          <table:table-cell table:style-name="ce2" office:value-type="float" office:value="15682" calcext:value-type="float">
            <text:p>15682</text:p>
          </table:table-cell>
          <table:table-cell table:style-name="ce2" office:value-type="float" office:value="8813" calcext:value-type="float">
            <text:p>8813</text:p>
          </table:table-cell>
          <table:table-cell table:style-name="ce2" office:value-type="float" office:value="4679" calcext:value-type="float">
            <text:p>4679</text:p>
          </table:table-cell>
          <table:table-cell table:style-name="ce2" office:value-type="float" office:value="4134" calcext:value-type="float">
            <text:p>4134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EGHALAYA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48175" calcext:value-type="float">
            <text:p>48175</text:p>
          </table:table-cell>
          <table:table-cell table:style-name="ce2" office:value-type="float" office:value="24096" calcext:value-type="float">
            <text:p>24096</text:p>
          </table:table-cell>
          <table:table-cell table:style-name="ce2" office:value-type="float" office:value="24079" calcext:value-type="float">
            <text:p>24079</text:p>
          </table:table-cell>
          <table:table-cell table:style-name="ce2" office:value-type="float" office:value="16592" calcext:value-type="float">
            <text:p>16592</text:p>
          </table:table-cell>
          <table:table-cell table:style-name="ce2" office:value-type="float" office:value="8754" calcext:value-type="float">
            <text:p>8754</text:p>
          </table:table-cell>
          <table:table-cell table:style-name="ce2" office:value-type="float" office:value="7838" calcext:value-type="float">
            <text:p>7838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EGHALAYA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71778" calcext:value-type="float">
            <text:p>71778</text:p>
          </table:table-cell>
          <table:table-cell table:style-name="ce2" office:value-type="float" office:value="37405" calcext:value-type="float">
            <text:p>37405</text:p>
          </table:table-cell>
          <table:table-cell table:style-name="ce2" office:value-type="float" office:value="34373" calcext:value-type="float">
            <text:p>34373</text:p>
          </table:table-cell>
          <table:table-cell table:style-name="ce2" office:value-type="float" office:value="30084" calcext:value-type="float">
            <text:p>30084</text:p>
          </table:table-cell>
          <table:table-cell table:style-name="ce2" office:value-type="float" office:value="16587" calcext:value-type="float">
            <text:p>16587</text:p>
          </table:table-cell>
          <table:table-cell table:style-name="ce2" office:value-type="float" office:value="13497" calcext:value-type="float">
            <text:p>13497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EGHALAYA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110540" calcext:value-type="float">
            <text:p>110540</text:p>
          </table:table-cell>
          <table:table-cell table:style-name="ce2" office:value-type="float" office:value="58422" calcext:value-type="float">
            <text:p>58422</text:p>
          </table:table-cell>
          <table:table-cell table:style-name="ce2" office:value-type="float" office:value="52118" calcext:value-type="float">
            <text:p>52118</text:p>
          </table:table-cell>
          <table:table-cell table:style-name="ce2" office:value-type="float" office:value="53288" calcext:value-type="float">
            <text:p>53288</text:p>
          </table:table-cell>
          <table:table-cell table:style-name="ce2" office:value-type="float" office:value="29866" calcext:value-type="float">
            <text:p>29866</text:p>
          </table:table-cell>
          <table:table-cell table:style-name="ce2" office:value-type="float" office:value="23422" calcext:value-type="float">
            <text:p>2342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EGHALAYA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58635" calcext:value-type="float">
            <text:p>58635</text:p>
          </table:table-cell>
          <table:table-cell table:style-name="ce2" office:value-type="float" office:value="29231" calcext:value-type="float">
            <text:p>29231</text:p>
          </table:table-cell>
          <table:table-cell table:style-name="ce2" office:value-type="float" office:value="29404" calcext:value-type="float">
            <text:p>29404</text:p>
          </table:table-cell>
          <table:table-cell table:style-name="ce2" office:value-type="float" office:value="33827" calcext:value-type="float">
            <text:p>33827</text:p>
          </table:table-cell>
          <table:table-cell table:style-name="ce2" office:value-type="float" office:value="17964" calcext:value-type="float">
            <text:p>17964</text:p>
          </table:table-cell>
          <table:table-cell table:style-name="ce2" office:value-type="float" office:value="15863" calcext:value-type="float">
            <text:p>15863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ASSAM</text:p>
          </table:table-cell>
          <table:table-cell table:number-columns-repeated="2" table:style-name="ce2" office:value-type="string" calcext:value-type="string">
            <text:p>Total</text:p>
          </table:table-cell>
          <table:table-cell table:style-name="ce2" office:value-type="float" office:value="14460591" calcext:value-type="float">
            <text:p>14460591</text:p>
          </table:table-cell>
          <table:table-cell table:style-name="ce2" office:value-type="float" office:value="7979404" calcext:value-type="float">
            <text:p>7979404</text:p>
          </table:table-cell>
          <table:table-cell table:style-name="ce2" office:value-type="float" office:value="6481187" calcext:value-type="float">
            <text:p>6481187</text:p>
          </table:table-cell>
          <table:table-cell table:style-name="ce2" office:value-type="float" office:value="4352497" calcext:value-type="float">
            <text:p>4352497</text:p>
          </table:table-cell>
          <table:table-cell table:style-name="ce2" office:value-type="float" office:value="2636287" calcext:value-type="float">
            <text:p>2636287</text:p>
          </table:table-cell>
          <table:table-cell table:style-name="ce2" office:value-type="float" office:value="1716210" calcext:value-type="float">
            <text:p>1716210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ASSAM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3535104" calcext:value-type="float">
            <text:p>3535104</text:p>
          </table:table-cell>
          <table:table-cell table:style-name="ce2" office:value-type="float" office:value="1623127" calcext:value-type="float">
            <text:p>1623127</text:p>
          </table:table-cell>
          <table:table-cell table:style-name="ce2" office:value-type="float" office:value="1911977" calcext:value-type="float">
            <text:p>1911977</text:p>
          </table:table-cell>
          <table:table-cell table:style-name="ce2" office:value-type="float" office:value="386629" calcext:value-type="float">
            <text:p>386629</text:p>
          </table:table-cell>
          <table:table-cell table:style-name="ce2" office:value-type="float" office:value="207046" calcext:value-type="float">
            <text:p>207046</text:p>
          </table:table-cell>
          <table:table-cell table:style-name="ce2" office:value-type="float" office:value="179583" calcext:value-type="float">
            <text:p>179583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ASSAM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10925487" calcext:value-type="float">
            <text:p>10925487</text:p>
          </table:table-cell>
          <table:table-cell table:style-name="ce2" office:value-type="float" office:value="6356277" calcext:value-type="float">
            <text:p>6356277</text:p>
          </table:table-cell>
          <table:table-cell table:style-name="ce2" office:value-type="float" office:value="4569210" calcext:value-type="float">
            <text:p>4569210</text:p>
          </table:table-cell>
          <table:table-cell table:style-name="ce2" office:value-type="float" office:value="3965868" calcext:value-type="float">
            <text:p>3965868</text:p>
          </table:table-cell>
          <table:table-cell table:style-name="ce2" office:value-type="float" office:value="2429241" calcext:value-type="float">
            <text:p>2429241</text:p>
          </table:table-cell>
          <table:table-cell table:style-name="ce2" office:value-type="float" office:value="1536627" calcext:value-type="float">
            <text:p>1536627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ASSAM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2033552" calcext:value-type="float">
            <text:p>2033552</text:p>
          </table:table-cell>
          <table:table-cell table:style-name="ce2" office:value-type="float" office:value="1167955" calcext:value-type="float">
            <text:p>1167955</text:p>
          </table:table-cell>
          <table:table-cell table:style-name="ce2" office:value-type="float" office:value="865597" calcext:value-type="float">
            <text:p>865597</text:p>
          </table:table-cell>
          <table:table-cell table:style-name="ce2" office:value-type="float" office:value="282874" calcext:value-type="float">
            <text:p>282874</text:p>
          </table:table-cell>
          <table:table-cell table:style-name="ce2" office:value-type="float" office:value="183103" calcext:value-type="float">
            <text:p>183103</text:p>
          </table:table-cell>
          <table:table-cell table:style-name="ce2" office:value-type="float" office:value="99771" calcext:value-type="float">
            <text:p>99771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ASSAM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2332236" calcext:value-type="float">
            <text:p>2332236</text:p>
          </table:table-cell>
          <table:table-cell table:style-name="ce2" office:value-type="float" office:value="1322162" calcext:value-type="float">
            <text:p>1322162</text:p>
          </table:table-cell>
          <table:table-cell table:style-name="ce2" office:value-type="float" office:value="1010074" calcext:value-type="float">
            <text:p>1010074</text:p>
          </table:table-cell>
          <table:table-cell table:style-name="ce2" office:value-type="float" office:value="586216" calcext:value-type="float">
            <text:p>586216</text:p>
          </table:table-cell>
          <table:table-cell table:style-name="ce2" office:value-type="float" office:value="357035" calcext:value-type="float">
            <text:p>357035</text:p>
          </table:table-cell>
          <table:table-cell table:style-name="ce2" office:value-type="float" office:value="229181" calcext:value-type="float">
            <text:p>229181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ASSAM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2440117" calcext:value-type="float">
            <text:p>2440117</text:p>
          </table:table-cell>
          <table:table-cell table:style-name="ce2" office:value-type="float" office:value="1354871" calcext:value-type="float">
            <text:p>1354871</text:p>
          </table:table-cell>
          <table:table-cell table:style-name="ce2" office:value-type="float" office:value="1085246" calcext:value-type="float">
            <text:p>1085246</text:p>
          </table:table-cell>
          <table:table-cell table:style-name="ce2" office:value-type="float" office:value="885612" calcext:value-type="float">
            <text:p>885612</text:p>
          </table:table-cell>
          <table:table-cell table:style-name="ce2" office:value-type="float" office:value="510235" calcext:value-type="float">
            <text:p>510235</text:p>
          </table:table-cell>
          <table:table-cell table:style-name="ce2" office:value-type="float" office:value="375377" calcext:value-type="float">
            <text:p>375377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ASSAM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2751093" calcext:value-type="float">
            <text:p>2751093</text:p>
          </table:table-cell>
          <table:table-cell table:style-name="ce2" office:value-type="float" office:value="1655032" calcext:value-type="float">
            <text:p>1655032</text:p>
          </table:table-cell>
          <table:table-cell table:style-name="ce2" office:value-type="float" office:value="1096061" calcext:value-type="float">
            <text:p>1096061</text:p>
          </table:table-cell>
          <table:table-cell table:style-name="ce2" office:value-type="float" office:value="1410644" calcext:value-type="float">
            <text:p>1410644</text:p>
          </table:table-cell>
          <table:table-cell table:style-name="ce2" office:value-type="float" office:value="863314" calcext:value-type="float">
            <text:p>863314</text:p>
          </table:table-cell>
          <table:table-cell table:style-name="ce2" office:value-type="float" office:value="547330" calcext:value-type="float">
            <text:p>547330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ASSAM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865417" calcext:value-type="float">
            <text:p>865417</text:p>
          </table:table-cell>
          <table:table-cell table:style-name="ce2" office:value-type="float" office:value="555193" calcext:value-type="float">
            <text:p>555193</text:p>
          </table:table-cell>
          <table:table-cell table:style-name="ce2" office:value-type="float" office:value="310224" calcext:value-type="float">
            <text:p>310224</text:p>
          </table:table-cell>
          <table:table-cell table:style-name="ce2" office:value-type="float" office:value="631738" calcext:value-type="float">
            <text:p>631738</text:p>
          </table:table-cell>
          <table:table-cell table:style-name="ce2" office:value-type="float" office:value="408343" calcext:value-type="float">
            <text:p>408343</text:p>
          </table:table-cell>
          <table:table-cell table:style-name="ce2" office:value-type="float" office:value="223395" calcext:value-type="float">
            <text:p>223395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ASSAM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float" office:value="11781858" calcext:value-type="float">
            <text:p>11781858</text:p>
          </table:table-cell>
          <table:table-cell table:style-name="ce2" office:value-type="float" office:value="6506486" calcext:value-type="float">
            <text:p>6506486</text:p>
          </table:table-cell>
          <table:table-cell table:style-name="ce2" office:value-type="float" office:value="5275372" calcext:value-type="float">
            <text:p>5275372</text:p>
          </table:table-cell>
          <table:table-cell table:style-name="ce2" office:value-type="float" office:value="2969373" calcext:value-type="float">
            <text:p>2969373</text:p>
          </table:table-cell>
          <table:table-cell table:style-name="ce2" office:value-type="float" office:value="1835672" calcext:value-type="float">
            <text:p>1835672</text:p>
          </table:table-cell>
          <table:table-cell table:style-name="ce2" office:value-type="float" office:value="1133701" calcext:value-type="float">
            <text:p>1133701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ASSAM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3314223" calcext:value-type="float">
            <text:p>3314223</text:p>
          </table:table-cell>
          <table:table-cell table:style-name="ce2" office:value-type="float" office:value="1530134" calcext:value-type="float">
            <text:p>1530134</text:p>
          </table:table-cell>
          <table:table-cell table:style-name="ce2" office:value-type="float" office:value="1784089" calcext:value-type="float">
            <text:p>1784089</text:p>
          </table:table-cell>
          <table:table-cell table:style-name="ce2" office:value-type="float" office:value="333847" calcext:value-type="float">
            <text:p>333847</text:p>
          </table:table-cell>
          <table:table-cell table:style-name="ce2" office:value-type="float" office:value="182288" calcext:value-type="float">
            <text:p>182288</text:p>
          </table:table-cell>
          <table:table-cell table:style-name="ce2" office:value-type="float" office:value="151559" calcext:value-type="float">
            <text:p>151559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ASSAM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8467635" calcext:value-type="float">
            <text:p>8467635</text:p>
          </table:table-cell>
          <table:table-cell table:style-name="ce2" office:value-type="float" office:value="4976352" calcext:value-type="float">
            <text:p>4976352</text:p>
          </table:table-cell>
          <table:table-cell table:style-name="ce2" office:value-type="float" office:value="3491283" calcext:value-type="float">
            <text:p>3491283</text:p>
          </table:table-cell>
          <table:table-cell table:style-name="ce2" office:value-type="float" office:value="2635526" calcext:value-type="float">
            <text:p>2635526</text:p>
          </table:table-cell>
          <table:table-cell table:style-name="ce2" office:value-type="float" office:value="1653384" calcext:value-type="float">
            <text:p>1653384</text:p>
          </table:table-cell>
          <table:table-cell table:style-name="ce2" office:value-type="float" office:value="982142" calcext:value-type="float">
            <text:p>98214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ASSAM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1798391" calcext:value-type="float">
            <text:p>1798391</text:p>
          </table:table-cell>
          <table:table-cell table:style-name="ce2" office:value-type="float" office:value="1039949" calcext:value-type="float">
            <text:p>1039949</text:p>
          </table:table-cell>
          <table:table-cell table:style-name="ce2" office:value-type="float" office:value="758442" calcext:value-type="float">
            <text:p>758442</text:p>
          </table:table-cell>
          <table:table-cell table:style-name="ce2" office:value-type="float" office:value="212316" calcext:value-type="float">
            <text:p>212316</text:p>
          </table:table-cell>
          <table:table-cell table:style-name="ce2" office:value-type="float" office:value="142045" calcext:value-type="float">
            <text:p>142045</text:p>
          </table:table-cell>
          <table:table-cell table:style-name="ce2" office:value-type="float" office:value="70271" calcext:value-type="float">
            <text:p>70271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ASSAM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1971546" calcext:value-type="float">
            <text:p>1971546</text:p>
          </table:table-cell>
          <table:table-cell table:style-name="ce2" office:value-type="float" office:value="1122292" calcext:value-type="float">
            <text:p>1122292</text:p>
          </table:table-cell>
          <table:table-cell table:style-name="ce2" office:value-type="float" office:value="849254" calcext:value-type="float">
            <text:p>849254</text:p>
          </table:table-cell>
          <table:table-cell table:style-name="ce2" office:value-type="float" office:value="445131" calcext:value-type="float">
            <text:p>445131</text:p>
          </table:table-cell>
          <table:table-cell table:style-name="ce2" office:value-type="float" office:value="274238" calcext:value-type="float">
            <text:p>274238</text:p>
          </table:table-cell>
          <table:table-cell table:style-name="ce2" office:value-type="float" office:value="170893" calcext:value-type="float">
            <text:p>170893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ASSAM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1952335" calcext:value-type="float">
            <text:p>1952335</text:p>
          </table:table-cell>
          <table:table-cell table:style-name="ce2" office:value-type="float" office:value="1092028" calcext:value-type="float">
            <text:p>1092028</text:p>
          </table:table-cell>
          <table:table-cell table:style-name="ce2" office:value-type="float" office:value="860307" calcext:value-type="float">
            <text:p>860307</text:p>
          </table:table-cell>
          <table:table-cell table:style-name="ce2" office:value-type="float" office:value="657567" calcext:value-type="float">
            <text:p>657567</text:p>
          </table:table-cell>
          <table:table-cell table:style-name="ce2" office:value-type="float" office:value="382751" calcext:value-type="float">
            <text:p>382751</text:p>
          </table:table-cell>
          <table:table-cell table:style-name="ce2" office:value-type="float" office:value="274816" calcext:value-type="float">
            <text:p>274816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ASSAM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1919016" calcext:value-type="float">
            <text:p>1919016</text:p>
          </table:table-cell>
          <table:table-cell table:style-name="ce2" office:value-type="float" office:value="1188136" calcext:value-type="float">
            <text:p>1188136</text:p>
          </table:table-cell>
          <table:table-cell table:style-name="ce2" office:value-type="float" office:value="730880" calcext:value-type="float">
            <text:p>730880</text:p>
          </table:table-cell>
          <table:table-cell table:style-name="ce2" office:value-type="float" office:value="919210" calcext:value-type="float">
            <text:p>919210</text:p>
          </table:table-cell>
          <table:table-cell table:style-name="ce2" office:value-type="float" office:value="580912" calcext:value-type="float">
            <text:p>580912</text:p>
          </table:table-cell>
          <table:table-cell table:style-name="ce2" office:value-type="float" office:value="338298" calcext:value-type="float">
            <text:p>338298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ASSAM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412293" calcext:value-type="float">
            <text:p>412293</text:p>
          </table:table-cell>
          <table:table-cell table:style-name="ce2" office:value-type="float" office:value="282354" calcext:value-type="float">
            <text:p>282354</text:p>
          </table:table-cell>
          <table:table-cell table:style-name="ce2" office:value-type="float" office:value="129939" calcext:value-type="float">
            <text:p>129939</text:p>
          </table:table-cell>
          <table:table-cell table:style-name="ce2" office:value-type="float" office:value="278081" calcext:value-type="float">
            <text:p>278081</text:p>
          </table:table-cell>
          <table:table-cell table:style-name="ce2" office:value-type="float" office:value="192905" calcext:value-type="float">
            <text:p>192905</text:p>
          </table:table-cell>
          <table:table-cell table:style-name="ce2" office:value-type="float" office:value="85176" calcext:value-type="float">
            <text:p>85176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ASSAM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float" office:value="2678733" calcext:value-type="float">
            <text:p>2678733</text:p>
          </table:table-cell>
          <table:table-cell table:style-name="ce2" office:value-type="float" office:value="1472918" calcext:value-type="float">
            <text:p>1472918</text:p>
          </table:table-cell>
          <table:table-cell table:style-name="ce2" office:value-type="float" office:value="1205815" calcext:value-type="float">
            <text:p>1205815</text:p>
          </table:table-cell>
          <table:table-cell table:style-name="ce2" office:value-type="float" office:value="1383124" calcext:value-type="float">
            <text:p>1383124</text:p>
          </table:table-cell>
          <table:table-cell table:style-name="ce2" office:value-type="float" office:value="800615" calcext:value-type="float">
            <text:p>800615</text:p>
          </table:table-cell>
          <table:table-cell table:style-name="ce2" office:value-type="float" office:value="582509" calcext:value-type="float">
            <text:p>582509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ASSAM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220881" calcext:value-type="float">
            <text:p>220881</text:p>
          </table:table-cell>
          <table:table-cell table:style-name="ce2" office:value-type="float" office:value="92993" calcext:value-type="float">
            <text:p>92993</text:p>
          </table:table-cell>
          <table:table-cell table:style-name="ce2" office:value-type="float" office:value="127888" calcext:value-type="float">
            <text:p>127888</text:p>
          </table:table-cell>
          <table:table-cell table:style-name="ce2" office:value-type="float" office:value="52782" calcext:value-type="float">
            <text:p>52782</text:p>
          </table:table-cell>
          <table:table-cell table:style-name="ce2" office:value-type="float" office:value="24758" calcext:value-type="float">
            <text:p>24758</text:p>
          </table:table-cell>
          <table:table-cell table:style-name="ce2" office:value-type="float" office:value="28024" calcext:value-type="float">
            <text:p>28024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ASSAM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2457852" calcext:value-type="float">
            <text:p>2457852</text:p>
          </table:table-cell>
          <table:table-cell table:style-name="ce2" office:value-type="float" office:value="1379925" calcext:value-type="float">
            <text:p>1379925</text:p>
          </table:table-cell>
          <table:table-cell table:style-name="ce2" office:value-type="float" office:value="1077927" calcext:value-type="float">
            <text:p>1077927</text:p>
          </table:table-cell>
          <table:table-cell table:style-name="ce2" office:value-type="float" office:value="1330342" calcext:value-type="float">
            <text:p>1330342</text:p>
          </table:table-cell>
          <table:table-cell table:style-name="ce2" office:value-type="float" office:value="775857" calcext:value-type="float">
            <text:p>775857</text:p>
          </table:table-cell>
          <table:table-cell table:style-name="ce2" office:value-type="float" office:value="554485" calcext:value-type="float">
            <text:p>554485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ASSAM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235161" calcext:value-type="float">
            <text:p>235161</text:p>
          </table:table-cell>
          <table:table-cell table:style-name="ce2" office:value-type="float" office:value="128006" calcext:value-type="float">
            <text:p>128006</text:p>
          </table:table-cell>
          <table:table-cell table:style-name="ce2" office:value-type="float" office:value="107155" calcext:value-type="float">
            <text:p>107155</text:p>
          </table:table-cell>
          <table:table-cell table:style-name="ce2" office:value-type="float" office:value="70558" calcext:value-type="float">
            <text:p>70558</text:p>
          </table:table-cell>
          <table:table-cell table:style-name="ce2" office:value-type="float" office:value="41058" calcext:value-type="float">
            <text:p>41058</text:p>
          </table:table-cell>
          <table:table-cell table:style-name="ce2" office:value-type="float" office:value="29500" calcext:value-type="float">
            <text:p>29500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ASSAM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360690" calcext:value-type="float">
            <text:p>360690</text:p>
          </table:table-cell>
          <table:table-cell table:style-name="ce2" office:value-type="float" office:value="199870" calcext:value-type="float">
            <text:p>199870</text:p>
          </table:table-cell>
          <table:table-cell table:style-name="ce2" office:value-type="float" office:value="160820" calcext:value-type="float">
            <text:p>160820</text:p>
          </table:table-cell>
          <table:table-cell table:style-name="ce2" office:value-type="float" office:value="141085" calcext:value-type="float">
            <text:p>141085</text:p>
          </table:table-cell>
          <table:table-cell table:style-name="ce2" office:value-type="float" office:value="82797" calcext:value-type="float">
            <text:p>82797</text:p>
          </table:table-cell>
          <table:table-cell table:style-name="ce2" office:value-type="float" office:value="58288" calcext:value-type="float">
            <text:p>58288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ASSAM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487782" calcext:value-type="float">
            <text:p>487782</text:p>
          </table:table-cell>
          <table:table-cell table:style-name="ce2" office:value-type="float" office:value="262843" calcext:value-type="float">
            <text:p>262843</text:p>
          </table:table-cell>
          <table:table-cell table:style-name="ce2" office:value-type="float" office:value="224939" calcext:value-type="float">
            <text:p>224939</text:p>
          </table:table-cell>
          <table:table-cell table:style-name="ce2" office:value-type="float" office:value="228045" calcext:value-type="float">
            <text:p>228045</text:p>
          </table:table-cell>
          <table:table-cell table:style-name="ce2" office:value-type="float" office:value="127484" calcext:value-type="float">
            <text:p>127484</text:p>
          </table:table-cell>
          <table:table-cell table:style-name="ce2" office:value-type="float" office:value="100561" calcext:value-type="float">
            <text:p>100561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ASSAM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832077" calcext:value-type="float">
            <text:p>832077</text:p>
          </table:table-cell>
          <table:table-cell table:style-name="ce2" office:value-type="float" office:value="466896" calcext:value-type="float">
            <text:p>466896</text:p>
          </table:table-cell>
          <table:table-cell table:style-name="ce2" office:value-type="float" office:value="365181" calcext:value-type="float">
            <text:p>365181</text:p>
          </table:table-cell>
          <table:table-cell table:style-name="ce2" office:value-type="float" office:value="491434" calcext:value-type="float">
            <text:p>491434</text:p>
          </table:table-cell>
          <table:table-cell table:style-name="ce2" office:value-type="float" office:value="282402" calcext:value-type="float">
            <text:p>282402</text:p>
          </table:table-cell>
          <table:table-cell table:style-name="ce2" office:value-type="float" office:value="209032" calcext:value-type="float">
            <text:p>20903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ASSAM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453124" calcext:value-type="float">
            <text:p>453124</text:p>
          </table:table-cell>
          <table:table-cell table:style-name="ce2" office:value-type="float" office:value="272839" calcext:value-type="float">
            <text:p>272839</text:p>
          </table:table-cell>
          <table:table-cell table:style-name="ce2" office:value-type="float" office:value="180285" calcext:value-type="float">
            <text:p>180285</text:p>
          </table:table-cell>
          <table:table-cell table:style-name="ce2" office:value-type="float" office:value="353657" calcext:value-type="float">
            <text:p>353657</text:p>
          </table:table-cell>
          <table:table-cell table:style-name="ce2" office:value-type="float" office:value="215438" calcext:value-type="float">
            <text:p>215438</text:p>
          </table:table-cell>
          <table:table-cell table:style-name="ce2" office:value-type="float" office:value="138219" calcext:value-type="float">
            <text:p>138219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WEST BENGAL</text:p>
          </table:table-cell>
          <table:table-cell table:number-columns-repeated="2" table:style-name="ce2" office:value-type="string" calcext:value-type="string">
            <text:p>Total</text:p>
          </table:table-cell>
          <table:table-cell table:style-name="ce2" office:value-type="float" office:value="15025848" calcext:value-type="float">
            <text:p>15025848</text:p>
          </table:table-cell>
          <table:table-cell table:style-name="ce2" office:value-type="float" office:value="8782338" calcext:value-type="float">
            <text:p>8782338</text:p>
          </table:table-cell>
          <table:table-cell table:style-name="ce2" office:value-type="float" office:value="6243510" calcext:value-type="float">
            <text:p>6243510</text:p>
          </table:table-cell>
          <table:table-cell table:style-name="ce2" office:value-type="float" office:value="2881005" calcext:value-type="float">
            <text:p>2881005</text:p>
          </table:table-cell>
          <table:table-cell table:style-name="ce2" office:value-type="float" office:value="1789355" calcext:value-type="float">
            <text:p>1789355</text:p>
          </table:table-cell>
          <table:table-cell table:style-name="ce2" office:value-type="float" office:value="1091650" calcext:value-type="float">
            <text:p>1091650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WEST BENGAL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2353411" calcext:value-type="float">
            <text:p>2353411</text:p>
          </table:table-cell>
          <table:table-cell table:style-name="ce2" office:value-type="float" office:value="1023130" calcext:value-type="float">
            <text:p>1023130</text:p>
          </table:table-cell>
          <table:table-cell table:style-name="ce2" office:value-type="float" office:value="1330281" calcext:value-type="float">
            <text:p>1330281</text:p>
          </table:table-cell>
          <table:table-cell table:style-name="ce2" office:value-type="float" office:value="123026" calcext:value-type="float">
            <text:p>123026</text:p>
          </table:table-cell>
          <table:table-cell table:style-name="ce2" office:value-type="float" office:value="63291" calcext:value-type="float">
            <text:p>63291</text:p>
          </table:table-cell>
          <table:table-cell table:style-name="ce2" office:value-type="float" office:value="59735" calcext:value-type="float">
            <text:p>59735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WEST BENGAL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12672437" calcext:value-type="float">
            <text:p>12672437</text:p>
          </table:table-cell>
          <table:table-cell table:style-name="ce2" office:value-type="float" office:value="7759208" calcext:value-type="float">
            <text:p>7759208</text:p>
          </table:table-cell>
          <table:table-cell table:style-name="ce2" office:value-type="float" office:value="4913229" calcext:value-type="float">
            <text:p>4913229</text:p>
          </table:table-cell>
          <table:table-cell table:style-name="ce2" office:value-type="float" office:value="2757979" calcext:value-type="float">
            <text:p>2757979</text:p>
          </table:table-cell>
          <table:table-cell table:style-name="ce2" office:value-type="float" office:value="1726064" calcext:value-type="float">
            <text:p>1726064</text:p>
          </table:table-cell>
          <table:table-cell table:style-name="ce2" office:value-type="float" office:value="1031915" calcext:value-type="float">
            <text:p>1031915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WEST BENGAL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1625538" calcext:value-type="float">
            <text:p>1625538</text:p>
          </table:table-cell>
          <table:table-cell table:style-name="ce2" office:value-type="float" office:value="953293" calcext:value-type="float">
            <text:p>953293</text:p>
          </table:table-cell>
          <table:table-cell table:style-name="ce2" office:value-type="float" office:value="672245" calcext:value-type="float">
            <text:p>672245</text:p>
          </table:table-cell>
          <table:table-cell table:style-name="ce2" office:value-type="float" office:value="110205" calcext:value-type="float">
            <text:p>110205</text:p>
          </table:table-cell>
          <table:table-cell table:style-name="ce2" office:value-type="float" office:value="66187" calcext:value-type="float">
            <text:p>66187</text:p>
          </table:table-cell>
          <table:table-cell table:style-name="ce2" office:value-type="float" office:value="44018" calcext:value-type="float">
            <text:p>44018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WEST BENGAL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1871681" calcext:value-type="float">
            <text:p>1871681</text:p>
          </table:table-cell>
          <table:table-cell table:style-name="ce2" office:value-type="float" office:value="1103954" calcext:value-type="float">
            <text:p>1103954</text:p>
          </table:table-cell>
          <table:table-cell table:style-name="ce2" office:value-type="float" office:value="767727" calcext:value-type="float">
            <text:p>767727</text:p>
          </table:table-cell>
          <table:table-cell table:style-name="ce2" office:value-type="float" office:value="181283" calcext:value-type="float">
            <text:p>181283</text:p>
          </table:table-cell>
          <table:table-cell table:style-name="ce2" office:value-type="float" office:value="106239" calcext:value-type="float">
            <text:p>106239</text:p>
          </table:table-cell>
          <table:table-cell table:style-name="ce2" office:value-type="float" office:value="75044" calcext:value-type="float">
            <text:p>75044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WEST BENGAL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2170761" calcext:value-type="float">
            <text:p>2170761</text:p>
          </table:table-cell>
          <table:table-cell table:style-name="ce2" office:value-type="float" office:value="1312848" calcext:value-type="float">
            <text:p>1312848</text:p>
          </table:table-cell>
          <table:table-cell table:style-name="ce2" office:value-type="float" office:value="857913" calcext:value-type="float">
            <text:p>857913</text:p>
          </table:table-cell>
          <table:table-cell table:style-name="ce2" office:value-type="float" office:value="299211" calcext:value-type="float">
            <text:p>299211</text:p>
          </table:table-cell>
          <table:table-cell table:style-name="ce2" office:value-type="float" office:value="178436" calcext:value-type="float">
            <text:p>178436</text:p>
          </table:table-cell>
          <table:table-cell table:style-name="ce2" office:value-type="float" office:value="120775" calcext:value-type="float">
            <text:p>120775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WEST BENGAL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3722084" calcext:value-type="float">
            <text:p>3722084</text:p>
          </table:table-cell>
          <table:table-cell table:style-name="ce2" office:value-type="float" office:value="2306097" calcext:value-type="float">
            <text:p>2306097</text:p>
          </table:table-cell>
          <table:table-cell table:style-name="ce2" office:value-type="float" office:value="1415987" calcext:value-type="float">
            <text:p>1415987</text:p>
          </table:table-cell>
          <table:table-cell table:style-name="ce2" office:value-type="float" office:value="914310" calcext:value-type="float">
            <text:p>914310</text:p>
          </table:table-cell>
          <table:table-cell table:style-name="ce2" office:value-type="float" office:value="574168" calcext:value-type="float">
            <text:p>574168</text:p>
          </table:table-cell>
          <table:table-cell table:style-name="ce2" office:value-type="float" office:value="340142" calcext:value-type="float">
            <text:p>34014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WEST BENGAL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2891385" calcext:value-type="float">
            <text:p>2891385</text:p>
          </table:table-cell>
          <table:table-cell table:style-name="ce2" office:value-type="float" office:value="1845473" calcext:value-type="float">
            <text:p>1845473</text:p>
          </table:table-cell>
          <table:table-cell table:style-name="ce2" office:value-type="float" office:value="1045912" calcext:value-type="float">
            <text:p>1045912</text:p>
          </table:table-cell>
          <table:table-cell table:style-name="ce2" office:value-type="float" office:value="1181315" calcext:value-type="float">
            <text:p>1181315</text:p>
          </table:table-cell>
          <table:table-cell table:style-name="ce2" office:value-type="float" office:value="755511" calcext:value-type="float">
            <text:p>755511</text:p>
          </table:table-cell>
          <table:table-cell table:style-name="ce2" office:value-type="float" office:value="425804" calcext:value-type="float">
            <text:p>425804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WEST BENGAL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float" office:value="6968587" calcext:value-type="float">
            <text:p>6968587</text:p>
          </table:table-cell>
          <table:table-cell table:style-name="ce2" office:value-type="float" office:value="4098221" calcext:value-type="float">
            <text:p>4098221</text:p>
          </table:table-cell>
          <table:table-cell table:style-name="ce2" office:value-type="float" office:value="2870366" calcext:value-type="float">
            <text:p>2870366</text:p>
          </table:table-cell>
          <table:table-cell table:style-name="ce2" office:value-type="float" office:value="664075" calcext:value-type="float">
            <text:p>664075</text:p>
          </table:table-cell>
          <table:table-cell table:style-name="ce2" office:value-type="float" office:value="447876" calcext:value-type="float">
            <text:p>447876</text:p>
          </table:table-cell>
          <table:table-cell table:style-name="ce2" office:value-type="float" office:value="216199" calcext:value-type="float">
            <text:p>216199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WEST BENGAL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1715221" calcext:value-type="float">
            <text:p>1715221</text:p>
          </table:table-cell>
          <table:table-cell table:style-name="ce2" office:value-type="float" office:value="730520" calcext:value-type="float">
            <text:p>730520</text:p>
          </table:table-cell>
          <table:table-cell table:style-name="ce2" office:value-type="float" office:value="984701" calcext:value-type="float">
            <text:p>984701</text:p>
          </table:table-cell>
          <table:table-cell table:style-name="ce2" office:value-type="float" office:value="61790" calcext:value-type="float">
            <text:p>61790</text:p>
          </table:table-cell>
          <table:table-cell table:style-name="ce2" office:value-type="float" office:value="32103" calcext:value-type="float">
            <text:p>32103</text:p>
          </table:table-cell>
          <table:table-cell table:style-name="ce2" office:value-type="float" office:value="29687" calcext:value-type="float">
            <text:p>29687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WEST BENGAL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5253366" calcext:value-type="float">
            <text:p>5253366</text:p>
          </table:table-cell>
          <table:table-cell table:style-name="ce2" office:value-type="float" office:value="3367701" calcext:value-type="float">
            <text:p>3367701</text:p>
          </table:table-cell>
          <table:table-cell table:style-name="ce2" office:value-type="float" office:value="1885665" calcext:value-type="float">
            <text:p>1885665</text:p>
          </table:table-cell>
          <table:table-cell table:style-name="ce2" office:value-type="float" office:value="602285" calcext:value-type="float">
            <text:p>602285</text:p>
          </table:table-cell>
          <table:table-cell table:style-name="ce2" office:value-type="float" office:value="415773" calcext:value-type="float">
            <text:p>415773</text:p>
          </table:table-cell>
          <table:table-cell table:style-name="ce2" office:value-type="float" office:value="186512" calcext:value-type="float">
            <text:p>18651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WEST BENGAL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1036960" calcext:value-type="float">
            <text:p>1036960</text:p>
          </table:table-cell>
          <table:table-cell table:style-name="ce2" office:value-type="float" office:value="618934" calcext:value-type="float">
            <text:p>618934</text:p>
          </table:table-cell>
          <table:table-cell table:style-name="ce2" office:value-type="float" office:value="418026" calcext:value-type="float">
            <text:p>418026</text:p>
          </table:table-cell>
          <table:table-cell table:style-name="ce2" office:value-type="float" office:value="46621" calcext:value-type="float">
            <text:p>46621</text:p>
          </table:table-cell>
          <table:table-cell table:style-name="ce2" office:value-type="float" office:value="30401" calcext:value-type="float">
            <text:p>30401</text:p>
          </table:table-cell>
          <table:table-cell table:style-name="ce2" office:value-type="float" office:value="16220" calcext:value-type="float">
            <text:p>16220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WEST BENGAL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1027919" calcext:value-type="float">
            <text:p>1027919</text:p>
          </table:table-cell>
          <table:table-cell table:style-name="ce2" office:value-type="float" office:value="624723" calcext:value-type="float">
            <text:p>624723</text:p>
          </table:table-cell>
          <table:table-cell table:style-name="ce2" office:value-type="float" office:value="403196" calcext:value-type="float">
            <text:p>403196</text:p>
          </table:table-cell>
          <table:table-cell table:style-name="ce2" office:value-type="float" office:value="64049" calcext:value-type="float">
            <text:p>64049</text:p>
          </table:table-cell>
          <table:table-cell table:style-name="ce2" office:value-type="float" office:value="40789" calcext:value-type="float">
            <text:p>40789</text:p>
          </table:table-cell>
          <table:table-cell table:style-name="ce2" office:value-type="float" office:value="23260" calcext:value-type="float">
            <text:p>23260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WEST BENGAL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1084070" calcext:value-type="float">
            <text:p>1084070</text:p>
          </table:table-cell>
          <table:table-cell table:style-name="ce2" office:value-type="float" office:value="677646" calcext:value-type="float">
            <text:p>677646</text:p>
          </table:table-cell>
          <table:table-cell table:style-name="ce2" office:value-type="float" office:value="406424" calcext:value-type="float">
            <text:p>406424</text:p>
          </table:table-cell>
          <table:table-cell table:style-name="ce2" office:value-type="float" office:value="105753" calcext:value-type="float">
            <text:p>105753</text:p>
          </table:table-cell>
          <table:table-cell table:style-name="ce2" office:value-type="float" office:value="67569" calcext:value-type="float">
            <text:p>67569</text:p>
          </table:table-cell>
          <table:table-cell table:style-name="ce2" office:value-type="float" office:value="38184" calcext:value-type="float">
            <text:p>38184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WEST BENGAL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1361537" calcext:value-type="float">
            <text:p>1361537</text:p>
          </table:table-cell>
          <table:table-cell table:style-name="ce2" office:value-type="float" office:value="906742" calcext:value-type="float">
            <text:p>906742</text:p>
          </table:table-cell>
          <table:table-cell table:style-name="ce2" office:value-type="float" office:value="454795" calcext:value-type="float">
            <text:p>454795</text:p>
          </table:table-cell>
          <table:table-cell table:style-name="ce2" office:value-type="float" office:value="219710" calcext:value-type="float">
            <text:p>219710</text:p>
          </table:table-cell>
          <table:table-cell table:style-name="ce2" office:value-type="float" office:value="152079" calcext:value-type="float">
            <text:p>152079</text:p>
          </table:table-cell>
          <table:table-cell table:style-name="ce2" office:value-type="float" office:value="67631" calcext:value-type="float">
            <text:p>67631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WEST BENGAL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579951" calcext:value-type="float">
            <text:p>579951</text:p>
          </table:table-cell>
          <table:table-cell table:style-name="ce2" office:value-type="float" office:value="435809" calcext:value-type="float">
            <text:p>435809</text:p>
          </table:table-cell>
          <table:table-cell table:style-name="ce2" office:value-type="float" office:value="144142" calcext:value-type="float">
            <text:p>144142</text:p>
          </table:table-cell>
          <table:table-cell table:style-name="ce2" office:value-type="float" office:value="150347" calcext:value-type="float">
            <text:p>150347</text:p>
          </table:table-cell>
          <table:table-cell table:style-name="ce2" office:value-type="float" office:value="113733" calcext:value-type="float">
            <text:p>113733</text:p>
          </table:table-cell>
          <table:table-cell table:style-name="ce2" office:value-type="float" office:value="36614" calcext:value-type="float">
            <text:p>36614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WEST BENGAL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float" office:value="8057261" calcext:value-type="float">
            <text:p>8057261</text:p>
          </table:table-cell>
          <table:table-cell table:style-name="ce2" office:value-type="float" office:value="4684117" calcext:value-type="float">
            <text:p>4684117</text:p>
          </table:table-cell>
          <table:table-cell table:style-name="ce2" office:value-type="float" office:value="3373144" calcext:value-type="float">
            <text:p>3373144</text:p>
          </table:table-cell>
          <table:table-cell table:style-name="ce2" office:value-type="float" office:value="2216930" calcext:value-type="float">
            <text:p>2216930</text:p>
          </table:table-cell>
          <table:table-cell table:style-name="ce2" office:value-type="float" office:value="1341479" calcext:value-type="float">
            <text:p>1341479</text:p>
          </table:table-cell>
          <table:table-cell table:style-name="ce2" office:value-type="float" office:value="875451" calcext:value-type="float">
            <text:p>875451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WEST BENGAL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638190" calcext:value-type="float">
            <text:p>638190</text:p>
          </table:table-cell>
          <table:table-cell table:style-name="ce2" office:value-type="float" office:value="292610" calcext:value-type="float">
            <text:p>292610</text:p>
          </table:table-cell>
          <table:table-cell table:style-name="ce2" office:value-type="float" office:value="345580" calcext:value-type="float">
            <text:p>345580</text:p>
          </table:table-cell>
          <table:table-cell table:style-name="ce2" office:value-type="float" office:value="61236" calcext:value-type="float">
            <text:p>61236</text:p>
          </table:table-cell>
          <table:table-cell table:style-name="ce2" office:value-type="float" office:value="31188" calcext:value-type="float">
            <text:p>31188</text:p>
          </table:table-cell>
          <table:table-cell table:style-name="ce2" office:value-type="float" office:value="30048" calcext:value-type="float">
            <text:p>30048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WEST BENGAL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7419071" calcext:value-type="float">
            <text:p>7419071</text:p>
          </table:table-cell>
          <table:table-cell table:style-name="ce2" office:value-type="float" office:value="4391507" calcext:value-type="float">
            <text:p>4391507</text:p>
          </table:table-cell>
          <table:table-cell table:style-name="ce2" office:value-type="float" office:value="3027564" calcext:value-type="float">
            <text:p>3027564</text:p>
          </table:table-cell>
          <table:table-cell table:style-name="ce2" office:value-type="float" office:value="2155694" calcext:value-type="float">
            <text:p>2155694</text:p>
          </table:table-cell>
          <table:table-cell table:style-name="ce2" office:value-type="float" office:value="1310291" calcext:value-type="float">
            <text:p>1310291</text:p>
          </table:table-cell>
          <table:table-cell table:style-name="ce2" office:value-type="float" office:value="845403" calcext:value-type="float">
            <text:p>845403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WEST BENGAL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588578" calcext:value-type="float">
            <text:p>588578</text:p>
          </table:table-cell>
          <table:table-cell table:style-name="ce2" office:value-type="float" office:value="334359" calcext:value-type="float">
            <text:p>334359</text:p>
          </table:table-cell>
          <table:table-cell table:style-name="ce2" office:value-type="float" office:value="254219" calcext:value-type="float">
            <text:p>254219</text:p>
          </table:table-cell>
          <table:table-cell table:style-name="ce2" office:value-type="float" office:value="63584" calcext:value-type="float">
            <text:p>63584</text:p>
          </table:table-cell>
          <table:table-cell table:style-name="ce2" office:value-type="float" office:value="35786" calcext:value-type="float">
            <text:p>35786</text:p>
          </table:table-cell>
          <table:table-cell table:style-name="ce2" office:value-type="float" office:value="27798" calcext:value-type="float">
            <text:p>27798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WEST BENGAL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843762" calcext:value-type="float">
            <text:p>843762</text:p>
          </table:table-cell>
          <table:table-cell table:style-name="ce2" office:value-type="float" office:value="479231" calcext:value-type="float">
            <text:p>479231</text:p>
          </table:table-cell>
          <table:table-cell table:style-name="ce2" office:value-type="float" office:value="364531" calcext:value-type="float">
            <text:p>364531</text:p>
          </table:table-cell>
          <table:table-cell table:style-name="ce2" office:value-type="float" office:value="117234" calcext:value-type="float">
            <text:p>117234</text:p>
          </table:table-cell>
          <table:table-cell table:style-name="ce2" office:value-type="float" office:value="65450" calcext:value-type="float">
            <text:p>65450</text:p>
          </table:table-cell>
          <table:table-cell table:style-name="ce2" office:value-type="float" office:value="51784" calcext:value-type="float">
            <text:p>51784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WEST BENGAL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1086691" calcext:value-type="float">
            <text:p>1086691</text:p>
          </table:table-cell>
          <table:table-cell table:style-name="ce2" office:value-type="float" office:value="635202" calcext:value-type="float">
            <text:p>635202</text:p>
          </table:table-cell>
          <table:table-cell table:style-name="ce2" office:value-type="float" office:value="451489" calcext:value-type="float">
            <text:p>451489</text:p>
          </table:table-cell>
          <table:table-cell table:style-name="ce2" office:value-type="float" office:value="193458" calcext:value-type="float">
            <text:p>193458</text:p>
          </table:table-cell>
          <table:table-cell table:style-name="ce2" office:value-type="float" office:value="110867" calcext:value-type="float">
            <text:p>110867</text:p>
          </table:table-cell>
          <table:table-cell table:style-name="ce2" office:value-type="float" office:value="82591" calcext:value-type="float">
            <text:p>82591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WEST BENGAL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2360547" calcext:value-type="float">
            <text:p>2360547</text:p>
          </table:table-cell>
          <table:table-cell table:style-name="ce2" office:value-type="float" office:value="1399355" calcext:value-type="float">
            <text:p>1399355</text:p>
          </table:table-cell>
          <table:table-cell table:style-name="ce2" office:value-type="float" office:value="961192" calcext:value-type="float">
            <text:p>961192</text:p>
          </table:table-cell>
          <table:table-cell table:style-name="ce2" office:value-type="float" office:value="694600" calcext:value-type="float">
            <text:p>694600</text:p>
          </table:table-cell>
          <table:table-cell table:style-name="ce2" office:value-type="float" office:value="422089" calcext:value-type="float">
            <text:p>422089</text:p>
          </table:table-cell>
          <table:table-cell table:style-name="ce2" office:value-type="float" office:value="272511" calcext:value-type="float">
            <text:p>272511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WEST BENGAL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2311434" calcext:value-type="float">
            <text:p>2311434</text:p>
          </table:table-cell>
          <table:table-cell table:style-name="ce2" office:value-type="float" office:value="1409664" calcext:value-type="float">
            <text:p>1409664</text:p>
          </table:table-cell>
          <table:table-cell table:style-name="ce2" office:value-type="float" office:value="901770" calcext:value-type="float">
            <text:p>901770</text:p>
          </table:table-cell>
          <table:table-cell table:style-name="ce2" office:value-type="float" office:value="1030968" calcext:value-type="float">
            <text:p>1030968</text:p>
          </table:table-cell>
          <table:table-cell table:style-name="ce2" office:value-type="float" office:value="641778" calcext:value-type="float">
            <text:p>641778</text:p>
          </table:table-cell>
          <table:table-cell table:style-name="ce2" office:value-type="float" office:value="389190" calcext:value-type="float">
            <text:p>389190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JHARKHAND</text:p>
          </table:table-cell>
          <table:table-cell table:number-columns-repeated="2" table:style-name="ce2" office:value-type="string" calcext:value-type="string">
            <text:p>Total</text:p>
          </table:table-cell>
          <table:table-cell table:style-name="ce2" office:value-type="float" office:value="10000720" calcext:value-type="float">
            <text:p>10000720</text:p>
          </table:table-cell>
          <table:table-cell table:style-name="ce2" office:value-type="float" office:value="5474214" calcext:value-type="float">
            <text:p>5474214</text:p>
          </table:table-cell>
          <table:table-cell table:style-name="ce2" office:value-type="float" office:value="4526506" calcext:value-type="float">
            <text:p>4526506</text:p>
          </table:table-cell>
          <table:table-cell table:style-name="ce2" office:value-type="float" office:value="1593039" calcext:value-type="float">
            <text:p>1593039</text:p>
          </table:table-cell>
          <table:table-cell table:style-name="ce2" office:value-type="float" office:value="965960" calcext:value-type="float">
            <text:p>965960</text:p>
          </table:table-cell>
          <table:table-cell table:style-name="ce2" office:value-type="float" office:value="627079" calcext:value-type="float">
            <text:p>627079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JHARKHAND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2530451" calcext:value-type="float">
            <text:p>2530451</text:p>
          </table:table-cell>
          <table:table-cell table:style-name="ce2" office:value-type="float" office:value="1010769" calcext:value-type="float">
            <text:p>1010769</text:p>
          </table:table-cell>
          <table:table-cell table:style-name="ce2" office:value-type="float" office:value="1519682" calcext:value-type="float">
            <text:p>1519682</text:p>
          </table:table-cell>
          <table:table-cell table:style-name="ce2" office:value-type="float" office:value="205356" calcext:value-type="float">
            <text:p>205356</text:p>
          </table:table-cell>
          <table:table-cell table:style-name="ce2" office:value-type="float" office:value="96384" calcext:value-type="float">
            <text:p>96384</text:p>
          </table:table-cell>
          <table:table-cell table:style-name="ce2" office:value-type="float" office:value="108972" calcext:value-type="float">
            <text:p>10897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JHARKHAND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7470269" calcext:value-type="float">
            <text:p>7470269</text:p>
          </table:table-cell>
          <table:table-cell table:style-name="ce2" office:value-type="float" office:value="4463445" calcext:value-type="float">
            <text:p>4463445</text:p>
          </table:table-cell>
          <table:table-cell table:style-name="ce2" office:value-type="float" office:value="3006824" calcext:value-type="float">
            <text:p>3006824</text:p>
          </table:table-cell>
          <table:table-cell table:style-name="ce2" office:value-type="float" office:value="1387683" calcext:value-type="float">
            <text:p>1387683</text:p>
          </table:table-cell>
          <table:table-cell table:style-name="ce2" office:value-type="float" office:value="869576" calcext:value-type="float">
            <text:p>869576</text:p>
          </table:table-cell>
          <table:table-cell table:style-name="ce2" office:value-type="float" office:value="518107" calcext:value-type="float">
            <text:p>518107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JHARKHAND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1487506" calcext:value-type="float">
            <text:p>1487506</text:p>
          </table:table-cell>
          <table:table-cell table:style-name="ce2" office:value-type="float" office:value="803680" calcext:value-type="float">
            <text:p>803680</text:p>
          </table:table-cell>
          <table:table-cell table:style-name="ce2" office:value-type="float" office:value="683826" calcext:value-type="float">
            <text:p>683826</text:p>
          </table:table-cell>
          <table:table-cell table:style-name="ce2" office:value-type="float" office:value="130303" calcext:value-type="float">
            <text:p>130303</text:p>
          </table:table-cell>
          <table:table-cell table:style-name="ce2" office:value-type="float" office:value="73257" calcext:value-type="float">
            <text:p>73257</text:p>
          </table:table-cell>
          <table:table-cell table:style-name="ce2" office:value-type="float" office:value="57046" calcext:value-type="float">
            <text:p>57046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JHARKHAND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1848488" calcext:value-type="float">
            <text:p>1848488</text:p>
          </table:table-cell>
          <table:table-cell table:style-name="ce2" office:value-type="float" office:value="1070320" calcext:value-type="float">
            <text:p>1070320</text:p>
          </table:table-cell>
          <table:table-cell table:style-name="ce2" office:value-type="float" office:value="778168" calcext:value-type="float">
            <text:p>778168</text:p>
          </table:table-cell>
          <table:table-cell table:style-name="ce2" office:value-type="float" office:value="240022" calcext:value-type="float">
            <text:p>240022</text:p>
          </table:table-cell>
          <table:table-cell table:style-name="ce2" office:value-type="float" office:value="142350" calcext:value-type="float">
            <text:p>142350</text:p>
          </table:table-cell>
          <table:table-cell table:style-name="ce2" office:value-type="float" office:value="97672" calcext:value-type="float">
            <text:p>9767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JHARKHAND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1278484" calcext:value-type="float">
            <text:p>1278484</text:p>
          </table:table-cell>
          <table:table-cell table:style-name="ce2" office:value-type="float" office:value="780678" calcext:value-type="float">
            <text:p>780678</text:p>
          </table:table-cell>
          <table:table-cell table:style-name="ce2" office:value-type="float" office:value="497806" calcext:value-type="float">
            <text:p>497806</text:p>
          </table:table-cell>
          <table:table-cell table:style-name="ce2" office:value-type="float" office:value="228110" calcext:value-type="float">
            <text:p>228110</text:p>
          </table:table-cell>
          <table:table-cell table:style-name="ce2" office:value-type="float" office:value="141681" calcext:value-type="float">
            <text:p>141681</text:p>
          </table:table-cell>
          <table:table-cell table:style-name="ce2" office:value-type="float" office:value="86429" calcext:value-type="float">
            <text:p>86429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JHARKHAND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1806879" calcext:value-type="float">
            <text:p>1806879</text:p>
          </table:table-cell>
          <table:table-cell table:style-name="ce2" office:value-type="float" office:value="1136177" calcext:value-type="float">
            <text:p>1136177</text:p>
          </table:table-cell>
          <table:table-cell table:style-name="ce2" office:value-type="float" office:value="670702" calcext:value-type="float">
            <text:p>670702</text:p>
          </table:table-cell>
          <table:table-cell table:style-name="ce2" office:value-type="float" office:value="475518" calcext:value-type="float">
            <text:p>475518</text:p>
          </table:table-cell>
          <table:table-cell table:style-name="ce2" office:value-type="float" office:value="305803" calcext:value-type="float">
            <text:p>305803</text:p>
          </table:table-cell>
          <table:table-cell table:style-name="ce2" office:value-type="float" office:value="169715" calcext:value-type="float">
            <text:p>169715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JHARKHAND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755946" calcext:value-type="float">
            <text:p>755946</text:p>
          </table:table-cell>
          <table:table-cell table:style-name="ce2" office:value-type="float" office:value="495502" calcext:value-type="float">
            <text:p>495502</text:p>
          </table:table-cell>
          <table:table-cell table:style-name="ce2" office:value-type="float" office:value="260444" calcext:value-type="float">
            <text:p>260444</text:p>
          </table:table-cell>
          <table:table-cell table:style-name="ce2" office:value-type="float" office:value="266852" calcext:value-type="float">
            <text:p>266852</text:p>
          </table:table-cell>
          <table:table-cell table:style-name="ce2" office:value-type="float" office:value="175025" calcext:value-type="float">
            <text:p>175025</text:p>
          </table:table-cell>
          <table:table-cell table:style-name="ce2" office:value-type="float" office:value="91827" calcext:value-type="float">
            <text:p>91827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JHARKHAND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float" office:value="6988351" calcext:value-type="float">
            <text:p>6988351</text:p>
          </table:table-cell>
          <table:table-cell table:style-name="ce2" office:value-type="float" office:value="3838416" calcext:value-type="float">
            <text:p>3838416</text:p>
          </table:table-cell>
          <table:table-cell table:style-name="ce2" office:value-type="float" office:value="3149935" calcext:value-type="float">
            <text:p>3149935</text:p>
          </table:table-cell>
          <table:table-cell table:style-name="ce2" office:value-type="float" office:value="932202" calcext:value-type="float">
            <text:p>932202</text:p>
          </table:table-cell>
          <table:table-cell table:style-name="ce2" office:value-type="float" office:value="587017" calcext:value-type="float">
            <text:p>587017</text:p>
          </table:table-cell>
          <table:table-cell table:style-name="ce2" office:value-type="float" office:value="345185" calcext:value-type="float">
            <text:p>345185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JHARKHAND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2129053" calcext:value-type="float">
            <text:p>2129053</text:p>
          </table:table-cell>
          <table:table-cell table:style-name="ce2" office:value-type="float" office:value="855442" calcext:value-type="float">
            <text:p>855442</text:p>
          </table:table-cell>
          <table:table-cell table:style-name="ce2" office:value-type="float" office:value="1273611" calcext:value-type="float">
            <text:p>1273611</text:p>
          </table:table-cell>
          <table:table-cell table:style-name="ce2" office:value-type="float" office:value="170770" calcext:value-type="float">
            <text:p>170770</text:p>
          </table:table-cell>
          <table:table-cell table:style-name="ce2" office:value-type="float" office:value="81999" calcext:value-type="float">
            <text:p>81999</text:p>
          </table:table-cell>
          <table:table-cell table:style-name="ce2" office:value-type="float" office:value="88771" calcext:value-type="float">
            <text:p>88771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JHARKHAND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4859298" calcext:value-type="float">
            <text:p>4859298</text:p>
          </table:table-cell>
          <table:table-cell table:style-name="ce2" office:value-type="float" office:value="2982974" calcext:value-type="float">
            <text:p>2982974</text:p>
          </table:table-cell>
          <table:table-cell table:style-name="ce2" office:value-type="float" office:value="1876324" calcext:value-type="float">
            <text:p>1876324</text:p>
          </table:table-cell>
          <table:table-cell table:style-name="ce2" office:value-type="float" office:value="761432" calcext:value-type="float">
            <text:p>761432</text:p>
          </table:table-cell>
          <table:table-cell table:style-name="ce2" office:value-type="float" office:value="505018" calcext:value-type="float">
            <text:p>505018</text:p>
          </table:table-cell>
          <table:table-cell table:style-name="ce2" office:value-type="float" office:value="256414" calcext:value-type="float">
            <text:p>256414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JHARKHAND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1182604" calcext:value-type="float">
            <text:p>1182604</text:p>
          </table:table-cell>
          <table:table-cell table:style-name="ce2" office:value-type="float" office:value="643872" calcext:value-type="float">
            <text:p>643872</text:p>
          </table:table-cell>
          <table:table-cell table:style-name="ce2" office:value-type="float" office:value="538732" calcext:value-type="float">
            <text:p>538732</text:p>
          </table:table-cell>
          <table:table-cell table:style-name="ce2" office:value-type="float" office:value="95929" calcext:value-type="float">
            <text:p>95929</text:p>
          </table:table-cell>
          <table:table-cell table:style-name="ce2" office:value-type="float" office:value="55183" calcext:value-type="float">
            <text:p>55183</text:p>
          </table:table-cell>
          <table:table-cell table:style-name="ce2" office:value-type="float" office:value="40746" calcext:value-type="float">
            <text:p>40746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JHARKHAND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1432444" calcext:value-type="float">
            <text:p>1432444</text:p>
          </table:table-cell>
          <table:table-cell table:style-name="ce2" office:value-type="float" office:value="854692" calcext:value-type="float">
            <text:p>854692</text:p>
          </table:table-cell>
          <table:table-cell table:style-name="ce2" office:value-type="float" office:value="577752" calcext:value-type="float">
            <text:p>577752</text:p>
          </table:table-cell>
          <table:table-cell table:style-name="ce2" office:value-type="float" office:value="178881" calcext:value-type="float">
            <text:p>178881</text:p>
          </table:table-cell>
          <table:table-cell table:style-name="ce2" office:value-type="float" office:value="110373" calcext:value-type="float">
            <text:p>110373</text:p>
          </table:table-cell>
          <table:table-cell table:style-name="ce2" office:value-type="float" office:value="68508" calcext:value-type="float">
            <text:p>68508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JHARKHAND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904795" calcext:value-type="float">
            <text:p>904795</text:p>
          </table:table-cell>
          <table:table-cell table:style-name="ce2" office:value-type="float" office:value="576575" calcext:value-type="float">
            <text:p>576575</text:p>
          </table:table-cell>
          <table:table-cell table:style-name="ce2" office:value-type="float" office:value="328220" calcext:value-type="float">
            <text:p>328220</text:p>
          </table:table-cell>
          <table:table-cell table:style-name="ce2" office:value-type="float" office:value="157440" calcext:value-type="float">
            <text:p>157440</text:p>
          </table:table-cell>
          <table:table-cell table:style-name="ce2" office:value-type="float" office:value="102922" calcext:value-type="float">
            <text:p>102922</text:p>
          </table:table-cell>
          <table:table-cell table:style-name="ce2" office:value-type="float" office:value="54518" calcext:value-type="float">
            <text:p>54518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JHARKHAND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923303" calcext:value-type="float">
            <text:p>923303</text:p>
          </table:table-cell>
          <table:table-cell table:style-name="ce2" office:value-type="float" office:value="624854" calcext:value-type="float">
            <text:p>624854</text:p>
          </table:table-cell>
          <table:table-cell table:style-name="ce2" office:value-type="float" office:value="298449" calcext:value-type="float">
            <text:p>298449</text:p>
          </table:table-cell>
          <table:table-cell table:style-name="ce2" office:value-type="float" office:value="230262" calcext:value-type="float">
            <text:p>230262</text:p>
          </table:table-cell>
          <table:table-cell table:style-name="ce2" office:value-type="float" office:value="162065" calcext:value-type="float">
            <text:p>162065</text:p>
          </table:table-cell>
          <table:table-cell table:style-name="ce2" office:value-type="float" office:value="68197" calcext:value-type="float">
            <text:p>68197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JHARKHAND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192133" calcext:value-type="float">
            <text:p>192133</text:p>
          </table:table-cell>
          <table:table-cell table:style-name="ce2" office:value-type="float" office:value="144138" calcext:value-type="float">
            <text:p>144138</text:p>
          </table:table-cell>
          <table:table-cell table:style-name="ce2" office:value-type="float" office:value="47995" calcext:value-type="float">
            <text:p>47995</text:p>
          </table:table-cell>
          <table:table-cell table:style-name="ce2" office:value-type="float" office:value="66694" calcext:value-type="float">
            <text:p>66694</text:p>
          </table:table-cell>
          <table:table-cell table:style-name="ce2" office:value-type="float" office:value="51930" calcext:value-type="float">
            <text:p>51930</text:p>
          </table:table-cell>
          <table:table-cell table:style-name="ce2" office:value-type="float" office:value="14764" calcext:value-type="float">
            <text:p>14764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JHARKHAND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float" office:value="3012369" calcext:value-type="float">
            <text:p>3012369</text:p>
          </table:table-cell>
          <table:table-cell table:style-name="ce2" office:value-type="float" office:value="1635798" calcext:value-type="float">
            <text:p>1635798</text:p>
          </table:table-cell>
          <table:table-cell table:style-name="ce2" office:value-type="float" office:value="1376571" calcext:value-type="float">
            <text:p>1376571</text:p>
          </table:table-cell>
          <table:table-cell table:style-name="ce2" office:value-type="float" office:value="660837" calcext:value-type="float">
            <text:p>660837</text:p>
          </table:table-cell>
          <table:table-cell table:style-name="ce2" office:value-type="float" office:value="378943" calcext:value-type="float">
            <text:p>378943</text:p>
          </table:table-cell>
          <table:table-cell table:style-name="ce2" office:value-type="float" office:value="281894" calcext:value-type="float">
            <text:p>281894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JHARKHAND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401398" calcext:value-type="float">
            <text:p>401398</text:p>
          </table:table-cell>
          <table:table-cell table:style-name="ce2" office:value-type="float" office:value="155327" calcext:value-type="float">
            <text:p>155327</text:p>
          </table:table-cell>
          <table:table-cell table:style-name="ce2" office:value-type="float" office:value="246071" calcext:value-type="float">
            <text:p>246071</text:p>
          </table:table-cell>
          <table:table-cell table:style-name="ce2" office:value-type="float" office:value="34586" calcext:value-type="float">
            <text:p>34586</text:p>
          </table:table-cell>
          <table:table-cell table:style-name="ce2" office:value-type="float" office:value="14385" calcext:value-type="float">
            <text:p>14385</text:p>
          </table:table-cell>
          <table:table-cell table:style-name="ce2" office:value-type="float" office:value="20201" calcext:value-type="float">
            <text:p>20201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JHARKHAND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2610971" calcext:value-type="float">
            <text:p>2610971</text:p>
          </table:table-cell>
          <table:table-cell table:style-name="ce2" office:value-type="float" office:value="1480471" calcext:value-type="float">
            <text:p>1480471</text:p>
          </table:table-cell>
          <table:table-cell table:style-name="ce2" office:value-type="float" office:value="1130500" calcext:value-type="float">
            <text:p>1130500</text:p>
          </table:table-cell>
          <table:table-cell table:style-name="ce2" office:value-type="float" office:value="626251" calcext:value-type="float">
            <text:p>626251</text:p>
          </table:table-cell>
          <table:table-cell table:style-name="ce2" office:value-type="float" office:value="364558" calcext:value-type="float">
            <text:p>364558</text:p>
          </table:table-cell>
          <table:table-cell table:style-name="ce2" office:value-type="float" office:value="261693" calcext:value-type="float">
            <text:p>261693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JHARKHAND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304902" calcext:value-type="float">
            <text:p>304902</text:p>
          </table:table-cell>
          <table:table-cell table:style-name="ce2" office:value-type="float" office:value="159808" calcext:value-type="float">
            <text:p>159808</text:p>
          </table:table-cell>
          <table:table-cell table:style-name="ce2" office:value-type="float" office:value="145094" calcext:value-type="float">
            <text:p>145094</text:p>
          </table:table-cell>
          <table:table-cell table:style-name="ce2" office:value-type="float" office:value="34374" calcext:value-type="float">
            <text:p>34374</text:p>
          </table:table-cell>
          <table:table-cell table:style-name="ce2" office:value-type="float" office:value="18074" calcext:value-type="float">
            <text:p>18074</text:p>
          </table:table-cell>
          <table:table-cell table:style-name="ce2" office:value-type="float" office:value="16300" calcext:value-type="float">
            <text:p>16300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JHARKHAND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416044" calcext:value-type="float">
            <text:p>416044</text:p>
          </table:table-cell>
          <table:table-cell table:style-name="ce2" office:value-type="float" office:value="215628" calcext:value-type="float">
            <text:p>215628</text:p>
          </table:table-cell>
          <table:table-cell table:style-name="ce2" office:value-type="float" office:value="200416" calcext:value-type="float">
            <text:p>200416</text:p>
          </table:table-cell>
          <table:table-cell table:style-name="ce2" office:value-type="float" office:value="61141" calcext:value-type="float">
            <text:p>61141</text:p>
          </table:table-cell>
          <table:table-cell table:style-name="ce2" office:value-type="float" office:value="31977" calcext:value-type="float">
            <text:p>31977</text:p>
          </table:table-cell>
          <table:table-cell table:style-name="ce2" office:value-type="float" office:value="29164" calcext:value-type="float">
            <text:p>29164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JHARKHAND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373689" calcext:value-type="float">
            <text:p>373689</text:p>
          </table:table-cell>
          <table:table-cell table:style-name="ce2" office:value-type="float" office:value="204103" calcext:value-type="float">
            <text:p>204103</text:p>
          </table:table-cell>
          <table:table-cell table:style-name="ce2" office:value-type="float" office:value="169586" calcext:value-type="float">
            <text:p>169586</text:p>
          </table:table-cell>
          <table:table-cell table:style-name="ce2" office:value-type="float" office:value="70670" calcext:value-type="float">
            <text:p>70670</text:p>
          </table:table-cell>
          <table:table-cell table:style-name="ce2" office:value-type="float" office:value="38759" calcext:value-type="float">
            <text:p>38759</text:p>
          </table:table-cell>
          <table:table-cell table:style-name="ce2" office:value-type="float" office:value="31911" calcext:value-type="float">
            <text:p>31911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JHARKHAND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883576" calcext:value-type="float">
            <text:p>883576</text:p>
          </table:table-cell>
          <table:table-cell table:style-name="ce2" office:value-type="float" office:value="511323" calcext:value-type="float">
            <text:p>511323</text:p>
          </table:table-cell>
          <table:table-cell table:style-name="ce2" office:value-type="float" office:value="372253" calcext:value-type="float">
            <text:p>372253</text:p>
          </table:table-cell>
          <table:table-cell table:style-name="ce2" office:value-type="float" office:value="245256" calcext:value-type="float">
            <text:p>245256</text:p>
          </table:table-cell>
          <table:table-cell table:style-name="ce2" office:value-type="float" office:value="143738" calcext:value-type="float">
            <text:p>143738</text:p>
          </table:table-cell>
          <table:table-cell table:style-name="ce2" office:value-type="float" office:value="101518" calcext:value-type="float">
            <text:p>101518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JHARKHAND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563813" calcext:value-type="float">
            <text:p>563813</text:p>
          </table:table-cell>
          <table:table-cell table:style-name="ce2" office:value-type="float" office:value="351364" calcext:value-type="float">
            <text:p>351364</text:p>
          </table:table-cell>
          <table:table-cell table:style-name="ce2" office:value-type="float" office:value="212449" calcext:value-type="float">
            <text:p>212449</text:p>
          </table:table-cell>
          <table:table-cell table:style-name="ce2" office:value-type="float" office:value="200158" calcext:value-type="float">
            <text:p>200158</text:p>
          </table:table-cell>
          <table:table-cell table:style-name="ce2" office:value-type="float" office:value="123095" calcext:value-type="float">
            <text:p>123095</text:p>
          </table:table-cell>
          <table:table-cell table:style-name="ce2" office:value-type="float" office:value="77063" calcext:value-type="float">
            <text:p>77063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ODISHA</text:p>
          </table:table-cell>
          <table:table-cell table:number-columns-repeated="2" table:style-name="ce2" office:value-type="string" calcext:value-type="string">
            <text:p>Total</text:p>
          </table:table-cell>
          <table:table-cell table:style-name="ce2" office:value-type="float" office:value="13825024" calcext:value-type="float">
            <text:p>13825024</text:p>
          </table:table-cell>
          <table:table-cell table:style-name="ce2" office:value-type="float" office:value="7865598" calcext:value-type="float">
            <text:p>7865598</text:p>
          </table:table-cell>
          <table:table-cell table:style-name="ce2" office:value-type="float" office:value="5959426" calcext:value-type="float">
            <text:p>5959426</text:p>
          </table:table-cell>
          <table:table-cell table:style-name="ce2" office:value-type="float" office:value="5525278" calcext:value-type="float">
            <text:p>5525278</text:p>
          </table:table-cell>
          <table:table-cell table:style-name="ce2" office:value-type="float" office:value="3359211" calcext:value-type="float">
            <text:p>3359211</text:p>
          </table:table-cell>
          <table:table-cell table:style-name="ce2" office:value-type="float" office:value="2166067" calcext:value-type="float">
            <text:p>2166067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ODISHA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2221324" calcext:value-type="float">
            <text:p>2221324</text:p>
          </table:table-cell>
          <table:table-cell table:style-name="ce2" office:value-type="float" office:value="915063" calcext:value-type="float">
            <text:p>915063</text:p>
          </table:table-cell>
          <table:table-cell table:style-name="ce2" office:value-type="float" office:value="1306261" calcext:value-type="float">
            <text:p>1306261</text:p>
          </table:table-cell>
          <table:table-cell table:style-name="ce2" office:value-type="float" office:value="243657" calcext:value-type="float">
            <text:p>243657</text:p>
          </table:table-cell>
          <table:table-cell table:style-name="ce2" office:value-type="float" office:value="119586" calcext:value-type="float">
            <text:p>119586</text:p>
          </table:table-cell>
          <table:table-cell table:style-name="ce2" office:value-type="float" office:value="124071" calcext:value-type="float">
            <text:p>124071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ODISHA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11603700" calcext:value-type="float">
            <text:p>11603700</text:p>
          </table:table-cell>
          <table:table-cell table:style-name="ce2" office:value-type="float" office:value="6950535" calcext:value-type="float">
            <text:p>6950535</text:p>
          </table:table-cell>
          <table:table-cell table:style-name="ce2" office:value-type="float" office:value="4653165" calcext:value-type="float">
            <text:p>4653165</text:p>
          </table:table-cell>
          <table:table-cell table:style-name="ce2" office:value-type="float" office:value="5281621" calcext:value-type="float">
            <text:p>5281621</text:p>
          </table:table-cell>
          <table:table-cell table:style-name="ce2" office:value-type="float" office:value="3239625" calcext:value-type="float">
            <text:p>3239625</text:p>
          </table:table-cell>
          <table:table-cell table:style-name="ce2" office:value-type="float" office:value="2041996" calcext:value-type="float">
            <text:p>2041996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ODISHA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1188507" calcext:value-type="float">
            <text:p>1188507</text:p>
          </table:table-cell>
          <table:table-cell table:style-name="ce2" office:value-type="float" office:value="664665" calcext:value-type="float">
            <text:p>664665</text:p>
          </table:table-cell>
          <table:table-cell table:style-name="ce2" office:value-type="float" office:value="523842" calcext:value-type="float">
            <text:p>523842</text:p>
          </table:table-cell>
          <table:table-cell table:style-name="ce2" office:value-type="float" office:value="166336" calcext:value-type="float">
            <text:p>166336</text:p>
          </table:table-cell>
          <table:table-cell table:style-name="ce2" office:value-type="float" office:value="96104" calcext:value-type="float">
            <text:p>96104</text:p>
          </table:table-cell>
          <table:table-cell table:style-name="ce2" office:value-type="float" office:value="70232" calcext:value-type="float">
            <text:p>7023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ODISHA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2320860" calcext:value-type="float">
            <text:p>2320860</text:p>
          </table:table-cell>
          <table:table-cell table:style-name="ce2" office:value-type="float" office:value="1317857" calcext:value-type="float">
            <text:p>1317857</text:p>
          </table:table-cell>
          <table:table-cell table:style-name="ce2" office:value-type="float" office:value="1003003" calcext:value-type="float">
            <text:p>1003003</text:p>
          </table:table-cell>
          <table:table-cell table:style-name="ce2" office:value-type="float" office:value="549352" calcext:value-type="float">
            <text:p>549352</text:p>
          </table:table-cell>
          <table:table-cell table:style-name="ce2" office:value-type="float" office:value="310427" calcext:value-type="float">
            <text:p>310427</text:p>
          </table:table-cell>
          <table:table-cell table:style-name="ce2" office:value-type="float" office:value="238925" calcext:value-type="float">
            <text:p>238925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ODISHA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2536339" calcext:value-type="float">
            <text:p>2536339</text:p>
          </table:table-cell>
          <table:table-cell table:style-name="ce2" office:value-type="float" office:value="1501133" calcext:value-type="float">
            <text:p>1501133</text:p>
          </table:table-cell>
          <table:table-cell table:style-name="ce2" office:value-type="float" office:value="1035206" calcext:value-type="float">
            <text:p>1035206</text:p>
          </table:table-cell>
          <table:table-cell table:style-name="ce2" office:value-type="float" office:value="1035768" calcext:value-type="float">
            <text:p>1035768</text:p>
          </table:table-cell>
          <table:table-cell table:style-name="ce2" office:value-type="float" office:value="607676" calcext:value-type="float">
            <text:p>607676</text:p>
          </table:table-cell>
          <table:table-cell table:style-name="ce2" office:value-type="float" office:value="428092" calcext:value-type="float">
            <text:p>42809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ODISHA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3700300" calcext:value-type="float">
            <text:p>3700300</text:p>
          </table:table-cell>
          <table:table-cell table:style-name="ce2" office:value-type="float" office:value="2265703" calcext:value-type="float">
            <text:p>2265703</text:p>
          </table:table-cell>
          <table:table-cell table:style-name="ce2" office:value-type="float" office:value="1434597" calcext:value-type="float">
            <text:p>1434597</text:p>
          </table:table-cell>
          <table:table-cell table:style-name="ce2" office:value-type="float" office:value="2217234" calcext:value-type="float">
            <text:p>2217234</text:p>
          </table:table-cell>
          <table:table-cell table:style-name="ce2" office:value-type="float" office:value="1363533" calcext:value-type="float">
            <text:p>1363533</text:p>
          </table:table-cell>
          <table:table-cell table:style-name="ce2" office:value-type="float" office:value="853701" calcext:value-type="float">
            <text:p>853701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ODISHA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1547726" calcext:value-type="float">
            <text:p>1547726</text:p>
          </table:table-cell>
          <table:table-cell table:style-name="ce2" office:value-type="float" office:value="1023095" calcext:value-type="float">
            <text:p>1023095</text:p>
          </table:table-cell>
          <table:table-cell table:style-name="ce2" office:value-type="float" office:value="524631" calcext:value-type="float">
            <text:p>524631</text:p>
          </table:table-cell>
          <table:table-cell table:style-name="ce2" office:value-type="float" office:value="1190427" calcext:value-type="float">
            <text:p>1190427</text:p>
          </table:table-cell>
          <table:table-cell table:style-name="ce2" office:value-type="float" office:value="790523" calcext:value-type="float">
            <text:p>790523</text:p>
          </table:table-cell>
          <table:table-cell table:style-name="ce2" office:value-type="float" office:value="399904" calcext:value-type="float">
            <text:p>399904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ODISHA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float" office:value="10031393" calcext:value-type="float">
            <text:p>10031393</text:p>
          </table:table-cell>
          <table:table-cell table:style-name="ce2" office:value-type="float" office:value="5740445" calcext:value-type="float">
            <text:p>5740445</text:p>
          </table:table-cell>
          <table:table-cell table:style-name="ce2" office:value-type="float" office:value="4290948" calcext:value-type="float">
            <text:p>4290948</text:p>
          </table:table-cell>
          <table:table-cell table:style-name="ce2" office:value-type="float" office:value="3361065" calcext:value-type="float">
            <text:p>3361065</text:p>
          </table:table-cell>
          <table:table-cell table:style-name="ce2" office:value-type="float" office:value="2102935" calcext:value-type="float">
            <text:p>2102935</text:p>
          </table:table-cell>
          <table:table-cell table:style-name="ce2" office:value-type="float" office:value="1258130" calcext:value-type="float">
            <text:p>1258130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ODISHA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1947634" calcext:value-type="float">
            <text:p>1947634</text:p>
          </table:table-cell>
          <table:table-cell table:style-name="ce2" office:value-type="float" office:value="802394" calcext:value-type="float">
            <text:p>802394</text:p>
          </table:table-cell>
          <table:table-cell table:style-name="ce2" office:value-type="float" office:value="1145240" calcext:value-type="float">
            <text:p>1145240</text:p>
          </table:table-cell>
          <table:table-cell table:style-name="ce2" office:value-type="float" office:value="188128" calcext:value-type="float">
            <text:p>188128</text:p>
          </table:table-cell>
          <table:table-cell table:style-name="ce2" office:value-type="float" office:value="93227" calcext:value-type="float">
            <text:p>93227</text:p>
          </table:table-cell>
          <table:table-cell table:style-name="ce2" office:value-type="float" office:value="94901" calcext:value-type="float">
            <text:p>94901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ODISHA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8083759" calcext:value-type="float">
            <text:p>8083759</text:p>
          </table:table-cell>
          <table:table-cell table:style-name="ce2" office:value-type="float" office:value="4938051" calcext:value-type="float">
            <text:p>4938051</text:p>
          </table:table-cell>
          <table:table-cell table:style-name="ce2" office:value-type="float" office:value="3145708" calcext:value-type="float">
            <text:p>3145708</text:p>
          </table:table-cell>
          <table:table-cell table:style-name="ce2" office:value-type="float" office:value="3172937" calcext:value-type="float">
            <text:p>3172937</text:p>
          </table:table-cell>
          <table:table-cell table:style-name="ce2" office:value-type="float" office:value="2009708" calcext:value-type="float">
            <text:p>2009708</text:p>
          </table:table-cell>
          <table:table-cell table:style-name="ce2" office:value-type="float" office:value="1163229" calcext:value-type="float">
            <text:p>1163229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ODISHA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950711" calcext:value-type="float">
            <text:p>950711</text:p>
          </table:table-cell>
          <table:table-cell table:style-name="ce2" office:value-type="float" office:value="538738" calcext:value-type="float">
            <text:p>538738</text:p>
          </table:table-cell>
          <table:table-cell table:style-name="ce2" office:value-type="float" office:value="411973" calcext:value-type="float">
            <text:p>411973</text:p>
          </table:table-cell>
          <table:table-cell table:style-name="ce2" office:value-type="float" office:value="97957" calcext:value-type="float">
            <text:p>97957</text:p>
          </table:table-cell>
          <table:table-cell table:style-name="ce2" office:value-type="float" office:value="59047" calcext:value-type="float">
            <text:p>59047</text:p>
          </table:table-cell>
          <table:table-cell table:style-name="ce2" office:value-type="float" office:value="38910" calcext:value-type="float">
            <text:p>38910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ODISHA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1808396" calcext:value-type="float">
            <text:p>1808396</text:p>
          </table:table-cell>
          <table:table-cell table:style-name="ce2" office:value-type="float" office:value="1049323" calcext:value-type="float">
            <text:p>1049323</text:p>
          </table:table-cell>
          <table:table-cell table:style-name="ce2" office:value-type="float" office:value="759073" calcext:value-type="float">
            <text:p>759073</text:p>
          </table:table-cell>
          <table:table-cell table:style-name="ce2" office:value-type="float" office:value="372813" calcext:value-type="float">
            <text:p>372813</text:p>
          </table:table-cell>
          <table:table-cell table:style-name="ce2" office:value-type="float" office:value="218574" calcext:value-type="float">
            <text:p>218574</text:p>
          </table:table-cell>
          <table:table-cell table:style-name="ce2" office:value-type="float" office:value="154239" calcext:value-type="float">
            <text:p>154239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ODISHA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1987724" calcext:value-type="float">
            <text:p>1987724</text:p>
          </table:table-cell>
          <table:table-cell table:style-name="ce2" office:value-type="float" office:value="1192755" calcext:value-type="float">
            <text:p>1192755</text:p>
          </table:table-cell>
          <table:table-cell table:style-name="ce2" office:value-type="float" office:value="794969" calcext:value-type="float">
            <text:p>794969</text:p>
          </table:table-cell>
          <table:table-cell table:style-name="ce2" office:value-type="float" office:value="775502" calcext:value-type="float">
            <text:p>775502</text:p>
          </table:table-cell>
          <table:table-cell table:style-name="ce2" office:value-type="float" office:value="463075" calcext:value-type="float">
            <text:p>463075</text:p>
          </table:table-cell>
          <table:table-cell table:style-name="ce2" office:value-type="float" office:value="312427" calcext:value-type="float">
            <text:p>312427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ODISHA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2394585" calcext:value-type="float">
            <text:p>2394585</text:p>
          </table:table-cell>
          <table:table-cell table:style-name="ce2" office:value-type="float" office:value="1515803" calcext:value-type="float">
            <text:p>1515803</text:p>
          </table:table-cell>
          <table:table-cell table:style-name="ce2" office:value-type="float" office:value="878782" calcext:value-type="float">
            <text:p>878782</text:p>
          </table:table-cell>
          <table:table-cell table:style-name="ce2" office:value-type="float" office:value="1344111" calcext:value-type="float">
            <text:p>1344111</text:p>
          </table:table-cell>
          <table:table-cell table:style-name="ce2" office:value-type="float" office:value="859775" calcext:value-type="float">
            <text:p>859775</text:p>
          </table:table-cell>
          <table:table-cell table:style-name="ce2" office:value-type="float" office:value="484336" calcext:value-type="float">
            <text:p>484336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ODISHA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722716" calcext:value-type="float">
            <text:p>722716</text:p>
          </table:table-cell>
          <table:table-cell table:style-name="ce2" office:value-type="float" office:value="510388" calcext:value-type="float">
            <text:p>510388</text:p>
          </table:table-cell>
          <table:table-cell table:style-name="ce2" office:value-type="float" office:value="212328" calcext:value-type="float">
            <text:p>212328</text:p>
          </table:table-cell>
          <table:table-cell table:style-name="ce2" office:value-type="float" office:value="510468" calcext:value-type="float">
            <text:p>510468</text:p>
          </table:table-cell>
          <table:table-cell table:style-name="ce2" office:value-type="float" office:value="364185" calcext:value-type="float">
            <text:p>364185</text:p>
          </table:table-cell>
          <table:table-cell table:style-name="ce2" office:value-type="float" office:value="146283" calcext:value-type="float">
            <text:p>146283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ODISHA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float" office:value="3793631" calcext:value-type="float">
            <text:p>3793631</text:p>
          </table:table-cell>
          <table:table-cell table:style-name="ce2" office:value-type="float" office:value="2125153" calcext:value-type="float">
            <text:p>2125153</text:p>
          </table:table-cell>
          <table:table-cell table:style-name="ce2" office:value-type="float" office:value="1668478" calcext:value-type="float">
            <text:p>1668478</text:p>
          </table:table-cell>
          <table:table-cell table:style-name="ce2" office:value-type="float" office:value="2164213" calcext:value-type="float">
            <text:p>2164213</text:p>
          </table:table-cell>
          <table:table-cell table:style-name="ce2" office:value-type="float" office:value="1256276" calcext:value-type="float">
            <text:p>1256276</text:p>
          </table:table-cell>
          <table:table-cell table:style-name="ce2" office:value-type="float" office:value="907937" calcext:value-type="float">
            <text:p>907937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ODISHA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273690" calcext:value-type="float">
            <text:p>273690</text:p>
          </table:table-cell>
          <table:table-cell table:style-name="ce2" office:value-type="float" office:value="112669" calcext:value-type="float">
            <text:p>112669</text:p>
          </table:table-cell>
          <table:table-cell table:style-name="ce2" office:value-type="float" office:value="161021" calcext:value-type="float">
            <text:p>161021</text:p>
          </table:table-cell>
          <table:table-cell table:style-name="ce2" office:value-type="float" office:value="55529" calcext:value-type="float">
            <text:p>55529</text:p>
          </table:table-cell>
          <table:table-cell table:style-name="ce2" office:value-type="float" office:value="26359" calcext:value-type="float">
            <text:p>26359</text:p>
          </table:table-cell>
          <table:table-cell table:style-name="ce2" office:value-type="float" office:value="29170" calcext:value-type="float">
            <text:p>29170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ODISHA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3519941" calcext:value-type="float">
            <text:p>3519941</text:p>
          </table:table-cell>
          <table:table-cell table:style-name="ce2" office:value-type="float" office:value="2012484" calcext:value-type="float">
            <text:p>2012484</text:p>
          </table:table-cell>
          <table:table-cell table:style-name="ce2" office:value-type="float" office:value="1507457" calcext:value-type="float">
            <text:p>1507457</text:p>
          </table:table-cell>
          <table:table-cell table:style-name="ce2" office:value-type="float" office:value="2108684" calcext:value-type="float">
            <text:p>2108684</text:p>
          </table:table-cell>
          <table:table-cell table:style-name="ce2" office:value-type="float" office:value="1229917" calcext:value-type="float">
            <text:p>1229917</text:p>
          </table:table-cell>
          <table:table-cell table:style-name="ce2" office:value-type="float" office:value="878767" calcext:value-type="float">
            <text:p>878767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ODISHA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237796" calcext:value-type="float">
            <text:p>237796</text:p>
          </table:table-cell>
          <table:table-cell table:style-name="ce2" office:value-type="float" office:value="125927" calcext:value-type="float">
            <text:p>125927</text:p>
          </table:table-cell>
          <table:table-cell table:style-name="ce2" office:value-type="float" office:value="111869" calcext:value-type="float">
            <text:p>111869</text:p>
          </table:table-cell>
          <table:table-cell table:style-name="ce2" office:value-type="float" office:value="68379" calcext:value-type="float">
            <text:p>68379</text:p>
          </table:table-cell>
          <table:table-cell table:style-name="ce2" office:value-type="float" office:value="37057" calcext:value-type="float">
            <text:p>37057</text:p>
          </table:table-cell>
          <table:table-cell table:style-name="ce2" office:value-type="float" office:value="31322" calcext:value-type="float">
            <text:p>3132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ODISHA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512464" calcext:value-type="float">
            <text:p>512464</text:p>
          </table:table-cell>
          <table:table-cell table:style-name="ce2" office:value-type="float" office:value="268534" calcext:value-type="float">
            <text:p>268534</text:p>
          </table:table-cell>
          <table:table-cell table:style-name="ce2" office:value-type="float" office:value="243930" calcext:value-type="float">
            <text:p>243930</text:p>
          </table:table-cell>
          <table:table-cell table:style-name="ce2" office:value-type="float" office:value="176539" calcext:value-type="float">
            <text:p>176539</text:p>
          </table:table-cell>
          <table:table-cell table:style-name="ce2" office:value-type="float" office:value="91853" calcext:value-type="float">
            <text:p>91853</text:p>
          </table:table-cell>
          <table:table-cell table:style-name="ce2" office:value-type="float" office:value="84686" calcext:value-type="float">
            <text:p>84686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ODISHA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548615" calcext:value-type="float">
            <text:p>548615</text:p>
          </table:table-cell>
          <table:table-cell table:style-name="ce2" office:value-type="float" office:value="308378" calcext:value-type="float">
            <text:p>308378</text:p>
          </table:table-cell>
          <table:table-cell table:style-name="ce2" office:value-type="float" office:value="240237" calcext:value-type="float">
            <text:p>240237</text:p>
          </table:table-cell>
          <table:table-cell table:style-name="ce2" office:value-type="float" office:value="260266" calcext:value-type="float">
            <text:p>260266</text:p>
          </table:table-cell>
          <table:table-cell table:style-name="ce2" office:value-type="float" office:value="144601" calcext:value-type="float">
            <text:p>144601</text:p>
          </table:table-cell>
          <table:table-cell table:style-name="ce2" office:value-type="float" office:value="115665" calcext:value-type="float">
            <text:p>115665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ODISHA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1305715" calcext:value-type="float">
            <text:p>1305715</text:p>
          </table:table-cell>
          <table:table-cell table:style-name="ce2" office:value-type="float" office:value="749900" calcext:value-type="float">
            <text:p>749900</text:p>
          </table:table-cell>
          <table:table-cell table:style-name="ce2" office:value-type="float" office:value="555815" calcext:value-type="float">
            <text:p>555815</text:p>
          </table:table-cell>
          <table:table-cell table:style-name="ce2" office:value-type="float" office:value="873123" calcext:value-type="float">
            <text:p>873123</text:p>
          </table:table-cell>
          <table:table-cell table:style-name="ce2" office:value-type="float" office:value="503758" calcext:value-type="float">
            <text:p>503758</text:p>
          </table:table-cell>
          <table:table-cell table:style-name="ce2" office:value-type="float" office:value="369365" calcext:value-type="float">
            <text:p>369365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ODISHA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825010" calcext:value-type="float">
            <text:p>825010</text:p>
          </table:table-cell>
          <table:table-cell table:style-name="ce2" office:value-type="float" office:value="512707" calcext:value-type="float">
            <text:p>512707</text:p>
          </table:table-cell>
          <table:table-cell table:style-name="ce2" office:value-type="float" office:value="312303" calcext:value-type="float">
            <text:p>312303</text:p>
          </table:table-cell>
          <table:table-cell table:style-name="ce2" office:value-type="float" office:value="679959" calcext:value-type="float">
            <text:p>679959</text:p>
          </table:table-cell>
          <table:table-cell table:style-name="ce2" office:value-type="float" office:value="426338" calcext:value-type="float">
            <text:p>426338</text:p>
          </table:table-cell>
          <table:table-cell table:style-name="ce2" office:value-type="float" office:value="253621" calcext:value-type="float">
            <text:p>253621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CHHATTISGARH</text:p>
          </table:table-cell>
          <table:table-cell table:number-columns-repeated="2" table:style-name="ce2" office:value-type="string" calcext:value-type="string">
            <text:p>Total</text:p>
          </table:table-cell>
          <table:table-cell table:style-name="ce2" office:value-type="float" office:value="3384223" calcext:value-type="float">
            <text:p>3384223</text:p>
          </table:table-cell>
          <table:table-cell table:style-name="ce2" office:value-type="float" office:value="1820621" calcext:value-type="float">
            <text:p>1820621</text:p>
          </table:table-cell>
          <table:table-cell table:style-name="ce2" office:value-type="float" office:value="1563602" calcext:value-type="float">
            <text:p>1563602</text:p>
          </table:table-cell>
          <table:table-cell table:style-name="ce2" office:value-type="float" office:value="422569" calcext:value-type="float">
            <text:p>422569</text:p>
          </table:table-cell>
          <table:table-cell table:style-name="ce2" office:value-type="float" office:value="245150" calcext:value-type="float">
            <text:p>245150</text:p>
          </table:table-cell>
          <table:table-cell table:style-name="ce2" office:value-type="float" office:value="177419" calcext:value-type="float">
            <text:p>177419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CHHATTISGARH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784282" calcext:value-type="float">
            <text:p>784282</text:p>
          </table:table-cell>
          <table:table-cell table:style-name="ce2" office:value-type="float" office:value="330205" calcext:value-type="float">
            <text:p>330205</text:p>
          </table:table-cell>
          <table:table-cell table:style-name="ce2" office:value-type="float" office:value="454077" calcext:value-type="float">
            <text:p>454077</text:p>
          </table:table-cell>
          <table:table-cell table:style-name="ce2" office:value-type="float" office:value="59368" calcext:value-type="float">
            <text:p>59368</text:p>
          </table:table-cell>
          <table:table-cell table:style-name="ce2" office:value-type="float" office:value="29505" calcext:value-type="float">
            <text:p>29505</text:p>
          </table:table-cell>
          <table:table-cell table:style-name="ce2" office:value-type="float" office:value="29863" calcext:value-type="float">
            <text:p>29863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CHHATTISGARH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2599941" calcext:value-type="float">
            <text:p>2599941</text:p>
          </table:table-cell>
          <table:table-cell table:style-name="ce2" office:value-type="float" office:value="1490416" calcext:value-type="float">
            <text:p>1490416</text:p>
          </table:table-cell>
          <table:table-cell table:style-name="ce2" office:value-type="float" office:value="1109525" calcext:value-type="float">
            <text:p>1109525</text:p>
          </table:table-cell>
          <table:table-cell table:style-name="ce2" office:value-type="float" office:value="363201" calcext:value-type="float">
            <text:p>363201</text:p>
          </table:table-cell>
          <table:table-cell table:style-name="ce2" office:value-type="float" office:value="215645" calcext:value-type="float">
            <text:p>215645</text:p>
          </table:table-cell>
          <table:table-cell table:style-name="ce2" office:value-type="float" office:value="147556" calcext:value-type="float">
            <text:p>147556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CHHATTISGARH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495554" calcext:value-type="float">
            <text:p>495554</text:p>
          </table:table-cell>
          <table:table-cell table:style-name="ce2" office:value-type="float" office:value="274286" calcext:value-type="float">
            <text:p>274286</text:p>
          </table:table-cell>
          <table:table-cell table:style-name="ce2" office:value-type="float" office:value="221268" calcext:value-type="float">
            <text:p>221268</text:p>
          </table:table-cell>
          <table:table-cell table:style-name="ce2" office:value-type="float" office:value="30086" calcext:value-type="float">
            <text:p>30086</text:p>
          </table:table-cell>
          <table:table-cell table:style-name="ce2" office:value-type="float" office:value="17499" calcext:value-type="float">
            <text:p>17499</text:p>
          </table:table-cell>
          <table:table-cell table:style-name="ce2" office:value-type="float" office:value="12587" calcext:value-type="float">
            <text:p>12587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CHHATTISGARH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603335" calcext:value-type="float">
            <text:p>603335</text:p>
          </table:table-cell>
          <table:table-cell table:style-name="ce2" office:value-type="float" office:value="335860" calcext:value-type="float">
            <text:p>335860</text:p>
          </table:table-cell>
          <table:table-cell table:style-name="ce2" office:value-type="float" office:value="267475" calcext:value-type="float">
            <text:p>267475</text:p>
          </table:table-cell>
          <table:table-cell table:style-name="ce2" office:value-type="float" office:value="49624" calcext:value-type="float">
            <text:p>49624</text:p>
          </table:table-cell>
          <table:table-cell table:style-name="ce2" office:value-type="float" office:value="29333" calcext:value-type="float">
            <text:p>29333</text:p>
          </table:table-cell>
          <table:table-cell table:style-name="ce2" office:value-type="float" office:value="20291" calcext:value-type="float">
            <text:p>20291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CHHATTISGARH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469569" calcext:value-type="float">
            <text:p>469569</text:p>
          </table:table-cell>
          <table:table-cell table:style-name="ce2" office:value-type="float" office:value="271237" calcext:value-type="float">
            <text:p>271237</text:p>
          </table:table-cell>
          <table:table-cell table:style-name="ce2" office:value-type="float" office:value="198332" calcext:value-type="float">
            <text:p>198332</text:p>
          </table:table-cell>
          <table:table-cell table:style-name="ce2" office:value-type="float" office:value="50954" calcext:value-type="float">
            <text:p>50954</text:p>
          </table:table-cell>
          <table:table-cell table:style-name="ce2" office:value-type="float" office:value="30515" calcext:value-type="float">
            <text:p>30515</text:p>
          </table:table-cell>
          <table:table-cell table:style-name="ce2" office:value-type="float" office:value="20439" calcext:value-type="float">
            <text:p>20439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CHHATTISGARH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593625" calcext:value-type="float">
            <text:p>593625</text:p>
          </table:table-cell>
          <table:table-cell table:style-name="ce2" office:value-type="float" office:value="354090" calcext:value-type="float">
            <text:p>354090</text:p>
          </table:table-cell>
          <table:table-cell table:style-name="ce2" office:value-type="float" office:value="239535" calcext:value-type="float">
            <text:p>239535</text:p>
          </table:table-cell>
          <table:table-cell table:style-name="ce2" office:value-type="float" office:value="112724" calcext:value-type="float">
            <text:p>112724</text:p>
          </table:table-cell>
          <table:table-cell table:style-name="ce2" office:value-type="float" office:value="68311" calcext:value-type="float">
            <text:p>68311</text:p>
          </table:table-cell>
          <table:table-cell table:style-name="ce2" office:value-type="float" office:value="44413" calcext:value-type="float">
            <text:p>44413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CHHATTISGARH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368334" calcext:value-type="float">
            <text:p>368334</text:p>
          </table:table-cell>
          <table:table-cell table:style-name="ce2" office:value-type="float" office:value="215633" calcext:value-type="float">
            <text:p>215633</text:p>
          </table:table-cell>
          <table:table-cell table:style-name="ce2" office:value-type="float" office:value="152701" calcext:value-type="float">
            <text:p>152701</text:p>
          </table:table-cell>
          <table:table-cell table:style-name="ce2" office:value-type="float" office:value="111211" calcext:value-type="float">
            <text:p>111211</text:p>
          </table:table-cell>
          <table:table-cell table:style-name="ce2" office:value-type="float" office:value="64758" calcext:value-type="float">
            <text:p>64758</text:p>
          </table:table-cell>
          <table:table-cell table:style-name="ce2" office:value-type="float" office:value="46453" calcext:value-type="float">
            <text:p>46453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CHHATTISGARH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float" office:value="2094811" calcext:value-type="float">
            <text:p>2094811</text:p>
          </table:table-cell>
          <table:table-cell table:style-name="ce2" office:value-type="float" office:value="1139954" calcext:value-type="float">
            <text:p>1139954</text:p>
          </table:table-cell>
          <table:table-cell table:style-name="ce2" office:value-type="float" office:value="954857" calcext:value-type="float">
            <text:p>954857</text:p>
          </table:table-cell>
          <table:table-cell table:style-name="ce2" office:value-type="float" office:value="197443" calcext:value-type="float">
            <text:p>197443</text:p>
          </table:table-cell>
          <table:table-cell table:style-name="ce2" office:value-type="float" office:value="119521" calcext:value-type="float">
            <text:p>119521</text:p>
          </table:table-cell>
          <table:table-cell table:style-name="ce2" office:value-type="float" office:value="77922" calcext:value-type="float">
            <text:p>7792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CHHATTISGARH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653036" calcext:value-type="float">
            <text:p>653036</text:p>
          </table:table-cell>
          <table:table-cell table:style-name="ce2" office:value-type="float" office:value="281748" calcext:value-type="float">
            <text:p>281748</text:p>
          </table:table-cell>
          <table:table-cell table:style-name="ce2" office:value-type="float" office:value="371288" calcext:value-type="float">
            <text:p>371288</text:p>
          </table:table-cell>
          <table:table-cell table:style-name="ce2" office:value-type="float" office:value="52972" calcext:value-type="float">
            <text:p>52972</text:p>
          </table:table-cell>
          <table:table-cell table:style-name="ce2" office:value-type="float" office:value="26569" calcext:value-type="float">
            <text:p>26569</text:p>
          </table:table-cell>
          <table:table-cell table:style-name="ce2" office:value-type="float" office:value="26403" calcext:value-type="float">
            <text:p>26403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CHHATTISGARH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1441775" calcext:value-type="float">
            <text:p>1441775</text:p>
          </table:table-cell>
          <table:table-cell table:style-name="ce2" office:value-type="float" office:value="858206" calcext:value-type="float">
            <text:p>858206</text:p>
          </table:table-cell>
          <table:table-cell table:style-name="ce2" office:value-type="float" office:value="583569" calcext:value-type="float">
            <text:p>583569</text:p>
          </table:table-cell>
          <table:table-cell table:style-name="ce2" office:value-type="float" office:value="144471" calcext:value-type="float">
            <text:p>144471</text:p>
          </table:table-cell>
          <table:table-cell table:style-name="ce2" office:value-type="float" office:value="92952" calcext:value-type="float">
            <text:p>92952</text:p>
          </table:table-cell>
          <table:table-cell table:style-name="ce2" office:value-type="float" office:value="51519" calcext:value-type="float">
            <text:p>51519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CHHATTISGARH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376157" calcext:value-type="float">
            <text:p>376157</text:p>
          </table:table-cell>
          <table:table-cell table:style-name="ce2" office:value-type="float" office:value="211742" calcext:value-type="float">
            <text:p>211742</text:p>
          </table:table-cell>
          <table:table-cell table:style-name="ce2" office:value-type="float" office:value="164415" calcext:value-type="float">
            <text:p>164415</text:p>
          </table:table-cell>
          <table:table-cell table:style-name="ce2" office:value-type="float" office:value="21925" calcext:value-type="float">
            <text:p>21925</text:p>
          </table:table-cell>
          <table:table-cell table:style-name="ce2" office:value-type="float" office:value="13224" calcext:value-type="float">
            <text:p>13224</text:p>
          </table:table-cell>
          <table:table-cell table:style-name="ce2" office:value-type="float" office:value="8701" calcext:value-type="float">
            <text:p>8701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CHHATTISGARH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431261" calcext:value-type="float">
            <text:p>431261</text:p>
          </table:table-cell>
          <table:table-cell table:style-name="ce2" office:value-type="float" office:value="247996" calcext:value-type="float">
            <text:p>247996</text:p>
          </table:table-cell>
          <table:table-cell table:style-name="ce2" office:value-type="float" office:value="183265" calcext:value-type="float">
            <text:p>183265</text:p>
          </table:table-cell>
          <table:table-cell table:style-name="ce2" office:value-type="float" office:value="34879" calcext:value-type="float">
            <text:p>34879</text:p>
          </table:table-cell>
          <table:table-cell table:style-name="ce2" office:value-type="float" office:value="21717" calcext:value-type="float">
            <text:p>21717</text:p>
          </table:table-cell>
          <table:table-cell table:style-name="ce2" office:value-type="float" office:value="13162" calcext:value-type="float">
            <text:p>1316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CHHATTISGARH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313460" calcext:value-type="float">
            <text:p>313460</text:p>
          </table:table-cell>
          <table:table-cell table:style-name="ce2" office:value-type="float" office:value="188444" calcext:value-type="float">
            <text:p>188444</text:p>
          </table:table-cell>
          <table:table-cell table:style-name="ce2" office:value-type="float" office:value="125016" calcext:value-type="float">
            <text:p>125016</text:p>
          </table:table-cell>
          <table:table-cell table:style-name="ce2" office:value-type="float" office:value="32852" calcext:value-type="float">
            <text:p>32852</text:p>
          </table:table-cell>
          <table:table-cell table:style-name="ce2" office:value-type="float" office:value="20787" calcext:value-type="float">
            <text:p>20787</text:p>
          </table:table-cell>
          <table:table-cell table:style-name="ce2" office:value-type="float" office:value="12065" calcext:value-type="float">
            <text:p>12065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CHHATTISGARH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218987" calcext:value-type="float">
            <text:p>218987</text:p>
          </table:table-cell>
          <table:table-cell table:style-name="ce2" office:value-type="float" office:value="143562" calcext:value-type="float">
            <text:p>143562</text:p>
          </table:table-cell>
          <table:table-cell table:style-name="ce2" office:value-type="float" office:value="75425" calcext:value-type="float">
            <text:p>75425</text:p>
          </table:table-cell>
          <table:table-cell table:style-name="ce2" office:value-type="float" office:value="35228" calcext:value-type="float">
            <text:p>35228</text:p>
          </table:table-cell>
          <table:table-cell table:style-name="ce2" office:value-type="float" office:value="23681" calcext:value-type="float">
            <text:p>23681</text:p>
          </table:table-cell>
          <table:table-cell table:style-name="ce2" office:value-type="float" office:value="11547" calcext:value-type="float">
            <text:p>11547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CHHATTISGARH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56229" calcext:value-type="float">
            <text:p>56229</text:p>
          </table:table-cell>
          <table:table-cell table:style-name="ce2" office:value-type="float" office:value="39426" calcext:value-type="float">
            <text:p>39426</text:p>
          </table:table-cell>
          <table:table-cell table:style-name="ce2" office:value-type="float" office:value="16803" calcext:value-type="float">
            <text:p>16803</text:p>
          </table:table-cell>
          <table:table-cell table:style-name="ce2" office:value-type="float" office:value="14853" calcext:value-type="float">
            <text:p>14853</text:p>
          </table:table-cell>
          <table:table-cell table:style-name="ce2" office:value-type="float" office:value="10479" calcext:value-type="float">
            <text:p>10479</text:p>
          </table:table-cell>
          <table:table-cell table:style-name="ce2" office:value-type="float" office:value="4374" calcext:value-type="float">
            <text:p>4374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CHHATTISGARH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float" office:value="1289412" calcext:value-type="float">
            <text:p>1289412</text:p>
          </table:table-cell>
          <table:table-cell table:style-name="ce2" office:value-type="float" office:value="680667" calcext:value-type="float">
            <text:p>680667</text:p>
          </table:table-cell>
          <table:table-cell table:style-name="ce2" office:value-type="float" office:value="608745" calcext:value-type="float">
            <text:p>608745</text:p>
          </table:table-cell>
          <table:table-cell table:style-name="ce2" office:value-type="float" office:value="225126" calcext:value-type="float">
            <text:p>225126</text:p>
          </table:table-cell>
          <table:table-cell table:style-name="ce2" office:value-type="float" office:value="125629" calcext:value-type="float">
            <text:p>125629</text:p>
          </table:table-cell>
          <table:table-cell table:style-name="ce2" office:value-type="float" office:value="99497" calcext:value-type="float">
            <text:p>99497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CHHATTISGARH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131246" calcext:value-type="float">
            <text:p>131246</text:p>
          </table:table-cell>
          <table:table-cell table:style-name="ce2" office:value-type="float" office:value="48457" calcext:value-type="float">
            <text:p>48457</text:p>
          </table:table-cell>
          <table:table-cell table:style-name="ce2" office:value-type="float" office:value="82789" calcext:value-type="float">
            <text:p>82789</text:p>
          </table:table-cell>
          <table:table-cell table:style-name="ce2" office:value-type="float" office:value="6396" calcext:value-type="float">
            <text:p>6396</text:p>
          </table:table-cell>
          <table:table-cell table:style-name="ce2" office:value-type="float" office:value="2936" calcext:value-type="float">
            <text:p>2936</text:p>
          </table:table-cell>
          <table:table-cell table:style-name="ce2" office:value-type="float" office:value="3460" calcext:value-type="float">
            <text:p>3460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CHHATTISGARH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1158166" calcext:value-type="float">
            <text:p>1158166</text:p>
          </table:table-cell>
          <table:table-cell table:style-name="ce2" office:value-type="float" office:value="632210" calcext:value-type="float">
            <text:p>632210</text:p>
          </table:table-cell>
          <table:table-cell table:style-name="ce2" office:value-type="float" office:value="525956" calcext:value-type="float">
            <text:p>525956</text:p>
          </table:table-cell>
          <table:table-cell table:style-name="ce2" office:value-type="float" office:value="218730" calcext:value-type="float">
            <text:p>218730</text:p>
          </table:table-cell>
          <table:table-cell table:style-name="ce2" office:value-type="float" office:value="122693" calcext:value-type="float">
            <text:p>122693</text:p>
          </table:table-cell>
          <table:table-cell table:style-name="ce2" office:value-type="float" office:value="96037" calcext:value-type="float">
            <text:p>96037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CHHATTISGARH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119397" calcext:value-type="float">
            <text:p>119397</text:p>
          </table:table-cell>
          <table:table-cell table:style-name="ce2" office:value-type="float" office:value="62544" calcext:value-type="float">
            <text:p>62544</text:p>
          </table:table-cell>
          <table:table-cell table:style-name="ce2" office:value-type="float" office:value="56853" calcext:value-type="float">
            <text:p>56853</text:p>
          </table:table-cell>
          <table:table-cell table:style-name="ce2" office:value-type="float" office:value="8161" calcext:value-type="float">
            <text:p>8161</text:p>
          </table:table-cell>
          <table:table-cell table:style-name="ce2" office:value-type="float" office:value="4275" calcext:value-type="float">
            <text:p>4275</text:p>
          </table:table-cell>
          <table:table-cell table:style-name="ce2" office:value-type="float" office:value="3886" calcext:value-type="float">
            <text:p>3886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CHHATTISGARH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172074" calcext:value-type="float">
            <text:p>172074</text:p>
          </table:table-cell>
          <table:table-cell table:style-name="ce2" office:value-type="float" office:value="87864" calcext:value-type="float">
            <text:p>87864</text:p>
          </table:table-cell>
          <table:table-cell table:style-name="ce2" office:value-type="float" office:value="84210" calcext:value-type="float">
            <text:p>84210</text:p>
          </table:table-cell>
          <table:table-cell table:style-name="ce2" office:value-type="float" office:value="14745" calcext:value-type="float">
            <text:p>14745</text:p>
          </table:table-cell>
          <table:table-cell table:style-name="ce2" office:value-type="float" office:value="7616" calcext:value-type="float">
            <text:p>7616</text:p>
          </table:table-cell>
          <table:table-cell table:style-name="ce2" office:value-type="float" office:value="7129" calcext:value-type="float">
            <text:p>7129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CHHATTISGARH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156109" calcext:value-type="float">
            <text:p>156109</text:p>
          </table:table-cell>
          <table:table-cell table:style-name="ce2" office:value-type="float" office:value="82793" calcext:value-type="float">
            <text:p>82793</text:p>
          </table:table-cell>
          <table:table-cell table:style-name="ce2" office:value-type="float" office:value="73316" calcext:value-type="float">
            <text:p>73316</text:p>
          </table:table-cell>
          <table:table-cell table:style-name="ce2" office:value-type="float" office:value="18102" calcext:value-type="float">
            <text:p>18102</text:p>
          </table:table-cell>
          <table:table-cell table:style-name="ce2" office:value-type="float" office:value="9728" calcext:value-type="float">
            <text:p>9728</text:p>
          </table:table-cell>
          <table:table-cell table:style-name="ce2" office:value-type="float" office:value="8374" calcext:value-type="float">
            <text:p>8374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CHHATTISGARH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374638" calcext:value-type="float">
            <text:p>374638</text:p>
          </table:table-cell>
          <table:table-cell table:style-name="ce2" office:value-type="float" office:value="210528" calcext:value-type="float">
            <text:p>210528</text:p>
          </table:table-cell>
          <table:table-cell table:style-name="ce2" office:value-type="float" office:value="164110" calcext:value-type="float">
            <text:p>164110</text:p>
          </table:table-cell>
          <table:table-cell table:style-name="ce2" office:value-type="float" office:value="77496" calcext:value-type="float">
            <text:p>77496</text:p>
          </table:table-cell>
          <table:table-cell table:style-name="ce2" office:value-type="float" office:value="44630" calcext:value-type="float">
            <text:p>44630</text:p>
          </table:table-cell>
          <table:table-cell table:style-name="ce2" office:value-type="float" office:value="32866" calcext:value-type="float">
            <text:p>32866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CHHATTISGARH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312105" calcext:value-type="float">
            <text:p>312105</text:p>
          </table:table-cell>
          <table:table-cell table:style-name="ce2" office:value-type="float" office:value="176207" calcext:value-type="float">
            <text:p>176207</text:p>
          </table:table-cell>
          <table:table-cell table:style-name="ce2" office:value-type="float" office:value="135898" calcext:value-type="float">
            <text:p>135898</text:p>
          </table:table-cell>
          <table:table-cell table:style-name="ce2" office:value-type="float" office:value="96358" calcext:value-type="float">
            <text:p>96358</text:p>
          </table:table-cell>
          <table:table-cell table:style-name="ce2" office:value-type="float" office:value="54279" calcext:value-type="float">
            <text:p>54279</text:p>
          </table:table-cell>
          <table:table-cell table:style-name="ce2" office:value-type="float" office:value="42079" calcext:value-type="float">
            <text:p>42079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ADHYA PRADESH</text:p>
          </table:table-cell>
          <table:table-cell table:number-columns-repeated="2" table:style-name="ce2" office:value-type="string" calcext:value-type="string">
            <text:p>Total</text:p>
          </table:table-cell>
          <table:table-cell table:style-name="ce2" office:value-type="float" office:value="9808682" calcext:value-type="float">
            <text:p>9808682</text:p>
          </table:table-cell>
          <table:table-cell table:style-name="ce2" office:value-type="float" office:value="5474699" calcext:value-type="float">
            <text:p>5474699</text:p>
          </table:table-cell>
          <table:table-cell table:style-name="ce2" office:value-type="float" office:value="4333983" calcext:value-type="float">
            <text:p>4333983</text:p>
          </table:table-cell>
          <table:table-cell table:style-name="ce2" office:value-type="float" office:value="1257953" calcext:value-type="float">
            <text:p>1257953</text:p>
          </table:table-cell>
          <table:table-cell table:style-name="ce2" office:value-type="float" office:value="758130" calcext:value-type="float">
            <text:p>758130</text:p>
          </table:table-cell>
          <table:table-cell table:style-name="ce2" office:value-type="float" office:value="499823" calcext:value-type="float">
            <text:p>499823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ADHYA PRADESH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1959490" calcext:value-type="float">
            <text:p>1959490</text:p>
          </table:table-cell>
          <table:table-cell table:style-name="ce2" office:value-type="float" office:value="849482" calcext:value-type="float">
            <text:p>849482</text:p>
          </table:table-cell>
          <table:table-cell table:style-name="ce2" office:value-type="float" office:value="1110008" calcext:value-type="float">
            <text:p>1110008</text:p>
          </table:table-cell>
          <table:table-cell table:style-name="ce2" office:value-type="float" office:value="50262" calcext:value-type="float">
            <text:p>50262</text:p>
          </table:table-cell>
          <table:table-cell table:style-name="ce2" office:value-type="float" office:value="25029" calcext:value-type="float">
            <text:p>25029</text:p>
          </table:table-cell>
          <table:table-cell table:style-name="ce2" office:value-type="float" office:value="25233" calcext:value-type="float">
            <text:p>25233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ADHYA PRADESH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7849192" calcext:value-type="float">
            <text:p>7849192</text:p>
          </table:table-cell>
          <table:table-cell table:style-name="ce2" office:value-type="float" office:value="4625217" calcext:value-type="float">
            <text:p>4625217</text:p>
          </table:table-cell>
          <table:table-cell table:style-name="ce2" office:value-type="float" office:value="3223975" calcext:value-type="float">
            <text:p>3223975</text:p>
          </table:table-cell>
          <table:table-cell table:style-name="ce2" office:value-type="float" office:value="1207691" calcext:value-type="float">
            <text:p>1207691</text:p>
          </table:table-cell>
          <table:table-cell table:style-name="ce2" office:value-type="float" office:value="733101" calcext:value-type="float">
            <text:p>733101</text:p>
          </table:table-cell>
          <table:table-cell table:style-name="ce2" office:value-type="float" office:value="474590" calcext:value-type="float">
            <text:p>474590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ADHYA PRADESH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1152098" calcext:value-type="float">
            <text:p>1152098</text:p>
          </table:table-cell>
          <table:table-cell table:style-name="ce2" office:value-type="float" office:value="636947" calcext:value-type="float">
            <text:p>636947</text:p>
          </table:table-cell>
          <table:table-cell table:style-name="ce2" office:value-type="float" office:value="515151" calcext:value-type="float">
            <text:p>515151</text:p>
          </table:table-cell>
          <table:table-cell table:style-name="ce2" office:value-type="float" office:value="39515" calcext:value-type="float">
            <text:p>39515</text:p>
          </table:table-cell>
          <table:table-cell table:style-name="ce2" office:value-type="float" office:value="21778" calcext:value-type="float">
            <text:p>21778</text:p>
          </table:table-cell>
          <table:table-cell table:style-name="ce2" office:value-type="float" office:value="17737" calcext:value-type="float">
            <text:p>17737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ADHYA PRADESH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1429094" calcext:value-type="float">
            <text:p>1429094</text:p>
          </table:table-cell>
          <table:table-cell table:style-name="ce2" office:value-type="float" office:value="796041" calcext:value-type="float">
            <text:p>796041</text:p>
          </table:table-cell>
          <table:table-cell table:style-name="ce2" office:value-type="float" office:value="633053" calcext:value-type="float">
            <text:p>633053</text:p>
          </table:table-cell>
          <table:table-cell table:style-name="ce2" office:value-type="float" office:value="127166" calcext:value-type="float">
            <text:p>127166</text:p>
          </table:table-cell>
          <table:table-cell table:style-name="ce2" office:value-type="float" office:value="69242" calcext:value-type="float">
            <text:p>69242</text:p>
          </table:table-cell>
          <table:table-cell table:style-name="ce2" office:value-type="float" office:value="57924" calcext:value-type="float">
            <text:p>57924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ADHYA PRADESH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1226704" calcext:value-type="float">
            <text:p>1226704</text:p>
          </table:table-cell>
          <table:table-cell table:style-name="ce2" office:value-type="float" office:value="713680" calcext:value-type="float">
            <text:p>713680</text:p>
          </table:table-cell>
          <table:table-cell table:style-name="ce2" office:value-type="float" office:value="513024" calcext:value-type="float">
            <text:p>513024</text:p>
          </table:table-cell>
          <table:table-cell table:style-name="ce2" office:value-type="float" office:value="218482" calcext:value-type="float">
            <text:p>218482</text:p>
          </table:table-cell>
          <table:table-cell table:style-name="ce2" office:value-type="float" office:value="129458" calcext:value-type="float">
            <text:p>129458</text:p>
          </table:table-cell>
          <table:table-cell table:style-name="ce2" office:value-type="float" office:value="89024" calcext:value-type="float">
            <text:p>89024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ADHYA PRADESH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2126963" calcext:value-type="float">
            <text:p>2126963</text:p>
          </table:table-cell>
          <table:table-cell table:style-name="ce2" office:value-type="float" office:value="1309069" calcext:value-type="float">
            <text:p>1309069</text:p>
          </table:table-cell>
          <table:table-cell table:style-name="ce2" office:value-type="float" office:value="817894" calcext:value-type="float">
            <text:p>817894</text:p>
          </table:table-cell>
          <table:table-cell table:style-name="ce2" office:value-type="float" office:value="431971" calcext:value-type="float">
            <text:p>431971</text:p>
          </table:table-cell>
          <table:table-cell table:style-name="ce2" office:value-type="float" office:value="272078" calcext:value-type="float">
            <text:p>272078</text:p>
          </table:table-cell>
          <table:table-cell table:style-name="ce2" office:value-type="float" office:value="159893" calcext:value-type="float">
            <text:p>159893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ADHYA PRADESH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1669739" calcext:value-type="float">
            <text:p>1669739</text:p>
          </table:table-cell>
          <table:table-cell table:style-name="ce2" office:value-type="float" office:value="1028694" calcext:value-type="float">
            <text:p>1028694</text:p>
          </table:table-cell>
          <table:table-cell table:style-name="ce2" office:value-type="float" office:value="641045" calcext:value-type="float">
            <text:p>641045</text:p>
          </table:table-cell>
          <table:table-cell table:style-name="ce2" office:value-type="float" office:value="360645" calcext:value-type="float">
            <text:p>360645</text:p>
          </table:table-cell>
          <table:table-cell table:style-name="ce2" office:value-type="float" office:value="222747" calcext:value-type="float">
            <text:p>222747</text:p>
          </table:table-cell>
          <table:table-cell table:style-name="ce2" office:value-type="float" office:value="137898" calcext:value-type="float">
            <text:p>137898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ADHYA PRADESH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float" office:value="5329355" calcext:value-type="float">
            <text:p>5329355</text:p>
          </table:table-cell>
          <table:table-cell table:style-name="ce2" office:value-type="float" office:value="2994271" calcext:value-type="float">
            <text:p>2994271</text:p>
          </table:table-cell>
          <table:table-cell table:style-name="ce2" office:value-type="float" office:value="2335084" calcext:value-type="float">
            <text:p>2335084</text:p>
          </table:table-cell>
          <table:table-cell table:style-name="ce2" office:value-type="float" office:value="562738" calcext:value-type="float">
            <text:p>562738</text:p>
          </table:table-cell>
          <table:table-cell table:style-name="ce2" office:value-type="float" office:value="366897" calcext:value-type="float">
            <text:p>366897</text:p>
          </table:table-cell>
          <table:table-cell table:style-name="ce2" office:value-type="float" office:value="195841" calcext:value-type="float">
            <text:p>195841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ADHYA PRADESH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1643236" calcext:value-type="float">
            <text:p>1643236</text:p>
          </table:table-cell>
          <table:table-cell table:style-name="ce2" office:value-type="float" office:value="717711" calcext:value-type="float">
            <text:p>717711</text:p>
          </table:table-cell>
          <table:table-cell table:style-name="ce2" office:value-type="float" office:value="925525" calcext:value-type="float">
            <text:p>925525</text:p>
          </table:table-cell>
          <table:table-cell table:style-name="ce2" office:value-type="float" office:value="35336" calcext:value-type="float">
            <text:p>35336</text:p>
          </table:table-cell>
          <table:table-cell table:style-name="ce2" office:value-type="float" office:value="17432" calcext:value-type="float">
            <text:p>17432</text:p>
          </table:table-cell>
          <table:table-cell table:style-name="ce2" office:value-type="float" office:value="17904" calcext:value-type="float">
            <text:p>17904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ADHYA PRADESH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3686119" calcext:value-type="float">
            <text:p>3686119</text:p>
          </table:table-cell>
          <table:table-cell table:style-name="ce2" office:value-type="float" office:value="2276560" calcext:value-type="float">
            <text:p>2276560</text:p>
          </table:table-cell>
          <table:table-cell table:style-name="ce2" office:value-type="float" office:value="1409559" calcext:value-type="float">
            <text:p>1409559</text:p>
          </table:table-cell>
          <table:table-cell table:style-name="ce2" office:value-type="float" office:value="527402" calcext:value-type="float">
            <text:p>527402</text:p>
          </table:table-cell>
          <table:table-cell table:style-name="ce2" office:value-type="float" office:value="349465" calcext:value-type="float">
            <text:p>349465</text:p>
          </table:table-cell>
          <table:table-cell table:style-name="ce2" office:value-type="float" office:value="177937" calcext:value-type="float">
            <text:p>177937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ADHYA PRADESH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853816" calcext:value-type="float">
            <text:p>853816</text:p>
          </table:table-cell>
          <table:table-cell table:style-name="ce2" office:value-type="float" office:value="477193" calcext:value-type="float">
            <text:p>477193</text:p>
          </table:table-cell>
          <table:table-cell table:style-name="ce2" office:value-type="float" office:value="376623" calcext:value-type="float">
            <text:p>376623</text:p>
          </table:table-cell>
          <table:table-cell table:style-name="ce2" office:value-type="float" office:value="19984" calcext:value-type="float">
            <text:p>19984</text:p>
          </table:table-cell>
          <table:table-cell table:style-name="ce2" office:value-type="float" office:value="11585" calcext:value-type="float">
            <text:p>11585</text:p>
          </table:table-cell>
          <table:table-cell table:style-name="ce2" office:value-type="float" office:value="8399" calcext:value-type="float">
            <text:p>8399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ADHYA PRADESH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928873" calcext:value-type="float">
            <text:p>928873</text:p>
          </table:table-cell>
          <table:table-cell table:style-name="ce2" office:value-type="float" office:value="532535" calcext:value-type="float">
            <text:p>532535</text:p>
          </table:table-cell>
          <table:table-cell table:style-name="ce2" office:value-type="float" office:value="396338" calcext:value-type="float">
            <text:p>396338</text:p>
          </table:table-cell>
          <table:table-cell table:style-name="ce2" office:value-type="float" office:value="80918" calcext:value-type="float">
            <text:p>80918</text:p>
          </table:table-cell>
          <table:table-cell table:style-name="ce2" office:value-type="float" office:value="45498" calcext:value-type="float">
            <text:p>45498</text:p>
          </table:table-cell>
          <table:table-cell table:style-name="ce2" office:value-type="float" office:value="35420" calcext:value-type="float">
            <text:p>35420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ADHYA PRADESH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724042" calcext:value-type="float">
            <text:p>724042</text:p>
          </table:table-cell>
          <table:table-cell table:style-name="ce2" office:value-type="float" office:value="446280" calcext:value-type="float">
            <text:p>446280</text:p>
          </table:table-cell>
          <table:table-cell table:style-name="ce2" office:value-type="float" office:value="277762" calcext:value-type="float">
            <text:p>277762</text:p>
          </table:table-cell>
          <table:table-cell table:style-name="ce2" office:value-type="float" office:value="149989" calcext:value-type="float">
            <text:p>149989</text:p>
          </table:table-cell>
          <table:table-cell table:style-name="ce2" office:value-type="float" office:value="93275" calcext:value-type="float">
            <text:p>93275</text:p>
          </table:table-cell>
          <table:table-cell table:style-name="ce2" office:value-type="float" office:value="56714" calcext:value-type="float">
            <text:p>56714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ADHYA PRADESH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773890" calcext:value-type="float">
            <text:p>773890</text:p>
          </table:table-cell>
          <table:table-cell table:style-name="ce2" office:value-type="float" office:value="532679" calcext:value-type="float">
            <text:p>532679</text:p>
          </table:table-cell>
          <table:table-cell table:style-name="ce2" office:value-type="float" office:value="241211" calcext:value-type="float">
            <text:p>241211</text:p>
          </table:table-cell>
          <table:table-cell table:style-name="ce2" office:value-type="float" office:value="190005" calcext:value-type="float">
            <text:p>190005</text:p>
          </table:table-cell>
          <table:table-cell table:style-name="ce2" office:value-type="float" office:value="133626" calcext:value-type="float">
            <text:p>133626</text:p>
          </table:table-cell>
          <table:table-cell table:style-name="ce2" office:value-type="float" office:value="56379" calcext:value-type="float">
            <text:p>56379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ADHYA PRADESH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277961" calcext:value-type="float">
            <text:p>277961</text:p>
          </table:table-cell>
          <table:table-cell table:style-name="ce2" office:value-type="float" office:value="209457" calcext:value-type="float">
            <text:p>209457</text:p>
          </table:table-cell>
          <table:table-cell table:style-name="ce2" office:value-type="float" office:value="68504" calcext:value-type="float">
            <text:p>68504</text:p>
          </table:table-cell>
          <table:table-cell table:style-name="ce2" office:value-type="float" office:value="73854" calcext:value-type="float">
            <text:p>73854</text:p>
          </table:table-cell>
          <table:table-cell table:style-name="ce2" office:value-type="float" office:value="56971" calcext:value-type="float">
            <text:p>56971</text:p>
          </table:table-cell>
          <table:table-cell table:style-name="ce2" office:value-type="float" office:value="16883" calcext:value-type="float">
            <text:p>16883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ADHYA PRADESH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float" office:value="4479327" calcext:value-type="float">
            <text:p>4479327</text:p>
          </table:table-cell>
          <table:table-cell table:style-name="ce2" office:value-type="float" office:value="2480428" calcext:value-type="float">
            <text:p>2480428</text:p>
          </table:table-cell>
          <table:table-cell table:style-name="ce2" office:value-type="float" office:value="1998899" calcext:value-type="float">
            <text:p>1998899</text:p>
          </table:table-cell>
          <table:table-cell table:style-name="ce2" office:value-type="float" office:value="695215" calcext:value-type="float">
            <text:p>695215</text:p>
          </table:table-cell>
          <table:table-cell table:style-name="ce2" office:value-type="float" office:value="391233" calcext:value-type="float">
            <text:p>391233</text:p>
          </table:table-cell>
          <table:table-cell table:style-name="ce2" office:value-type="float" office:value="303982" calcext:value-type="float">
            <text:p>30398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ADHYA PRADESH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316254" calcext:value-type="float">
            <text:p>316254</text:p>
          </table:table-cell>
          <table:table-cell table:style-name="ce2" office:value-type="float" office:value="131771" calcext:value-type="float">
            <text:p>131771</text:p>
          </table:table-cell>
          <table:table-cell table:style-name="ce2" office:value-type="float" office:value="184483" calcext:value-type="float">
            <text:p>184483</text:p>
          </table:table-cell>
          <table:table-cell table:style-name="ce2" office:value-type="float" office:value="14926" calcext:value-type="float">
            <text:p>14926</text:p>
          </table:table-cell>
          <table:table-cell table:style-name="ce2" office:value-type="float" office:value="7597" calcext:value-type="float">
            <text:p>7597</text:p>
          </table:table-cell>
          <table:table-cell table:style-name="ce2" office:value-type="float" office:value="7329" calcext:value-type="float">
            <text:p>7329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ADHYA PRADESH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4163073" calcext:value-type="float">
            <text:p>4163073</text:p>
          </table:table-cell>
          <table:table-cell table:style-name="ce2" office:value-type="float" office:value="2348657" calcext:value-type="float">
            <text:p>2348657</text:p>
          </table:table-cell>
          <table:table-cell table:style-name="ce2" office:value-type="float" office:value="1814416" calcext:value-type="float">
            <text:p>1814416</text:p>
          </table:table-cell>
          <table:table-cell table:style-name="ce2" office:value-type="float" office:value="680289" calcext:value-type="float">
            <text:p>680289</text:p>
          </table:table-cell>
          <table:table-cell table:style-name="ce2" office:value-type="float" office:value="383636" calcext:value-type="float">
            <text:p>383636</text:p>
          </table:table-cell>
          <table:table-cell table:style-name="ce2" office:value-type="float" office:value="296653" calcext:value-type="float">
            <text:p>296653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ADHYA PRADESH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298282" calcext:value-type="float">
            <text:p>298282</text:p>
          </table:table-cell>
          <table:table-cell table:style-name="ce2" office:value-type="float" office:value="159754" calcext:value-type="float">
            <text:p>159754</text:p>
          </table:table-cell>
          <table:table-cell table:style-name="ce2" office:value-type="float" office:value="138528" calcext:value-type="float">
            <text:p>138528</text:p>
          </table:table-cell>
          <table:table-cell table:style-name="ce2" office:value-type="float" office:value="19531" calcext:value-type="float">
            <text:p>19531</text:p>
          </table:table-cell>
          <table:table-cell table:style-name="ce2" office:value-type="float" office:value="10193" calcext:value-type="float">
            <text:p>10193</text:p>
          </table:table-cell>
          <table:table-cell table:style-name="ce2" office:value-type="float" office:value="9338" calcext:value-type="float">
            <text:p>9338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ADHYA PRADESH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500221" calcext:value-type="float">
            <text:p>500221</text:p>
          </table:table-cell>
          <table:table-cell table:style-name="ce2" office:value-type="float" office:value="263506" calcext:value-type="float">
            <text:p>263506</text:p>
          </table:table-cell>
          <table:table-cell table:style-name="ce2" office:value-type="float" office:value="236715" calcext:value-type="float">
            <text:p>236715</text:p>
          </table:table-cell>
          <table:table-cell table:style-name="ce2" office:value-type="float" office:value="46248" calcext:value-type="float">
            <text:p>46248</text:p>
          </table:table-cell>
          <table:table-cell table:style-name="ce2" office:value-type="float" office:value="23744" calcext:value-type="float">
            <text:p>23744</text:p>
          </table:table-cell>
          <table:table-cell table:style-name="ce2" office:value-type="float" office:value="22504" calcext:value-type="float">
            <text:p>22504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ADHYA PRADESH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502662" calcext:value-type="float">
            <text:p>502662</text:p>
          </table:table-cell>
          <table:table-cell table:style-name="ce2" office:value-type="float" office:value="267400" calcext:value-type="float">
            <text:p>267400</text:p>
          </table:table-cell>
          <table:table-cell table:style-name="ce2" office:value-type="float" office:value="235262" calcext:value-type="float">
            <text:p>235262</text:p>
          </table:table-cell>
          <table:table-cell table:style-name="ce2" office:value-type="float" office:value="68493" calcext:value-type="float">
            <text:p>68493</text:p>
          </table:table-cell>
          <table:table-cell table:style-name="ce2" office:value-type="float" office:value="36183" calcext:value-type="float">
            <text:p>36183</text:p>
          </table:table-cell>
          <table:table-cell table:style-name="ce2" office:value-type="float" office:value="32310" calcext:value-type="float">
            <text:p>32310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ADHYA PRADESH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1353073" calcext:value-type="float">
            <text:p>1353073</text:p>
          </table:table-cell>
          <table:table-cell table:style-name="ce2" office:value-type="float" office:value="776390" calcext:value-type="float">
            <text:p>776390</text:p>
          </table:table-cell>
          <table:table-cell table:style-name="ce2" office:value-type="float" office:value="576683" calcext:value-type="float">
            <text:p>576683</text:p>
          </table:table-cell>
          <table:table-cell table:style-name="ce2" office:value-type="float" office:value="241966" calcext:value-type="float">
            <text:p>241966</text:p>
          </table:table-cell>
          <table:table-cell table:style-name="ce2" office:value-type="float" office:value="138452" calcext:value-type="float">
            <text:p>138452</text:p>
          </table:table-cell>
          <table:table-cell table:style-name="ce2" office:value-type="float" office:value="103514" calcext:value-type="float">
            <text:p>103514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ADHYA PRADESH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1391778" calcext:value-type="float">
            <text:p>1391778</text:p>
          </table:table-cell>
          <table:table-cell table:style-name="ce2" office:value-type="float" office:value="819237" calcext:value-type="float">
            <text:p>819237</text:p>
          </table:table-cell>
          <table:table-cell table:style-name="ce2" office:value-type="float" office:value="572541" calcext:value-type="float">
            <text:p>572541</text:p>
          </table:table-cell>
          <table:table-cell table:style-name="ce2" office:value-type="float" office:value="286791" calcext:value-type="float">
            <text:p>286791</text:p>
          </table:table-cell>
          <table:table-cell table:style-name="ce2" office:value-type="float" office:value="165776" calcext:value-type="float">
            <text:p>165776</text:p>
          </table:table-cell>
          <table:table-cell table:style-name="ce2" office:value-type="float" office:value="121015" calcext:value-type="float">
            <text:p>121015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GUJARAT</text:p>
          </table:table-cell>
          <table:table-cell table:number-columns-repeated="2" table:style-name="ce2" office:value-type="string" calcext:value-type="string">
            <text:p>Total</text:p>
          </table:table-cell>
          <table:table-cell table:style-name="ce2" office:value-type="float" office:value="25892341" calcext:value-type="float">
            <text:p>25892341</text:p>
          </table:table-cell>
          <table:table-cell table:style-name="ce2" office:value-type="float" office:value="15059742" calcext:value-type="float">
            <text:p>15059742</text:p>
          </table:table-cell>
          <table:table-cell table:style-name="ce2" office:value-type="float" office:value="10832599" calcext:value-type="float">
            <text:p>10832599</text:p>
          </table:table-cell>
          <table:table-cell table:style-name="ce2" office:value-type="float" office:value="8570571" calcext:value-type="float">
            <text:p>8570571</text:p>
          </table:table-cell>
          <table:table-cell table:style-name="ce2" office:value-type="float" office:value="5181262" calcext:value-type="float">
            <text:p>5181262</text:p>
          </table:table-cell>
          <table:table-cell table:style-name="ce2" office:value-type="float" office:value="3389309" calcext:value-type="float">
            <text:p>3389309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GUJARAT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1490989" calcext:value-type="float">
            <text:p>1490989</text:p>
          </table:table-cell>
          <table:table-cell table:style-name="ce2" office:value-type="float" office:value="638947" calcext:value-type="float">
            <text:p>638947</text:p>
          </table:table-cell>
          <table:table-cell table:style-name="ce2" office:value-type="float" office:value="852042" calcext:value-type="float">
            <text:p>852042</text:p>
          </table:table-cell>
          <table:table-cell table:style-name="ce2" office:value-type="float" office:value="195021" calcext:value-type="float">
            <text:p>195021</text:p>
          </table:table-cell>
          <table:table-cell table:style-name="ce2" office:value-type="float" office:value="100795" calcext:value-type="float">
            <text:p>100795</text:p>
          </table:table-cell>
          <table:table-cell table:style-name="ce2" office:value-type="float" office:value="94226" calcext:value-type="float">
            <text:p>94226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GUJARAT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24401352" calcext:value-type="float">
            <text:p>24401352</text:p>
          </table:table-cell>
          <table:table-cell table:style-name="ce2" office:value-type="float" office:value="14420795" calcext:value-type="float">
            <text:p>14420795</text:p>
          </table:table-cell>
          <table:table-cell table:style-name="ce2" office:value-type="float" office:value="9980557" calcext:value-type="float">
            <text:p>9980557</text:p>
          </table:table-cell>
          <table:table-cell table:style-name="ce2" office:value-type="float" office:value="8375550" calcext:value-type="float">
            <text:p>8375550</text:p>
          </table:table-cell>
          <table:table-cell table:style-name="ce2" office:value-type="float" office:value="5080467" calcext:value-type="float">
            <text:p>5080467</text:p>
          </table:table-cell>
          <table:table-cell table:style-name="ce2" office:value-type="float" office:value="3295083" calcext:value-type="float">
            <text:p>3295083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GUJARAT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1777284" calcext:value-type="float">
            <text:p>1777284</text:p>
          </table:table-cell>
          <table:table-cell table:style-name="ce2" office:value-type="float" office:value="976789" calcext:value-type="float">
            <text:p>976789</text:p>
          </table:table-cell>
          <table:table-cell table:style-name="ce2" office:value-type="float" office:value="800495" calcext:value-type="float">
            <text:p>800495</text:p>
          </table:table-cell>
          <table:table-cell table:style-name="ce2" office:value-type="float" office:value="247338" calcext:value-type="float">
            <text:p>247338</text:p>
          </table:table-cell>
          <table:table-cell table:style-name="ce2" office:value-type="float" office:value="138848" calcext:value-type="float">
            <text:p>138848</text:p>
          </table:table-cell>
          <table:table-cell table:style-name="ce2" office:value-type="float" office:value="108490" calcext:value-type="float">
            <text:p>108490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GUJARAT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5419479" calcext:value-type="float">
            <text:p>5419479</text:p>
          </table:table-cell>
          <table:table-cell table:style-name="ce2" office:value-type="float" office:value="2897500" calcext:value-type="float">
            <text:p>2897500</text:p>
          </table:table-cell>
          <table:table-cell table:style-name="ce2" office:value-type="float" office:value="2521979" calcext:value-type="float">
            <text:p>2521979</text:p>
          </table:table-cell>
          <table:table-cell table:style-name="ce2" office:value-type="float" office:value="874526" calcext:value-type="float">
            <text:p>874526</text:p>
          </table:table-cell>
          <table:table-cell table:style-name="ce2" office:value-type="float" office:value="472367" calcext:value-type="float">
            <text:p>472367</text:p>
          </table:table-cell>
          <table:table-cell table:style-name="ce2" office:value-type="float" office:value="402159" calcext:value-type="float">
            <text:p>402159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GUJARAT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4599919" calcext:value-type="float">
            <text:p>4599919</text:p>
          </table:table-cell>
          <table:table-cell table:style-name="ce2" office:value-type="float" office:value="2881672" calcext:value-type="float">
            <text:p>2881672</text:p>
          </table:table-cell>
          <table:table-cell table:style-name="ce2" office:value-type="float" office:value="1718247" calcext:value-type="float">
            <text:p>1718247</text:p>
          </table:table-cell>
          <table:table-cell table:style-name="ce2" office:value-type="float" office:value="1102143" calcext:value-type="float">
            <text:p>1102143</text:p>
          </table:table-cell>
          <table:table-cell table:style-name="ce2" office:value-type="float" office:value="685441" calcext:value-type="float">
            <text:p>685441</text:p>
          </table:table-cell>
          <table:table-cell table:style-name="ce2" office:value-type="float" office:value="416702" calcext:value-type="float">
            <text:p>41670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GUJARAT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8376371" calcext:value-type="float">
            <text:p>8376371</text:p>
          </table:table-cell>
          <table:table-cell table:style-name="ce2" office:value-type="float" office:value="5187076" calcext:value-type="float">
            <text:p>5187076</text:p>
          </table:table-cell>
          <table:table-cell table:style-name="ce2" office:value-type="float" office:value="3189295" calcext:value-type="float">
            <text:p>3189295</text:p>
          </table:table-cell>
          <table:table-cell table:style-name="ce2" office:value-type="float" office:value="3591482" calcext:value-type="float">
            <text:p>3591482</text:p>
          </table:table-cell>
          <table:table-cell table:style-name="ce2" office:value-type="float" office:value="2238766" calcext:value-type="float">
            <text:p>2238766</text:p>
          </table:table-cell>
          <table:table-cell table:style-name="ce2" office:value-type="float" office:value="1352716" calcext:value-type="float">
            <text:p>1352716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GUJARAT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2975402" calcext:value-type="float">
            <text:p>2975402</text:p>
          </table:table-cell>
          <table:table-cell table:style-name="ce2" office:value-type="float" office:value="1774035" calcext:value-type="float">
            <text:p>1774035</text:p>
          </table:table-cell>
          <table:table-cell table:style-name="ce2" office:value-type="float" office:value="1201367" calcext:value-type="float">
            <text:p>1201367</text:p>
          </table:table-cell>
          <table:table-cell table:style-name="ce2" office:value-type="float" office:value="2184869" calcext:value-type="float">
            <text:p>2184869</text:p>
          </table:table-cell>
          <table:table-cell table:style-name="ce2" office:value-type="float" office:value="1325774" calcext:value-type="float">
            <text:p>1325774</text:p>
          </table:table-cell>
          <table:table-cell table:style-name="ce2" office:value-type="float" office:value="859095" calcext:value-type="float">
            <text:p>859095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GUJARAT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float" office:value="11448340" calcext:value-type="float">
            <text:p>11448340</text:p>
          </table:table-cell>
          <table:table-cell table:style-name="ce2" office:value-type="float" office:value="6972590" calcext:value-type="float">
            <text:p>6972590</text:p>
          </table:table-cell>
          <table:table-cell table:style-name="ce2" office:value-type="float" office:value="4475750" calcext:value-type="float">
            <text:p>4475750</text:p>
          </table:table-cell>
          <table:table-cell table:style-name="ce2" office:value-type="float" office:value="3031288" calcext:value-type="float">
            <text:p>3031288</text:p>
          </table:table-cell>
          <table:table-cell table:style-name="ce2" office:value-type="float" office:value="1968947" calcext:value-type="float">
            <text:p>1968947</text:p>
          </table:table-cell>
          <table:table-cell table:style-name="ce2" office:value-type="float" office:value="1062341" calcext:value-type="float">
            <text:p>1062341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GUJARAT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665492" calcext:value-type="float">
            <text:p>665492</text:p>
          </table:table-cell>
          <table:table-cell table:style-name="ce2" office:value-type="float" office:value="290608" calcext:value-type="float">
            <text:p>290608</text:p>
          </table:table-cell>
          <table:table-cell table:style-name="ce2" office:value-type="float" office:value="374884" calcext:value-type="float">
            <text:p>374884</text:p>
          </table:table-cell>
          <table:table-cell table:style-name="ce2" office:value-type="float" office:value="64908" calcext:value-type="float">
            <text:p>64908</text:p>
          </table:table-cell>
          <table:table-cell table:style-name="ce2" office:value-type="float" office:value="35518" calcext:value-type="float">
            <text:p>35518</text:p>
          </table:table-cell>
          <table:table-cell table:style-name="ce2" office:value-type="float" office:value="29390" calcext:value-type="float">
            <text:p>29390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GUJARAT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10782848" calcext:value-type="float">
            <text:p>10782848</text:p>
          </table:table-cell>
          <table:table-cell table:style-name="ce2" office:value-type="float" office:value="6681982" calcext:value-type="float">
            <text:p>6681982</text:p>
          </table:table-cell>
          <table:table-cell table:style-name="ce2" office:value-type="float" office:value="4100866" calcext:value-type="float">
            <text:p>4100866</text:p>
          </table:table-cell>
          <table:table-cell table:style-name="ce2" office:value-type="float" office:value="2966380" calcext:value-type="float">
            <text:p>2966380</text:p>
          </table:table-cell>
          <table:table-cell table:style-name="ce2" office:value-type="float" office:value="1933429" calcext:value-type="float">
            <text:p>1933429</text:p>
          </table:table-cell>
          <table:table-cell table:style-name="ce2" office:value-type="float" office:value="1032951" calcext:value-type="float">
            <text:p>1032951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GUJARAT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728298" calcext:value-type="float">
            <text:p>728298</text:p>
          </table:table-cell>
          <table:table-cell table:style-name="ce2" office:value-type="float" office:value="414752" calcext:value-type="float">
            <text:p>414752</text:p>
          </table:table-cell>
          <table:table-cell table:style-name="ce2" office:value-type="float" office:value="313546" calcext:value-type="float">
            <text:p>313546</text:p>
          </table:table-cell>
          <table:table-cell table:style-name="ce2" office:value-type="float" office:value="64256" calcext:value-type="float">
            <text:p>64256</text:p>
          </table:table-cell>
          <table:table-cell table:style-name="ce2" office:value-type="float" office:value="38531" calcext:value-type="float">
            <text:p>38531</text:p>
          </table:table-cell>
          <table:table-cell table:style-name="ce2" office:value-type="float" office:value="25725" calcext:value-type="float">
            <text:p>25725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GUJARAT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2962551" calcext:value-type="float">
            <text:p>2962551</text:p>
          </table:table-cell>
          <table:table-cell table:style-name="ce2" office:value-type="float" office:value="1627445" calcext:value-type="float">
            <text:p>1627445</text:p>
          </table:table-cell>
          <table:table-cell table:style-name="ce2" office:value-type="float" office:value="1335106" calcext:value-type="float">
            <text:p>1335106</text:p>
          </table:table-cell>
          <table:table-cell table:style-name="ce2" office:value-type="float" office:value="421281" calcext:value-type="float">
            <text:p>421281</text:p>
          </table:table-cell>
          <table:table-cell table:style-name="ce2" office:value-type="float" office:value="234090" calcext:value-type="float">
            <text:p>234090</text:p>
          </table:table-cell>
          <table:table-cell table:style-name="ce2" office:value-type="float" office:value="187191" calcext:value-type="float">
            <text:p>187191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GUJARAT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2386370" calcext:value-type="float">
            <text:p>2386370</text:p>
          </table:table-cell>
          <table:table-cell table:style-name="ce2" office:value-type="float" office:value="1549411" calcext:value-type="float">
            <text:p>1549411</text:p>
          </table:table-cell>
          <table:table-cell table:style-name="ce2" office:value-type="float" office:value="836959" calcext:value-type="float">
            <text:p>836959</text:p>
          </table:table-cell>
          <table:table-cell table:style-name="ce2" office:value-type="float" office:value="540591" calcext:value-type="float">
            <text:p>540591</text:p>
          </table:table-cell>
          <table:table-cell table:style-name="ce2" office:value-type="float" office:value="350856" calcext:value-type="float">
            <text:p>350856</text:p>
          </table:table-cell>
          <table:table-cell table:style-name="ce2" office:value-type="float" office:value="189735" calcext:value-type="float">
            <text:p>189735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GUJARAT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3497410" calcext:value-type="float">
            <text:p>3497410</text:p>
          </table:table-cell>
          <table:table-cell table:style-name="ce2" office:value-type="float" office:value="2322416" calcext:value-type="float">
            <text:p>2322416</text:p>
          </table:table-cell>
          <table:table-cell table:style-name="ce2" office:value-type="float" office:value="1174994" calcext:value-type="float">
            <text:p>1174994</text:p>
          </table:table-cell>
          <table:table-cell table:style-name="ce2" office:value-type="float" office:value="1390148" calcext:value-type="float">
            <text:p>1390148</text:p>
          </table:table-cell>
          <table:table-cell table:style-name="ce2" office:value-type="float" office:value="935822" calcext:value-type="float">
            <text:p>935822</text:p>
          </table:table-cell>
          <table:table-cell table:style-name="ce2" office:value-type="float" office:value="454326" calcext:value-type="float">
            <text:p>454326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GUJARAT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619071" calcext:value-type="float">
            <text:p>619071</text:p>
          </table:table-cell>
          <table:table-cell table:style-name="ce2" office:value-type="float" office:value="418602" calcext:value-type="float">
            <text:p>418602</text:p>
          </table:table-cell>
          <table:table-cell table:style-name="ce2" office:value-type="float" office:value="200469" calcext:value-type="float">
            <text:p>200469</text:p>
          </table:table-cell>
          <table:table-cell table:style-name="ce2" office:value-type="float" office:value="406289" calcext:value-type="float">
            <text:p>406289</text:p>
          </table:table-cell>
          <table:table-cell table:style-name="ce2" office:value-type="float" office:value="282885" calcext:value-type="float">
            <text:p>282885</text:p>
          </table:table-cell>
          <table:table-cell table:style-name="ce2" office:value-type="float" office:value="123404" calcext:value-type="float">
            <text:p>123404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GUJARAT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float" office:value="14444001" calcext:value-type="float">
            <text:p>14444001</text:p>
          </table:table-cell>
          <table:table-cell table:style-name="ce2" office:value-type="float" office:value="8087152" calcext:value-type="float">
            <text:p>8087152</text:p>
          </table:table-cell>
          <table:table-cell table:style-name="ce2" office:value-type="float" office:value="6356849" calcext:value-type="float">
            <text:p>6356849</text:p>
          </table:table-cell>
          <table:table-cell table:style-name="ce2" office:value-type="float" office:value="5539283" calcext:value-type="float">
            <text:p>5539283</text:p>
          </table:table-cell>
          <table:table-cell table:style-name="ce2" office:value-type="float" office:value="3212315" calcext:value-type="float">
            <text:p>3212315</text:p>
          </table:table-cell>
          <table:table-cell table:style-name="ce2" office:value-type="float" office:value="2326968" calcext:value-type="float">
            <text:p>2326968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GUJARAT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825497" calcext:value-type="float">
            <text:p>825497</text:p>
          </table:table-cell>
          <table:table-cell table:style-name="ce2" office:value-type="float" office:value="348339" calcext:value-type="float">
            <text:p>348339</text:p>
          </table:table-cell>
          <table:table-cell table:style-name="ce2" office:value-type="float" office:value="477158" calcext:value-type="float">
            <text:p>477158</text:p>
          </table:table-cell>
          <table:table-cell table:style-name="ce2" office:value-type="float" office:value="130113" calcext:value-type="float">
            <text:p>130113</text:p>
          </table:table-cell>
          <table:table-cell table:style-name="ce2" office:value-type="float" office:value="65277" calcext:value-type="float">
            <text:p>65277</text:p>
          </table:table-cell>
          <table:table-cell table:style-name="ce2" office:value-type="float" office:value="64836" calcext:value-type="float">
            <text:p>64836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GUJARAT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13618504" calcext:value-type="float">
            <text:p>13618504</text:p>
          </table:table-cell>
          <table:table-cell table:style-name="ce2" office:value-type="float" office:value="7738813" calcext:value-type="float">
            <text:p>7738813</text:p>
          </table:table-cell>
          <table:table-cell table:style-name="ce2" office:value-type="float" office:value="5879691" calcext:value-type="float">
            <text:p>5879691</text:p>
          </table:table-cell>
          <table:table-cell table:style-name="ce2" office:value-type="float" office:value="5409170" calcext:value-type="float">
            <text:p>5409170</text:p>
          </table:table-cell>
          <table:table-cell table:style-name="ce2" office:value-type="float" office:value="3147038" calcext:value-type="float">
            <text:p>3147038</text:p>
          </table:table-cell>
          <table:table-cell table:style-name="ce2" office:value-type="float" office:value="2262132" calcext:value-type="float">
            <text:p>226213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GUJARAT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1048986" calcext:value-type="float">
            <text:p>1048986</text:p>
          </table:table-cell>
          <table:table-cell table:style-name="ce2" office:value-type="float" office:value="562037" calcext:value-type="float">
            <text:p>562037</text:p>
          </table:table-cell>
          <table:table-cell table:style-name="ce2" office:value-type="float" office:value="486949" calcext:value-type="float">
            <text:p>486949</text:p>
          </table:table-cell>
          <table:table-cell table:style-name="ce2" office:value-type="float" office:value="183082" calcext:value-type="float">
            <text:p>183082</text:p>
          </table:table-cell>
          <table:table-cell table:style-name="ce2" office:value-type="float" office:value="100317" calcext:value-type="float">
            <text:p>100317</text:p>
          </table:table-cell>
          <table:table-cell table:style-name="ce2" office:value-type="float" office:value="82765" calcext:value-type="float">
            <text:p>82765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GUJARAT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2456928" calcext:value-type="float">
            <text:p>2456928</text:p>
          </table:table-cell>
          <table:table-cell table:style-name="ce2" office:value-type="float" office:value="1270055" calcext:value-type="float">
            <text:p>1270055</text:p>
          </table:table-cell>
          <table:table-cell table:style-name="ce2" office:value-type="float" office:value="1186873" calcext:value-type="float">
            <text:p>1186873</text:p>
          </table:table-cell>
          <table:table-cell table:style-name="ce2" office:value-type="float" office:value="453245" calcext:value-type="float">
            <text:p>453245</text:p>
          </table:table-cell>
          <table:table-cell table:style-name="ce2" office:value-type="float" office:value="238277" calcext:value-type="float">
            <text:p>238277</text:p>
          </table:table-cell>
          <table:table-cell table:style-name="ce2" office:value-type="float" office:value="214968" calcext:value-type="float">
            <text:p>214968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GUJARAT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2213549" calcext:value-type="float">
            <text:p>2213549</text:p>
          </table:table-cell>
          <table:table-cell table:style-name="ce2" office:value-type="float" office:value="1332261" calcext:value-type="float">
            <text:p>1332261</text:p>
          </table:table-cell>
          <table:table-cell table:style-name="ce2" office:value-type="float" office:value="881288" calcext:value-type="float">
            <text:p>881288</text:p>
          </table:table-cell>
          <table:table-cell table:style-name="ce2" office:value-type="float" office:value="561552" calcext:value-type="float">
            <text:p>561552</text:p>
          </table:table-cell>
          <table:table-cell table:style-name="ce2" office:value-type="float" office:value="334585" calcext:value-type="float">
            <text:p>334585</text:p>
          </table:table-cell>
          <table:table-cell table:style-name="ce2" office:value-type="float" office:value="226967" calcext:value-type="float">
            <text:p>226967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GUJARAT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4878961" calcext:value-type="float">
            <text:p>4878961</text:p>
          </table:table-cell>
          <table:table-cell table:style-name="ce2" office:value-type="float" office:value="2864660" calcext:value-type="float">
            <text:p>2864660</text:p>
          </table:table-cell>
          <table:table-cell table:style-name="ce2" office:value-type="float" office:value="2014301" calcext:value-type="float">
            <text:p>2014301</text:p>
          </table:table-cell>
          <table:table-cell table:style-name="ce2" office:value-type="float" office:value="2201334" calcext:value-type="float">
            <text:p>2201334</text:p>
          </table:table-cell>
          <table:table-cell table:style-name="ce2" office:value-type="float" office:value="1302944" calcext:value-type="float">
            <text:p>1302944</text:p>
          </table:table-cell>
          <table:table-cell table:style-name="ce2" office:value-type="float" office:value="898390" calcext:value-type="float">
            <text:p>898390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GUJARAT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2356331" calcext:value-type="float">
            <text:p>2356331</text:p>
          </table:table-cell>
          <table:table-cell table:style-name="ce2" office:value-type="float" office:value="1355433" calcext:value-type="float">
            <text:p>1355433</text:p>
          </table:table-cell>
          <table:table-cell table:style-name="ce2" office:value-type="float" office:value="1000898" calcext:value-type="float">
            <text:p>1000898</text:p>
          </table:table-cell>
          <table:table-cell table:style-name="ce2" office:value-type="float" office:value="1778580" calcext:value-type="float">
            <text:p>1778580</text:p>
          </table:table-cell>
          <table:table-cell table:style-name="ce2" office:value-type="float" office:value="1042889" calcext:value-type="float">
            <text:p>1042889</text:p>
          </table:table-cell>
          <table:table-cell table:style-name="ce2" office:value-type="float" office:value="735691" calcext:value-type="float">
            <text:p>735691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DAMAN &amp; DIU</text:p>
          </table:table-cell>
          <table:table-cell table:number-columns-repeated="2" table:style-name="ce2" office:value-type="string" calcext:value-type="string">
            <text:p>Total</text:p>
          </table:table-cell>
          <table:table-cell table:style-name="ce2" office:value-type="float" office:value="116629" calcext:value-type="float">
            <text:p>116629</text:p>
          </table:table-cell>
          <table:table-cell table:style-name="ce2" office:value-type="float" office:value="71260" calcext:value-type="float">
            <text:p>71260</text:p>
          </table:table-cell>
          <table:table-cell table:style-name="ce2" office:value-type="float" office:value="45369" calcext:value-type="float">
            <text:p>45369</text:p>
          </table:table-cell>
          <table:table-cell table:style-name="ce2" office:value-type="float" office:value="34602" calcext:value-type="float">
            <text:p>34602</text:p>
          </table:table-cell>
          <table:table-cell table:style-name="ce2" office:value-type="float" office:value="21856" calcext:value-type="float">
            <text:p>21856</text:p>
          </table:table-cell>
          <table:table-cell table:style-name="ce2" office:value-type="float" office:value="12746" calcext:value-type="float">
            <text:p>12746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DAMAN &amp; DIU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5710" calcext:value-type="float">
            <text:p>5710</text:p>
          </table:table-cell>
          <table:table-cell table:style-name="ce2" office:value-type="float" office:value="2499" calcext:value-type="float">
            <text:p>2499</text:p>
          </table:table-cell>
          <table:table-cell table:style-name="ce2" office:value-type="float" office:value="3211" calcext:value-type="float">
            <text:p>3211</text:p>
          </table:table-cell>
          <table:table-cell table:style-name="ce2" office:value-type="float" office:value="640" calcext:value-type="float">
            <text:p>640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float" office:value="352" calcext:value-type="float">
            <text:p>35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DAMAN &amp; DIU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110919" calcext:value-type="float">
            <text:p>110919</text:p>
          </table:table-cell>
          <table:table-cell table:style-name="ce2" office:value-type="float" office:value="68761" calcext:value-type="float">
            <text:p>68761</text:p>
          </table:table-cell>
          <table:table-cell table:style-name="ce2" office:value-type="float" office:value="42158" calcext:value-type="float">
            <text:p>42158</text:p>
          </table:table-cell>
          <table:table-cell table:style-name="ce2" office:value-type="float" office:value="33962" calcext:value-type="float">
            <text:p>33962</text:p>
          </table:table-cell>
          <table:table-cell table:style-name="ce2" office:value-type="float" office:value="21568" calcext:value-type="float">
            <text:p>21568</text:p>
          </table:table-cell>
          <table:table-cell table:style-name="ce2" office:value-type="float" office:value="12394" calcext:value-type="float">
            <text:p>12394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DAMAN &amp; DIU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9921" calcext:value-type="float">
            <text:p>9921</text:p>
          </table:table-cell>
          <table:table-cell table:style-name="ce2" office:value-type="float" office:value="5645" calcext:value-type="float">
            <text:p>5645</text:p>
          </table:table-cell>
          <table:table-cell table:style-name="ce2" office:value-type="float" office:value="4276" calcext:value-type="float">
            <text:p>4276</text:p>
          </table:table-cell>
          <table:table-cell table:style-name="ce2" office:value-type="float" office:value="1547" calcext:value-type="float">
            <text:p>1547</text:p>
          </table:table-cell>
          <table:table-cell table:style-name="ce2" office:value-type="float" office:value="858" calcext:value-type="float">
            <text:p>858</text:p>
          </table:table-cell>
          <table:table-cell table:style-name="ce2" office:value-type="float" office:value="689" calcext:value-type="float">
            <text:p>689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DAMAN &amp; DIU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20308" calcext:value-type="float">
            <text:p>20308</text:p>
          </table:table-cell>
          <table:table-cell table:style-name="ce2" office:value-type="float" office:value="11661" calcext:value-type="float">
            <text:p>11661</text:p>
          </table:table-cell>
          <table:table-cell table:style-name="ce2" office:value-type="float" office:value="8647" calcext:value-type="float">
            <text:p>8647</text:p>
          </table:table-cell>
          <table:table-cell table:style-name="ce2" office:value-type="float" office:value="3172" calcext:value-type="float">
            <text:p>3172</text:p>
          </table:table-cell>
          <table:table-cell table:style-name="ce2" office:value-type="float" office:value="1779" calcext:value-type="float">
            <text:p>1779</text:p>
          </table:table-cell>
          <table:table-cell table:style-name="ce2" office:value-type="float" office:value="1393" calcext:value-type="float">
            <text:p>1393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DAMAN &amp; DIU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19522" calcext:value-type="float">
            <text:p>19522</text:p>
          </table:table-cell>
          <table:table-cell table:style-name="ce2" office:value-type="float" office:value="11984" calcext:value-type="float">
            <text:p>11984</text:p>
          </table:table-cell>
          <table:table-cell table:style-name="ce2" office:value-type="float" office:value="7538" calcext:value-type="float">
            <text:p>7538</text:p>
          </table:table-cell>
          <table:table-cell table:style-name="ce2" office:value-type="float" office:value="4092" calcext:value-type="float">
            <text:p>4092</text:p>
          </table:table-cell>
          <table:table-cell table:style-name="ce2" office:value-type="float" office:value="2518" calcext:value-type="float">
            <text:p>2518</text:p>
          </table:table-cell>
          <table:table-cell table:style-name="ce2" office:value-type="float" office:value="1574" calcext:value-type="float">
            <text:p>1574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DAMAN &amp; DIU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46586" calcext:value-type="float">
            <text:p>46586</text:p>
          </table:table-cell>
          <table:table-cell table:style-name="ce2" office:value-type="float" office:value="30210" calcext:value-type="float">
            <text:p>30210</text:p>
          </table:table-cell>
          <table:table-cell table:style-name="ce2" office:value-type="float" office:value="16376" calcext:value-type="float">
            <text:p>16376</text:p>
          </table:table-cell>
          <table:table-cell table:style-name="ce2" office:value-type="float" office:value="17094" calcext:value-type="float">
            <text:p>17094</text:p>
          </table:table-cell>
          <table:table-cell table:style-name="ce2" office:value-type="float" office:value="11273" calcext:value-type="float">
            <text:p>11273</text:p>
          </table:table-cell>
          <table:table-cell table:style-name="ce2" office:value-type="float" office:value="5821" calcext:value-type="float">
            <text:p>5821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DAMAN &amp; DIU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11072" calcext:value-type="float">
            <text:p>11072</text:p>
          </table:table-cell>
          <table:table-cell table:style-name="ce2" office:value-type="float" office:value="7080" calcext:value-type="float">
            <text:p>7080</text:p>
          </table:table-cell>
          <table:table-cell table:style-name="ce2" office:value-type="float" office:value="3992" calcext:value-type="float">
            <text:p>3992</text:p>
          </table:table-cell>
          <table:table-cell table:style-name="ce2" office:value-type="float" office:value="7021" calcext:value-type="float">
            <text:p>7021</text:p>
          </table:table-cell>
          <table:table-cell table:style-name="ce2" office:value-type="float" office:value="4485" calcext:value-type="float">
            <text:p>4485</text:p>
          </table:table-cell>
          <table:table-cell table:style-name="ce2" office:value-type="float" office:value="2536" calcext:value-type="float">
            <text:p>2536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DAMAN &amp; DIU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float" office:value="28799" calcext:value-type="float">
            <text:p>28799</text:p>
          </table:table-cell>
          <table:table-cell table:style-name="ce2" office:value-type="float" office:value="16788" calcext:value-type="float">
            <text:p>16788</text:p>
          </table:table-cell>
          <table:table-cell table:style-name="ce2" office:value-type="float" office:value="12011" calcext:value-type="float">
            <text:p>12011</text:p>
          </table:table-cell>
          <table:table-cell table:style-name="ce2" office:value-type="float" office:value="7809" calcext:value-type="float">
            <text:p>7809</text:p>
          </table:table-cell>
          <table:table-cell table:style-name="ce2" office:value-type="float" office:value="4991" calcext:value-type="float">
            <text:p>4991</text:p>
          </table:table-cell>
          <table:table-cell table:style-name="ce2" office:value-type="float" office:value="2818" calcext:value-type="float">
            <text:p>2818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DAMAN &amp; DIU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1153" calcext:value-type="float">
            <text:p>1153</text:p>
          </table:table-cell>
          <table:table-cell table:style-name="ce2" office:value-type="float" office:value="411" calcext:value-type="float">
            <text:p>411</text:p>
          </table:table-cell>
          <table:table-cell table:style-name="ce2" office:value-type="float" office:value="742" calcext:value-type="float">
            <text:p>742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38" calcext:value-type="float">
            <text:p>38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DAMAN &amp; DIU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27646" calcext:value-type="float">
            <text:p>27646</text:p>
          </table:table-cell>
          <table:table-cell table:style-name="ce2" office:value-type="float" office:value="16377" calcext:value-type="float">
            <text:p>16377</text:p>
          </table:table-cell>
          <table:table-cell table:style-name="ce2" office:value-type="float" office:value="11269" calcext:value-type="float">
            <text:p>11269</text:p>
          </table:table-cell>
          <table:table-cell table:style-name="ce2" office:value-type="float" office:value="7722" calcext:value-type="float">
            <text:p>7722</text:p>
          </table:table-cell>
          <table:table-cell table:style-name="ce2" office:value-type="float" office:value="4942" calcext:value-type="float">
            <text:p>4942</text:p>
          </table:table-cell>
          <table:table-cell table:style-name="ce2" office:value-type="float" office:value="2780" calcext:value-type="float">
            <text:p>2780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DAMAN &amp; DIU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2364" calcext:value-type="float">
            <text:p>2364</text:p>
          </table:table-cell>
          <table:table-cell table:style-name="ce2" office:value-type="float" office:value="1324" calcext:value-type="float">
            <text:p>1324</text:p>
          </table:table-cell>
          <table:table-cell table:style-name="ce2" office:value-type="float" office:value="1040" calcext:value-type="float">
            <text:p>1040</text:p>
          </table:table-cell>
          <table:table-cell table:style-name="ce2" office:value-type="float" office:value="227" calcext:value-type="float">
            <text:p>227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99" calcext:value-type="float">
            <text:p>99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DAMAN &amp; DIU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6366" calcext:value-type="float">
            <text:p>6366</text:p>
          </table:table-cell>
          <table:table-cell table:style-name="ce2" office:value-type="float" office:value="3626" calcext:value-type="float">
            <text:p>3626</text:p>
          </table:table-cell>
          <table:table-cell table:style-name="ce2" office:value-type="float" office:value="2740" calcext:value-type="float">
            <text:p>2740</text:p>
          </table:table-cell>
          <table:table-cell table:style-name="ce2" office:value-type="float" office:value="779" calcext:value-type="float">
            <text:p>779</text:p>
          </table:table-cell>
          <table:table-cell table:style-name="ce2" office:value-type="float" office:value="454" calcext:value-type="float">
            <text:p>454</text:p>
          </table:table-cell>
          <table:table-cell table:style-name="ce2" office:value-type="float" office:value="325" calcext:value-type="float">
            <text:p>325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DAMAN &amp; DIU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5897" calcext:value-type="float">
            <text:p>5897</text:p>
          </table:table-cell>
          <table:table-cell table:style-name="ce2" office:value-type="float" office:value="3382" calcext:value-type="float">
            <text:p>3382</text:p>
          </table:table-cell>
          <table:table-cell table:style-name="ce2" office:value-type="float" office:value="2515" calcext:value-type="float">
            <text:p>2515</text:p>
          </table:table-cell>
          <table:table-cell table:style-name="ce2" office:value-type="float" office:value="1180" calcext:value-type="float">
            <text:p>1180</text:p>
          </table:table-cell>
          <table:table-cell table:style-name="ce2" office:value-type="float" office:value="751" calcext:value-type="float">
            <text:p>751</text:p>
          </table:table-cell>
          <table:table-cell table:style-name="ce2" office:value-type="float" office:value="429" calcext:value-type="float">
            <text:p>429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DAMAN &amp; DIU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10657" calcext:value-type="float">
            <text:p>10657</text:p>
          </table:table-cell>
          <table:table-cell table:style-name="ce2" office:value-type="float" office:value="6462" calcext:value-type="float">
            <text:p>6462</text:p>
          </table:table-cell>
          <table:table-cell table:style-name="ce2" office:value-type="float" office:value="4195" calcext:value-type="float">
            <text:p>4195</text:p>
          </table:table-cell>
          <table:table-cell table:style-name="ce2" office:value-type="float" office:value="4270" calcext:value-type="float">
            <text:p>4270</text:p>
          </table:table-cell>
          <table:table-cell table:style-name="ce2" office:value-type="float" office:value="2698" calcext:value-type="float">
            <text:p>2698</text:p>
          </table:table-cell>
          <table:table-cell table:style-name="ce2" office:value-type="float" office:value="1572" calcext:value-type="float">
            <text:p>157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DAMAN &amp; DIU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1532" calcext:value-type="float">
            <text:p>1532</text:p>
          </table:table-cell>
          <table:table-cell table:style-name="ce2" office:value-type="float" office:value="1110" calcext:value-type="float">
            <text:p>1110</text:p>
          </table:table-cell>
          <table:table-cell table:style-name="ce2" office:value-type="float" office:value="422" calcext:value-type="float">
            <text:p>422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float" office:value="780" calcext:value-type="float">
            <text:p>780</text:p>
          </table:table-cell>
          <table:table-cell table:style-name="ce2" office:value-type="float" office:value="271" calcext:value-type="float">
            <text:p>271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DAMAN &amp; DIU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float" office:value="87830" calcext:value-type="float">
            <text:p>87830</text:p>
          </table:table-cell>
          <table:table-cell table:style-name="ce2" office:value-type="float" office:value="54472" calcext:value-type="float">
            <text:p>54472</text:p>
          </table:table-cell>
          <table:table-cell table:style-name="ce2" office:value-type="float" office:value="33358" calcext:value-type="float">
            <text:p>33358</text:p>
          </table:table-cell>
          <table:table-cell table:style-name="ce2" office:value-type="float" office:value="26793" calcext:value-type="float">
            <text:p>26793</text:p>
          </table:table-cell>
          <table:table-cell table:style-name="ce2" office:value-type="float" office:value="16865" calcext:value-type="float">
            <text:p>16865</text:p>
          </table:table-cell>
          <table:table-cell table:style-name="ce2" office:value-type="float" office:value="9928" calcext:value-type="float">
            <text:p>9928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DAMAN &amp; DIU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4557" calcext:value-type="float">
            <text:p>4557</text:p>
          </table:table-cell>
          <table:table-cell table:style-name="ce2" office:value-type="float" office:value="2088" calcext:value-type="float">
            <text:p>2088</text:p>
          </table:table-cell>
          <table:table-cell table:style-name="ce2" office:value-type="float" office:value="2469" calcext:value-type="float">
            <text:p>2469</text:p>
          </table:table-cell>
          <table:table-cell table:style-name="ce2" office:value-type="float" office:value="553" calcext:value-type="float">
            <text:p>553</text:p>
          </table:table-cell>
          <table:table-cell table:style-name="ce2" office:value-type="float" office:value="239" calcext:value-type="float">
            <text:p>239</text:p>
          </table:table-cell>
          <table:table-cell table:style-name="ce2" office:value-type="float" office:value="314" calcext:value-type="float">
            <text:p>314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DAMAN &amp; DIU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83273" calcext:value-type="float">
            <text:p>83273</text:p>
          </table:table-cell>
          <table:table-cell table:style-name="ce2" office:value-type="float" office:value="52384" calcext:value-type="float">
            <text:p>52384</text:p>
          </table:table-cell>
          <table:table-cell table:style-name="ce2" office:value-type="float" office:value="30889" calcext:value-type="float">
            <text:p>30889</text:p>
          </table:table-cell>
          <table:table-cell table:style-name="ce2" office:value-type="float" office:value="26240" calcext:value-type="float">
            <text:p>26240</text:p>
          </table:table-cell>
          <table:table-cell table:style-name="ce2" office:value-type="float" office:value="16626" calcext:value-type="float">
            <text:p>16626</text:p>
          </table:table-cell>
          <table:table-cell table:style-name="ce2" office:value-type="float" office:value="9614" calcext:value-type="float">
            <text:p>9614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DAMAN &amp; DIU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7557" calcext:value-type="float">
            <text:p>7557</text:p>
          </table:table-cell>
          <table:table-cell table:style-name="ce2" office:value-type="float" office:value="4321" calcext:value-type="float">
            <text:p>4321</text:p>
          </table:table-cell>
          <table:table-cell table:style-name="ce2" office:value-type="float" office:value="3236" calcext:value-type="float">
            <text:p>3236</text:p>
          </table:table-cell>
          <table:table-cell table:style-name="ce2" office:value-type="float" office:value="1320" calcext:value-type="float">
            <text:p>1320</text:p>
          </table:table-cell>
          <table:table-cell table:style-name="ce2" office:value-type="float" office:value="730" calcext:value-type="float">
            <text:p>730</text:p>
          </table:table-cell>
          <table:table-cell table:style-name="ce2" office:value-type="float" office:value="590" calcext:value-type="float">
            <text:p>590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DAMAN &amp; DIU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13942" calcext:value-type="float">
            <text:p>13942</text:p>
          </table:table-cell>
          <table:table-cell table:style-name="ce2" office:value-type="float" office:value="8035" calcext:value-type="float">
            <text:p>8035</text:p>
          </table:table-cell>
          <table:table-cell table:style-name="ce2" office:value-type="float" office:value="5907" calcext:value-type="float">
            <text:p>5907</text:p>
          </table:table-cell>
          <table:table-cell table:style-name="ce2" office:value-type="float" office:value="2393" calcext:value-type="float">
            <text:p>2393</text:p>
          </table:table-cell>
          <table:table-cell table:style-name="ce2" office:value-type="float" office:value="1325" calcext:value-type="float">
            <text:p>1325</text:p>
          </table:table-cell>
          <table:table-cell table:style-name="ce2" office:value-type="float" office:value="1068" calcext:value-type="float">
            <text:p>1068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DAMAN &amp; DIU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13625" calcext:value-type="float">
            <text:p>13625</text:p>
          </table:table-cell>
          <table:table-cell table:style-name="ce2" office:value-type="float" office:value="8602" calcext:value-type="float">
            <text:p>8602</text:p>
          </table:table-cell>
          <table:table-cell table:style-name="ce2" office:value-type="float" office:value="5023" calcext:value-type="float">
            <text:p>5023</text:p>
          </table:table-cell>
          <table:table-cell table:style-name="ce2" office:value-type="float" office:value="2912" calcext:value-type="float">
            <text:p>2912</text:p>
          </table:table-cell>
          <table:table-cell table:style-name="ce2" office:value-type="float" office:value="1767" calcext:value-type="float">
            <text:p>1767</text:p>
          </table:table-cell>
          <table:table-cell table:style-name="ce2" office:value-type="float" office:value="1145" calcext:value-type="float">
            <text:p>1145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DAMAN &amp; DIU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35929" calcext:value-type="float">
            <text:p>35929</text:p>
          </table:table-cell>
          <table:table-cell table:style-name="ce2" office:value-type="float" office:value="23748" calcext:value-type="float">
            <text:p>23748</text:p>
          </table:table-cell>
          <table:table-cell table:style-name="ce2" office:value-type="float" office:value="12181" calcext:value-type="float">
            <text:p>12181</text:p>
          </table:table-cell>
          <table:table-cell table:style-name="ce2" office:value-type="float" office:value="12824" calcext:value-type="float">
            <text:p>12824</text:p>
          </table:table-cell>
          <table:table-cell table:style-name="ce2" office:value-type="float" office:value="8575" calcext:value-type="float">
            <text:p>8575</text:p>
          </table:table-cell>
          <table:table-cell table:style-name="ce2" office:value-type="float" office:value="4249" calcext:value-type="float">
            <text:p>4249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DAMAN &amp; DIU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9540" calcext:value-type="float">
            <text:p>9540</text:p>
          </table:table-cell>
          <table:table-cell table:style-name="ce2" office:value-type="float" office:value="5970" calcext:value-type="float">
            <text:p>5970</text:p>
          </table:table-cell>
          <table:table-cell table:style-name="ce2" office:value-type="float" office:value="3570" calcext:value-type="float">
            <text:p>3570</text:p>
          </table:table-cell>
          <table:table-cell table:style-name="ce2" office:value-type="float" office:value="5970" calcext:value-type="float">
            <text:p>5970</text:p>
          </table:table-cell>
          <table:table-cell table:style-name="ce2" office:value-type="float" office:value="3705" calcext:value-type="float">
            <text:p>3705</text:p>
          </table:table-cell>
          <table:table-cell table:style-name="ce2" office:value-type="float" office:value="2265" calcext:value-type="float">
            <text:p>2265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DADRA &amp; NAGAR HAVELI</text:p>
          </table:table-cell>
          <table:table-cell table:number-columns-repeated="2" table:style-name="ce2" office:value-type="string" calcext:value-type="string">
            <text:p>Total</text:p>
          </table:table-cell>
          <table:table-cell table:style-name="ce2" office:value-type="float" office:value="198983" calcext:value-type="float">
            <text:p>198983</text:p>
          </table:table-cell>
          <table:table-cell table:style-name="ce2" office:value-type="float" office:value="113211" calcext:value-type="float">
            <text:p>113211</text:p>
          </table:table-cell>
          <table:table-cell table:style-name="ce2" office:value-type="float" office:value="85772" calcext:value-type="float">
            <text:p>85772</text:p>
          </table:table-cell>
          <table:table-cell table:style-name="ce2" office:value-type="float" office:value="71516" calcext:value-type="float">
            <text:p>71516</text:p>
          </table:table-cell>
          <table:table-cell table:style-name="ce2" office:value-type="float" office:value="44256" calcext:value-type="float">
            <text:p>44256</text:p>
          </table:table-cell>
          <table:table-cell table:style-name="ce2" office:value-type="float" office:value="27260" calcext:value-type="float">
            <text:p>27260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DADRA &amp; NAGAR HAVELI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39891" calcext:value-type="float">
            <text:p>39891</text:p>
          </table:table-cell>
          <table:table-cell table:style-name="ce2" office:value-type="float" office:value="15756" calcext:value-type="float">
            <text:p>15756</text:p>
          </table:table-cell>
          <table:table-cell table:style-name="ce2" office:value-type="float" office:value="24135" calcext:value-type="float">
            <text:p>24135</text:p>
          </table:table-cell>
          <table:table-cell table:style-name="ce2" office:value-type="float" office:value="7444" calcext:value-type="float">
            <text:p>7444</text:p>
          </table:table-cell>
          <table:table-cell table:style-name="ce2" office:value-type="float" office:value="3719" calcext:value-type="float">
            <text:p>3719</text:p>
          </table:table-cell>
          <table:table-cell table:style-name="ce2" office:value-type="float" office:value="3725" calcext:value-type="float">
            <text:p>3725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DADRA &amp; NAGAR HAVELI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159092" calcext:value-type="float">
            <text:p>159092</text:p>
          </table:table-cell>
          <table:table-cell table:style-name="ce2" office:value-type="float" office:value="97455" calcext:value-type="float">
            <text:p>97455</text:p>
          </table:table-cell>
          <table:table-cell table:style-name="ce2" office:value-type="float" office:value="61637" calcext:value-type="float">
            <text:p>61637</text:p>
          </table:table-cell>
          <table:table-cell table:style-name="ce2" office:value-type="float" office:value="64072" calcext:value-type="float">
            <text:p>64072</text:p>
          </table:table-cell>
          <table:table-cell table:style-name="ce2" office:value-type="float" office:value="40537" calcext:value-type="float">
            <text:p>40537</text:p>
          </table:table-cell>
          <table:table-cell table:style-name="ce2" office:value-type="float" office:value="23535" calcext:value-type="float">
            <text:p>23535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DADRA &amp; NAGAR HAVELI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29954" calcext:value-type="float">
            <text:p>29954</text:p>
          </table:table-cell>
          <table:table-cell table:style-name="ce2" office:value-type="float" office:value="16680" calcext:value-type="float">
            <text:p>16680</text:p>
          </table:table-cell>
          <table:table-cell table:style-name="ce2" office:value-type="float" office:value="13274" calcext:value-type="float">
            <text:p>13274</text:p>
          </table:table-cell>
          <table:table-cell table:style-name="ce2" office:value-type="float" office:value="6989" calcext:value-type="float">
            <text:p>6989</text:p>
          </table:table-cell>
          <table:table-cell table:style-name="ce2" office:value-type="float" office:value="4223" calcext:value-type="float">
            <text:p>4223</text:p>
          </table:table-cell>
          <table:table-cell table:style-name="ce2" office:value-type="float" office:value="2766" calcext:value-type="float">
            <text:p>2766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DADRA &amp; NAGAR HAVELI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35430" calcext:value-type="float">
            <text:p>35430</text:p>
          </table:table-cell>
          <table:table-cell table:style-name="ce2" office:value-type="float" office:value="20418" calcext:value-type="float">
            <text:p>20418</text:p>
          </table:table-cell>
          <table:table-cell table:style-name="ce2" office:value-type="float" office:value="15012" calcext:value-type="float">
            <text:p>15012</text:p>
          </table:table-cell>
          <table:table-cell table:style-name="ce2" office:value-type="float" office:value="13640" calcext:value-type="float">
            <text:p>13640</text:p>
          </table:table-cell>
          <table:table-cell table:style-name="ce2" office:value-type="float" office:value="8131" calcext:value-type="float">
            <text:p>8131</text:p>
          </table:table-cell>
          <table:table-cell table:style-name="ce2" office:value-type="float" office:value="5509" calcext:value-type="float">
            <text:p>5509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DADRA &amp; NAGAR HAVELI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25419" calcext:value-type="float">
            <text:p>25419</text:p>
          </table:table-cell>
          <table:table-cell table:style-name="ce2" office:value-type="float" office:value="15736" calcext:value-type="float">
            <text:p>15736</text:p>
          </table:table-cell>
          <table:table-cell table:style-name="ce2" office:value-type="float" office:value="9683" calcext:value-type="float">
            <text:p>9683</text:p>
          </table:table-cell>
          <table:table-cell table:style-name="ce2" office:value-type="float" office:value="10898" calcext:value-type="float">
            <text:p>10898</text:p>
          </table:table-cell>
          <table:table-cell table:style-name="ce2" office:value-type="float" office:value="6781" calcext:value-type="float">
            <text:p>6781</text:p>
          </table:table-cell>
          <table:table-cell table:style-name="ce2" office:value-type="float" office:value="4117" calcext:value-type="float">
            <text:p>4117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DADRA &amp; NAGAR HAVELI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43159" calcext:value-type="float">
            <text:p>43159</text:p>
          </table:table-cell>
          <table:table-cell table:style-name="ce2" office:value-type="float" office:value="28928" calcext:value-type="float">
            <text:p>28928</text:p>
          </table:table-cell>
          <table:table-cell table:style-name="ce2" office:value-type="float" office:value="14231" calcext:value-type="float">
            <text:p>14231</text:p>
          </table:table-cell>
          <table:table-cell table:style-name="ce2" office:value-type="float" office:value="19336" calcext:value-type="float">
            <text:p>19336</text:p>
          </table:table-cell>
          <table:table-cell table:style-name="ce2" office:value-type="float" office:value="13125" calcext:value-type="float">
            <text:p>13125</text:p>
          </table:table-cell>
          <table:table-cell table:style-name="ce2" office:value-type="float" office:value="6211" calcext:value-type="float">
            <text:p>6211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DADRA &amp; NAGAR HAVELI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16465" calcext:value-type="float">
            <text:p>16465</text:p>
          </table:table-cell>
          <table:table-cell table:style-name="ce2" office:value-type="float" office:value="10213" calcext:value-type="float">
            <text:p>10213</text:p>
          </table:table-cell>
          <table:table-cell table:style-name="ce2" office:value-type="float" office:value="6252" calcext:value-type="float">
            <text:p>6252</text:p>
          </table:table-cell>
          <table:table-cell table:style-name="ce2" office:value-type="float" office:value="9958" calcext:value-type="float">
            <text:p>9958</text:p>
          </table:table-cell>
          <table:table-cell table:style-name="ce2" office:value-type="float" office:value="6146" calcext:value-type="float">
            <text:p>6146</text:p>
          </table:table-cell>
          <table:table-cell table:style-name="ce2" office:value-type="float" office:value="3812" calcext:value-type="float">
            <text:p>381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DADRA &amp; NAGAR HAVELI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float" office:value="110332" calcext:value-type="float">
            <text:p>110332</text:p>
          </table:table-cell>
          <table:table-cell table:style-name="ce2" office:value-type="float" office:value="61309" calcext:value-type="float">
            <text:p>61309</text:p>
          </table:table-cell>
          <table:table-cell table:style-name="ce2" office:value-type="float" office:value="49023" calcext:value-type="float">
            <text:p>49023</text:p>
          </table:table-cell>
          <table:table-cell table:style-name="ce2" office:value-type="float" office:value="39658" calcext:value-type="float">
            <text:p>39658</text:p>
          </table:table-cell>
          <table:table-cell table:style-name="ce2" office:value-type="float" office:value="24897" calcext:value-type="float">
            <text:p>24897</text:p>
          </table:table-cell>
          <table:table-cell table:style-name="ce2" office:value-type="float" office:value="14761" calcext:value-type="float">
            <text:p>14761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DADRA &amp; NAGAR HAVELI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33242" calcext:value-type="float">
            <text:p>33242</text:p>
          </table:table-cell>
          <table:table-cell table:style-name="ce2" office:value-type="float" office:value="13268" calcext:value-type="float">
            <text:p>13268</text:p>
          </table:table-cell>
          <table:table-cell table:style-name="ce2" office:value-type="float" office:value="19974" calcext:value-type="float">
            <text:p>19974</text:p>
          </table:table-cell>
          <table:table-cell table:style-name="ce2" office:value-type="float" office:value="6390" calcext:value-type="float">
            <text:p>6390</text:p>
          </table:table-cell>
          <table:table-cell table:style-name="ce2" office:value-type="float" office:value="3309" calcext:value-type="float">
            <text:p>3309</text:p>
          </table:table-cell>
          <table:table-cell table:style-name="ce2" office:value-type="float" office:value="3081" calcext:value-type="float">
            <text:p>3081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DADRA &amp; NAGAR HAVELI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77090" calcext:value-type="float">
            <text:p>77090</text:p>
          </table:table-cell>
          <table:table-cell table:style-name="ce2" office:value-type="float" office:value="48041" calcext:value-type="float">
            <text:p>48041</text:p>
          </table:table-cell>
          <table:table-cell table:style-name="ce2" office:value-type="float" office:value="29049" calcext:value-type="float">
            <text:p>29049</text:p>
          </table:table-cell>
          <table:table-cell table:style-name="ce2" office:value-type="float" office:value="33268" calcext:value-type="float">
            <text:p>33268</text:p>
          </table:table-cell>
          <table:table-cell table:style-name="ce2" office:value-type="float" office:value="21588" calcext:value-type="float">
            <text:p>21588</text:p>
          </table:table-cell>
          <table:table-cell table:style-name="ce2" office:value-type="float" office:value="11680" calcext:value-type="float">
            <text:p>11680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DADRA &amp; NAGAR HAVELI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20910" calcext:value-type="float">
            <text:p>20910</text:p>
          </table:table-cell>
          <table:table-cell table:style-name="ce2" office:value-type="float" office:value="11754" calcext:value-type="float">
            <text:p>11754</text:p>
          </table:table-cell>
          <table:table-cell table:style-name="ce2" office:value-type="float" office:value="9156" calcext:value-type="float">
            <text:p>9156</text:p>
          </table:table-cell>
          <table:table-cell table:style-name="ce2" office:value-type="float" office:value="4543" calcext:value-type="float">
            <text:p>4543</text:p>
          </table:table-cell>
          <table:table-cell table:style-name="ce2" office:value-type="float" office:value="2865" calcext:value-type="float">
            <text:p>2865</text:p>
          </table:table-cell>
          <table:table-cell table:style-name="ce2" office:value-type="float" office:value="1678" calcext:value-type="float">
            <text:p>1678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DADRA &amp; NAGAR HAVELI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22070" calcext:value-type="float">
            <text:p>22070</text:p>
          </table:table-cell>
          <table:table-cell table:style-name="ce2" office:value-type="float" office:value="13115" calcext:value-type="float">
            <text:p>13115</text:p>
          </table:table-cell>
          <table:table-cell table:style-name="ce2" office:value-type="float" office:value="8955" calcext:value-type="float">
            <text:p>8955</text:p>
          </table:table-cell>
          <table:table-cell table:style-name="ce2" office:value-type="float" office:value="10051" calcext:value-type="float">
            <text:p>10051</text:p>
          </table:table-cell>
          <table:table-cell table:style-name="ce2" office:value-type="float" office:value="6098" calcext:value-type="float">
            <text:p>6098</text:p>
          </table:table-cell>
          <table:table-cell table:style-name="ce2" office:value-type="float" office:value="3953" calcext:value-type="float">
            <text:p>3953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DADRA &amp; NAGAR HAVELI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13272" calcext:value-type="float">
            <text:p>13272</text:p>
          </table:table-cell>
          <table:table-cell table:style-name="ce2" office:value-type="float" office:value="8440" calcext:value-type="float">
            <text:p>8440</text:p>
          </table:table-cell>
          <table:table-cell table:style-name="ce2" office:value-type="float" office:value="4832" calcext:value-type="float">
            <text:p>4832</text:p>
          </table:table-cell>
          <table:table-cell table:style-name="ce2" office:value-type="float" office:value="7487" calcext:value-type="float">
            <text:p>7487</text:p>
          </table:table-cell>
          <table:table-cell table:style-name="ce2" office:value-type="float" office:value="4741" calcext:value-type="float">
            <text:p>4741</text:p>
          </table:table-cell>
          <table:table-cell table:style-name="ce2" office:value-type="float" office:value="2746" calcext:value-type="float">
            <text:p>2746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DADRA &amp; NAGAR HAVELI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13987" calcext:value-type="float">
            <text:p>13987</text:p>
          </table:table-cell>
          <table:table-cell table:style-name="ce2" office:value-type="float" office:value="10092" calcext:value-type="float">
            <text:p>10092</text:p>
          </table:table-cell>
          <table:table-cell table:style-name="ce2" office:value-type="float" office:value="3895" calcext:value-type="float">
            <text:p>3895</text:p>
          </table:table-cell>
          <table:table-cell table:style-name="ce2" office:value-type="float" office:value="7798" calcext:value-type="float">
            <text:p>7798</text:p>
          </table:table-cell>
          <table:table-cell table:style-name="ce2" office:value-type="float" office:value="5564" calcext:value-type="float">
            <text:p>5564</text:p>
          </table:table-cell>
          <table:table-cell table:style-name="ce2" office:value-type="float" office:value="2234" calcext:value-type="float">
            <text:p>2234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DADRA &amp; NAGAR HAVELI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2706" calcext:value-type="float">
            <text:p>2706</text:p>
          </table:table-cell>
          <table:table-cell table:style-name="ce2" office:value-type="float" office:value="1852" calcext:value-type="float">
            <text:p>1852</text:p>
          </table:table-cell>
          <table:table-cell table:style-name="ce2" office:value-type="float" office:value="854" calcext:value-type="float">
            <text:p>854</text:p>
          </table:table-cell>
          <table:table-cell table:style-name="ce2" office:value-type="float" office:value="1734" calcext:value-type="float">
            <text:p>1734</text:p>
          </table:table-cell>
          <table:table-cell table:style-name="ce2" office:value-type="float" office:value="1174" calcext:value-type="float">
            <text:p>1174</text:p>
          </table:table-cell>
          <table:table-cell table:style-name="ce2" office:value-type="float" office:value="560" calcext:value-type="float">
            <text:p>560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DADRA &amp; NAGAR HAVELI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float" office:value="88651" calcext:value-type="float">
            <text:p>88651</text:p>
          </table:table-cell>
          <table:table-cell table:style-name="ce2" office:value-type="float" office:value="51902" calcext:value-type="float">
            <text:p>51902</text:p>
          </table:table-cell>
          <table:table-cell table:style-name="ce2" office:value-type="float" office:value="36749" calcext:value-type="float">
            <text:p>36749</text:p>
          </table:table-cell>
          <table:table-cell table:style-name="ce2" office:value-type="float" office:value="31858" calcext:value-type="float">
            <text:p>31858</text:p>
          </table:table-cell>
          <table:table-cell table:style-name="ce2" office:value-type="float" office:value="19359" calcext:value-type="float">
            <text:p>19359</text:p>
          </table:table-cell>
          <table:table-cell table:style-name="ce2" office:value-type="float" office:value="12499" calcext:value-type="float">
            <text:p>12499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DADRA &amp; NAGAR HAVELI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6649" calcext:value-type="float">
            <text:p>6649</text:p>
          </table:table-cell>
          <table:table-cell table:style-name="ce2" office:value-type="float" office:value="2488" calcext:value-type="float">
            <text:p>2488</text:p>
          </table:table-cell>
          <table:table-cell table:style-name="ce2" office:value-type="float" office:value="4161" calcext:value-type="float">
            <text:p>4161</text:p>
          </table:table-cell>
          <table:table-cell table:style-name="ce2" office:value-type="float" office:value="1054" calcext:value-type="float">
            <text:p>1054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644" calcext:value-type="float">
            <text:p>644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DADRA &amp; NAGAR HAVELI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82002" calcext:value-type="float">
            <text:p>82002</text:p>
          </table:table-cell>
          <table:table-cell table:style-name="ce2" office:value-type="float" office:value="49414" calcext:value-type="float">
            <text:p>49414</text:p>
          </table:table-cell>
          <table:table-cell table:style-name="ce2" office:value-type="float" office:value="32588" calcext:value-type="float">
            <text:p>32588</text:p>
          </table:table-cell>
          <table:table-cell table:style-name="ce2" office:value-type="float" office:value="30804" calcext:value-type="float">
            <text:p>30804</text:p>
          </table:table-cell>
          <table:table-cell table:style-name="ce2" office:value-type="float" office:value="18949" calcext:value-type="float">
            <text:p>18949</text:p>
          </table:table-cell>
          <table:table-cell table:style-name="ce2" office:value-type="float" office:value="11855" calcext:value-type="float">
            <text:p>11855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DADRA &amp; NAGAR HAVELI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9044" calcext:value-type="float">
            <text:p>9044</text:p>
          </table:table-cell>
          <table:table-cell table:style-name="ce2" office:value-type="float" office:value="4926" calcext:value-type="float">
            <text:p>4926</text:p>
          </table:table-cell>
          <table:table-cell table:style-name="ce2" office:value-type="float" office:value="4118" calcext:value-type="float">
            <text:p>4118</text:p>
          </table:table-cell>
          <table:table-cell table:style-name="ce2" office:value-type="float" office:value="2446" calcext:value-type="float">
            <text:p>2446</text:p>
          </table:table-cell>
          <table:table-cell table:style-name="ce2" office:value-type="float" office:value="1358" calcext:value-type="float">
            <text:p>1358</text:p>
          </table:table-cell>
          <table:table-cell table:style-name="ce2" office:value-type="float" office:value="1088" calcext:value-type="float">
            <text:p>1088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DADRA &amp; NAGAR HAVELI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13360" calcext:value-type="float">
            <text:p>13360</text:p>
          </table:table-cell>
          <table:table-cell table:style-name="ce2" office:value-type="float" office:value="7303" calcext:value-type="float">
            <text:p>7303</text:p>
          </table:table-cell>
          <table:table-cell table:style-name="ce2" office:value-type="float" office:value="6057" calcext:value-type="float">
            <text:p>6057</text:p>
          </table:table-cell>
          <table:table-cell table:style-name="ce2" office:value-type="float" office:value="3589" calcext:value-type="float">
            <text:p>3589</text:p>
          </table:table-cell>
          <table:table-cell table:style-name="ce2" office:value-type="float" office:value="2033" calcext:value-type="float">
            <text:p>2033</text:p>
          </table:table-cell>
          <table:table-cell table:style-name="ce2" office:value-type="float" office:value="1556" calcext:value-type="float">
            <text:p>1556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DADRA &amp; NAGAR HAVELI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12147" calcext:value-type="float">
            <text:p>12147</text:p>
          </table:table-cell>
          <table:table-cell table:style-name="ce2" office:value-type="float" office:value="7296" calcext:value-type="float">
            <text:p>7296</text:p>
          </table:table-cell>
          <table:table-cell table:style-name="ce2" office:value-type="float" office:value="4851" calcext:value-type="float">
            <text:p>4851</text:p>
          </table:table-cell>
          <table:table-cell table:style-name="ce2" office:value-type="float" office:value="3411" calcext:value-type="float">
            <text:p>3411</text:p>
          </table:table-cell>
          <table:table-cell table:style-name="ce2" office:value-type="float" office:value="2040" calcext:value-type="float">
            <text:p>2040</text:p>
          </table:table-cell>
          <table:table-cell table:style-name="ce2" office:value-type="float" office:value="1371" calcext:value-type="float">
            <text:p>1371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DADRA &amp; NAGAR HAVELI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29172" calcext:value-type="float">
            <text:p>29172</text:p>
          </table:table-cell>
          <table:table-cell table:style-name="ce2" office:value-type="float" office:value="18836" calcext:value-type="float">
            <text:p>18836</text:p>
          </table:table-cell>
          <table:table-cell table:style-name="ce2" office:value-type="float" office:value="10336" calcext:value-type="float">
            <text:p>10336</text:p>
          </table:table-cell>
          <table:table-cell table:style-name="ce2" office:value-type="float" office:value="11538" calcext:value-type="float">
            <text:p>11538</text:p>
          </table:table-cell>
          <table:table-cell table:style-name="ce2" office:value-type="float" office:value="7561" calcext:value-type="float">
            <text:p>7561</text:p>
          </table:table-cell>
          <table:table-cell table:style-name="ce2" office:value-type="float" office:value="3977" calcext:value-type="float">
            <text:p>3977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DADRA &amp; NAGAR HAVELI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13759" calcext:value-type="float">
            <text:p>13759</text:p>
          </table:table-cell>
          <table:table-cell table:style-name="ce2" office:value-type="float" office:value="8361" calcext:value-type="float">
            <text:p>8361</text:p>
          </table:table-cell>
          <table:table-cell table:style-name="ce2" office:value-type="float" office:value="5398" calcext:value-type="float">
            <text:p>5398</text:p>
          </table:table-cell>
          <table:table-cell table:style-name="ce2" office:value-type="float" office:value="8224" calcext:value-type="float">
            <text:p>8224</text:p>
          </table:table-cell>
          <table:table-cell table:style-name="ce2" office:value-type="float" office:value="4972" calcext:value-type="float">
            <text:p>4972</text:p>
          </table:table-cell>
          <table:table-cell table:style-name="ce2" office:value-type="float" office:value="3252" calcext:value-type="float">
            <text:p>325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AHARASHTRA</text:p>
          </table:table-cell>
          <table:table-cell table:number-columns-repeated="2" table:style-name="ce2" office:value-type="string" calcext:value-type="string">
            <text:p>Total</text:p>
          </table:table-cell>
          <table:table-cell table:style-name="ce2" office:value-type="float" office:value="57419861" calcext:value-type="float">
            <text:p>57419861</text:p>
          </table:table-cell>
          <table:table-cell table:style-name="ce2" office:value-type="float" office:value="32034959" calcext:value-type="float">
            <text:p>32034959</text:p>
          </table:table-cell>
          <table:table-cell table:style-name="ce2" office:value-type="float" office:value="25384902" calcext:value-type="float">
            <text:p>25384902</text:p>
          </table:table-cell>
          <table:table-cell table:style-name="ce2" office:value-type="float" office:value="19724729" calcext:value-type="float">
            <text:p>19724729</text:p>
          </table:table-cell>
          <table:table-cell table:style-name="ce2" office:value-type="float" office:value="11455478" calcext:value-type="float">
            <text:p>11455478</text:p>
          </table:table-cell>
          <table:table-cell table:style-name="ce2" office:value-type="float" office:value="8269251" calcext:value-type="float">
            <text:p>8269251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AHARASHTRA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5381503" calcext:value-type="float">
            <text:p>5381503</text:p>
          </table:table-cell>
          <table:table-cell table:style-name="ce2" office:value-type="float" office:value="2233713" calcext:value-type="float">
            <text:p>2233713</text:p>
          </table:table-cell>
          <table:table-cell table:style-name="ce2" office:value-type="float" office:value="3147790" calcext:value-type="float">
            <text:p>3147790</text:p>
          </table:table-cell>
          <table:table-cell table:style-name="ce2" office:value-type="float" office:value="873460" calcext:value-type="float">
            <text:p>873460</text:p>
          </table:table-cell>
          <table:table-cell table:style-name="ce2" office:value-type="float" office:value="432060" calcext:value-type="float">
            <text:p>432060</text:p>
          </table:table-cell>
          <table:table-cell table:style-name="ce2" office:value-type="float" office:value="441400" calcext:value-type="float">
            <text:p>441400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AHARASHTRA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52038358" calcext:value-type="float">
            <text:p>52038358</text:p>
          </table:table-cell>
          <table:table-cell table:style-name="ce2" office:value-type="float" office:value="29801246" calcext:value-type="float">
            <text:p>29801246</text:p>
          </table:table-cell>
          <table:table-cell table:style-name="ce2" office:value-type="float" office:value="22237112" calcext:value-type="float">
            <text:p>22237112</text:p>
          </table:table-cell>
          <table:table-cell table:style-name="ce2" office:value-type="float" office:value="18851269" calcext:value-type="float">
            <text:p>18851269</text:p>
          </table:table-cell>
          <table:table-cell table:style-name="ce2" office:value-type="float" office:value="11023418" calcext:value-type="float">
            <text:p>11023418</text:p>
          </table:table-cell>
          <table:table-cell table:style-name="ce2" office:value-type="float" office:value="7827851" calcext:value-type="float">
            <text:p>7827851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AHARASHTRA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5566067" calcext:value-type="float">
            <text:p>5566067</text:p>
          </table:table-cell>
          <table:table-cell table:style-name="ce2" office:value-type="float" office:value="3037678" calcext:value-type="float">
            <text:p>3037678</text:p>
          </table:table-cell>
          <table:table-cell table:style-name="ce2" office:value-type="float" office:value="2528389" calcext:value-type="float">
            <text:p>2528389</text:p>
          </table:table-cell>
          <table:table-cell table:style-name="ce2" office:value-type="float" office:value="915379" calcext:value-type="float">
            <text:p>915379</text:p>
          </table:table-cell>
          <table:table-cell table:style-name="ce2" office:value-type="float" office:value="505449" calcext:value-type="float">
            <text:p>505449</text:p>
          </table:table-cell>
          <table:table-cell table:style-name="ce2" office:value-type="float" office:value="409930" calcext:value-type="float">
            <text:p>409930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AHARASHTRA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9102453" calcext:value-type="float">
            <text:p>9102453</text:p>
          </table:table-cell>
          <table:table-cell table:style-name="ce2" office:value-type="float" office:value="4684463" calcext:value-type="float">
            <text:p>4684463</text:p>
          </table:table-cell>
          <table:table-cell table:style-name="ce2" office:value-type="float" office:value="4417990" calcext:value-type="float">
            <text:p>4417990</text:p>
          </table:table-cell>
          <table:table-cell table:style-name="ce2" office:value-type="float" office:value="1869040" calcext:value-type="float">
            <text:p>1869040</text:p>
          </table:table-cell>
          <table:table-cell table:style-name="ce2" office:value-type="float" office:value="975779" calcext:value-type="float">
            <text:p>975779</text:p>
          </table:table-cell>
          <table:table-cell table:style-name="ce2" office:value-type="float" office:value="893261" calcext:value-type="float">
            <text:p>893261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AHARASHTRA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8378827" calcext:value-type="float">
            <text:p>8378827</text:p>
          </table:table-cell>
          <table:table-cell table:style-name="ce2" office:value-type="float" office:value="4806073" calcext:value-type="float">
            <text:p>4806073</text:p>
          </table:table-cell>
          <table:table-cell table:style-name="ce2" office:value-type="float" office:value="3572754" calcext:value-type="float">
            <text:p>3572754</text:p>
          </table:table-cell>
          <table:table-cell table:style-name="ce2" office:value-type="float" office:value="2029929" calcext:value-type="float">
            <text:p>2029929</text:p>
          </table:table-cell>
          <table:table-cell table:style-name="ce2" office:value-type="float" office:value="1157224" calcext:value-type="float">
            <text:p>1157224</text:p>
          </table:table-cell>
          <table:table-cell table:style-name="ce2" office:value-type="float" office:value="872705" calcext:value-type="float">
            <text:p>872705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AHARASHTRA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18860305" calcext:value-type="float">
            <text:p>18860305</text:p>
          </table:table-cell>
          <table:table-cell table:style-name="ce2" office:value-type="float" office:value="11332200" calcext:value-type="float">
            <text:p>11332200</text:p>
          </table:table-cell>
          <table:table-cell table:style-name="ce2" office:value-type="float" office:value="7528105" calcext:value-type="float">
            <text:p>7528105</text:p>
          </table:table-cell>
          <table:table-cell table:style-name="ce2" office:value-type="float" office:value="7782603" calcext:value-type="float">
            <text:p>7782603</text:p>
          </table:table-cell>
          <table:table-cell table:style-name="ce2" office:value-type="float" office:value="4680955" calcext:value-type="float">
            <text:p>4680955</text:p>
          </table:table-cell>
          <table:table-cell table:style-name="ce2" office:value-type="float" office:value="3101648" calcext:value-type="float">
            <text:p>3101648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AHARASHTRA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7921549" calcext:value-type="float">
            <text:p>7921549</text:p>
          </table:table-cell>
          <table:table-cell table:style-name="ce2" office:value-type="float" office:value="4719716" calcext:value-type="float">
            <text:p>4719716</text:p>
          </table:table-cell>
          <table:table-cell table:style-name="ce2" office:value-type="float" office:value="3201833" calcext:value-type="float">
            <text:p>3201833</text:p>
          </table:table-cell>
          <table:table-cell table:style-name="ce2" office:value-type="float" office:value="5598022" calcext:value-type="float">
            <text:p>5598022</text:p>
          </table:table-cell>
          <table:table-cell table:style-name="ce2" office:value-type="float" office:value="3317671" calcext:value-type="float">
            <text:p>3317671</text:p>
          </table:table-cell>
          <table:table-cell table:style-name="ce2" office:value-type="float" office:value="2280351" calcext:value-type="float">
            <text:p>2280351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AHARASHTRA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float" office:value="24378668" calcext:value-type="float">
            <text:p>24378668</text:p>
          </table:table-cell>
          <table:table-cell table:style-name="ce2" office:value-type="float" office:value="14180104" calcext:value-type="float">
            <text:p>14180104</text:p>
          </table:table-cell>
          <table:table-cell table:style-name="ce2" office:value-type="float" office:value="10198564" calcext:value-type="float">
            <text:p>10198564</text:p>
          </table:table-cell>
          <table:table-cell table:style-name="ce2" office:value-type="float" office:value="6072975" calcext:value-type="float">
            <text:p>6072975</text:p>
          </table:table-cell>
          <table:table-cell table:style-name="ce2" office:value-type="float" office:value="3791321" calcext:value-type="float">
            <text:p>3791321</text:p>
          </table:table-cell>
          <table:table-cell table:style-name="ce2" office:value-type="float" office:value="2281654" calcext:value-type="float">
            <text:p>2281654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AHARASHTRA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2830862" calcext:value-type="float">
            <text:p>2830862</text:p>
          </table:table-cell>
          <table:table-cell table:style-name="ce2" office:value-type="float" office:value="1159918" calcext:value-type="float">
            <text:p>1159918</text:p>
          </table:table-cell>
          <table:table-cell table:style-name="ce2" office:value-type="float" office:value="1670944" calcext:value-type="float">
            <text:p>1670944</text:p>
          </table:table-cell>
          <table:table-cell table:style-name="ce2" office:value-type="float" office:value="349555" calcext:value-type="float">
            <text:p>349555</text:p>
          </table:table-cell>
          <table:table-cell table:style-name="ce2" office:value-type="float" office:value="170231" calcext:value-type="float">
            <text:p>170231</text:p>
          </table:table-cell>
          <table:table-cell table:style-name="ce2" office:value-type="float" office:value="179324" calcext:value-type="float">
            <text:p>179324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AHARASHTRA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21547806" calcext:value-type="float">
            <text:p>21547806</text:p>
          </table:table-cell>
          <table:table-cell table:style-name="ce2" office:value-type="float" office:value="13020186" calcext:value-type="float">
            <text:p>13020186</text:p>
          </table:table-cell>
          <table:table-cell table:style-name="ce2" office:value-type="float" office:value="8527620" calcext:value-type="float">
            <text:p>8527620</text:p>
          </table:table-cell>
          <table:table-cell table:style-name="ce2" office:value-type="float" office:value="5723420" calcext:value-type="float">
            <text:p>5723420</text:p>
          </table:table-cell>
          <table:table-cell table:style-name="ce2" office:value-type="float" office:value="3621090" calcext:value-type="float">
            <text:p>3621090</text:p>
          </table:table-cell>
          <table:table-cell table:style-name="ce2" office:value-type="float" office:value="2102330" calcext:value-type="float">
            <text:p>2102330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AHARASHTRA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2717536" calcext:value-type="float">
            <text:p>2717536</text:p>
          </table:table-cell>
          <table:table-cell table:style-name="ce2" office:value-type="float" office:value="1558563" calcext:value-type="float">
            <text:p>1558563</text:p>
          </table:table-cell>
          <table:table-cell table:style-name="ce2" office:value-type="float" office:value="1158973" calcext:value-type="float">
            <text:p>1158973</text:p>
          </table:table-cell>
          <table:table-cell table:style-name="ce2" office:value-type="float" office:value="308595" calcext:value-type="float">
            <text:p>308595</text:p>
          </table:table-cell>
          <table:table-cell table:style-name="ce2" office:value-type="float" office:value="183458" calcext:value-type="float">
            <text:p>183458</text:p>
          </table:table-cell>
          <table:table-cell table:style-name="ce2" office:value-type="float" office:value="125137" calcext:value-type="float">
            <text:p>125137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AHARASHTRA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4259255" calcext:value-type="float">
            <text:p>4259255</text:p>
          </table:table-cell>
          <table:table-cell table:style-name="ce2" office:value-type="float" office:value="2279396" calcext:value-type="float">
            <text:p>2279396</text:p>
          </table:table-cell>
          <table:table-cell table:style-name="ce2" office:value-type="float" office:value="1979859" calcext:value-type="float">
            <text:p>1979859</text:p>
          </table:table-cell>
          <table:table-cell table:style-name="ce2" office:value-type="float" office:value="695672" calcext:value-type="float">
            <text:p>695672</text:p>
          </table:table-cell>
          <table:table-cell table:style-name="ce2" office:value-type="float" office:value="374236" calcext:value-type="float">
            <text:p>374236</text:p>
          </table:table-cell>
          <table:table-cell table:style-name="ce2" office:value-type="float" office:value="321436" calcext:value-type="float">
            <text:p>321436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AHARASHTRA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4074244" calcext:value-type="float">
            <text:p>4074244</text:p>
          </table:table-cell>
          <table:table-cell table:style-name="ce2" office:value-type="float" office:value="2417178" calcext:value-type="float">
            <text:p>2417178</text:p>
          </table:table-cell>
          <table:table-cell table:style-name="ce2" office:value-type="float" office:value="1657066" calcext:value-type="float">
            <text:p>1657066</text:p>
          </table:table-cell>
          <table:table-cell table:style-name="ce2" office:value-type="float" office:value="818872" calcext:value-type="float">
            <text:p>818872</text:p>
          </table:table-cell>
          <table:table-cell table:style-name="ce2" office:value-type="float" office:value="480577" calcext:value-type="float">
            <text:p>480577</text:p>
          </table:table-cell>
          <table:table-cell table:style-name="ce2" office:value-type="float" office:value="338295" calcext:value-type="float">
            <text:p>338295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AHARASHTRA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7655743" calcext:value-type="float">
            <text:p>7655743</text:p>
          </table:table-cell>
          <table:table-cell table:style-name="ce2" office:value-type="float" office:value="4881720" calcext:value-type="float">
            <text:p>4881720</text:p>
          </table:table-cell>
          <table:table-cell table:style-name="ce2" office:value-type="float" office:value="2774023" calcext:value-type="float">
            <text:p>2774023</text:p>
          </table:table-cell>
          <table:table-cell table:style-name="ce2" office:value-type="float" office:value="2573484" calcext:value-type="float">
            <text:p>2573484</text:p>
          </table:table-cell>
          <table:table-cell table:style-name="ce2" office:value-type="float" office:value="1649602" calcext:value-type="float">
            <text:p>1649602</text:p>
          </table:table-cell>
          <table:table-cell table:style-name="ce2" office:value-type="float" office:value="923882" calcext:value-type="float">
            <text:p>92388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AHARASHTRA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1747122" calcext:value-type="float">
            <text:p>1747122</text:p>
          </table:table-cell>
          <table:table-cell table:style-name="ce2" office:value-type="float" office:value="1255289" calcext:value-type="float">
            <text:p>1255289</text:p>
          </table:table-cell>
          <table:table-cell table:style-name="ce2" office:value-type="float" office:value="491833" calcext:value-type="float">
            <text:p>491833</text:p>
          </table:table-cell>
          <table:table-cell table:style-name="ce2" office:value-type="float" office:value="1086804" calcext:value-type="float">
            <text:p>1086804</text:p>
          </table:table-cell>
          <table:table-cell table:style-name="ce2" office:value-type="float" office:value="781784" calcext:value-type="float">
            <text:p>781784</text:p>
          </table:table-cell>
          <table:table-cell table:style-name="ce2" office:value-type="float" office:value="305020" calcext:value-type="float">
            <text:p>305020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AHARASHTRA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float" office:value="33041193" calcext:value-type="float">
            <text:p>33041193</text:p>
          </table:table-cell>
          <table:table-cell table:style-name="ce2" office:value-type="float" office:value="17854855" calcext:value-type="float">
            <text:p>17854855</text:p>
          </table:table-cell>
          <table:table-cell table:style-name="ce2" office:value-type="float" office:value="15186338" calcext:value-type="float">
            <text:p>15186338</text:p>
          </table:table-cell>
          <table:table-cell table:style-name="ce2" office:value-type="float" office:value="13651754" calcext:value-type="float">
            <text:p>13651754</text:p>
          </table:table-cell>
          <table:table-cell table:style-name="ce2" office:value-type="float" office:value="7664157" calcext:value-type="float">
            <text:p>7664157</text:p>
          </table:table-cell>
          <table:table-cell table:style-name="ce2" office:value-type="float" office:value="5987597" calcext:value-type="float">
            <text:p>5987597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AHARASHTRA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2550641" calcext:value-type="float">
            <text:p>2550641</text:p>
          </table:table-cell>
          <table:table-cell table:style-name="ce2" office:value-type="float" office:value="1073795" calcext:value-type="float">
            <text:p>1073795</text:p>
          </table:table-cell>
          <table:table-cell table:style-name="ce2" office:value-type="float" office:value="1476846" calcext:value-type="float">
            <text:p>1476846</text:p>
          </table:table-cell>
          <table:table-cell table:style-name="ce2" office:value-type="float" office:value="523905" calcext:value-type="float">
            <text:p>523905</text:p>
          </table:table-cell>
          <table:table-cell table:style-name="ce2" office:value-type="float" office:value="261829" calcext:value-type="float">
            <text:p>261829</text:p>
          </table:table-cell>
          <table:table-cell table:style-name="ce2" office:value-type="float" office:value="262076" calcext:value-type="float">
            <text:p>262076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AHARASHTRA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30490552" calcext:value-type="float">
            <text:p>30490552</text:p>
          </table:table-cell>
          <table:table-cell table:style-name="ce2" office:value-type="float" office:value="16781060" calcext:value-type="float">
            <text:p>16781060</text:p>
          </table:table-cell>
          <table:table-cell table:style-name="ce2" office:value-type="float" office:value="13709492" calcext:value-type="float">
            <text:p>13709492</text:p>
          </table:table-cell>
          <table:table-cell table:style-name="ce2" office:value-type="float" office:value="13127849" calcext:value-type="float">
            <text:p>13127849</text:p>
          </table:table-cell>
          <table:table-cell table:style-name="ce2" office:value-type="float" office:value="7402328" calcext:value-type="float">
            <text:p>7402328</text:p>
          </table:table-cell>
          <table:table-cell table:style-name="ce2" office:value-type="float" office:value="5725521" calcext:value-type="float">
            <text:p>5725521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AHARASHTRA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2848531" calcext:value-type="float">
            <text:p>2848531</text:p>
          </table:table-cell>
          <table:table-cell table:style-name="ce2" office:value-type="float" office:value="1479115" calcext:value-type="float">
            <text:p>1479115</text:p>
          </table:table-cell>
          <table:table-cell table:style-name="ce2" office:value-type="float" office:value="1369416" calcext:value-type="float">
            <text:p>1369416</text:p>
          </table:table-cell>
          <table:table-cell table:style-name="ce2" office:value-type="float" office:value="606784" calcext:value-type="float">
            <text:p>606784</text:p>
          </table:table-cell>
          <table:table-cell table:style-name="ce2" office:value-type="float" office:value="321991" calcext:value-type="float">
            <text:p>321991</text:p>
          </table:table-cell>
          <table:table-cell table:style-name="ce2" office:value-type="float" office:value="284793" calcext:value-type="float">
            <text:p>284793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AHARASHTRA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4843198" calcext:value-type="float">
            <text:p>4843198</text:p>
          </table:table-cell>
          <table:table-cell table:style-name="ce2" office:value-type="float" office:value="2405067" calcext:value-type="float">
            <text:p>2405067</text:p>
          </table:table-cell>
          <table:table-cell table:style-name="ce2" office:value-type="float" office:value="2438131" calcext:value-type="float">
            <text:p>2438131</text:p>
          </table:table-cell>
          <table:table-cell table:style-name="ce2" office:value-type="float" office:value="1173368" calcext:value-type="float">
            <text:p>1173368</text:p>
          </table:table-cell>
          <table:table-cell table:style-name="ce2" office:value-type="float" office:value="601543" calcext:value-type="float">
            <text:p>601543</text:p>
          </table:table-cell>
          <table:table-cell table:style-name="ce2" office:value-type="float" office:value="571825" calcext:value-type="float">
            <text:p>571825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AHARASHTRA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4304583" calcext:value-type="float">
            <text:p>4304583</text:p>
          </table:table-cell>
          <table:table-cell table:style-name="ce2" office:value-type="float" office:value="2388895" calcext:value-type="float">
            <text:p>2388895</text:p>
          </table:table-cell>
          <table:table-cell table:style-name="ce2" office:value-type="float" office:value="1915688" calcext:value-type="float">
            <text:p>1915688</text:p>
          </table:table-cell>
          <table:table-cell table:style-name="ce2" office:value-type="float" office:value="1211057" calcext:value-type="float">
            <text:p>1211057</text:p>
          </table:table-cell>
          <table:table-cell table:style-name="ce2" office:value-type="float" office:value="676647" calcext:value-type="float">
            <text:p>676647</text:p>
          </table:table-cell>
          <table:table-cell table:style-name="ce2" office:value-type="float" office:value="534410" calcext:value-type="float">
            <text:p>534410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AHARASHTRA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11204562" calcext:value-type="float">
            <text:p>11204562</text:p>
          </table:table-cell>
          <table:table-cell table:style-name="ce2" office:value-type="float" office:value="6450480" calcext:value-type="float">
            <text:p>6450480</text:p>
          </table:table-cell>
          <table:table-cell table:style-name="ce2" office:value-type="float" office:value="4754082" calcext:value-type="float">
            <text:p>4754082</text:p>
          </table:table-cell>
          <table:table-cell table:style-name="ce2" office:value-type="float" office:value="5209119" calcext:value-type="float">
            <text:p>5209119</text:p>
          </table:table-cell>
          <table:table-cell table:style-name="ce2" office:value-type="float" office:value="3031353" calcext:value-type="float">
            <text:p>3031353</text:p>
          </table:table-cell>
          <table:table-cell table:style-name="ce2" office:value-type="float" office:value="2177766" calcext:value-type="float">
            <text:p>2177766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MAHARASHTRA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6174427" calcext:value-type="float">
            <text:p>6174427</text:p>
          </table:table-cell>
          <table:table-cell table:style-name="ce2" office:value-type="float" office:value="3464427" calcext:value-type="float">
            <text:p>3464427</text:p>
          </table:table-cell>
          <table:table-cell table:style-name="ce2" office:value-type="float" office:value="2710000" calcext:value-type="float">
            <text:p>2710000</text:p>
          </table:table-cell>
          <table:table-cell table:style-name="ce2" office:value-type="float" office:value="4511218" calcext:value-type="float">
            <text:p>4511218</text:p>
          </table:table-cell>
          <table:table-cell table:style-name="ce2" office:value-type="float" office:value="2535887" calcext:value-type="float">
            <text:p>2535887</text:p>
          </table:table-cell>
          <table:table-cell table:style-name="ce2" office:value-type="float" office:value="1975331" calcext:value-type="float">
            <text:p>1975331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ANDHRA PRADESH</text:p>
          </table:table-cell>
          <table:table-cell table:number-columns-repeated="2" table:style-name="ce2" office:value-type="string" calcext:value-type="string">
            <text:p>Total</text:p>
          </table:table-cell>
          <table:table-cell table:style-name="ce2" office:value-type="float" office:value="21583334" calcext:value-type="float">
            <text:p>21583334</text:p>
          </table:table-cell>
          <table:table-cell table:style-name="ce2" office:value-type="float" office:value="12193992" calcext:value-type="float">
            <text:p>12193992</text:p>
          </table:table-cell>
          <table:table-cell table:style-name="ce2" office:value-type="float" office:value="9389342" calcext:value-type="float">
            <text:p>9389342</text:p>
          </table:table-cell>
          <table:table-cell table:style-name="ce2" office:value-type="float" office:value="6344376" calcext:value-type="float">
            <text:p>6344376</text:p>
          </table:table-cell>
          <table:table-cell table:style-name="ce2" office:value-type="float" office:value="3836382" calcext:value-type="float">
            <text:p>3836382</text:p>
          </table:table-cell>
          <table:table-cell table:style-name="ce2" office:value-type="float" office:value="2507994" calcext:value-type="float">
            <text:p>2507994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ANDHRA PRADESH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3774605" calcext:value-type="float">
            <text:p>3774605</text:p>
          </table:table-cell>
          <table:table-cell table:style-name="ce2" office:value-type="float" office:value="1564308" calcext:value-type="float">
            <text:p>1564308</text:p>
          </table:table-cell>
          <table:table-cell table:style-name="ce2" office:value-type="float" office:value="2210297" calcext:value-type="float">
            <text:p>2210297</text:p>
          </table:table-cell>
          <table:table-cell table:style-name="ce2" office:value-type="float" office:value="294933" calcext:value-type="float">
            <text:p>294933</text:p>
          </table:table-cell>
          <table:table-cell table:style-name="ce2" office:value-type="float" office:value="138416" calcext:value-type="float">
            <text:p>138416</text:p>
          </table:table-cell>
          <table:table-cell table:style-name="ce2" office:value-type="float" office:value="156517" calcext:value-type="float">
            <text:p>156517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ANDHRA PRADESH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17808729" calcext:value-type="float">
            <text:p>17808729</text:p>
          </table:table-cell>
          <table:table-cell table:style-name="ce2" office:value-type="float" office:value="10629684" calcext:value-type="float">
            <text:p>10629684</text:p>
          </table:table-cell>
          <table:table-cell table:style-name="ce2" office:value-type="float" office:value="7179045" calcext:value-type="float">
            <text:p>7179045</text:p>
          </table:table-cell>
          <table:table-cell table:style-name="ce2" office:value-type="float" office:value="6049443" calcext:value-type="float">
            <text:p>6049443</text:p>
          </table:table-cell>
          <table:table-cell table:style-name="ce2" office:value-type="float" office:value="3697966" calcext:value-type="float">
            <text:p>3697966</text:p>
          </table:table-cell>
          <table:table-cell table:style-name="ce2" office:value-type="float" office:value="2351477" calcext:value-type="float">
            <text:p>2351477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ANDHRA PRADESH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1305684" calcext:value-type="float">
            <text:p>1305684</text:p>
          </table:table-cell>
          <table:table-cell table:style-name="ce2" office:value-type="float" office:value="713427" calcext:value-type="float">
            <text:p>713427</text:p>
          </table:table-cell>
          <table:table-cell table:style-name="ce2" office:value-type="float" office:value="592257" calcext:value-type="float">
            <text:p>592257</text:p>
          </table:table-cell>
          <table:table-cell table:style-name="ce2" office:value-type="float" office:value="158933" calcext:value-type="float">
            <text:p>158933</text:p>
          </table:table-cell>
          <table:table-cell table:style-name="ce2" office:value-type="float" office:value="88292" calcext:value-type="float">
            <text:p>88292</text:p>
          </table:table-cell>
          <table:table-cell table:style-name="ce2" office:value-type="float" office:value="70641" calcext:value-type="float">
            <text:p>70641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ANDHRA PRADESH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2871857" calcext:value-type="float">
            <text:p>2871857</text:p>
          </table:table-cell>
          <table:table-cell table:style-name="ce2" office:value-type="float" office:value="1563603" calcext:value-type="float">
            <text:p>1563603</text:p>
          </table:table-cell>
          <table:table-cell table:style-name="ce2" office:value-type="float" office:value="1308254" calcext:value-type="float">
            <text:p>1308254</text:p>
          </table:table-cell>
          <table:table-cell table:style-name="ce2" office:value-type="float" office:value="531684" calcext:value-type="float">
            <text:p>531684</text:p>
          </table:table-cell>
          <table:table-cell table:style-name="ce2" office:value-type="float" office:value="285726" calcext:value-type="float">
            <text:p>285726</text:p>
          </table:table-cell>
          <table:table-cell table:style-name="ce2" office:value-type="float" office:value="245958" calcext:value-type="float">
            <text:p>245958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ANDHRA PRADESH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1678563" calcext:value-type="float">
            <text:p>1678563</text:p>
          </table:table-cell>
          <table:table-cell table:style-name="ce2" office:value-type="float" office:value="924228" calcext:value-type="float">
            <text:p>924228</text:p>
          </table:table-cell>
          <table:table-cell table:style-name="ce2" office:value-type="float" office:value="754335" calcext:value-type="float">
            <text:p>754335</text:p>
          </table:table-cell>
          <table:table-cell table:style-name="ce2" office:value-type="float" office:value="512545" calcext:value-type="float">
            <text:p>512545</text:p>
          </table:table-cell>
          <table:table-cell table:style-name="ce2" office:value-type="float" office:value="275622" calcext:value-type="float">
            <text:p>275622</text:p>
          </table:table-cell>
          <table:table-cell table:style-name="ce2" office:value-type="float" office:value="236923" calcext:value-type="float">
            <text:p>236923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ANDHRA PRADESH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6809700" calcext:value-type="float">
            <text:p>6809700</text:p>
          </table:table-cell>
          <table:table-cell table:style-name="ce2" office:value-type="float" office:value="4115656" calcext:value-type="float">
            <text:p>4115656</text:p>
          </table:table-cell>
          <table:table-cell table:style-name="ce2" office:value-type="float" office:value="2694044" calcext:value-type="float">
            <text:p>2694044</text:p>
          </table:table-cell>
          <table:table-cell table:style-name="ce2" office:value-type="float" office:value="2493054" calcext:value-type="float">
            <text:p>2493054</text:p>
          </table:table-cell>
          <table:table-cell table:style-name="ce2" office:value-type="float" office:value="1506000" calcext:value-type="float">
            <text:p>1506000</text:p>
          </table:table-cell>
          <table:table-cell table:style-name="ce2" office:value-type="float" office:value="987054" calcext:value-type="float">
            <text:p>987054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ANDHRA PRADESH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4136962" calcext:value-type="float">
            <text:p>4136962</text:p>
          </table:table-cell>
          <table:table-cell table:style-name="ce2" office:value-type="float" office:value="2700385" calcext:value-type="float">
            <text:p>2700385</text:p>
          </table:table-cell>
          <table:table-cell table:style-name="ce2" office:value-type="float" office:value="1436577" calcext:value-type="float">
            <text:p>1436577</text:p>
          </table:table-cell>
          <table:table-cell table:style-name="ce2" office:value-type="float" office:value="2067722" calcext:value-type="float">
            <text:p>2067722</text:p>
          </table:table-cell>
          <table:table-cell table:style-name="ce2" office:value-type="float" office:value="1362725" calcext:value-type="float">
            <text:p>1362725</text:p>
          </table:table-cell>
          <table:table-cell table:style-name="ce2" office:value-type="float" office:value="704997" calcext:value-type="float">
            <text:p>704997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ANDHRA PRADESH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float" office:value="10862432" calcext:value-type="float">
            <text:p>10862432</text:p>
          </table:table-cell>
          <table:table-cell table:style-name="ce2" office:value-type="float" office:value="6180282" calcext:value-type="float">
            <text:p>6180282</text:p>
          </table:table-cell>
          <table:table-cell table:style-name="ce2" office:value-type="float" office:value="4682150" calcext:value-type="float">
            <text:p>4682150</text:p>
          </table:table-cell>
          <table:table-cell table:style-name="ce2" office:value-type="float" office:value="2361512" calcext:value-type="float">
            <text:p>2361512</text:p>
          </table:table-cell>
          <table:table-cell table:style-name="ce2" office:value-type="float" office:value="1475239" calcext:value-type="float">
            <text:p>1475239</text:p>
          </table:table-cell>
          <table:table-cell table:style-name="ce2" office:value-type="float" office:value="886273" calcext:value-type="float">
            <text:p>886273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ANDHRA PRADESH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2719460" calcext:value-type="float">
            <text:p>2719460</text:p>
          </table:table-cell>
          <table:table-cell table:style-name="ce2" office:value-type="float" office:value="1126089" calcext:value-type="float">
            <text:p>1126089</text:p>
          </table:table-cell>
          <table:table-cell table:style-name="ce2" office:value-type="float" office:value="1593371" calcext:value-type="float">
            <text:p>1593371</text:p>
          </table:table-cell>
          <table:table-cell table:style-name="ce2" office:value-type="float" office:value="149911" calcext:value-type="float">
            <text:p>149911</text:p>
          </table:table-cell>
          <table:table-cell table:style-name="ce2" office:value-type="float" office:value="72119" calcext:value-type="float">
            <text:p>72119</text:p>
          </table:table-cell>
          <table:table-cell table:style-name="ce2" office:value-type="float" office:value="77792" calcext:value-type="float">
            <text:p>7779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ANDHRA PRADESH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8142972" calcext:value-type="float">
            <text:p>8142972</text:p>
          </table:table-cell>
          <table:table-cell table:style-name="ce2" office:value-type="float" office:value="5054193" calcext:value-type="float">
            <text:p>5054193</text:p>
          </table:table-cell>
          <table:table-cell table:style-name="ce2" office:value-type="float" office:value="3088779" calcext:value-type="float">
            <text:p>3088779</text:p>
          </table:table-cell>
          <table:table-cell table:style-name="ce2" office:value-type="float" office:value="2211601" calcext:value-type="float">
            <text:p>2211601</text:p>
          </table:table-cell>
          <table:table-cell table:style-name="ce2" office:value-type="float" office:value="1403120" calcext:value-type="float">
            <text:p>1403120</text:p>
          </table:table-cell>
          <table:table-cell table:style-name="ce2" office:value-type="float" office:value="808481" calcext:value-type="float">
            <text:p>808481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ANDHRA PRADESH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756198" calcext:value-type="float">
            <text:p>756198</text:p>
          </table:table-cell>
          <table:table-cell table:style-name="ce2" office:value-type="float" office:value="421032" calcext:value-type="float">
            <text:p>421032</text:p>
          </table:table-cell>
          <table:table-cell table:style-name="ce2" office:value-type="float" office:value="335166" calcext:value-type="float">
            <text:p>335166</text:p>
          </table:table-cell>
          <table:table-cell table:style-name="ce2" office:value-type="float" office:value="56782" calcext:value-type="float">
            <text:p>56782</text:p>
          </table:table-cell>
          <table:table-cell table:style-name="ce2" office:value-type="float" office:value="33651" calcext:value-type="float">
            <text:p>33651</text:p>
          </table:table-cell>
          <table:table-cell table:style-name="ce2" office:value-type="float" office:value="23131" calcext:value-type="float">
            <text:p>23131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ANDHRA PRADESH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1572325" calcext:value-type="float">
            <text:p>1572325</text:p>
          </table:table-cell>
          <table:table-cell table:style-name="ce2" office:value-type="float" office:value="889415" calcext:value-type="float">
            <text:p>889415</text:p>
          </table:table-cell>
          <table:table-cell table:style-name="ce2" office:value-type="float" office:value="682910" calcext:value-type="float">
            <text:p>682910</text:p>
          </table:table-cell>
          <table:table-cell table:style-name="ce2" office:value-type="float" office:value="244824" calcext:value-type="float">
            <text:p>244824</text:p>
          </table:table-cell>
          <table:table-cell table:style-name="ce2" office:value-type="float" office:value="136561" calcext:value-type="float">
            <text:p>136561</text:p>
          </table:table-cell>
          <table:table-cell table:style-name="ce2" office:value-type="float" office:value="108263" calcext:value-type="float">
            <text:p>108263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ANDHRA PRADESH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938869" calcext:value-type="float">
            <text:p>938869</text:p>
          </table:table-cell>
          <table:table-cell table:style-name="ce2" office:value-type="float" office:value="538254" calcext:value-type="float">
            <text:p>538254</text:p>
          </table:table-cell>
          <table:table-cell table:style-name="ce2" office:value-type="float" office:value="400615" calcext:value-type="float">
            <text:p>400615</text:p>
          </table:table-cell>
          <table:table-cell table:style-name="ce2" office:value-type="float" office:value="270486" calcext:value-type="float">
            <text:p>270486</text:p>
          </table:table-cell>
          <table:table-cell table:style-name="ce2" office:value-type="float" office:value="150751" calcext:value-type="float">
            <text:p>150751</text:p>
          </table:table-cell>
          <table:table-cell table:style-name="ce2" office:value-type="float" office:value="119735" calcext:value-type="float">
            <text:p>119735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ANDHRA PRADESH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3194186" calcext:value-type="float">
            <text:p>3194186</text:p>
          </table:table-cell>
          <table:table-cell table:style-name="ce2" office:value-type="float" office:value="2033155" calcext:value-type="float">
            <text:p>2033155</text:p>
          </table:table-cell>
          <table:table-cell table:style-name="ce2" office:value-type="float" office:value="1161031" calcext:value-type="float">
            <text:p>1161031</text:p>
          </table:table-cell>
          <table:table-cell table:style-name="ce2" office:value-type="float" office:value="1058410" calcext:value-type="float">
            <text:p>1058410</text:p>
          </table:table-cell>
          <table:table-cell table:style-name="ce2" office:value-type="float" office:value="667234" calcext:value-type="float">
            <text:p>667234</text:p>
          </table:table-cell>
          <table:table-cell table:style-name="ce2" office:value-type="float" office:value="391176" calcext:value-type="float">
            <text:p>391176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ANDHRA PRADESH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1225232" calcext:value-type="float">
            <text:p>1225232</text:p>
          </table:table-cell>
          <table:table-cell table:style-name="ce2" office:value-type="float" office:value="881388" calcext:value-type="float">
            <text:p>881388</text:p>
          </table:table-cell>
          <table:table-cell table:style-name="ce2" office:value-type="float" office:value="343844" calcext:value-type="float">
            <text:p>343844</text:p>
          </table:table-cell>
          <table:table-cell table:style-name="ce2" office:value-type="float" office:value="480903" calcext:value-type="float">
            <text:p>480903</text:p>
          </table:table-cell>
          <table:table-cell table:style-name="ce2" office:value-type="float" office:value="348487" calcext:value-type="float">
            <text:p>348487</text:p>
          </table:table-cell>
          <table:table-cell table:style-name="ce2" office:value-type="float" office:value="132416" calcext:value-type="float">
            <text:p>132416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ANDHRA PRADESH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float" office:value="10720902" calcext:value-type="float">
            <text:p>10720902</text:p>
          </table:table-cell>
          <table:table-cell table:style-name="ce2" office:value-type="float" office:value="6013710" calcext:value-type="float">
            <text:p>6013710</text:p>
          </table:table-cell>
          <table:table-cell table:style-name="ce2" office:value-type="float" office:value="4707192" calcext:value-type="float">
            <text:p>4707192</text:p>
          </table:table-cell>
          <table:table-cell table:style-name="ce2" office:value-type="float" office:value="3982864" calcext:value-type="float">
            <text:p>3982864</text:p>
          </table:table-cell>
          <table:table-cell table:style-name="ce2" office:value-type="float" office:value="2361143" calcext:value-type="float">
            <text:p>2361143</text:p>
          </table:table-cell>
          <table:table-cell table:style-name="ce2" office:value-type="float" office:value="1621721" calcext:value-type="float">
            <text:p>1621721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ANDHRA PRADESH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1055145" calcext:value-type="float">
            <text:p>1055145</text:p>
          </table:table-cell>
          <table:table-cell table:style-name="ce2" office:value-type="float" office:value="438219" calcext:value-type="float">
            <text:p>438219</text:p>
          </table:table-cell>
          <table:table-cell table:style-name="ce2" office:value-type="float" office:value="616926" calcext:value-type="float">
            <text:p>616926</text:p>
          </table:table-cell>
          <table:table-cell table:style-name="ce2" office:value-type="float" office:value="145022" calcext:value-type="float">
            <text:p>145022</text:p>
          </table:table-cell>
          <table:table-cell table:style-name="ce2" office:value-type="float" office:value="66297" calcext:value-type="float">
            <text:p>66297</text:p>
          </table:table-cell>
          <table:table-cell table:style-name="ce2" office:value-type="float" office:value="78725" calcext:value-type="float">
            <text:p>78725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ANDHRA PRADESH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9665757" calcext:value-type="float">
            <text:p>9665757</text:p>
          </table:table-cell>
          <table:table-cell table:style-name="ce2" office:value-type="float" office:value="5575491" calcext:value-type="float">
            <text:p>5575491</text:p>
          </table:table-cell>
          <table:table-cell table:style-name="ce2" office:value-type="float" office:value="4090266" calcext:value-type="float">
            <text:p>4090266</text:p>
          </table:table-cell>
          <table:table-cell table:style-name="ce2" office:value-type="float" office:value="3837842" calcext:value-type="float">
            <text:p>3837842</text:p>
          </table:table-cell>
          <table:table-cell table:style-name="ce2" office:value-type="float" office:value="2294846" calcext:value-type="float">
            <text:p>2294846</text:p>
          </table:table-cell>
          <table:table-cell table:style-name="ce2" office:value-type="float" office:value="1542996" calcext:value-type="float">
            <text:p>1542996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ANDHRA PRADESH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549486" calcext:value-type="float">
            <text:p>549486</text:p>
          </table:table-cell>
          <table:table-cell table:style-name="ce2" office:value-type="float" office:value="292395" calcext:value-type="float">
            <text:p>292395</text:p>
          </table:table-cell>
          <table:table-cell table:style-name="ce2" office:value-type="float" office:value="257091" calcext:value-type="float">
            <text:p>257091</text:p>
          </table:table-cell>
          <table:table-cell table:style-name="ce2" office:value-type="float" office:value="102151" calcext:value-type="float">
            <text:p>102151</text:p>
          </table:table-cell>
          <table:table-cell table:style-name="ce2" office:value-type="float" office:value="54641" calcext:value-type="float">
            <text:p>54641</text:p>
          </table:table-cell>
          <table:table-cell table:style-name="ce2" office:value-type="float" office:value="47510" calcext:value-type="float">
            <text:p>47510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ANDHRA PRADESH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1299532" calcext:value-type="float">
            <text:p>1299532</text:p>
          </table:table-cell>
          <table:table-cell table:style-name="ce2" office:value-type="float" office:value="674188" calcext:value-type="float">
            <text:p>674188</text:p>
          </table:table-cell>
          <table:table-cell table:style-name="ce2" office:value-type="float" office:value="625344" calcext:value-type="float">
            <text:p>625344</text:p>
          </table:table-cell>
          <table:table-cell table:style-name="ce2" office:value-type="float" office:value="286860" calcext:value-type="float">
            <text:p>286860</text:p>
          </table:table-cell>
          <table:table-cell table:style-name="ce2" office:value-type="float" office:value="149165" calcext:value-type="float">
            <text:p>149165</text:p>
          </table:table-cell>
          <table:table-cell table:style-name="ce2" office:value-type="float" office:value="137695" calcext:value-type="float">
            <text:p>137695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ANDHRA PRADESH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739694" calcext:value-type="float">
            <text:p>739694</text:p>
          </table:table-cell>
          <table:table-cell table:style-name="ce2" office:value-type="float" office:value="385974" calcext:value-type="float">
            <text:p>385974</text:p>
          </table:table-cell>
          <table:table-cell table:style-name="ce2" office:value-type="float" office:value="353720" calcext:value-type="float">
            <text:p>353720</text:p>
          </table:table-cell>
          <table:table-cell table:style-name="ce2" office:value-type="float" office:value="242059" calcext:value-type="float">
            <text:p>242059</text:p>
          </table:table-cell>
          <table:table-cell table:style-name="ce2" office:value-type="float" office:value="124871" calcext:value-type="float">
            <text:p>124871</text:p>
          </table:table-cell>
          <table:table-cell table:style-name="ce2" office:value-type="float" office:value="117188" calcext:value-type="float">
            <text:p>117188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ANDHRA PRADESH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3615514" calcext:value-type="float">
            <text:p>3615514</text:p>
          </table:table-cell>
          <table:table-cell table:style-name="ce2" office:value-type="float" office:value="2082501" calcext:value-type="float">
            <text:p>2082501</text:p>
          </table:table-cell>
          <table:table-cell table:style-name="ce2" office:value-type="float" office:value="1533013" calcext:value-type="float">
            <text:p>1533013</text:p>
          </table:table-cell>
          <table:table-cell table:style-name="ce2" office:value-type="float" office:value="1434644" calcext:value-type="float">
            <text:p>1434644</text:p>
          </table:table-cell>
          <table:table-cell table:style-name="ce2" office:value-type="float" office:value="838766" calcext:value-type="float">
            <text:p>838766</text:p>
          </table:table-cell>
          <table:table-cell table:style-name="ce2" office:value-type="float" office:value="595878" calcext:value-type="float">
            <text:p>595878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ANDHRA PRADESH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2911730" calcext:value-type="float">
            <text:p>2911730</text:p>
          </table:table-cell>
          <table:table-cell table:style-name="ce2" office:value-type="float" office:value="1818997" calcext:value-type="float">
            <text:p>1818997</text:p>
          </table:table-cell>
          <table:table-cell table:style-name="ce2" office:value-type="float" office:value="1092733" calcext:value-type="float">
            <text:p>1092733</text:p>
          </table:table-cell>
          <table:table-cell table:style-name="ce2" office:value-type="float" office:value="1586819" calcext:value-type="float">
            <text:p>1586819</text:p>
          </table:table-cell>
          <table:table-cell table:style-name="ce2" office:value-type="float" office:value="1014238" calcext:value-type="float">
            <text:p>1014238</text:p>
          </table:table-cell>
          <table:table-cell table:style-name="ce2" office:value-type="float" office:value="572581" calcext:value-type="float">
            <text:p>572581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KARNATAKA</text:p>
          </table:table-cell>
          <table:table-cell table:number-columns-repeated="2" table:style-name="ce2" office:value-type="string" calcext:value-type="string">
            <text:p>Total</text:p>
          </table:table-cell>
          <table:table-cell table:style-name="ce2" office:value-type="float" office:value="24252594" calcext:value-type="float">
            <text:p>24252594</text:p>
          </table:table-cell>
          <table:table-cell table:style-name="ce2" office:value-type="float" office:value="13032885" calcext:value-type="float">
            <text:p>13032885</text:p>
          </table:table-cell>
          <table:table-cell table:style-name="ce2" office:value-type="float" office:value="11219709" calcext:value-type="float">
            <text:p>11219709</text:p>
          </table:table-cell>
          <table:table-cell table:style-name="ce2" office:value-type="float" office:value="7832129" calcext:value-type="float">
            <text:p>7832129</text:p>
          </table:table-cell>
          <table:table-cell table:style-name="ce2" office:value-type="float" office:value="4519095" calcext:value-type="float">
            <text:p>4519095</text:p>
          </table:table-cell>
          <table:table-cell table:style-name="ce2" office:value-type="float" office:value="3313034" calcext:value-type="float">
            <text:p>3313034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KARNATAKA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4175026" calcext:value-type="float">
            <text:p>4175026</text:p>
          </table:table-cell>
          <table:table-cell table:style-name="ce2" office:value-type="float" office:value="1659702" calcext:value-type="float">
            <text:p>1659702</text:p>
          </table:table-cell>
          <table:table-cell table:style-name="ce2" office:value-type="float" office:value="2515324" calcext:value-type="float">
            <text:p>2515324</text:p>
          </table:table-cell>
          <table:table-cell table:style-name="ce2" office:value-type="float" office:value="520391" calcext:value-type="float">
            <text:p>520391</text:p>
          </table:table-cell>
          <table:table-cell table:style-name="ce2" office:value-type="float" office:value="234257" calcext:value-type="float">
            <text:p>234257</text:p>
          </table:table-cell>
          <table:table-cell table:style-name="ce2" office:value-type="float" office:value="286134" calcext:value-type="float">
            <text:p>286134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KARNATAKA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20077568" calcext:value-type="float">
            <text:p>20077568</text:p>
          </table:table-cell>
          <table:table-cell table:style-name="ce2" office:value-type="float" office:value="11373183" calcext:value-type="float">
            <text:p>11373183</text:p>
          </table:table-cell>
          <table:table-cell table:style-name="ce2" office:value-type="float" office:value="8704385" calcext:value-type="float">
            <text:p>8704385</text:p>
          </table:table-cell>
          <table:table-cell table:style-name="ce2" office:value-type="float" office:value="7311738" calcext:value-type="float">
            <text:p>7311738</text:p>
          </table:table-cell>
          <table:table-cell table:style-name="ce2" office:value-type="float" office:value="4284838" calcext:value-type="float">
            <text:p>4284838</text:p>
          </table:table-cell>
          <table:table-cell table:style-name="ce2" office:value-type="float" office:value="3026900" calcext:value-type="float">
            <text:p>3026900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KARNATAKA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2414833" calcext:value-type="float">
            <text:p>2414833</text:p>
          </table:table-cell>
          <table:table-cell table:style-name="ce2" office:value-type="float" office:value="1292103" calcext:value-type="float">
            <text:p>1292103</text:p>
          </table:table-cell>
          <table:table-cell table:style-name="ce2" office:value-type="float" office:value="1122730" calcext:value-type="float">
            <text:p>1122730</text:p>
          </table:table-cell>
          <table:table-cell table:style-name="ce2" office:value-type="float" office:value="423201" calcext:value-type="float">
            <text:p>423201</text:p>
          </table:table-cell>
          <table:table-cell table:style-name="ce2" office:value-type="float" office:value="233894" calcext:value-type="float">
            <text:p>233894</text:p>
          </table:table-cell>
          <table:table-cell table:style-name="ce2" office:value-type="float" office:value="189307" calcext:value-type="float">
            <text:p>189307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KARNATAKA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4024408" calcext:value-type="float">
            <text:p>4024408</text:p>
          </table:table-cell>
          <table:table-cell table:style-name="ce2" office:value-type="float" office:value="2130237" calcext:value-type="float">
            <text:p>2130237</text:p>
          </table:table-cell>
          <table:table-cell table:style-name="ce2" office:value-type="float" office:value="1894171" calcext:value-type="float">
            <text:p>1894171</text:p>
          </table:table-cell>
          <table:table-cell table:style-name="ce2" office:value-type="float" office:value="946713" calcext:value-type="float">
            <text:p>946713</text:p>
          </table:table-cell>
          <table:table-cell table:style-name="ce2" office:value-type="float" office:value="521828" calcext:value-type="float">
            <text:p>521828</text:p>
          </table:table-cell>
          <table:table-cell table:style-name="ce2" office:value-type="float" office:value="424885" calcext:value-type="float">
            <text:p>424885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KARNATAKA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2309722" calcext:value-type="float">
            <text:p>2309722</text:p>
          </table:table-cell>
          <table:table-cell table:style-name="ce2" office:value-type="float" office:value="1293760" calcext:value-type="float">
            <text:p>1293760</text:p>
          </table:table-cell>
          <table:table-cell table:style-name="ce2" office:value-type="float" office:value="1015962" calcext:value-type="float">
            <text:p>1015962</text:p>
          </table:table-cell>
          <table:table-cell table:style-name="ce2" office:value-type="float" office:value="679256" calcext:value-type="float">
            <text:p>679256</text:p>
          </table:table-cell>
          <table:table-cell table:style-name="ce2" office:value-type="float" office:value="385569" calcext:value-type="float">
            <text:p>385569</text:p>
          </table:table-cell>
          <table:table-cell table:style-name="ce2" office:value-type="float" office:value="293687" calcext:value-type="float">
            <text:p>293687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KARNATAKA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6944192" calcext:value-type="float">
            <text:p>6944192</text:p>
          </table:table-cell>
          <table:table-cell table:style-name="ce2" office:value-type="float" office:value="4044512" calcext:value-type="float">
            <text:p>4044512</text:p>
          </table:table-cell>
          <table:table-cell table:style-name="ce2" office:value-type="float" office:value="2899680" calcext:value-type="float">
            <text:p>2899680</text:p>
          </table:table-cell>
          <table:table-cell table:style-name="ce2" office:value-type="float" office:value="2906755" calcext:value-type="float">
            <text:p>2906755</text:p>
          </table:table-cell>
          <table:table-cell table:style-name="ce2" office:value-type="float" office:value="1722349" calcext:value-type="float">
            <text:p>1722349</text:p>
          </table:table-cell>
          <table:table-cell table:style-name="ce2" office:value-type="float" office:value="1184406" calcext:value-type="float">
            <text:p>1184406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KARNATAKA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3231356" calcext:value-type="float">
            <text:p>3231356</text:p>
          </table:table-cell>
          <table:table-cell table:style-name="ce2" office:value-type="float" office:value="1967651" calcext:value-type="float">
            <text:p>1967651</text:p>
          </table:table-cell>
          <table:table-cell table:style-name="ce2" office:value-type="float" office:value="1263705" calcext:value-type="float">
            <text:p>1263705</text:p>
          </table:table-cell>
          <table:table-cell table:style-name="ce2" office:value-type="float" office:value="1978824" calcext:value-type="float">
            <text:p>1978824</text:p>
          </table:table-cell>
          <table:table-cell table:style-name="ce2" office:value-type="float" office:value="1198529" calcext:value-type="float">
            <text:p>1198529</text:p>
          </table:table-cell>
          <table:table-cell table:style-name="ce2" office:value-type="float" office:value="780295" calcext:value-type="float">
            <text:p>780295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KARNATAKA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float" office:value="10742452" calcext:value-type="float">
            <text:p>10742452</text:p>
          </table:table-cell>
          <table:table-cell table:style-name="ce2" office:value-type="float" office:value="5798397" calcext:value-type="float">
            <text:p>5798397</text:p>
          </table:table-cell>
          <table:table-cell table:style-name="ce2" office:value-type="float" office:value="4944055" calcext:value-type="float">
            <text:p>4944055</text:p>
          </table:table-cell>
          <table:table-cell table:style-name="ce2" office:value-type="float" office:value="2048187" calcext:value-type="float">
            <text:p>2048187</text:p>
          </table:table-cell>
          <table:table-cell table:style-name="ce2" office:value-type="float" office:value="1236259" calcext:value-type="float">
            <text:p>1236259</text:p>
          </table:table-cell>
          <table:table-cell table:style-name="ce2" office:value-type="float" office:value="811928" calcext:value-type="float">
            <text:p>811928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KARNATAKA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2690722" calcext:value-type="float">
            <text:p>2690722</text:p>
          </table:table-cell>
          <table:table-cell table:style-name="ce2" office:value-type="float" office:value="1059309" calcext:value-type="float">
            <text:p>1059309</text:p>
          </table:table-cell>
          <table:table-cell table:style-name="ce2" office:value-type="float" office:value="1631413" calcext:value-type="float">
            <text:p>1631413</text:p>
          </table:table-cell>
          <table:table-cell table:style-name="ce2" office:value-type="float" office:value="211275" calcext:value-type="float">
            <text:p>211275</text:p>
          </table:table-cell>
          <table:table-cell table:style-name="ce2" office:value-type="float" office:value="94529" calcext:value-type="float">
            <text:p>94529</text:p>
          </table:table-cell>
          <table:table-cell table:style-name="ce2" office:value-type="float" office:value="116746" calcext:value-type="float">
            <text:p>116746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KARNATAKA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8051730" calcext:value-type="float">
            <text:p>8051730</text:p>
          </table:table-cell>
          <table:table-cell table:style-name="ce2" office:value-type="float" office:value="4739088" calcext:value-type="float">
            <text:p>4739088</text:p>
          </table:table-cell>
          <table:table-cell table:style-name="ce2" office:value-type="float" office:value="3312642" calcext:value-type="float">
            <text:p>3312642</text:p>
          </table:table-cell>
          <table:table-cell table:style-name="ce2" office:value-type="float" office:value="1836912" calcext:value-type="float">
            <text:p>1836912</text:p>
          </table:table-cell>
          <table:table-cell table:style-name="ce2" office:value-type="float" office:value="1141730" calcext:value-type="float">
            <text:p>1141730</text:p>
          </table:table-cell>
          <table:table-cell table:style-name="ce2" office:value-type="float" office:value="695182" calcext:value-type="float">
            <text:p>69518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KARNATAKA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1279179" calcext:value-type="float">
            <text:p>1279179</text:p>
          </table:table-cell>
          <table:table-cell table:style-name="ce2" office:value-type="float" office:value="699765" calcext:value-type="float">
            <text:p>699765</text:p>
          </table:table-cell>
          <table:table-cell table:style-name="ce2" office:value-type="float" office:value="579414" calcext:value-type="float">
            <text:p>579414</text:p>
          </table:table-cell>
          <table:table-cell table:style-name="ce2" office:value-type="float" office:value="132343" calcext:value-type="float">
            <text:p>132343</text:p>
          </table:table-cell>
          <table:table-cell table:style-name="ce2" office:value-type="float" office:value="77020" calcext:value-type="float">
            <text:p>77020</text:p>
          </table:table-cell>
          <table:table-cell table:style-name="ce2" office:value-type="float" office:value="55323" calcext:value-type="float">
            <text:p>55323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KARNATAKA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1989028" calcext:value-type="float">
            <text:p>1989028</text:p>
          </table:table-cell>
          <table:table-cell table:style-name="ce2" office:value-type="float" office:value="1083635" calcext:value-type="float">
            <text:p>1083635</text:p>
          </table:table-cell>
          <table:table-cell table:style-name="ce2" office:value-type="float" office:value="905393" calcext:value-type="float">
            <text:p>905393</text:p>
          </table:table-cell>
          <table:table-cell table:style-name="ce2" office:value-type="float" office:value="323202" calcext:value-type="float">
            <text:p>323202</text:p>
          </table:table-cell>
          <table:table-cell table:style-name="ce2" office:value-type="float" office:value="183953" calcext:value-type="float">
            <text:p>183953</text:p>
          </table:table-cell>
          <table:table-cell table:style-name="ce2" office:value-type="float" office:value="139249" calcext:value-type="float">
            <text:p>139249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KARNATAKA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1120007" calcext:value-type="float">
            <text:p>1120007</text:p>
          </table:table-cell>
          <table:table-cell table:style-name="ce2" office:value-type="float" office:value="658092" calcext:value-type="float">
            <text:p>658092</text:p>
          </table:table-cell>
          <table:table-cell table:style-name="ce2" office:value-type="float" office:value="461915" calcext:value-type="float">
            <text:p>461915</text:p>
          </table:table-cell>
          <table:table-cell table:style-name="ce2" office:value-type="float" office:value="237999" calcext:value-type="float">
            <text:p>237999</text:p>
          </table:table-cell>
          <table:table-cell table:style-name="ce2" office:value-type="float" office:value="142328" calcext:value-type="float">
            <text:p>142328</text:p>
          </table:table-cell>
          <table:table-cell table:style-name="ce2" office:value-type="float" office:value="95671" calcext:value-type="float">
            <text:p>95671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KARNATAKA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2528587" calcext:value-type="float">
            <text:p>2528587</text:p>
          </table:table-cell>
          <table:table-cell table:style-name="ce2" office:value-type="float" office:value="1568681" calcext:value-type="float">
            <text:p>1568681</text:p>
          </table:table-cell>
          <table:table-cell table:style-name="ce2" office:value-type="float" office:value="959906" calcext:value-type="float">
            <text:p>959906</text:p>
          </table:table-cell>
          <table:table-cell table:style-name="ce2" office:value-type="float" office:value="756542" calcext:value-type="float">
            <text:p>756542</text:p>
          </table:table-cell>
          <table:table-cell table:style-name="ce2" office:value-type="float" office:value="478777" calcext:value-type="float">
            <text:p>478777</text:p>
          </table:table-cell>
          <table:table-cell table:style-name="ce2" office:value-type="float" office:value="277765" calcext:value-type="float">
            <text:p>277765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KARNATAKA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586783" calcext:value-type="float">
            <text:p>586783</text:p>
          </table:table-cell>
          <table:table-cell table:style-name="ce2" office:value-type="float" office:value="409830" calcext:value-type="float">
            <text:p>409830</text:p>
          </table:table-cell>
          <table:table-cell table:style-name="ce2" office:value-type="float" office:value="176953" calcext:value-type="float">
            <text:p>176953</text:p>
          </table:table-cell>
          <table:table-cell table:style-name="ce2" office:value-type="float" office:value="265396" calcext:value-type="float">
            <text:p>265396</text:p>
          </table:table-cell>
          <table:table-cell table:style-name="ce2" office:value-type="float" office:value="182825" calcext:value-type="float">
            <text:p>182825</text:p>
          </table:table-cell>
          <table:table-cell table:style-name="ce2" office:value-type="float" office:value="82571" calcext:value-type="float">
            <text:p>82571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KARNATAKA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float" office:value="13510142" calcext:value-type="float">
            <text:p>13510142</text:p>
          </table:table-cell>
          <table:table-cell table:style-name="ce2" office:value-type="float" office:value="7234488" calcext:value-type="float">
            <text:p>7234488</text:p>
          </table:table-cell>
          <table:table-cell table:style-name="ce2" office:value-type="float" office:value="6275654" calcext:value-type="float">
            <text:p>6275654</text:p>
          </table:table-cell>
          <table:table-cell table:style-name="ce2" office:value-type="float" office:value="5783942" calcext:value-type="float">
            <text:p>5783942</text:p>
          </table:table-cell>
          <table:table-cell table:style-name="ce2" office:value-type="float" office:value="3282836" calcext:value-type="float">
            <text:p>3282836</text:p>
          </table:table-cell>
          <table:table-cell table:style-name="ce2" office:value-type="float" office:value="2501106" calcext:value-type="float">
            <text:p>2501106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KARNATAKA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1484304" calcext:value-type="float">
            <text:p>1484304</text:p>
          </table:table-cell>
          <table:table-cell table:style-name="ce2" office:value-type="float" office:value="600393" calcext:value-type="float">
            <text:p>600393</text:p>
          </table:table-cell>
          <table:table-cell table:style-name="ce2" office:value-type="float" office:value="883911" calcext:value-type="float">
            <text:p>883911</text:p>
          </table:table-cell>
          <table:table-cell table:style-name="ce2" office:value-type="float" office:value="309116" calcext:value-type="float">
            <text:p>309116</text:p>
          </table:table-cell>
          <table:table-cell table:style-name="ce2" office:value-type="float" office:value="139728" calcext:value-type="float">
            <text:p>139728</text:p>
          </table:table-cell>
          <table:table-cell table:style-name="ce2" office:value-type="float" office:value="169388" calcext:value-type="float">
            <text:p>169388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KARNATAKA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12025838" calcext:value-type="float">
            <text:p>12025838</text:p>
          </table:table-cell>
          <table:table-cell table:style-name="ce2" office:value-type="float" office:value="6634095" calcext:value-type="float">
            <text:p>6634095</text:p>
          </table:table-cell>
          <table:table-cell table:style-name="ce2" office:value-type="float" office:value="5391743" calcext:value-type="float">
            <text:p>5391743</text:p>
          </table:table-cell>
          <table:table-cell table:style-name="ce2" office:value-type="float" office:value="5474826" calcext:value-type="float">
            <text:p>5474826</text:p>
          </table:table-cell>
          <table:table-cell table:style-name="ce2" office:value-type="float" office:value="3143108" calcext:value-type="float">
            <text:p>3143108</text:p>
          </table:table-cell>
          <table:table-cell table:style-name="ce2" office:value-type="float" office:value="2331718" calcext:value-type="float">
            <text:p>2331718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KARNATAKA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1135654" calcext:value-type="float">
            <text:p>1135654</text:p>
          </table:table-cell>
          <table:table-cell table:style-name="ce2" office:value-type="float" office:value="592338" calcext:value-type="float">
            <text:p>592338</text:p>
          </table:table-cell>
          <table:table-cell table:style-name="ce2" office:value-type="float" office:value="543316" calcext:value-type="float">
            <text:p>543316</text:p>
          </table:table-cell>
          <table:table-cell table:style-name="ce2" office:value-type="float" office:value="290858" calcext:value-type="float">
            <text:p>290858</text:p>
          </table:table-cell>
          <table:table-cell table:style-name="ce2" office:value-type="float" office:value="156874" calcext:value-type="float">
            <text:p>156874</text:p>
          </table:table-cell>
          <table:table-cell table:style-name="ce2" office:value-type="float" office:value="133984" calcext:value-type="float">
            <text:p>133984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KARNATAKA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2035380" calcext:value-type="float">
            <text:p>2035380</text:p>
          </table:table-cell>
          <table:table-cell table:style-name="ce2" office:value-type="float" office:value="1046602" calcext:value-type="float">
            <text:p>1046602</text:p>
          </table:table-cell>
          <table:table-cell table:style-name="ce2" office:value-type="float" office:value="988778" calcext:value-type="float">
            <text:p>988778</text:p>
          </table:table-cell>
          <table:table-cell table:style-name="ce2" office:value-type="float" office:value="623511" calcext:value-type="float">
            <text:p>623511</text:p>
          </table:table-cell>
          <table:table-cell table:style-name="ce2" office:value-type="float" office:value="337875" calcext:value-type="float">
            <text:p>337875</text:p>
          </table:table-cell>
          <table:table-cell table:style-name="ce2" office:value-type="float" office:value="285636" calcext:value-type="float">
            <text:p>285636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KARNATAKA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1189715" calcext:value-type="float">
            <text:p>1189715</text:p>
          </table:table-cell>
          <table:table-cell table:style-name="ce2" office:value-type="float" office:value="635668" calcext:value-type="float">
            <text:p>635668</text:p>
          </table:table-cell>
          <table:table-cell table:style-name="ce2" office:value-type="float" office:value="554047" calcext:value-type="float">
            <text:p>554047</text:p>
          </table:table-cell>
          <table:table-cell table:style-name="ce2" office:value-type="float" office:value="441257" calcext:value-type="float">
            <text:p>441257</text:p>
          </table:table-cell>
          <table:table-cell table:style-name="ce2" office:value-type="float" office:value="243241" calcext:value-type="float">
            <text:p>243241</text:p>
          </table:table-cell>
          <table:table-cell table:style-name="ce2" office:value-type="float" office:value="198016" calcext:value-type="float">
            <text:p>198016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KARNATAKA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4415605" calcext:value-type="float">
            <text:p>4415605</text:p>
          </table:table-cell>
          <table:table-cell table:style-name="ce2" office:value-type="float" office:value="2475831" calcext:value-type="float">
            <text:p>2475831</text:p>
          </table:table-cell>
          <table:table-cell table:style-name="ce2" office:value-type="float" office:value="1939774" calcext:value-type="float">
            <text:p>1939774</text:p>
          </table:table-cell>
          <table:table-cell table:style-name="ce2" office:value-type="float" office:value="2150213" calcext:value-type="float">
            <text:p>2150213</text:p>
          </table:table-cell>
          <table:table-cell table:style-name="ce2" office:value-type="float" office:value="1243572" calcext:value-type="float">
            <text:p>1243572</text:p>
          </table:table-cell>
          <table:table-cell table:style-name="ce2" office:value-type="float" office:value="906641" calcext:value-type="float">
            <text:p>906641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KARNATAKA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2644573" calcext:value-type="float">
            <text:p>2644573</text:p>
          </table:table-cell>
          <table:table-cell table:style-name="ce2" office:value-type="float" office:value="1557821" calcext:value-type="float">
            <text:p>1557821</text:p>
          </table:table-cell>
          <table:table-cell table:style-name="ce2" office:value-type="float" office:value="1086752" calcext:value-type="float">
            <text:p>1086752</text:p>
          </table:table-cell>
          <table:table-cell table:style-name="ce2" office:value-type="float" office:value="1713428" calcext:value-type="float">
            <text:p>1713428</text:p>
          </table:table-cell>
          <table:table-cell table:style-name="ce2" office:value-type="float" office:value="1015704" calcext:value-type="float">
            <text:p>1015704</text:p>
          </table:table-cell>
          <table:table-cell table:style-name="ce2" office:value-type="float" office:value="697724" calcext:value-type="float">
            <text:p>697724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GOA</text:p>
          </table:table-cell>
          <table:table-cell table:number-columns-repeated="2" table:style-name="ce2" office:value-type="string" calcext:value-type="string">
            <text:p>Total</text:p>
          </table:table-cell>
          <table:table-cell table:style-name="ce2" office:value-type="float" office:value="1126152" calcext:value-type="float">
            <text:p>1126152</text:p>
          </table:table-cell>
          <table:table-cell table:style-name="ce2" office:value-type="float" office:value="587384" calcext:value-type="float">
            <text:p>587384</text:p>
          </table:table-cell>
          <table:table-cell table:style-name="ce2" office:value-type="float" office:value="538768" calcext:value-type="float">
            <text:p>538768</text:p>
          </table:table-cell>
          <table:table-cell table:style-name="ce2" office:value-type="float" office:value="741249" calcext:value-type="float">
            <text:p>741249</text:p>
          </table:table-cell>
          <table:table-cell table:style-name="ce2" office:value-type="float" office:value="395322" calcext:value-type="float">
            <text:p>395322</text:p>
          </table:table-cell>
          <table:table-cell table:style-name="ce2" office:value-type="float" office:value="345927" calcext:value-type="float">
            <text:p>345927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GOA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74540" calcext:value-type="float">
            <text:p>74540</text:p>
          </table:table-cell>
          <table:table-cell table:style-name="ce2" office:value-type="float" office:value="29238" calcext:value-type="float">
            <text:p>29238</text:p>
          </table:table-cell>
          <table:table-cell table:style-name="ce2" office:value-type="float" office:value="45302" calcext:value-type="float">
            <text:p>45302</text:p>
          </table:table-cell>
          <table:table-cell table:style-name="ce2" office:value-type="float" office:value="26275" calcext:value-type="float">
            <text:p>26275</text:p>
          </table:table-cell>
          <table:table-cell table:style-name="ce2" office:value-type="float" office:value="11158" calcext:value-type="float">
            <text:p>11158</text:p>
          </table:table-cell>
          <table:table-cell table:style-name="ce2" office:value-type="float" office:value="15117" calcext:value-type="float">
            <text:p>15117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GOA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1051612" calcext:value-type="float">
            <text:p>1051612</text:p>
          </table:table-cell>
          <table:table-cell table:style-name="ce2" office:value-type="float" office:value="558146" calcext:value-type="float">
            <text:p>558146</text:p>
          </table:table-cell>
          <table:table-cell table:style-name="ce2" office:value-type="float" office:value="493466" calcext:value-type="float">
            <text:p>493466</text:p>
          </table:table-cell>
          <table:table-cell table:style-name="ce2" office:value-type="float" office:value="714974" calcext:value-type="float">
            <text:p>714974</text:p>
          </table:table-cell>
          <table:table-cell table:style-name="ce2" office:value-type="float" office:value="384164" calcext:value-type="float">
            <text:p>384164</text:p>
          </table:table-cell>
          <table:table-cell table:style-name="ce2" office:value-type="float" office:value="330810" calcext:value-type="float">
            <text:p>330810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GOA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128868" calcext:value-type="float">
            <text:p>128868</text:p>
          </table:table-cell>
          <table:table-cell table:style-name="ce2" office:value-type="float" office:value="64512" calcext:value-type="float">
            <text:p>64512</text:p>
          </table:table-cell>
          <table:table-cell table:style-name="ce2" office:value-type="float" office:value="64356" calcext:value-type="float">
            <text:p>64356</text:p>
          </table:table-cell>
          <table:table-cell table:style-name="ce2" office:value-type="float" office:value="50784" calcext:value-type="float">
            <text:p>50784</text:p>
          </table:table-cell>
          <table:table-cell table:style-name="ce2" office:value-type="float" office:value="26197" calcext:value-type="float">
            <text:p>26197</text:p>
          </table:table-cell>
          <table:table-cell table:style-name="ce2" office:value-type="float" office:value="24587" calcext:value-type="float">
            <text:p>24587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GOA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160481" calcext:value-type="float">
            <text:p>160481</text:p>
          </table:table-cell>
          <table:table-cell table:style-name="ce2" office:value-type="float" office:value="83107" calcext:value-type="float">
            <text:p>83107</text:p>
          </table:table-cell>
          <table:table-cell table:style-name="ce2" office:value-type="float" office:value="77374" calcext:value-type="float">
            <text:p>77374</text:p>
          </table:table-cell>
          <table:table-cell table:style-name="ce2" office:value-type="float" office:value="91921" calcext:value-type="float">
            <text:p>91921</text:p>
          </table:table-cell>
          <table:table-cell table:style-name="ce2" office:value-type="float" office:value="48542" calcext:value-type="float">
            <text:p>48542</text:p>
          </table:table-cell>
          <table:table-cell table:style-name="ce2" office:value-type="float" office:value="43379" calcext:value-type="float">
            <text:p>43379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GOA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153587" calcext:value-type="float">
            <text:p>153587</text:p>
          </table:table-cell>
          <table:table-cell table:style-name="ce2" office:value-type="float" office:value="83760" calcext:value-type="float">
            <text:p>83760</text:p>
          </table:table-cell>
          <table:table-cell table:style-name="ce2" office:value-type="float" office:value="69827" calcext:value-type="float">
            <text:p>69827</text:p>
          </table:table-cell>
          <table:table-cell table:style-name="ce2" office:value-type="float" office:value="107150" calcext:value-type="float">
            <text:p>107150</text:p>
          </table:table-cell>
          <table:table-cell table:style-name="ce2" office:value-type="float" office:value="58697" calcext:value-type="float">
            <text:p>58697</text:p>
          </table:table-cell>
          <table:table-cell table:style-name="ce2" office:value-type="float" office:value="48453" calcext:value-type="float">
            <text:p>48453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GOA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384028" calcext:value-type="float">
            <text:p>384028</text:p>
          </table:table-cell>
          <table:table-cell table:style-name="ce2" office:value-type="float" office:value="215371" calcext:value-type="float">
            <text:p>215371</text:p>
          </table:table-cell>
          <table:table-cell table:style-name="ce2" office:value-type="float" office:value="168657" calcext:value-type="float">
            <text:p>168657</text:p>
          </table:table-cell>
          <table:table-cell table:style-name="ce2" office:value-type="float" office:value="295303" calcext:value-type="float">
            <text:p>295303</text:p>
          </table:table-cell>
          <table:table-cell table:style-name="ce2" office:value-type="float" office:value="165236" calcext:value-type="float">
            <text:p>165236</text:p>
          </table:table-cell>
          <table:table-cell table:style-name="ce2" office:value-type="float" office:value="130067" calcext:value-type="float">
            <text:p>130067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GOA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143160" calcext:value-type="float">
            <text:p>143160</text:p>
          </table:table-cell>
          <table:table-cell table:style-name="ce2" office:value-type="float" office:value="72270" calcext:value-type="float">
            <text:p>72270</text:p>
          </table:table-cell>
          <table:table-cell table:style-name="ce2" office:value-type="float" office:value="70890" calcext:value-type="float">
            <text:p>70890</text:p>
          </table:table-cell>
          <table:table-cell table:style-name="ce2" office:value-type="float" office:value="118244" calcext:value-type="float">
            <text:p>118244</text:p>
          </table:table-cell>
          <table:table-cell table:style-name="ce2" office:value-type="float" office:value="59684" calcext:value-type="float">
            <text:p>59684</text:p>
          </table:table-cell>
          <table:table-cell table:style-name="ce2" office:value-type="float" office:value="58560" calcext:value-type="float">
            <text:p>58560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GOA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float" office:value="412842" calcext:value-type="float">
            <text:p>412842</text:p>
          </table:table-cell>
          <table:table-cell table:style-name="ce2" office:value-type="float" office:value="215406" calcext:value-type="float">
            <text:p>215406</text:p>
          </table:table-cell>
          <table:table-cell table:style-name="ce2" office:value-type="float" office:value="197436" calcext:value-type="float">
            <text:p>197436</text:p>
          </table:table-cell>
          <table:table-cell table:style-name="ce2" office:value-type="float" office:value="261781" calcext:value-type="float">
            <text:p>261781</text:p>
          </table:table-cell>
          <table:table-cell table:style-name="ce2" office:value-type="float" office:value="141675" calcext:value-type="float">
            <text:p>141675</text:p>
          </table:table-cell>
          <table:table-cell table:style-name="ce2" office:value-type="float" office:value="120106" calcext:value-type="float">
            <text:p>120106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GOA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26828" calcext:value-type="float">
            <text:p>26828</text:p>
          </table:table-cell>
          <table:table-cell table:style-name="ce2" office:value-type="float" office:value="9948" calcext:value-type="float">
            <text:p>9948</text:p>
          </table:table-cell>
          <table:table-cell table:style-name="ce2" office:value-type="float" office:value="16880" calcext:value-type="float">
            <text:p>16880</text:p>
          </table:table-cell>
          <table:table-cell table:style-name="ce2" office:value-type="float" office:value="7857" calcext:value-type="float">
            <text:p>7857</text:p>
          </table:table-cell>
          <table:table-cell table:style-name="ce2" office:value-type="float" office:value="3276" calcext:value-type="float">
            <text:p>3276</text:p>
          </table:table-cell>
          <table:table-cell table:style-name="ce2" office:value-type="float" office:value="4581" calcext:value-type="float">
            <text:p>4581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GOA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386014" calcext:value-type="float">
            <text:p>386014</text:p>
          </table:table-cell>
          <table:table-cell table:style-name="ce2" office:value-type="float" office:value="205458" calcext:value-type="float">
            <text:p>205458</text:p>
          </table:table-cell>
          <table:table-cell table:style-name="ce2" office:value-type="float" office:value="180556" calcext:value-type="float">
            <text:p>180556</text:p>
          </table:table-cell>
          <table:table-cell table:style-name="ce2" office:value-type="float" office:value="253924" calcext:value-type="float">
            <text:p>253924</text:p>
          </table:table-cell>
          <table:table-cell table:style-name="ce2" office:value-type="float" office:value="138399" calcext:value-type="float">
            <text:p>138399</text:p>
          </table:table-cell>
          <table:table-cell table:style-name="ce2" office:value-type="float" office:value="115525" calcext:value-type="float">
            <text:p>115525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GOA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53792" calcext:value-type="float">
            <text:p>53792</text:p>
          </table:table-cell>
          <table:table-cell table:style-name="ce2" office:value-type="float" office:value="27214" calcext:value-type="float">
            <text:p>27214</text:p>
          </table:table-cell>
          <table:table-cell table:style-name="ce2" office:value-type="float" office:value="26578" calcext:value-type="float">
            <text:p>26578</text:p>
          </table:table-cell>
          <table:table-cell table:style-name="ce2" office:value-type="float" office:value="17469" calcext:value-type="float">
            <text:p>17469</text:p>
          </table:table-cell>
          <table:table-cell table:style-name="ce2" office:value-type="float" office:value="9085" calcext:value-type="float">
            <text:p>9085</text:p>
          </table:table-cell>
          <table:table-cell table:style-name="ce2" office:value-type="float" office:value="8384" calcext:value-type="float">
            <text:p>8384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GOA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64992" calcext:value-type="float">
            <text:p>64992</text:p>
          </table:table-cell>
          <table:table-cell table:style-name="ce2" office:value-type="float" office:value="33666" calcext:value-type="float">
            <text:p>33666</text:p>
          </table:table-cell>
          <table:table-cell table:style-name="ce2" office:value-type="float" office:value="31326" calcext:value-type="float">
            <text:p>31326</text:p>
          </table:table-cell>
          <table:table-cell table:style-name="ce2" office:value-type="float" office:value="35989" calcext:value-type="float">
            <text:p>35989</text:p>
          </table:table-cell>
          <table:table-cell table:style-name="ce2" office:value-type="float" office:value="19157" calcext:value-type="float">
            <text:p>19157</text:p>
          </table:table-cell>
          <table:table-cell table:style-name="ce2" office:value-type="float" office:value="16832" calcext:value-type="float">
            <text:p>1683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GOA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68516" calcext:value-type="float">
            <text:p>68516</text:p>
          </table:table-cell>
          <table:table-cell table:style-name="ce2" office:value-type="float" office:value="37463" calcext:value-type="float">
            <text:p>37463</text:p>
          </table:table-cell>
          <table:table-cell table:style-name="ce2" office:value-type="float" office:value="31053" calcext:value-type="float">
            <text:p>31053</text:p>
          </table:table-cell>
          <table:table-cell table:style-name="ce2" office:value-type="float" office:value="48490" calcext:value-type="float">
            <text:p>48490</text:p>
          </table:table-cell>
          <table:table-cell table:style-name="ce2" office:value-type="float" office:value="26768" calcext:value-type="float">
            <text:p>26768</text:p>
          </table:table-cell>
          <table:table-cell table:style-name="ce2" office:value-type="float" office:value="21722" calcext:value-type="float">
            <text:p>2172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GOA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132584" calcext:value-type="float">
            <text:p>132584</text:p>
          </table:table-cell>
          <table:table-cell table:style-name="ce2" office:value-type="float" office:value="74669" calcext:value-type="float">
            <text:p>74669</text:p>
          </table:table-cell>
          <table:table-cell table:style-name="ce2" office:value-type="float" office:value="57915" calcext:value-type="float">
            <text:p>57915</text:p>
          </table:table-cell>
          <table:table-cell table:style-name="ce2" office:value-type="float" office:value="104125" calcext:value-type="float">
            <text:p>104125</text:p>
          </table:table-cell>
          <table:table-cell table:style-name="ce2" office:value-type="float" office:value="59130" calcext:value-type="float">
            <text:p>59130</text:p>
          </table:table-cell>
          <table:table-cell table:style-name="ce2" office:value-type="float" office:value="44995" calcext:value-type="float">
            <text:p>44995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GOA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33777" calcext:value-type="float">
            <text:p>33777</text:p>
          </table:table-cell>
          <table:table-cell table:style-name="ce2" office:value-type="float" office:value="16920" calcext:value-type="float">
            <text:p>16920</text:p>
          </table:table-cell>
          <table:table-cell table:style-name="ce2" office:value-type="float" office:value="16857" calcext:value-type="float">
            <text:p>16857</text:p>
          </table:table-cell>
          <table:table-cell table:style-name="ce2" office:value-type="float" office:value="28157" calcext:value-type="float">
            <text:p>28157</text:p>
          </table:table-cell>
          <table:table-cell table:style-name="ce2" office:value-type="float" office:value="14183" calcext:value-type="float">
            <text:p>14183</text:p>
          </table:table-cell>
          <table:table-cell table:style-name="ce2" office:value-type="float" office:value="13974" calcext:value-type="float">
            <text:p>13974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GOA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float" office:value="713310" calcext:value-type="float">
            <text:p>713310</text:p>
          </table:table-cell>
          <table:table-cell table:style-name="ce2" office:value-type="float" office:value="371978" calcext:value-type="float">
            <text:p>371978</text:p>
          </table:table-cell>
          <table:table-cell table:style-name="ce2" office:value-type="float" office:value="341332" calcext:value-type="float">
            <text:p>341332</text:p>
          </table:table-cell>
          <table:table-cell table:style-name="ce2" office:value-type="float" office:value="479468" calcext:value-type="float">
            <text:p>479468</text:p>
          </table:table-cell>
          <table:table-cell table:style-name="ce2" office:value-type="float" office:value="253647" calcext:value-type="float">
            <text:p>253647</text:p>
          </table:table-cell>
          <table:table-cell table:style-name="ce2" office:value-type="float" office:value="225821" calcext:value-type="float">
            <text:p>225821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GOA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47712" calcext:value-type="float">
            <text:p>47712</text:p>
          </table:table-cell>
          <table:table-cell table:style-name="ce2" office:value-type="float" office:value="19290" calcext:value-type="float">
            <text:p>19290</text:p>
          </table:table-cell>
          <table:table-cell table:style-name="ce2" office:value-type="float" office:value="28422" calcext:value-type="float">
            <text:p>28422</text:p>
          </table:table-cell>
          <table:table-cell table:style-name="ce2" office:value-type="float" office:value="18418" calcext:value-type="float">
            <text:p>18418</text:p>
          </table:table-cell>
          <table:table-cell table:style-name="ce2" office:value-type="float" office:value="7882" calcext:value-type="float">
            <text:p>7882</text:p>
          </table:table-cell>
          <table:table-cell table:style-name="ce2" office:value-type="float" office:value="10536" calcext:value-type="float">
            <text:p>10536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GOA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665598" calcext:value-type="float">
            <text:p>665598</text:p>
          </table:table-cell>
          <table:table-cell table:style-name="ce2" office:value-type="float" office:value="352688" calcext:value-type="float">
            <text:p>352688</text:p>
          </table:table-cell>
          <table:table-cell table:style-name="ce2" office:value-type="float" office:value="312910" calcext:value-type="float">
            <text:p>312910</text:p>
          </table:table-cell>
          <table:table-cell table:style-name="ce2" office:value-type="float" office:value="461050" calcext:value-type="float">
            <text:p>461050</text:p>
          </table:table-cell>
          <table:table-cell table:style-name="ce2" office:value-type="float" office:value="245765" calcext:value-type="float">
            <text:p>245765</text:p>
          </table:table-cell>
          <table:table-cell table:style-name="ce2" office:value-type="float" office:value="215285" calcext:value-type="float">
            <text:p>215285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GOA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75076" calcext:value-type="float">
            <text:p>75076</text:p>
          </table:table-cell>
          <table:table-cell table:style-name="ce2" office:value-type="float" office:value="37298" calcext:value-type="float">
            <text:p>37298</text:p>
          </table:table-cell>
          <table:table-cell table:style-name="ce2" office:value-type="float" office:value="37778" calcext:value-type="float">
            <text:p>37778</text:p>
          </table:table-cell>
          <table:table-cell table:style-name="ce2" office:value-type="float" office:value="33315" calcext:value-type="float">
            <text:p>33315</text:p>
          </table:table-cell>
          <table:table-cell table:style-name="ce2" office:value-type="float" office:value="17112" calcext:value-type="float">
            <text:p>17112</text:p>
          </table:table-cell>
          <table:table-cell table:style-name="ce2" office:value-type="float" office:value="16203" calcext:value-type="float">
            <text:p>16203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GOA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95489" calcext:value-type="float">
            <text:p>95489</text:p>
          </table:table-cell>
          <table:table-cell table:style-name="ce2" office:value-type="float" office:value="49441" calcext:value-type="float">
            <text:p>49441</text:p>
          </table:table-cell>
          <table:table-cell table:style-name="ce2" office:value-type="float" office:value="46048" calcext:value-type="float">
            <text:p>46048</text:p>
          </table:table-cell>
          <table:table-cell table:style-name="ce2" office:value-type="float" office:value="55932" calcext:value-type="float">
            <text:p>55932</text:p>
          </table:table-cell>
          <table:table-cell table:style-name="ce2" office:value-type="float" office:value="29385" calcext:value-type="float">
            <text:p>29385</text:p>
          </table:table-cell>
          <table:table-cell table:style-name="ce2" office:value-type="float" office:value="26547" calcext:value-type="float">
            <text:p>26547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GOA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85071" calcext:value-type="float">
            <text:p>85071</text:p>
          </table:table-cell>
          <table:table-cell table:style-name="ce2" office:value-type="float" office:value="46297" calcext:value-type="float">
            <text:p>46297</text:p>
          </table:table-cell>
          <table:table-cell table:style-name="ce2" office:value-type="float" office:value="38774" calcext:value-type="float">
            <text:p>38774</text:p>
          </table:table-cell>
          <table:table-cell table:style-name="ce2" office:value-type="float" office:value="58660" calcext:value-type="float">
            <text:p>58660</text:p>
          </table:table-cell>
          <table:table-cell table:style-name="ce2" office:value-type="float" office:value="31929" calcext:value-type="float">
            <text:p>31929</text:p>
          </table:table-cell>
          <table:table-cell table:style-name="ce2" office:value-type="float" office:value="26731" calcext:value-type="float">
            <text:p>26731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GOA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251444" calcext:value-type="float">
            <text:p>251444</text:p>
          </table:table-cell>
          <table:table-cell table:style-name="ce2" office:value-type="float" office:value="140702" calcext:value-type="float">
            <text:p>140702</text:p>
          </table:table-cell>
          <table:table-cell table:style-name="ce2" office:value-type="float" office:value="110742" calcext:value-type="float">
            <text:p>110742</text:p>
          </table:table-cell>
          <table:table-cell table:style-name="ce2" office:value-type="float" office:value="191178" calcext:value-type="float">
            <text:p>191178</text:p>
          </table:table-cell>
          <table:table-cell table:style-name="ce2" office:value-type="float" office:value="106106" calcext:value-type="float">
            <text:p>106106</text:p>
          </table:table-cell>
          <table:table-cell table:style-name="ce2" office:value-type="float" office:value="85072" calcext:value-type="float">
            <text:p>8507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GOA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109383" calcext:value-type="float">
            <text:p>109383</text:p>
          </table:table-cell>
          <table:table-cell table:style-name="ce2" office:value-type="float" office:value="55350" calcext:value-type="float">
            <text:p>55350</text:p>
          </table:table-cell>
          <table:table-cell table:style-name="ce2" office:value-type="float" office:value="54033" calcext:value-type="float">
            <text:p>54033</text:p>
          </table:table-cell>
          <table:table-cell table:style-name="ce2" office:value-type="float" office:value="90087" calcext:value-type="float">
            <text:p>90087</text:p>
          </table:table-cell>
          <table:table-cell table:style-name="ce2" office:value-type="float" office:value="45501" calcext:value-type="float">
            <text:p>45501</text:p>
          </table:table-cell>
          <table:table-cell table:style-name="ce2" office:value-type="float" office:value="44586" calcext:value-type="float">
            <text:p>44586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LAKSHADWEEP</text:p>
          </table:table-cell>
          <table:table-cell table:number-columns-repeated="2" table:style-name="ce2" office:value-type="string" calcext:value-type="string">
            <text:p>Total</text:p>
          </table:table-cell>
          <table:table-cell table:style-name="ce2" office:value-type="float" office:value="18553" calcext:value-type="float">
            <text:p>18553</text:p>
          </table:table-cell>
          <table:table-cell table:style-name="ce2" office:value-type="float" office:value="11338" calcext:value-type="float">
            <text:p>11338</text:p>
          </table:table-cell>
          <table:table-cell table:style-name="ce2" office:value-type="float" office:value="7215" calcext:value-type="float">
            <text:p>7215</text:p>
          </table:table-cell>
          <table:table-cell table:style-name="ce2" office:value-type="float" office:value="9981" calcext:value-type="float">
            <text:p>9981</text:p>
          </table:table-cell>
          <table:table-cell table:style-name="ce2" office:value-type="float" office:value="6435" calcext:value-type="float">
            <text:p>6435</text:p>
          </table:table-cell>
          <table:table-cell table:style-name="ce2" office:value-type="float" office:value="3546" calcext:value-type="float">
            <text:p>3546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LAKSHADWEEP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237" calcext:value-type="float">
            <text:p>237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32" calcext:value-type="float">
            <text:p>3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LAKSHADWEEP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18316" calcext:value-type="float">
            <text:p>18316</text:p>
          </table:table-cell>
          <table:table-cell table:style-name="ce2" office:value-type="float" office:value="11180" calcext:value-type="float">
            <text:p>11180</text:p>
          </table:table-cell>
          <table:table-cell table:style-name="ce2" office:value-type="float" office:value="7136" calcext:value-type="float">
            <text:p>7136</text:p>
          </table:table-cell>
          <table:table-cell table:style-name="ce2" office:value-type="float" office:value="9894" calcext:value-type="float">
            <text:p>9894</text:p>
          </table:table-cell>
          <table:table-cell table:style-name="ce2" office:value-type="float" office:value="6380" calcext:value-type="float">
            <text:p>6380</text:p>
          </table:table-cell>
          <table:table-cell table:style-name="ce2" office:value-type="float" office:value="3514" calcext:value-type="float">
            <text:p>3514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LAKSHADWEEP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827" calcext:value-type="float">
            <text:p>827</text:p>
          </table:table-cell>
          <table:table-cell table:style-name="ce2" office:value-type="float" office:value="477" calcext:value-type="float">
            <text:p>477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LAKSHADWEEP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2342" calcext:value-type="float">
            <text:p>2342</text:p>
          </table:table-cell>
          <table:table-cell table:style-name="ce2" office:value-type="float" office:value="1322" calcext:value-type="float">
            <text:p>1322</text:p>
          </table:table-cell>
          <table:table-cell table:style-name="ce2" office:value-type="float" office:value="1020" calcext:value-type="float">
            <text:p>1020</text:p>
          </table:table-cell>
          <table:table-cell table:style-name="ce2" office:value-type="float" office:value="916" calcext:value-type="float">
            <text:p>916</text:p>
          </table:table-cell>
          <table:table-cell table:style-name="ce2" office:value-type="float" office:value="567" calcext:value-type="float">
            <text:p>567</text:p>
          </table:table-cell>
          <table:table-cell table:style-name="ce2" office:value-type="float" office:value="349" calcext:value-type="float">
            <text:p>349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LAKSHADWEEP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4142" calcext:value-type="float">
            <text:p>4142</text:p>
          </table:table-cell>
          <table:table-cell table:style-name="ce2" office:value-type="float" office:value="2429" calcext:value-type="float">
            <text:p>2429</text:p>
          </table:table-cell>
          <table:table-cell table:style-name="ce2" office:value-type="float" office:value="1713" calcext:value-type="float">
            <text:p>1713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1263" calcext:value-type="float">
            <text:p>1263</text:p>
          </table:table-cell>
          <table:table-cell table:style-name="ce2" office:value-type="float" office:value="759" calcext:value-type="float">
            <text:p>759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LAKSHADWEEP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8165" calcext:value-type="float">
            <text:p>8165</text:p>
          </table:table-cell>
          <table:table-cell table:style-name="ce2" office:value-type="float" office:value="5091" calcext:value-type="float">
            <text:p>5091</text:p>
          </table:table-cell>
          <table:table-cell table:style-name="ce2" office:value-type="float" office:value="3074" calcext:value-type="float">
            <text:p>3074</text:p>
          </table:table-cell>
          <table:table-cell table:style-name="ce2" office:value-type="float" office:value="4874" calcext:value-type="float">
            <text:p>4874</text:p>
          </table:table-cell>
          <table:table-cell table:style-name="ce2" office:value-type="float" office:value="3136" calcext:value-type="float">
            <text:p>3136</text:p>
          </table:table-cell>
          <table:table-cell table:style-name="ce2" office:value-type="float" office:value="1738" calcext:value-type="float">
            <text:p>1738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LAKSHADWEEP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2063" calcext:value-type="float">
            <text:p>2063</text:p>
          </table:table-cell>
          <table:table-cell table:style-name="ce2" office:value-type="float" office:value="1331" calcext:value-type="float">
            <text:p>1331</text:p>
          </table:table-cell>
          <table:table-cell table:style-name="ce2" office:value-type="float" office:value="732" calcext:value-type="float">
            <text:p>732</text:p>
          </table:table-cell>
          <table:table-cell table:style-name="ce2" office:value-type="float" office:value="1549" calcext:value-type="float">
            <text:p>1549</text:p>
          </table:table-cell>
          <table:table-cell table:style-name="ce2" office:value-type="float" office:value="1034" calcext:value-type="float">
            <text:p>1034</text:p>
          </table:table-cell>
          <table:table-cell table:style-name="ce2" office:value-type="float" office:value="515" calcext:value-type="float">
            <text:p>515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LAKSHADWEEP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float" office:value="3507" calcext:value-type="float">
            <text:p>3507</text:p>
          </table:table-cell>
          <table:table-cell table:style-name="ce2" office:value-type="float" office:value="2088" calcext:value-type="float">
            <text:p>2088</text:p>
          </table:table-cell>
          <table:table-cell table:style-name="ce2" office:value-type="float" office:value="1419" calcext:value-type="float">
            <text:p>1419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1213" calcext:value-type="float">
            <text:p>1213</text:p>
          </table:table-cell>
          <table:table-cell table:style-name="ce2" office:value-type="float" office:value="794" calcext:value-type="float">
            <text:p>794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LAKSHADWEEP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LAKSHADWEEP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3458" calcext:value-type="float">
            <text:p>3458</text:p>
          </table:table-cell>
          <table:table-cell table:style-name="ce2" office:value-type="float" office:value="2064" calcext:value-type="float">
            <text:p>2064</text:p>
          </table:table-cell>
          <table:table-cell table:style-name="ce2" office:value-type="float" office:value="1394" calcext:value-type="float">
            <text:p>1394</text:p>
          </table:table-cell>
          <table:table-cell table:style-name="ce2" office:value-type="float" office:value="1969" calcext:value-type="float">
            <text:p>1969</text:p>
          </table:table-cell>
          <table:table-cell table:style-name="ce2" office:value-type="float" office:value="1198" calcext:value-type="float">
            <text:p>1198</text:p>
          </table:table-cell>
          <table:table-cell table:style-name="ce2" office:value-type="float" office:value="771" calcext:value-type="float">
            <text:p>771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LAKSHADWEEP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LAKSHADWEEP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291" calcext:value-type="float">
            <text:p>291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LAKSHADWEEP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808" calcext:value-type="float">
            <text:p>808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408" calcext:value-type="float">
            <text:p>408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float" office:value="238" calcext:value-type="float">
            <text:p>238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LAKSHADWEEP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1818" calcext:value-type="float">
            <text:p>1818</text:p>
          </table:table-cell>
          <table:table-cell table:style-name="ce2" office:value-type="float" office:value="1118" calcext:value-type="float">
            <text:p>1118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float" office:value="1062" calcext:value-type="float">
            <text:p>1062</text:p>
          </table:table-cell>
          <table:table-cell table:style-name="ce2" office:value-type="float" office:value="680" calcext:value-type="float">
            <text:p>680</text:p>
          </table:table-cell>
          <table:table-cell table:style-name="ce2" office:value-type="float" office:value="382" calcext:value-type="float">
            <text:p>38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LAKSHADWEEP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243" calcext:value-type="float">
            <text:p>243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247" calcext:value-type="float">
            <text:p>247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59" calcext:value-type="float">
            <text:p>59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LAKSHADWEEP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float" office:value="15046" calcext:value-type="float">
            <text:p>15046</text:p>
          </table:table-cell>
          <table:table-cell table:style-name="ce2" office:value-type="float" office:value="9250" calcext:value-type="float">
            <text:p>9250</text:p>
          </table:table-cell>
          <table:table-cell table:style-name="ce2" office:value-type="float" office:value="5796" calcext:value-type="float">
            <text:p>5796</text:p>
          </table:table-cell>
          <table:table-cell table:style-name="ce2" office:value-type="float" office:value="7974" calcext:value-type="float">
            <text:p>7974</text:p>
          </table:table-cell>
          <table:table-cell table:style-name="ce2" office:value-type="float" office:value="5222" calcext:value-type="float">
            <text:p>5222</text:p>
          </table:table-cell>
          <table:table-cell table:style-name="ce2" office:value-type="float" office:value="2752" calcext:value-type="float">
            <text:p>275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LAKSHADWEEP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LAKSHADWEEP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14858" calcext:value-type="float">
            <text:p>14858</text:p>
          </table:table-cell>
          <table:table-cell table:style-name="ce2" office:value-type="float" office:value="9116" calcext:value-type="float">
            <text:p>9116</text:p>
          </table:table-cell>
          <table:table-cell table:style-name="ce2" office:value-type="float" office:value="5742" calcext:value-type="float">
            <text:p>5742</text:p>
          </table:table-cell>
          <table:table-cell table:style-name="ce2" office:value-type="float" office:value="7925" calcext:value-type="float">
            <text:p>7925</text:p>
          </table:table-cell>
          <table:table-cell table:style-name="ce2" office:value-type="float" office:value="5182" calcext:value-type="float">
            <text:p>5182</text:p>
          </table:table-cell>
          <table:table-cell table:style-name="ce2" office:value-type="float" office:value="2743" calcext:value-type="float">
            <text:p>2743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LAKSHADWEEP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772" calcext:value-type="float">
            <text:p>772</text:p>
          </table:table-cell>
          <table:table-cell table:style-name="ce2" office:value-type="float" office:value="443" calcext:value-type="float">
            <text:p>443</text:p>
          </table:table-cell>
          <table:table-cell table:style-name="ce2" office:value-type="float" office:value="329" calcext:value-type="float">
            <text:p>329</text:p>
          </table:table-cell>
          <table:table-cell table:style-name="ce2" office:value-type="float" office:value="209" calcext:value-type="float">
            <text:p>209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47" calcext:value-type="float">
            <text:p>47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LAKSHADWEEP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2051" calcext:value-type="float">
            <text:p>2051</text:p>
          </table:table-cell>
          <table:table-cell table:style-name="ce2" office:value-type="float" office:value="1150" calcext:value-type="float">
            <text:p>1150</text:p>
          </table:table-cell>
          <table:table-cell table:style-name="ce2" office:value-type="float" office:value="901" calcext:value-type="float">
            <text:p>901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511" calcext:value-type="float">
            <text:p>511</text:p>
          </table:table-cell>
          <table:table-cell table:style-name="ce2" office:value-type="float" office:value="289" calcext:value-type="float">
            <text:p>289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LAKSHADWEEP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3334" calcext:value-type="float">
            <text:p>3334</text:p>
          </table:table-cell>
          <table:table-cell table:style-name="ce2" office:value-type="float" office:value="2029" calcext:value-type="float">
            <text:p>2029</text:p>
          </table:table-cell>
          <table:table-cell table:style-name="ce2" office:value-type="float" office:value="1305" calcext:value-type="float">
            <text:p>1305</text:p>
          </table:table-cell>
          <table:table-cell table:style-name="ce2" office:value-type="float" office:value="1572" calcext:value-type="float">
            <text:p>1572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float" office:value="521" calcext:value-type="float">
            <text:p>521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LAKSHADWEEP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6347" calcext:value-type="float">
            <text:p>6347</text:p>
          </table:table-cell>
          <table:table-cell table:style-name="ce2" office:value-type="float" office:value="3973" calcext:value-type="float">
            <text:p>3973</text:p>
          </table:table-cell>
          <table:table-cell table:style-name="ce2" office:value-type="float" office:value="2374" calcext:value-type="float">
            <text:p>2374</text:p>
          </table:table-cell>
          <table:table-cell table:style-name="ce2" office:value-type="float" office:value="3812" calcext:value-type="float">
            <text:p>3812</text:p>
          </table:table-cell>
          <table:table-cell table:style-name="ce2" office:value-type="float" office:value="2456" calcext:value-type="float">
            <text:p>2456</text:p>
          </table:table-cell>
          <table:table-cell table:style-name="ce2" office:value-type="float" office:value="1356" calcext:value-type="float">
            <text:p>1356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LAKSHADWEEP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1733" calcext:value-type="float">
            <text:p>1733</text:p>
          </table:table-cell>
          <table:table-cell table:style-name="ce2" office:value-type="float" office:value="1088" calcext:value-type="float">
            <text:p>1088</text:p>
          </table:table-cell>
          <table:table-cell table:style-name="ce2" office:value-type="float" office:value="645" calcext:value-type="float">
            <text:p>645</text:p>
          </table:table-cell>
          <table:table-cell table:style-name="ce2" office:value-type="float" office:value="1302" calcext:value-type="float">
            <text:p>1302</text:p>
          </table:table-cell>
          <table:table-cell table:style-name="ce2" office:value-type="float" office:value="846" calcext:value-type="float">
            <text:p>846</text:p>
          </table:table-cell>
          <table:table-cell table:style-name="ce2" office:value-type="float" office:value="456" calcext:value-type="float">
            <text:p>456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KERALA</text:p>
          </table:table-cell>
          <table:table-cell table:number-columns-repeated="2" table:style-name="ce2" office:value-type="string" calcext:value-type="string">
            <text:p>Total</text:p>
          </table:table-cell>
          <table:table-cell table:style-name="ce2" office:value-type="float" office:value="8163387" calcext:value-type="float">
            <text:p>8163387</text:p>
          </table:table-cell>
          <table:table-cell table:style-name="ce2" office:value-type="float" office:value="4293120" calcext:value-type="float">
            <text:p>4293120</text:p>
          </table:table-cell>
          <table:table-cell table:style-name="ce2" office:value-type="float" office:value="3870267" calcext:value-type="float">
            <text:p>3870267</text:p>
          </table:table-cell>
          <table:table-cell table:style-name="ce2" office:value-type="float" office:value="3188813" calcext:value-type="float">
            <text:p>3188813</text:p>
          </table:table-cell>
          <table:table-cell table:style-name="ce2" office:value-type="float" office:value="1734057" calcext:value-type="float">
            <text:p>1734057</text:p>
          </table:table-cell>
          <table:table-cell table:style-name="ce2" office:value-type="float" office:value="1454756" calcext:value-type="float">
            <text:p>1454756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KERALA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136212" calcext:value-type="float">
            <text:p>136212</text:p>
          </table:table-cell>
          <table:table-cell table:style-name="ce2" office:value-type="float" office:value="56762" calcext:value-type="float">
            <text:p>56762</text:p>
          </table:table-cell>
          <table:table-cell table:style-name="ce2" office:value-type="float" office:value="79450" calcext:value-type="float">
            <text:p>79450</text:p>
          </table:table-cell>
          <table:table-cell table:style-name="ce2" office:value-type="float" office:value="23063" calcext:value-type="float">
            <text:p>23063</text:p>
          </table:table-cell>
          <table:table-cell table:style-name="ce2" office:value-type="float" office:value="10460" calcext:value-type="float">
            <text:p>10460</text:p>
          </table:table-cell>
          <table:table-cell table:style-name="ce2" office:value-type="float" office:value="12603" calcext:value-type="float">
            <text:p>12603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KERALA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8027175" calcext:value-type="float">
            <text:p>8027175</text:p>
          </table:table-cell>
          <table:table-cell table:style-name="ce2" office:value-type="float" office:value="4236358" calcext:value-type="float">
            <text:p>4236358</text:p>
          </table:table-cell>
          <table:table-cell table:style-name="ce2" office:value-type="float" office:value="3790817" calcext:value-type="float">
            <text:p>3790817</text:p>
          </table:table-cell>
          <table:table-cell table:style-name="ce2" office:value-type="float" office:value="3165750" calcext:value-type="float">
            <text:p>3165750</text:p>
          </table:table-cell>
          <table:table-cell table:style-name="ce2" office:value-type="float" office:value="1723597" calcext:value-type="float">
            <text:p>1723597</text:p>
          </table:table-cell>
          <table:table-cell table:style-name="ce2" office:value-type="float" office:value="1442153" calcext:value-type="float">
            <text:p>1442153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KERALA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375483" calcext:value-type="float">
            <text:p>375483</text:p>
          </table:table-cell>
          <table:table-cell table:style-name="ce2" office:value-type="float" office:value="207394" calcext:value-type="float">
            <text:p>207394</text:p>
          </table:table-cell>
          <table:table-cell table:style-name="ce2" office:value-type="float" office:value="168089" calcext:value-type="float">
            <text:p>168089</text:p>
          </table:table-cell>
          <table:table-cell table:style-name="ce2" office:value-type="float" office:value="88245" calcext:value-type="float">
            <text:p>88245</text:p>
          </table:table-cell>
          <table:table-cell table:style-name="ce2" office:value-type="float" office:value="51246" calcext:value-type="float">
            <text:p>51246</text:p>
          </table:table-cell>
          <table:table-cell table:style-name="ce2" office:value-type="float" office:value="36999" calcext:value-type="float">
            <text:p>36999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KERALA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600743" calcext:value-type="float">
            <text:p>600743</text:p>
          </table:table-cell>
          <table:table-cell table:style-name="ce2" office:value-type="float" office:value="352404" calcext:value-type="float">
            <text:p>352404</text:p>
          </table:table-cell>
          <table:table-cell table:style-name="ce2" office:value-type="float" office:value="248339" calcext:value-type="float">
            <text:p>248339</text:p>
          </table:table-cell>
          <table:table-cell table:style-name="ce2" office:value-type="float" office:value="166485" calcext:value-type="float">
            <text:p>166485</text:p>
          </table:table-cell>
          <table:table-cell table:style-name="ce2" office:value-type="float" office:value="101482" calcext:value-type="float">
            <text:p>101482</text:p>
          </table:table-cell>
          <table:table-cell table:style-name="ce2" office:value-type="float" office:value="65003" calcext:value-type="float">
            <text:p>65003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KERALA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900293" calcext:value-type="float">
            <text:p>900293</text:p>
          </table:table-cell>
          <table:table-cell table:style-name="ce2" office:value-type="float" office:value="528018" calcext:value-type="float">
            <text:p>528018</text:p>
          </table:table-cell>
          <table:table-cell table:style-name="ce2" office:value-type="float" office:value="372275" calcext:value-type="float">
            <text:p>372275</text:p>
          </table:table-cell>
          <table:table-cell table:style-name="ce2" office:value-type="float" office:value="295755" calcext:value-type="float">
            <text:p>295755</text:p>
          </table:table-cell>
          <table:table-cell table:style-name="ce2" office:value-type="float" office:value="176997" calcext:value-type="float">
            <text:p>176997</text:p>
          </table:table-cell>
          <table:table-cell table:style-name="ce2" office:value-type="float" office:value="118758" calcext:value-type="float">
            <text:p>118758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KERALA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3847071" calcext:value-type="float">
            <text:p>3847071</text:p>
          </table:table-cell>
          <table:table-cell table:style-name="ce2" office:value-type="float" office:value="2055281" calcext:value-type="float">
            <text:p>2055281</text:p>
          </table:table-cell>
          <table:table-cell table:style-name="ce2" office:value-type="float" office:value="1791790" calcext:value-type="float">
            <text:p>1791790</text:p>
          </table:table-cell>
          <table:table-cell table:style-name="ce2" office:value-type="float" office:value="1502612" calcext:value-type="float">
            <text:p>1502612</text:p>
          </table:table-cell>
          <table:table-cell table:style-name="ce2" office:value-type="float" office:value="838012" calcext:value-type="float">
            <text:p>838012</text:p>
          </table:table-cell>
          <table:table-cell table:style-name="ce2" office:value-type="float" office:value="664600" calcext:value-type="float">
            <text:p>664600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KERALA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1951041" calcext:value-type="float">
            <text:p>1951041</text:p>
          </table:table-cell>
          <table:table-cell table:style-name="ce2" office:value-type="float" office:value="913235" calcext:value-type="float">
            <text:p>913235</text:p>
          </table:table-cell>
          <table:table-cell table:style-name="ce2" office:value-type="float" office:value="1037806" calcext:value-type="float">
            <text:p>1037806</text:p>
          </table:table-cell>
          <table:table-cell table:style-name="ce2" office:value-type="float" office:value="979672" calcext:value-type="float">
            <text:p>979672</text:p>
          </table:table-cell>
          <table:table-cell table:style-name="ce2" office:value-type="float" office:value="485451" calcext:value-type="float">
            <text:p>485451</text:p>
          </table:table-cell>
          <table:table-cell table:style-name="ce2" office:value-type="float" office:value="494221" calcext:value-type="float">
            <text:p>494221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KERALA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float" office:value="3813471" calcext:value-type="float">
            <text:p>3813471</text:p>
          </table:table-cell>
          <table:table-cell table:style-name="ce2" office:value-type="float" office:value="2013584" calcext:value-type="float">
            <text:p>2013584</text:p>
          </table:table-cell>
          <table:table-cell table:style-name="ce2" office:value-type="float" office:value="1799887" calcext:value-type="float">
            <text:p>1799887</text:p>
          </table:table-cell>
          <table:table-cell table:style-name="ce2" office:value-type="float" office:value="1360343" calcext:value-type="float">
            <text:p>1360343</text:p>
          </table:table-cell>
          <table:table-cell table:style-name="ce2" office:value-type="float" office:value="742683" calcext:value-type="float">
            <text:p>742683</text:p>
          </table:table-cell>
          <table:table-cell table:style-name="ce2" office:value-type="float" office:value="617660" calcext:value-type="float">
            <text:p>617660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KERALA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84785" calcext:value-type="float">
            <text:p>84785</text:p>
          </table:table-cell>
          <table:table-cell table:style-name="ce2" office:value-type="float" office:value="34422" calcext:value-type="float">
            <text:p>34422</text:p>
          </table:table-cell>
          <table:table-cell table:style-name="ce2" office:value-type="float" office:value="50363" calcext:value-type="float">
            <text:p>50363</text:p>
          </table:table-cell>
          <table:table-cell table:style-name="ce2" office:value-type="float" office:value="12118" calcext:value-type="float">
            <text:p>12118</text:p>
          </table:table-cell>
          <table:table-cell table:style-name="ce2" office:value-type="float" office:value="5398" calcext:value-type="float">
            <text:p>5398</text:p>
          </table:table-cell>
          <table:table-cell table:style-name="ce2" office:value-type="float" office:value="6720" calcext:value-type="float">
            <text:p>6720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KERALA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3728686" calcext:value-type="float">
            <text:p>3728686</text:p>
          </table:table-cell>
          <table:table-cell table:style-name="ce2" office:value-type="float" office:value="1979162" calcext:value-type="float">
            <text:p>1979162</text:p>
          </table:table-cell>
          <table:table-cell table:style-name="ce2" office:value-type="float" office:value="1749524" calcext:value-type="float">
            <text:p>1749524</text:p>
          </table:table-cell>
          <table:table-cell table:style-name="ce2" office:value-type="float" office:value="1348225" calcext:value-type="float">
            <text:p>1348225</text:p>
          </table:table-cell>
          <table:table-cell table:style-name="ce2" office:value-type="float" office:value="737285" calcext:value-type="float">
            <text:p>737285</text:p>
          </table:table-cell>
          <table:table-cell table:style-name="ce2" office:value-type="float" office:value="610940" calcext:value-type="float">
            <text:p>610940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KERALA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189429" calcext:value-type="float">
            <text:p>189429</text:p>
          </table:table-cell>
          <table:table-cell table:style-name="ce2" office:value-type="float" office:value="104876" calcext:value-type="float">
            <text:p>104876</text:p>
          </table:table-cell>
          <table:table-cell table:style-name="ce2" office:value-type="float" office:value="84553" calcext:value-type="float">
            <text:p>84553</text:p>
          </table:table-cell>
          <table:table-cell table:style-name="ce2" office:value-type="float" office:value="40712" calcext:value-type="float">
            <text:p>40712</text:p>
          </table:table-cell>
          <table:table-cell table:style-name="ce2" office:value-type="float" office:value="23595" calcext:value-type="float">
            <text:p>23595</text:p>
          </table:table-cell>
          <table:table-cell table:style-name="ce2" office:value-type="float" office:value="17117" calcext:value-type="float">
            <text:p>17117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KERALA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299994" calcext:value-type="float">
            <text:p>299994</text:p>
          </table:table-cell>
          <table:table-cell table:style-name="ce2" office:value-type="float" office:value="174995" calcext:value-type="float">
            <text:p>174995</text:p>
          </table:table-cell>
          <table:table-cell table:style-name="ce2" office:value-type="float" office:value="124999" calcext:value-type="float">
            <text:p>124999</text:p>
          </table:table-cell>
          <table:table-cell table:style-name="ce2" office:value-type="float" office:value="77837" calcext:value-type="float">
            <text:p>77837</text:p>
          </table:table-cell>
          <table:table-cell table:style-name="ce2" office:value-type="float" office:value="46849" calcext:value-type="float">
            <text:p>46849</text:p>
          </table:table-cell>
          <table:table-cell table:style-name="ce2" office:value-type="float" office:value="30988" calcext:value-type="float">
            <text:p>30988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KERALA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452378" calcext:value-type="float">
            <text:p>452378</text:p>
          </table:table-cell>
          <table:table-cell table:style-name="ce2" office:value-type="float" office:value="264960" calcext:value-type="float">
            <text:p>264960</text:p>
          </table:table-cell>
          <table:table-cell table:style-name="ce2" office:value-type="float" office:value="187418" calcext:value-type="float">
            <text:p>187418</text:p>
          </table:table-cell>
          <table:table-cell table:style-name="ce2" office:value-type="float" office:value="140783" calcext:value-type="float">
            <text:p>140783</text:p>
          </table:table-cell>
          <table:table-cell table:style-name="ce2" office:value-type="float" office:value="83743" calcext:value-type="float">
            <text:p>83743</text:p>
          </table:table-cell>
          <table:table-cell table:style-name="ce2" office:value-type="float" office:value="57040" calcext:value-type="float">
            <text:p>57040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KERALA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1870796" calcext:value-type="float">
            <text:p>1870796</text:p>
          </table:table-cell>
          <table:table-cell table:style-name="ce2" office:value-type="float" office:value="996451" calcext:value-type="float">
            <text:p>996451</text:p>
          </table:table-cell>
          <table:table-cell table:style-name="ce2" office:value-type="float" office:value="874345" calcext:value-type="float">
            <text:p>874345</text:p>
          </table:table-cell>
          <table:table-cell table:style-name="ce2" office:value-type="float" office:value="691715" calcext:value-type="float">
            <text:p>691715</text:p>
          </table:table-cell>
          <table:table-cell table:style-name="ce2" office:value-type="float" office:value="384063" calcext:value-type="float">
            <text:p>384063</text:p>
          </table:table-cell>
          <table:table-cell table:style-name="ce2" office:value-type="float" office:value="307652" calcext:value-type="float">
            <text:p>30765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KERALA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756191" calcext:value-type="float">
            <text:p>756191</text:p>
          </table:table-cell>
          <table:table-cell table:style-name="ce2" office:value-type="float" office:value="355728" calcext:value-type="float">
            <text:p>355728</text:p>
          </table:table-cell>
          <table:table-cell table:style-name="ce2" office:value-type="float" office:value="400463" calcext:value-type="float">
            <text:p>400463</text:p>
          </table:table-cell>
          <table:table-cell table:style-name="ce2" office:value-type="float" office:value="342783" calcext:value-type="float">
            <text:p>342783</text:p>
          </table:table-cell>
          <table:table-cell table:style-name="ce2" office:value-type="float" office:value="170257" calcext:value-type="float">
            <text:p>170257</text:p>
          </table:table-cell>
          <table:table-cell table:style-name="ce2" office:value-type="float" office:value="172526" calcext:value-type="float">
            <text:p>172526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KERALA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float" office:value="4349916" calcext:value-type="float">
            <text:p>4349916</text:p>
          </table:table-cell>
          <table:table-cell table:style-name="ce2" office:value-type="float" office:value="2279536" calcext:value-type="float">
            <text:p>2279536</text:p>
          </table:table-cell>
          <table:table-cell table:style-name="ce2" office:value-type="float" office:value="2070380" calcext:value-type="float">
            <text:p>2070380</text:p>
          </table:table-cell>
          <table:table-cell table:style-name="ce2" office:value-type="float" office:value="1828470" calcext:value-type="float">
            <text:p>1828470</text:p>
          </table:table-cell>
          <table:table-cell table:style-name="ce2" office:value-type="float" office:value="991374" calcext:value-type="float">
            <text:p>991374</text:p>
          </table:table-cell>
          <table:table-cell table:style-name="ce2" office:value-type="float" office:value="837096" calcext:value-type="float">
            <text:p>837096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KERALA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51427" calcext:value-type="float">
            <text:p>51427</text:p>
          </table:table-cell>
          <table:table-cell table:style-name="ce2" office:value-type="float" office:value="22340" calcext:value-type="float">
            <text:p>22340</text:p>
          </table:table-cell>
          <table:table-cell table:style-name="ce2" office:value-type="float" office:value="29087" calcext:value-type="float">
            <text:p>29087</text:p>
          </table:table-cell>
          <table:table-cell table:style-name="ce2" office:value-type="float" office:value="10945" calcext:value-type="float">
            <text:p>10945</text:p>
          </table:table-cell>
          <table:table-cell table:style-name="ce2" office:value-type="float" office:value="5062" calcext:value-type="float">
            <text:p>5062</text:p>
          </table:table-cell>
          <table:table-cell table:style-name="ce2" office:value-type="float" office:value="5883" calcext:value-type="float">
            <text:p>5883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KERALA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4298489" calcext:value-type="float">
            <text:p>4298489</text:p>
          </table:table-cell>
          <table:table-cell table:style-name="ce2" office:value-type="float" office:value="2257196" calcext:value-type="float">
            <text:p>2257196</text:p>
          </table:table-cell>
          <table:table-cell table:style-name="ce2" office:value-type="float" office:value="2041293" calcext:value-type="float">
            <text:p>2041293</text:p>
          </table:table-cell>
          <table:table-cell table:style-name="ce2" office:value-type="float" office:value="1817525" calcext:value-type="float">
            <text:p>1817525</text:p>
          </table:table-cell>
          <table:table-cell table:style-name="ce2" office:value-type="float" office:value="986312" calcext:value-type="float">
            <text:p>986312</text:p>
          </table:table-cell>
          <table:table-cell table:style-name="ce2" office:value-type="float" office:value="831213" calcext:value-type="float">
            <text:p>831213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KERALA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186054" calcext:value-type="float">
            <text:p>186054</text:p>
          </table:table-cell>
          <table:table-cell table:style-name="ce2" office:value-type="float" office:value="102518" calcext:value-type="float">
            <text:p>102518</text:p>
          </table:table-cell>
          <table:table-cell table:style-name="ce2" office:value-type="float" office:value="83536" calcext:value-type="float">
            <text:p>83536</text:p>
          </table:table-cell>
          <table:table-cell table:style-name="ce2" office:value-type="float" office:value="47533" calcext:value-type="float">
            <text:p>47533</text:p>
          </table:table-cell>
          <table:table-cell table:style-name="ce2" office:value-type="float" office:value="27651" calcext:value-type="float">
            <text:p>27651</text:p>
          </table:table-cell>
          <table:table-cell table:style-name="ce2" office:value-type="float" office:value="19882" calcext:value-type="float">
            <text:p>1988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KERALA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300749" calcext:value-type="float">
            <text:p>300749</text:p>
          </table:table-cell>
          <table:table-cell table:style-name="ce2" office:value-type="float" office:value="177409" calcext:value-type="float">
            <text:p>177409</text:p>
          </table:table-cell>
          <table:table-cell table:style-name="ce2" office:value-type="float" office:value="123340" calcext:value-type="float">
            <text:p>123340</text:p>
          </table:table-cell>
          <table:table-cell table:style-name="ce2" office:value-type="float" office:value="88648" calcext:value-type="float">
            <text:p>88648</text:p>
          </table:table-cell>
          <table:table-cell table:style-name="ce2" office:value-type="float" office:value="54633" calcext:value-type="float">
            <text:p>54633</text:p>
          </table:table-cell>
          <table:table-cell table:style-name="ce2" office:value-type="float" office:value="34015" calcext:value-type="float">
            <text:p>34015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KERALA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447915" calcext:value-type="float">
            <text:p>447915</text:p>
          </table:table-cell>
          <table:table-cell table:style-name="ce2" office:value-type="float" office:value="263058" calcext:value-type="float">
            <text:p>263058</text:p>
          </table:table-cell>
          <table:table-cell table:style-name="ce2" office:value-type="float" office:value="184857" calcext:value-type="float">
            <text:p>184857</text:p>
          </table:table-cell>
          <table:table-cell table:style-name="ce2" office:value-type="float" office:value="154972" calcext:value-type="float">
            <text:p>154972</text:p>
          </table:table-cell>
          <table:table-cell table:style-name="ce2" office:value-type="float" office:value="93254" calcext:value-type="float">
            <text:p>93254</text:p>
          </table:table-cell>
          <table:table-cell table:style-name="ce2" office:value-type="float" office:value="61718" calcext:value-type="float">
            <text:p>61718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KERALA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1976275" calcext:value-type="float">
            <text:p>1976275</text:p>
          </table:table-cell>
          <table:table-cell table:style-name="ce2" office:value-type="float" office:value="1058830" calcext:value-type="float">
            <text:p>1058830</text:p>
          </table:table-cell>
          <table:table-cell table:style-name="ce2" office:value-type="float" office:value="917445" calcext:value-type="float">
            <text:p>917445</text:p>
          </table:table-cell>
          <table:table-cell table:style-name="ce2" office:value-type="float" office:value="810897" calcext:value-type="float">
            <text:p>810897</text:p>
          </table:table-cell>
          <table:table-cell table:style-name="ce2" office:value-type="float" office:value="453949" calcext:value-type="float">
            <text:p>453949</text:p>
          </table:table-cell>
          <table:table-cell table:style-name="ce2" office:value-type="float" office:value="356948" calcext:value-type="float">
            <text:p>356948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KERALA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1194850" calcext:value-type="float">
            <text:p>1194850</text:p>
          </table:table-cell>
          <table:table-cell table:style-name="ce2" office:value-type="float" office:value="557507" calcext:value-type="float">
            <text:p>557507</text:p>
          </table:table-cell>
          <table:table-cell table:style-name="ce2" office:value-type="float" office:value="637343" calcext:value-type="float">
            <text:p>637343</text:p>
          </table:table-cell>
          <table:table-cell table:style-name="ce2" office:value-type="float" office:value="636889" calcext:value-type="float">
            <text:p>636889</text:p>
          </table:table-cell>
          <table:table-cell table:style-name="ce2" office:value-type="float" office:value="315194" calcext:value-type="float">
            <text:p>315194</text:p>
          </table:table-cell>
          <table:table-cell table:style-name="ce2" office:value-type="float" office:value="321695" calcext:value-type="float">
            <text:p>321695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TAMIL NADU</text:p>
          </table:table-cell>
          <table:table-cell table:number-columns-repeated="2" table:style-name="ce2" office:value-type="string" calcext:value-type="string">
            <text:p>Total</text:p>
          </table:table-cell>
          <table:table-cell table:style-name="ce2" office:value-type="float" office:value="20416270" calcext:value-type="float">
            <text:p>20416270</text:p>
          </table:table-cell>
          <table:table-cell table:style-name="ce2" office:value-type="float" office:value="11000921" calcext:value-type="float">
            <text:p>11000921</text:p>
          </table:table-cell>
          <table:table-cell table:style-name="ce2" office:value-type="float" office:value="9415349" calcext:value-type="float">
            <text:p>9415349</text:p>
          </table:table-cell>
          <table:table-cell table:style-name="ce2" office:value-type="float" office:value="2447163" calcext:value-type="float">
            <text:p>2447163</text:p>
          </table:table-cell>
          <table:table-cell table:style-name="ce2" office:value-type="float" office:value="1410192" calcext:value-type="float">
            <text:p>1410192</text:p>
          </table:table-cell>
          <table:table-cell table:style-name="ce2" office:value-type="float" office:value="1036971" calcext:value-type="float">
            <text:p>1036971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TAMIL NADU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1889210" calcext:value-type="float">
            <text:p>1889210</text:p>
          </table:table-cell>
          <table:table-cell table:style-name="ce2" office:value-type="float" office:value="712625" calcext:value-type="float">
            <text:p>712625</text:p>
          </table:table-cell>
          <table:table-cell table:style-name="ce2" office:value-type="float" office:value="1176585" calcext:value-type="float">
            <text:p>1176585</text:p>
          </table:table-cell>
          <table:table-cell table:style-name="ce2" office:value-type="float" office:value="99963" calcext:value-type="float">
            <text:p>99963</text:p>
          </table:table-cell>
          <table:table-cell table:style-name="ce2" office:value-type="float" office:value="43639" calcext:value-type="float">
            <text:p>43639</text:p>
          </table:table-cell>
          <table:table-cell table:style-name="ce2" office:value-type="float" office:value="56324" calcext:value-type="float">
            <text:p>56324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TAMIL NADU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18527060" calcext:value-type="float">
            <text:p>18527060</text:p>
          </table:table-cell>
          <table:table-cell table:style-name="ce2" office:value-type="float" office:value="10288296" calcext:value-type="float">
            <text:p>10288296</text:p>
          </table:table-cell>
          <table:table-cell table:style-name="ce2" office:value-type="float" office:value="8238764" calcext:value-type="float">
            <text:p>8238764</text:p>
          </table:table-cell>
          <table:table-cell table:style-name="ce2" office:value-type="float" office:value="2347200" calcext:value-type="float">
            <text:p>2347200</text:p>
          </table:table-cell>
          <table:table-cell table:style-name="ce2" office:value-type="float" office:value="1366553" calcext:value-type="float">
            <text:p>1366553</text:p>
          </table:table-cell>
          <table:table-cell table:style-name="ce2" office:value-type="float" office:value="980647" calcext:value-type="float">
            <text:p>980647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TAMIL NADU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1041386" calcext:value-type="float">
            <text:p>1041386</text:p>
          </table:table-cell>
          <table:table-cell table:style-name="ce2" office:value-type="float" office:value="539682" calcext:value-type="float">
            <text:p>539682</text:p>
          </table:table-cell>
          <table:table-cell table:style-name="ce2" office:value-type="float" office:value="501704" calcext:value-type="float">
            <text:p>501704</text:p>
          </table:table-cell>
          <table:table-cell table:style-name="ce2" office:value-type="float" office:value="88799" calcext:value-type="float">
            <text:p>88799</text:p>
          </table:table-cell>
          <table:table-cell table:style-name="ce2" office:value-type="float" office:value="47423" calcext:value-type="float">
            <text:p>47423</text:p>
          </table:table-cell>
          <table:table-cell table:style-name="ce2" office:value-type="float" office:value="41376" calcext:value-type="float">
            <text:p>41376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TAMIL NADU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2501064" calcext:value-type="float">
            <text:p>2501064</text:p>
          </table:table-cell>
          <table:table-cell table:style-name="ce2" office:value-type="float" office:value="1324661" calcext:value-type="float">
            <text:p>1324661</text:p>
          </table:table-cell>
          <table:table-cell table:style-name="ce2" office:value-type="float" office:value="1176403" calcext:value-type="float">
            <text:p>1176403</text:p>
          </table:table-cell>
          <table:table-cell table:style-name="ce2" office:value-type="float" office:value="199519" calcext:value-type="float">
            <text:p>199519</text:p>
          </table:table-cell>
          <table:table-cell table:style-name="ce2" office:value-type="float" office:value="111170" calcext:value-type="float">
            <text:p>111170</text:p>
          </table:table-cell>
          <table:table-cell table:style-name="ce2" office:value-type="float" office:value="88349" calcext:value-type="float">
            <text:p>88349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TAMIL NADU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2582860" calcext:value-type="float">
            <text:p>2582860</text:p>
          </table:table-cell>
          <table:table-cell table:style-name="ce2" office:value-type="float" office:value="1375425" calcext:value-type="float">
            <text:p>1375425</text:p>
          </table:table-cell>
          <table:table-cell table:style-name="ce2" office:value-type="float" office:value="1207435" calcext:value-type="float">
            <text:p>1207435</text:p>
          </table:table-cell>
          <table:table-cell table:style-name="ce2" office:value-type="float" office:value="219819" calcext:value-type="float">
            <text:p>219819</text:p>
          </table:table-cell>
          <table:table-cell table:style-name="ce2" office:value-type="float" office:value="122504" calcext:value-type="float">
            <text:p>122504</text:p>
          </table:table-cell>
          <table:table-cell table:style-name="ce2" office:value-type="float" office:value="97315" calcext:value-type="float">
            <text:p>97315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TAMIL NADU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7598927" calcext:value-type="float">
            <text:p>7598927</text:p>
          </table:table-cell>
          <table:table-cell table:style-name="ce2" office:value-type="float" office:value="4321145" calcext:value-type="float">
            <text:p>4321145</text:p>
          </table:table-cell>
          <table:table-cell table:style-name="ce2" office:value-type="float" office:value="3277782" calcext:value-type="float">
            <text:p>3277782</text:p>
          </table:table-cell>
          <table:table-cell table:style-name="ce2" office:value-type="float" office:value="938290" calcext:value-type="float">
            <text:p>938290</text:p>
          </table:table-cell>
          <table:table-cell table:style-name="ce2" office:value-type="float" office:value="559320" calcext:value-type="float">
            <text:p>559320</text:p>
          </table:table-cell>
          <table:table-cell table:style-name="ce2" office:value-type="float" office:value="378970" calcext:value-type="float">
            <text:p>378970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TAMIL NADU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4096407" calcext:value-type="float">
            <text:p>4096407</text:p>
          </table:table-cell>
          <table:table-cell table:style-name="ce2" office:value-type="float" office:value="2342636" calcext:value-type="float">
            <text:p>2342636</text:p>
          </table:table-cell>
          <table:table-cell table:style-name="ce2" office:value-type="float" office:value="1753771" calcext:value-type="float">
            <text:p>1753771</text:p>
          </table:table-cell>
          <table:table-cell table:style-name="ce2" office:value-type="float" office:value="818268" calcext:value-type="float">
            <text:p>818268</text:p>
          </table:table-cell>
          <table:table-cell table:style-name="ce2" office:value-type="float" office:value="478156" calcext:value-type="float">
            <text:p>478156</text:p>
          </table:table-cell>
          <table:table-cell table:style-name="ce2" office:value-type="float" office:value="340112" calcext:value-type="float">
            <text:p>34011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TAMIL NADU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float" office:value="8090417" calcext:value-type="float">
            <text:p>8090417</text:p>
          </table:table-cell>
          <table:table-cell table:style-name="ce2" office:value-type="float" office:value="4442859" calcext:value-type="float">
            <text:p>4442859</text:p>
          </table:table-cell>
          <table:table-cell table:style-name="ce2" office:value-type="float" office:value="3647558" calcext:value-type="float">
            <text:p>3647558</text:p>
          </table:table-cell>
          <table:table-cell table:style-name="ce2" office:value-type="float" office:value="568669" calcext:value-type="float">
            <text:p>568669</text:p>
          </table:table-cell>
          <table:table-cell table:style-name="ce2" office:value-type="float" office:value="344518" calcext:value-type="float">
            <text:p>344518</text:p>
          </table:table-cell>
          <table:table-cell table:style-name="ce2" office:value-type="float" office:value="224151" calcext:value-type="float">
            <text:p>224151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TAMIL NADU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1119427" calcext:value-type="float">
            <text:p>1119427</text:p>
          </table:table-cell>
          <table:table-cell table:style-name="ce2" office:value-type="float" office:value="433427" calcext:value-type="float">
            <text:p>433427</text:p>
          </table:table-cell>
          <table:table-cell table:style-name="ce2" office:value-type="float" office:value="686000" calcext:value-type="float">
            <text:p>686000</text:p>
          </table:table-cell>
          <table:table-cell table:style-name="ce2" office:value-type="float" office:value="57631" calcext:value-type="float">
            <text:p>57631</text:p>
          </table:table-cell>
          <table:table-cell table:style-name="ce2" office:value-type="float" office:value="25707" calcext:value-type="float">
            <text:p>25707</text:p>
          </table:table-cell>
          <table:table-cell table:style-name="ce2" office:value-type="float" office:value="31924" calcext:value-type="float">
            <text:p>31924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TAMIL NADU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6970990" calcext:value-type="float">
            <text:p>6970990</text:p>
          </table:table-cell>
          <table:table-cell table:style-name="ce2" office:value-type="float" office:value="4009432" calcext:value-type="float">
            <text:p>4009432</text:p>
          </table:table-cell>
          <table:table-cell table:style-name="ce2" office:value-type="float" office:value="2961558" calcext:value-type="float">
            <text:p>2961558</text:p>
          </table:table-cell>
          <table:table-cell table:style-name="ce2" office:value-type="float" office:value="511038" calcext:value-type="float">
            <text:p>511038</text:p>
          </table:table-cell>
          <table:table-cell table:style-name="ce2" office:value-type="float" office:value="318811" calcext:value-type="float">
            <text:p>318811</text:p>
          </table:table-cell>
          <table:table-cell table:style-name="ce2" office:value-type="float" office:value="192227" calcext:value-type="float">
            <text:p>192227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TAMIL NADU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449174" calcext:value-type="float">
            <text:p>449174</text:p>
          </table:table-cell>
          <table:table-cell table:style-name="ce2" office:value-type="float" office:value="239162" calcext:value-type="float">
            <text:p>239162</text:p>
          </table:table-cell>
          <table:table-cell table:style-name="ce2" office:value-type="float" office:value="210012" calcext:value-type="float">
            <text:p>210012</text:p>
          </table:table-cell>
          <table:table-cell table:style-name="ce2" office:value-type="float" office:value="25638" calcext:value-type="float">
            <text:p>25638</text:p>
          </table:table-cell>
          <table:table-cell table:style-name="ce2" office:value-type="float" office:value="14630" calcext:value-type="float">
            <text:p>14630</text:p>
          </table:table-cell>
          <table:table-cell table:style-name="ce2" office:value-type="float" office:value="11008" calcext:value-type="float">
            <text:p>11008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TAMIL NADU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1151788" calcext:value-type="float">
            <text:p>1151788</text:p>
          </table:table-cell>
          <table:table-cell table:style-name="ce2" office:value-type="float" office:value="638570" calcext:value-type="float">
            <text:p>638570</text:p>
          </table:table-cell>
          <table:table-cell table:style-name="ce2" office:value-type="float" office:value="513218" calcext:value-type="float">
            <text:p>513218</text:p>
          </table:table-cell>
          <table:table-cell table:style-name="ce2" office:value-type="float" office:value="68388" calcext:value-type="float">
            <text:p>68388</text:p>
          </table:table-cell>
          <table:table-cell table:style-name="ce2" office:value-type="float" office:value="41755" calcext:value-type="float">
            <text:p>41755</text:p>
          </table:table-cell>
          <table:table-cell table:style-name="ce2" office:value-type="float" office:value="26633" calcext:value-type="float">
            <text:p>26633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TAMIL NADU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1217670" calcext:value-type="float">
            <text:p>1217670</text:p>
          </table:table-cell>
          <table:table-cell table:style-name="ce2" office:value-type="float" office:value="674263" calcext:value-type="float">
            <text:p>674263</text:p>
          </table:table-cell>
          <table:table-cell table:style-name="ce2" office:value-type="float" office:value="543407" calcext:value-type="float">
            <text:p>543407</text:p>
          </table:table-cell>
          <table:table-cell table:style-name="ce2" office:value-type="float" office:value="72392" calcext:value-type="float">
            <text:p>72392</text:p>
          </table:table-cell>
          <table:table-cell table:style-name="ce2" office:value-type="float" office:value="43789" calcext:value-type="float">
            <text:p>43789</text:p>
          </table:table-cell>
          <table:table-cell table:style-name="ce2" office:value-type="float" office:value="28603" calcext:value-type="float">
            <text:p>28603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TAMIL NADU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2994539" calcext:value-type="float">
            <text:p>2994539</text:p>
          </table:table-cell>
          <table:table-cell table:style-name="ce2" office:value-type="float" office:value="1757265" calcext:value-type="float">
            <text:p>1757265</text:p>
          </table:table-cell>
          <table:table-cell table:style-name="ce2" office:value-type="float" office:value="1237274" calcext:value-type="float">
            <text:p>1237274</text:p>
          </table:table-cell>
          <table:table-cell table:style-name="ce2" office:value-type="float" office:value="231451" calcext:value-type="float">
            <text:p>231451</text:p>
          </table:table-cell>
          <table:table-cell table:style-name="ce2" office:value-type="float" office:value="146984" calcext:value-type="float">
            <text:p>146984</text:p>
          </table:table-cell>
          <table:table-cell table:style-name="ce2" office:value-type="float" office:value="84467" calcext:value-type="float">
            <text:p>84467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TAMIL NADU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892682" calcext:value-type="float">
            <text:p>892682</text:p>
          </table:table-cell>
          <table:table-cell table:style-name="ce2" office:value-type="float" office:value="548656" calcext:value-type="float">
            <text:p>548656</text:p>
          </table:table-cell>
          <table:table-cell table:style-name="ce2" office:value-type="float" office:value="344026" calcext:value-type="float">
            <text:p>344026</text:p>
          </table:table-cell>
          <table:table-cell table:style-name="ce2" office:value-type="float" office:value="93905" calcext:value-type="float">
            <text:p>93905</text:p>
          </table:table-cell>
          <table:table-cell table:style-name="ce2" office:value-type="float" office:value="59547" calcext:value-type="float">
            <text:p>59547</text:p>
          </table:table-cell>
          <table:table-cell table:style-name="ce2" office:value-type="float" office:value="34358" calcext:value-type="float">
            <text:p>34358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TAMIL NADU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float" office:value="12325853" calcext:value-type="float">
            <text:p>12325853</text:p>
          </table:table-cell>
          <table:table-cell table:style-name="ce2" office:value-type="float" office:value="6558062" calcext:value-type="float">
            <text:p>6558062</text:p>
          </table:table-cell>
          <table:table-cell table:style-name="ce2" office:value-type="float" office:value="5767791" calcext:value-type="float">
            <text:p>5767791</text:p>
          </table:table-cell>
          <table:table-cell table:style-name="ce2" office:value-type="float" office:value="1878494" calcext:value-type="float">
            <text:p>1878494</text:p>
          </table:table-cell>
          <table:table-cell table:style-name="ce2" office:value-type="float" office:value="1065674" calcext:value-type="float">
            <text:p>1065674</text:p>
          </table:table-cell>
          <table:table-cell table:style-name="ce2" office:value-type="float" office:value="812820" calcext:value-type="float">
            <text:p>812820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TAMIL NADU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769783" calcext:value-type="float">
            <text:p>769783</text:p>
          </table:table-cell>
          <table:table-cell table:style-name="ce2" office:value-type="float" office:value="279198" calcext:value-type="float">
            <text:p>279198</text:p>
          </table:table-cell>
          <table:table-cell table:style-name="ce2" office:value-type="float" office:value="490585" calcext:value-type="float">
            <text:p>490585</text:p>
          </table:table-cell>
          <table:table-cell table:style-name="ce2" office:value-type="float" office:value="42332" calcext:value-type="float">
            <text:p>42332</text:p>
          </table:table-cell>
          <table:table-cell table:style-name="ce2" office:value-type="float" office:value="17932" calcext:value-type="float">
            <text:p>17932</text:p>
          </table:table-cell>
          <table:table-cell table:style-name="ce2" office:value-type="float" office:value="24400" calcext:value-type="float">
            <text:p>24400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TAMIL NADU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11556070" calcext:value-type="float">
            <text:p>11556070</text:p>
          </table:table-cell>
          <table:table-cell table:style-name="ce2" office:value-type="float" office:value="6278864" calcext:value-type="float">
            <text:p>6278864</text:p>
          </table:table-cell>
          <table:table-cell table:style-name="ce2" office:value-type="float" office:value="5277206" calcext:value-type="float">
            <text:p>5277206</text:p>
          </table:table-cell>
          <table:table-cell table:style-name="ce2" office:value-type="float" office:value="1836162" calcext:value-type="float">
            <text:p>1836162</text:p>
          </table:table-cell>
          <table:table-cell table:style-name="ce2" office:value-type="float" office:value="1047742" calcext:value-type="float">
            <text:p>1047742</text:p>
          </table:table-cell>
          <table:table-cell table:style-name="ce2" office:value-type="float" office:value="788420" calcext:value-type="float">
            <text:p>788420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TAMIL NADU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592212" calcext:value-type="float">
            <text:p>592212</text:p>
          </table:table-cell>
          <table:table-cell table:style-name="ce2" office:value-type="float" office:value="300520" calcext:value-type="float">
            <text:p>300520</text:p>
          </table:table-cell>
          <table:table-cell table:style-name="ce2" office:value-type="float" office:value="291692" calcext:value-type="float">
            <text:p>291692</text:p>
          </table:table-cell>
          <table:table-cell table:style-name="ce2" office:value-type="float" office:value="63161" calcext:value-type="float">
            <text:p>63161</text:p>
          </table:table-cell>
          <table:table-cell table:style-name="ce2" office:value-type="float" office:value="32793" calcext:value-type="float">
            <text:p>32793</text:p>
          </table:table-cell>
          <table:table-cell table:style-name="ce2" office:value-type="float" office:value="30368" calcext:value-type="float">
            <text:p>30368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TAMIL NADU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1349276" calcext:value-type="float">
            <text:p>1349276</text:p>
          </table:table-cell>
          <table:table-cell table:style-name="ce2" office:value-type="float" office:value="686091" calcext:value-type="float">
            <text:p>686091</text:p>
          </table:table-cell>
          <table:table-cell table:style-name="ce2" office:value-type="float" office:value="663185" calcext:value-type="float">
            <text:p>663185</text:p>
          </table:table-cell>
          <table:table-cell table:style-name="ce2" office:value-type="float" office:value="131131" calcext:value-type="float">
            <text:p>131131</text:p>
          </table:table-cell>
          <table:table-cell table:style-name="ce2" office:value-type="float" office:value="69415" calcext:value-type="float">
            <text:p>69415</text:p>
          </table:table-cell>
          <table:table-cell table:style-name="ce2" office:value-type="float" office:value="61716" calcext:value-type="float">
            <text:p>61716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TAMIL NADU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1365190" calcext:value-type="float">
            <text:p>1365190</text:p>
          </table:table-cell>
          <table:table-cell table:style-name="ce2" office:value-type="float" office:value="701162" calcext:value-type="float">
            <text:p>701162</text:p>
          </table:table-cell>
          <table:table-cell table:style-name="ce2" office:value-type="float" office:value="664028" calcext:value-type="float">
            <text:p>664028</text:p>
          </table:table-cell>
          <table:table-cell table:style-name="ce2" office:value-type="float" office:value="147427" calcext:value-type="float">
            <text:p>147427</text:p>
          </table:table-cell>
          <table:table-cell table:style-name="ce2" office:value-type="float" office:value="78715" calcext:value-type="float">
            <text:p>78715</text:p>
          </table:table-cell>
          <table:table-cell table:style-name="ce2" office:value-type="float" office:value="68712" calcext:value-type="float">
            <text:p>6871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TAMIL NADU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4604388" calcext:value-type="float">
            <text:p>4604388</text:p>
          </table:table-cell>
          <table:table-cell table:style-name="ce2" office:value-type="float" office:value="2563880" calcext:value-type="float">
            <text:p>2563880</text:p>
          </table:table-cell>
          <table:table-cell table:style-name="ce2" office:value-type="float" office:value="2040508" calcext:value-type="float">
            <text:p>2040508</text:p>
          </table:table-cell>
          <table:table-cell table:style-name="ce2" office:value-type="float" office:value="706839" calcext:value-type="float">
            <text:p>706839</text:p>
          </table:table-cell>
          <table:table-cell table:style-name="ce2" office:value-type="float" office:value="412336" calcext:value-type="float">
            <text:p>412336</text:p>
          </table:table-cell>
          <table:table-cell table:style-name="ce2" office:value-type="float" office:value="294503" calcext:value-type="float">
            <text:p>294503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TAMIL NADU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3203725" calcext:value-type="float">
            <text:p>3203725</text:p>
          </table:table-cell>
          <table:table-cell table:style-name="ce2" office:value-type="float" office:value="1793980" calcext:value-type="float">
            <text:p>1793980</text:p>
          </table:table-cell>
          <table:table-cell table:style-name="ce2" office:value-type="float" office:value="1409745" calcext:value-type="float">
            <text:p>1409745</text:p>
          </table:table-cell>
          <table:table-cell table:style-name="ce2" office:value-type="float" office:value="724363" calcext:value-type="float">
            <text:p>724363</text:p>
          </table:table-cell>
          <table:table-cell table:style-name="ce2" office:value-type="float" office:value="418609" calcext:value-type="float">
            <text:p>418609</text:p>
          </table:table-cell>
          <table:table-cell table:style-name="ce2" office:value-type="float" office:value="305754" calcext:value-type="float">
            <text:p>305754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PUDUCHERRY</text:p>
          </table:table-cell>
          <table:table-cell table:number-columns-repeated="2" table:style-name="ce2" office:value-type="string" calcext:value-type="string">
            <text:p>Total</text:p>
          </table:table-cell>
          <table:table-cell table:style-name="ce2" office:value-type="float" office:value="392292" calcext:value-type="float">
            <text:p>392292</text:p>
          </table:table-cell>
          <table:table-cell table:style-name="ce2" office:value-type="float" office:value="213582" calcext:value-type="float">
            <text:p>213582</text:p>
          </table:table-cell>
          <table:table-cell table:style-name="ce2" office:value-type="float" office:value="178710" calcext:value-type="float">
            <text:p>178710</text:p>
          </table:table-cell>
          <table:table-cell table:style-name="ce2" office:value-type="float" office:value="71665" calcext:value-type="float">
            <text:p>71665</text:p>
          </table:table-cell>
          <table:table-cell table:style-name="ce2" office:value-type="float" office:value="40809" calcext:value-type="float">
            <text:p>40809</text:p>
          </table:table-cell>
          <table:table-cell table:style-name="ce2" office:value-type="float" office:value="30856" calcext:value-type="float">
            <text:p>30856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PUDUCHERRY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7100" calcext:value-type="float">
            <text:p>7100</text:p>
          </table:table-cell>
          <table:table-cell table:style-name="ce2" office:value-type="float" office:value="2748" calcext:value-type="float">
            <text:p>2748</text:p>
          </table:table-cell>
          <table:table-cell table:style-name="ce2" office:value-type="float" office:value="4352" calcext:value-type="float">
            <text:p>4352</text:p>
          </table:table-cell>
          <table:table-cell table:style-name="ce2" office:value-type="float" office:value="700" calcext:value-type="float">
            <text:p>700</text:p>
          </table:table-cell>
          <table:table-cell table:number-columns-repeated="2" table:style-name="ce2" office:value-type="float" office:value="350" calcext:value-type="float">
            <text:p>350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PUDUCHERRY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385192" calcext:value-type="float">
            <text:p>385192</text:p>
          </table:table-cell>
          <table:table-cell table:style-name="ce2" office:value-type="float" office:value="210834" calcext:value-type="float">
            <text:p>210834</text:p>
          </table:table-cell>
          <table:table-cell table:style-name="ce2" office:value-type="float" office:value="174358" calcext:value-type="float">
            <text:p>174358</text:p>
          </table:table-cell>
          <table:table-cell table:style-name="ce2" office:value-type="float" office:value="70965" calcext:value-type="float">
            <text:p>70965</text:p>
          </table:table-cell>
          <table:table-cell table:style-name="ce2" office:value-type="float" office:value="40459" calcext:value-type="float">
            <text:p>40459</text:p>
          </table:table-cell>
          <table:table-cell table:style-name="ce2" office:value-type="float" office:value="30506" calcext:value-type="float">
            <text:p>30506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PUDUCHERRY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12958" calcext:value-type="float">
            <text:p>12958</text:p>
          </table:table-cell>
          <table:table-cell table:style-name="ce2" office:value-type="float" office:value="6625" calcext:value-type="float">
            <text:p>6625</text:p>
          </table:table-cell>
          <table:table-cell table:style-name="ce2" office:value-type="float" office:value="6333" calcext:value-type="float">
            <text:p>6333</text:p>
          </table:table-cell>
          <table:table-cell table:style-name="ce2" office:value-type="float" office:value="1680" calcext:value-type="float">
            <text:p>1680</text:p>
          </table:table-cell>
          <table:table-cell table:style-name="ce2" office:value-type="float" office:value="898" calcext:value-type="float">
            <text:p>898</text:p>
          </table:table-cell>
          <table:table-cell table:style-name="ce2" office:value-type="float" office:value="782" calcext:value-type="float">
            <text:p>78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PUDUCHERRY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30045" calcext:value-type="float">
            <text:p>30045</text:p>
          </table:table-cell>
          <table:table-cell table:style-name="ce2" office:value-type="float" office:value="15044" calcext:value-type="float">
            <text:p>15044</text:p>
          </table:table-cell>
          <table:table-cell table:style-name="ce2" office:value-type="float" office:value="15001" calcext:value-type="float">
            <text:p>15001</text:p>
          </table:table-cell>
          <table:table-cell table:style-name="ce2" office:value-type="float" office:value="3794" calcext:value-type="float">
            <text:p>3794</text:p>
          </table:table-cell>
          <table:table-cell table:style-name="ce2" office:value-type="float" office:value="1966" calcext:value-type="float">
            <text:p>1966</text:p>
          </table:table-cell>
          <table:table-cell table:style-name="ce2" office:value-type="float" office:value="1828" calcext:value-type="float">
            <text:p>1828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PUDUCHERRY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41475" calcext:value-type="float">
            <text:p>41475</text:p>
          </table:table-cell>
          <table:table-cell table:style-name="ce2" office:value-type="float" office:value="21245" calcext:value-type="float">
            <text:p>21245</text:p>
          </table:table-cell>
          <table:table-cell table:style-name="ce2" office:value-type="float" office:value="20230" calcext:value-type="float">
            <text:p>20230</text:p>
          </table:table-cell>
          <table:table-cell table:style-name="ce2" office:value-type="float" office:value="5266" calcext:value-type="float">
            <text:p>5266</text:p>
          </table:table-cell>
          <table:table-cell table:style-name="ce2" office:value-type="float" office:value="2926" calcext:value-type="float">
            <text:p>2926</text:p>
          </table:table-cell>
          <table:table-cell table:style-name="ce2" office:value-type="float" office:value="2340" calcext:value-type="float">
            <text:p>2340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PUDUCHERRY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171447" calcext:value-type="float">
            <text:p>171447</text:p>
          </table:table-cell>
          <table:table-cell table:style-name="ce2" office:value-type="float" office:value="95470" calcext:value-type="float">
            <text:p>95470</text:p>
          </table:table-cell>
          <table:table-cell table:style-name="ce2" office:value-type="float" office:value="75977" calcext:value-type="float">
            <text:p>75977</text:p>
          </table:table-cell>
          <table:table-cell table:style-name="ce2" office:value-type="float" office:value="28262" calcext:value-type="float">
            <text:p>28262</text:p>
          </table:table-cell>
          <table:table-cell table:style-name="ce2" office:value-type="float" office:value="16366" calcext:value-type="float">
            <text:p>16366</text:p>
          </table:table-cell>
          <table:table-cell table:style-name="ce2" office:value-type="float" office:value="11896" calcext:value-type="float">
            <text:p>11896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PUDUCHERRY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120520" calcext:value-type="float">
            <text:p>120520</text:p>
          </table:table-cell>
          <table:table-cell table:style-name="ce2" office:value-type="float" office:value="67846" calcext:value-type="float">
            <text:p>67846</text:p>
          </table:table-cell>
          <table:table-cell table:style-name="ce2" office:value-type="float" office:value="52674" calcext:value-type="float">
            <text:p>52674</text:p>
          </table:table-cell>
          <table:table-cell table:style-name="ce2" office:value-type="float" office:value="30133" calcext:value-type="float">
            <text:p>30133</text:p>
          </table:table-cell>
          <table:table-cell table:style-name="ce2" office:value-type="float" office:value="17319" calcext:value-type="float">
            <text:p>17319</text:p>
          </table:table-cell>
          <table:table-cell table:style-name="ce2" office:value-type="float" office:value="12814" calcext:value-type="float">
            <text:p>12814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PUDUCHERRY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float" office:value="80981" calcext:value-type="float">
            <text:p>80981</text:p>
          </table:table-cell>
          <table:table-cell table:style-name="ce2" office:value-type="float" office:value="45383" calcext:value-type="float">
            <text:p>45383</text:p>
          </table:table-cell>
          <table:table-cell table:style-name="ce2" office:value-type="float" office:value="35598" calcext:value-type="float">
            <text:p>35598</text:p>
          </table:table-cell>
          <table:table-cell table:style-name="ce2" office:value-type="float" office:value="5029" calcext:value-type="float">
            <text:p>5029</text:p>
          </table:table-cell>
          <table:table-cell table:style-name="ce2" office:value-type="float" office:value="3145" calcext:value-type="float">
            <text:p>3145</text:p>
          </table:table-cell>
          <table:table-cell table:style-name="ce2" office:value-type="float" office:value="1884" calcext:value-type="float">
            <text:p>1884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PUDUCHERRY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1748" calcext:value-type="float">
            <text:p>1748</text:p>
          </table:table-cell>
          <table:table-cell table:style-name="ce2" office:value-type="float" office:value="604" calcext:value-type="float">
            <text:p>604</text:p>
          </table:table-cell>
          <table:table-cell table:style-name="ce2" office:value-type="float" office:value="1144" calcext:value-type="float">
            <text:p>1144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3" calcext:value-type="float">
            <text:p>33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PUDUCHERRY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79233" calcext:value-type="float">
            <text:p>79233</text:p>
          </table:table-cell>
          <table:table-cell table:style-name="ce2" office:value-type="float" office:value="44779" calcext:value-type="float">
            <text:p>44779</text:p>
          </table:table-cell>
          <table:table-cell table:style-name="ce2" office:value-type="float" office:value="34454" calcext:value-type="float">
            <text:p>34454</text:p>
          </table:table-cell>
          <table:table-cell table:style-name="ce2" office:value-type="float" office:value="4961" calcext:value-type="float">
            <text:p>4961</text:p>
          </table:table-cell>
          <table:table-cell table:style-name="ce2" office:value-type="float" office:value="3110" calcext:value-type="float">
            <text:p>3110</text:p>
          </table:table-cell>
          <table:table-cell table:style-name="ce2" office:value-type="float" office:value="1851" calcext:value-type="float">
            <text:p>1851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PUDUCHERRY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2548" calcext:value-type="float">
            <text:p>2548</text:p>
          </table:table-cell>
          <table:table-cell table:style-name="ce2" office:value-type="float" office:value="1362" calcext:value-type="float">
            <text:p>1362</text:p>
          </table:table-cell>
          <table:table-cell table:style-name="ce2" office:value-type="float" office:value="1186" calcext:value-type="float">
            <text:p>1186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67" calcext:value-type="float">
            <text:p>67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PUDUCHERRY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6856" calcext:value-type="float">
            <text:p>6856</text:p>
          </table:table-cell>
          <table:table-cell table:style-name="ce2" office:value-type="float" office:value="3462" calcext:value-type="float">
            <text:p>3462</text:p>
          </table:table-cell>
          <table:table-cell table:style-name="ce2" office:value-type="float" office:value="3394" calcext:value-type="float">
            <text:p>3394</text:p>
          </table:table-cell>
          <table:table-cell table:style-name="ce2" office:value-type="float" office:value="482" calcext:value-type="float">
            <text:p>482</text:p>
          </table:table-cell>
          <table:table-cell table:style-name="ce2" office:value-type="float" office:value="236" calcext:value-type="float">
            <text:p>236</text:p>
          </table:table-cell>
          <table:table-cell table:style-name="ce2" office:value-type="float" office:value="246" calcext:value-type="float">
            <text:p>246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PUDUCHERRY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10326" calcext:value-type="float">
            <text:p>10326</text:p>
          </table:table-cell>
          <table:table-cell table:style-name="ce2" office:value-type="float" office:value="5459" calcext:value-type="float">
            <text:p>5459</text:p>
          </table:table-cell>
          <table:table-cell table:style-name="ce2" office:value-type="float" office:value="4867" calcext:value-type="float">
            <text:p>4867</text:p>
          </table:table-cell>
          <table:table-cell table:style-name="ce2" office:value-type="float" office:value="451" calcext:value-type="float">
            <text:p>451</text:p>
          </table:table-cell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182" calcext:value-type="float">
            <text:p>18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PUDUCHERRY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40512" calcext:value-type="float">
            <text:p>40512</text:p>
          </table:table-cell>
          <table:table-cell table:style-name="ce2" office:value-type="float" office:value="23447" calcext:value-type="float">
            <text:p>23447</text:p>
          </table:table-cell>
          <table:table-cell table:style-name="ce2" office:value-type="float" office:value="17065" calcext:value-type="float">
            <text:p>17065</text:p>
          </table:table-cell>
          <table:table-cell table:style-name="ce2" office:value-type="float" office:value="2116" calcext:value-type="float">
            <text:p>2116</text:p>
          </table:table-cell>
          <table:table-cell table:style-name="ce2" office:value-type="float" office:value="1437" calcext:value-type="float">
            <text:p>1437</text:p>
          </table:table-cell>
          <table:table-cell table:style-name="ce2" office:value-type="float" office:value="679" calcext:value-type="float">
            <text:p>679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PUDUCHERRY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17341" calcext:value-type="float">
            <text:p>17341</text:p>
          </table:table-cell>
          <table:table-cell table:style-name="ce2" office:value-type="float" office:value="10078" calcext:value-type="float">
            <text:p>10078</text:p>
          </table:table-cell>
          <table:table-cell table:style-name="ce2" office:value-type="float" office:value="7263" calcext:value-type="float">
            <text:p>7263</text:p>
          </table:table-cell>
          <table:table-cell table:style-name="ce2" office:value-type="float" office:value="1635" calcext:value-type="float">
            <text:p>1635</text:p>
          </table:table-cell>
          <table:table-cell table:style-name="ce2" office:value-type="float" office:value="998" calcext:value-type="float">
            <text:p>998</text:p>
          </table:table-cell>
          <table:table-cell table:style-name="ce2" office:value-type="float" office:value="637" calcext:value-type="float">
            <text:p>637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PUDUCHERRY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float" office:value="311311" calcext:value-type="float">
            <text:p>311311</text:p>
          </table:table-cell>
          <table:table-cell table:style-name="ce2" office:value-type="float" office:value="168199" calcext:value-type="float">
            <text:p>168199</text:p>
          </table:table-cell>
          <table:table-cell table:style-name="ce2" office:value-type="float" office:value="143112" calcext:value-type="float">
            <text:p>143112</text:p>
          </table:table-cell>
          <table:table-cell table:style-name="ce2" office:value-type="float" office:value="66636" calcext:value-type="float">
            <text:p>66636</text:p>
          </table:table-cell>
          <table:table-cell table:style-name="ce2" office:value-type="float" office:value="37664" calcext:value-type="float">
            <text:p>37664</text:p>
          </table:table-cell>
          <table:table-cell table:style-name="ce2" office:value-type="float" office:value="28972" calcext:value-type="float">
            <text:p>2897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PUDUCHERRY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5352" calcext:value-type="float">
            <text:p>5352</text:p>
          </table:table-cell>
          <table:table-cell table:style-name="ce2" office:value-type="float" office:value="2144" calcext:value-type="float">
            <text:p>2144</text:p>
          </table:table-cell>
          <table:table-cell table:style-name="ce2" office:value-type="float" office:value="3208" calcext:value-type="float">
            <text:p>3208</text:p>
          </table:table-cell>
          <table:table-cell table:style-name="ce2" office:value-type="float" office:value="632" calcext:value-type="float">
            <text:p>632</text:p>
          </table:table-cell>
          <table:table-cell table:style-name="ce2" office:value-type="float" office:value="315" calcext:value-type="float">
            <text:p>315</text:p>
          </table:table-cell>
          <table:table-cell table:style-name="ce2" office:value-type="float" office:value="317" calcext:value-type="float">
            <text:p>317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PUDUCHERRY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305959" calcext:value-type="float">
            <text:p>305959</text:p>
          </table:table-cell>
          <table:table-cell table:style-name="ce2" office:value-type="float" office:value="166055" calcext:value-type="float">
            <text:p>166055</text:p>
          </table:table-cell>
          <table:table-cell table:style-name="ce2" office:value-type="float" office:value="139904" calcext:value-type="float">
            <text:p>139904</text:p>
          </table:table-cell>
          <table:table-cell table:style-name="ce2" office:value-type="float" office:value="66004" calcext:value-type="float">
            <text:p>66004</text:p>
          </table:table-cell>
          <table:table-cell table:style-name="ce2" office:value-type="float" office:value="37349" calcext:value-type="float">
            <text:p>37349</text:p>
          </table:table-cell>
          <table:table-cell table:style-name="ce2" office:value-type="float" office:value="28655" calcext:value-type="float">
            <text:p>28655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PUDUCHERRY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10410" calcext:value-type="float">
            <text:p>10410</text:p>
          </table:table-cell>
          <table:table-cell table:style-name="ce2" office:value-type="float" office:value="5263" calcext:value-type="float">
            <text:p>5263</text:p>
          </table:table-cell>
          <table:table-cell table:style-name="ce2" office:value-type="float" office:value="5147" calcext:value-type="float">
            <text:p>5147</text:p>
          </table:table-cell>
          <table:table-cell table:style-name="ce2" office:value-type="float" office:value="1519" calcext:value-type="float">
            <text:p>1519</text:p>
          </table:table-cell>
          <table:table-cell table:style-name="ce2" office:value-type="float" office:value="804" calcext:value-type="float">
            <text:p>804</text:p>
          </table:table-cell>
          <table:table-cell table:style-name="ce2" office:value-type="float" office:value="715" calcext:value-type="float">
            <text:p>715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PUDUCHERRY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23189" calcext:value-type="float">
            <text:p>23189</text:p>
          </table:table-cell>
          <table:table-cell table:style-name="ce2" office:value-type="float" office:value="11582" calcext:value-type="float">
            <text:p>11582</text:p>
          </table:table-cell>
          <table:table-cell table:style-name="ce2" office:value-type="float" office:value="11607" calcext:value-type="float">
            <text:p>11607</text:p>
          </table:table-cell>
          <table:table-cell table:style-name="ce2" office:value-type="float" office:value="3312" calcext:value-type="float">
            <text:p>3312</text:p>
          </table:table-cell>
          <table:table-cell table:style-name="ce2" office:value-type="float" office:value="1730" calcext:value-type="float">
            <text:p>1730</text:p>
          </table:table-cell>
          <table:table-cell table:style-name="ce2" office:value-type="float" office:value="1582" calcext:value-type="float">
            <text:p>158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PUDUCHERRY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31149" calcext:value-type="float">
            <text:p>31149</text:p>
          </table:table-cell>
          <table:table-cell table:style-name="ce2" office:value-type="float" office:value="15786" calcext:value-type="float">
            <text:p>15786</text:p>
          </table:table-cell>
          <table:table-cell table:style-name="ce2" office:value-type="float" office:value="15363" calcext:value-type="float">
            <text:p>15363</text:p>
          </table:table-cell>
          <table:table-cell table:style-name="ce2" office:value-type="float" office:value="4815" calcext:value-type="float">
            <text:p>4815</text:p>
          </table:table-cell>
          <table:table-cell table:style-name="ce2" office:value-type="float" office:value="2657" calcext:value-type="float">
            <text:p>2657</text:p>
          </table:table-cell>
          <table:table-cell table:style-name="ce2" office:value-type="float" office:value="2158" calcext:value-type="float">
            <text:p>2158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PUDUCHERRY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130935" calcext:value-type="float">
            <text:p>130935</text:p>
          </table:table-cell>
          <table:table-cell table:style-name="ce2" office:value-type="float" office:value="72023" calcext:value-type="float">
            <text:p>72023</text:p>
          </table:table-cell>
          <table:table-cell table:style-name="ce2" office:value-type="float" office:value="58912" calcext:value-type="float">
            <text:p>58912</text:p>
          </table:table-cell>
          <table:table-cell table:style-name="ce2" office:value-type="float" office:value="26146" calcext:value-type="float">
            <text:p>26146</text:p>
          </table:table-cell>
          <table:table-cell table:style-name="ce2" office:value-type="float" office:value="14929" calcext:value-type="float">
            <text:p>14929</text:p>
          </table:table-cell>
          <table:table-cell table:style-name="ce2" office:value-type="float" office:value="11217" calcext:value-type="float">
            <text:p>11217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PUDUCHERRY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103179" calcext:value-type="float">
            <text:p>103179</text:p>
          </table:table-cell>
          <table:table-cell table:style-name="ce2" office:value-type="float" office:value="57768" calcext:value-type="float">
            <text:p>57768</text:p>
          </table:table-cell>
          <table:table-cell table:style-name="ce2" office:value-type="float" office:value="45411" calcext:value-type="float">
            <text:p>45411</text:p>
          </table:table-cell>
          <table:table-cell table:style-name="ce2" office:value-type="float" office:value="28498" calcext:value-type="float">
            <text:p>28498</text:p>
          </table:table-cell>
          <table:table-cell table:style-name="ce2" office:value-type="float" office:value="16321" calcext:value-type="float">
            <text:p>16321</text:p>
          </table:table-cell>
          <table:table-cell table:style-name="ce2" office:value-type="float" office:value="12177" calcext:value-type="float">
            <text:p>12177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ANDAMAN &amp; NICOBAR ISLANDS</text:p>
          </table:table-cell>
          <table:table-cell table:number-columns-repeated="2" table:style-name="ce2" office:value-type="string" calcext:value-type="string">
            <text:p>Total</text:p>
          </table:table-cell>
          <table:table-cell table:style-name="ce2" office:value-type="float" office:value="257425" calcext:value-type="float">
            <text:p>257425</text:p>
          </table:table-cell>
          <table:table-cell table:style-name="ce2" office:value-type="float" office:value="142378" calcext:value-type="float">
            <text:p>142378</text:p>
          </table:table-cell>
          <table:table-cell table:style-name="ce2" office:value-type="float" office:value="115047" calcext:value-type="float">
            <text:p>115047</text:p>
          </table:table-cell>
          <table:table-cell table:style-name="ce2" office:value-type="float" office:value="72708" calcext:value-type="float">
            <text:p>72708</text:p>
          </table:table-cell>
          <table:table-cell table:style-name="ce2" office:value-type="float" office:value="41846" calcext:value-type="float">
            <text:p>41846</text:p>
          </table:table-cell>
          <table:table-cell table:style-name="ce2" office:value-type="float" office:value="30862" calcext:value-type="float">
            <text:p>3086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ANDAMAN &amp; NICOBAR ISLANDS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24532" calcext:value-type="float">
            <text:p>24532</text:p>
          </table:table-cell>
          <table:table-cell table:style-name="ce2" office:value-type="float" office:value="10752" calcext:value-type="float">
            <text:p>10752</text:p>
          </table:table-cell>
          <table:table-cell table:style-name="ce2" office:value-type="float" office:value="13780" calcext:value-type="float">
            <text:p>13780</text:p>
          </table:table-cell>
          <table:table-cell table:style-name="ce2" office:value-type="float" office:value="1434" calcext:value-type="float">
            <text:p>1434</text:p>
          </table:table-cell>
          <table:table-cell table:style-name="ce2" office:value-type="float" office:value="669" calcext:value-type="float">
            <text:p>669</text:p>
          </table:table-cell>
          <table:table-cell table:style-name="ce2" office:value-type="float" office:value="765" calcext:value-type="float">
            <text:p>765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ANDAMAN &amp; NICOBAR ISLANDS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232893" calcext:value-type="float">
            <text:p>232893</text:p>
          </table:table-cell>
          <table:table-cell table:style-name="ce2" office:value-type="float" office:value="131626" calcext:value-type="float">
            <text:p>131626</text:p>
          </table:table-cell>
          <table:table-cell table:style-name="ce2" office:value-type="float" office:value="101267" calcext:value-type="float">
            <text:p>101267</text:p>
          </table:table-cell>
          <table:table-cell table:style-name="ce2" office:value-type="float" office:value="71274" calcext:value-type="float">
            <text:p>71274</text:p>
          </table:table-cell>
          <table:table-cell table:style-name="ce2" office:value-type="float" office:value="41177" calcext:value-type="float">
            <text:p>41177</text:p>
          </table:table-cell>
          <table:table-cell table:style-name="ce2" office:value-type="float" office:value="30097" calcext:value-type="float">
            <text:p>30097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ANDAMAN &amp; NICOBAR ISLANDS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28256" calcext:value-type="float">
            <text:p>28256</text:p>
          </table:table-cell>
          <table:table-cell table:style-name="ce2" office:value-type="float" office:value="15471" calcext:value-type="float">
            <text:p>15471</text:p>
          </table:table-cell>
          <table:table-cell table:style-name="ce2" office:value-type="float" office:value="12785" calcext:value-type="float">
            <text:p>12785</text:p>
          </table:table-cell>
          <table:table-cell table:style-name="ce2" office:value-type="float" office:value="3567" calcext:value-type="float">
            <text:p>3567</text:p>
          </table:table-cell>
          <table:table-cell table:style-name="ce2" office:value-type="float" office:value="1936" calcext:value-type="float">
            <text:p>1936</text:p>
          </table:table-cell>
          <table:table-cell table:style-name="ce2" office:value-type="float" office:value="1631" calcext:value-type="float">
            <text:p>1631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ANDAMAN &amp; NICOBAR ISLANDS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52437" calcext:value-type="float">
            <text:p>52437</text:p>
          </table:table-cell>
          <table:table-cell table:style-name="ce2" office:value-type="float" office:value="29491" calcext:value-type="float">
            <text:p>29491</text:p>
          </table:table-cell>
          <table:table-cell table:style-name="ce2" office:value-type="float" office:value="22946" calcext:value-type="float">
            <text:p>22946</text:p>
          </table:table-cell>
          <table:table-cell table:style-name="ce2" office:value-type="float" office:value="8570" calcext:value-type="float">
            <text:p>8570</text:p>
          </table:table-cell>
          <table:table-cell table:style-name="ce2" office:value-type="float" office:value="4836" calcext:value-type="float">
            <text:p>4836</text:p>
          </table:table-cell>
          <table:table-cell table:style-name="ce2" office:value-type="float" office:value="3734" calcext:value-type="float">
            <text:p>3734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ANDAMAN &amp; NICOBAR ISLANDS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54940" calcext:value-type="float">
            <text:p>54940</text:p>
          </table:table-cell>
          <table:table-cell table:style-name="ce2" office:value-type="float" office:value="31737" calcext:value-type="float">
            <text:p>31737</text:p>
          </table:table-cell>
          <table:table-cell table:style-name="ce2" office:value-type="float" office:value="23203" calcext:value-type="float">
            <text:p>23203</text:p>
          </table:table-cell>
          <table:table-cell table:style-name="ce2" office:value-type="float" office:value="13994" calcext:value-type="float">
            <text:p>13994</text:p>
          </table:table-cell>
          <table:table-cell table:style-name="ce2" office:value-type="float" office:value="8315" calcext:value-type="float">
            <text:p>8315</text:p>
          </table:table-cell>
          <table:table-cell table:style-name="ce2" office:value-type="float" office:value="5679" calcext:value-type="float">
            <text:p>5679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ANDAMAN &amp; NICOBAR ISLANDS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70904" calcext:value-type="float">
            <text:p>70904</text:p>
          </table:table-cell>
          <table:table-cell table:style-name="ce2" office:value-type="float" office:value="40105" calcext:value-type="float">
            <text:p>40105</text:p>
          </table:table-cell>
          <table:table-cell table:style-name="ce2" office:value-type="float" office:value="30799" calcext:value-type="float">
            <text:p>30799</text:p>
          </table:table-cell>
          <table:table-cell table:style-name="ce2" office:value-type="float" office:value="30717" calcext:value-type="float">
            <text:p>30717</text:p>
          </table:table-cell>
          <table:table-cell table:style-name="ce2" office:value-type="float" office:value="17637" calcext:value-type="float">
            <text:p>17637</text:p>
          </table:table-cell>
          <table:table-cell table:style-name="ce2" office:value-type="float" office:value="13080" calcext:value-type="float">
            <text:p>13080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ANDAMAN &amp; NICOBAR ISLANDS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21773" calcext:value-type="float">
            <text:p>21773</text:p>
          </table:table-cell>
          <table:table-cell table:style-name="ce2" office:value-type="float" office:value="12380" calcext:value-type="float">
            <text:p>12380</text:p>
          </table:table-cell>
          <table:table-cell table:style-name="ce2" office:value-type="float" office:value="9393" calcext:value-type="float">
            <text:p>9393</text:p>
          </table:table-cell>
          <table:table-cell table:style-name="ce2" office:value-type="float" office:value="13335" calcext:value-type="float">
            <text:p>13335</text:p>
          </table:table-cell>
          <table:table-cell table:style-name="ce2" office:value-type="float" office:value="7817" calcext:value-type="float">
            <text:p>7817</text:p>
          </table:table-cell>
          <table:table-cell table:style-name="ce2" office:value-type="float" office:value="5518" calcext:value-type="float">
            <text:p>5518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ANDAMAN &amp; NICOBAR ISLANDS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float" office:value="152600" calcext:value-type="float">
            <text:p>152600</text:p>
          </table:table-cell>
          <table:table-cell table:style-name="ce2" office:value-type="float" office:value="84758" calcext:value-type="float">
            <text:p>84758</text:p>
          </table:table-cell>
          <table:table-cell table:style-name="ce2" office:value-type="float" office:value="67842" calcext:value-type="float">
            <text:p>67842</text:p>
          </table:table-cell>
          <table:table-cell table:style-name="ce2" office:value-type="float" office:value="38136" calcext:value-type="float">
            <text:p>38136</text:p>
          </table:table-cell>
          <table:table-cell table:style-name="ce2" office:value-type="float" office:value="22243" calcext:value-type="float">
            <text:p>22243</text:p>
          </table:table-cell>
          <table:table-cell table:style-name="ce2" office:value-type="float" office:value="15893" calcext:value-type="float">
            <text:p>15893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ANDAMAN &amp; NICOBAR ISLANDS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15568" calcext:value-type="float">
            <text:p>15568</text:p>
          </table:table-cell>
          <table:table-cell table:style-name="ce2" office:value-type="float" office:value="6933" calcext:value-type="float">
            <text:p>6933</text:p>
          </table:table-cell>
          <table:table-cell table:style-name="ce2" office:value-type="float" office:value="8635" calcext:value-type="float">
            <text:p>8635</text:p>
          </table:table-cell>
          <table:table-cell table:style-name="ce2" office:value-type="float" office:value="660" calcext:value-type="float">
            <text:p>660</text:p>
          </table:table-cell>
          <table:table-cell table:style-name="ce2" office:value-type="float" office:value="315" calcext:value-type="float">
            <text:p>315</text:p>
          </table:table-cell>
          <table:table-cell table:style-name="ce2" office:value-type="float" office:value="345" calcext:value-type="float">
            <text:p>345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ANDAMAN &amp; NICOBAR ISLANDS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137032" calcext:value-type="float">
            <text:p>137032</text:p>
          </table:table-cell>
          <table:table-cell table:style-name="ce2" office:value-type="float" office:value="77825" calcext:value-type="float">
            <text:p>77825</text:p>
          </table:table-cell>
          <table:table-cell table:style-name="ce2" office:value-type="float" office:value="59207" calcext:value-type="float">
            <text:p>59207</text:p>
          </table:table-cell>
          <table:table-cell table:style-name="ce2" office:value-type="float" office:value="37476" calcext:value-type="float">
            <text:p>37476</text:p>
          </table:table-cell>
          <table:table-cell table:style-name="ce2" office:value-type="float" office:value="21928" calcext:value-type="float">
            <text:p>21928</text:p>
          </table:table-cell>
          <table:table-cell table:style-name="ce2" office:value-type="float" office:value="15548" calcext:value-type="float">
            <text:p>15548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ANDAMAN &amp; NICOBAR ISLANDS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18623" calcext:value-type="float">
            <text:p>18623</text:p>
          </table:table-cell>
          <table:table-cell table:style-name="ce2" office:value-type="float" office:value="10346" calcext:value-type="float">
            <text:p>10346</text:p>
          </table:table-cell>
          <table:table-cell table:style-name="ce2" office:value-type="float" office:value="8277" calcext:value-type="float">
            <text:p>8277</text:p>
          </table:table-cell>
          <table:table-cell table:style-name="ce2" office:value-type="float" office:value="1879" calcext:value-type="float">
            <text:p>1879</text:p>
          </table:table-cell>
          <table:table-cell table:style-name="ce2" office:value-type="float" office:value="1019" calcext:value-type="float">
            <text:p>1019</text:p>
          </table:table-cell>
          <table:table-cell table:style-name="ce2" office:value-type="float" office:value="860" calcext:value-type="float">
            <text:p>860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ANDAMAN &amp; NICOBAR ISLANDS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34872" calcext:value-type="float">
            <text:p>34872</text:p>
          </table:table-cell>
          <table:table-cell table:style-name="ce2" office:value-type="float" office:value="19599" calcext:value-type="float">
            <text:p>19599</text:p>
          </table:table-cell>
          <table:table-cell table:style-name="ce2" office:value-type="float" office:value="15273" calcext:value-type="float">
            <text:p>15273</text:p>
          </table:table-cell>
          <table:table-cell table:style-name="ce2" office:value-type="float" office:value="5175" calcext:value-type="float">
            <text:p>5175</text:p>
          </table:table-cell>
          <table:table-cell table:style-name="ce2" office:value-type="float" office:value="2931" calcext:value-type="float">
            <text:p>2931</text:p>
          </table:table-cell>
          <table:table-cell table:style-name="ce2" office:value-type="float" office:value="2244" calcext:value-type="float">
            <text:p>2244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ANDAMAN &amp; NICOBAR ISLANDS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35450" calcext:value-type="float">
            <text:p>35450</text:p>
          </table:table-cell>
          <table:table-cell table:style-name="ce2" office:value-type="float" office:value="20325" calcext:value-type="float">
            <text:p>20325</text:p>
          </table:table-cell>
          <table:table-cell table:style-name="ce2" office:value-type="float" office:value="15125" calcext:value-type="float">
            <text:p>15125</text:p>
          </table:table-cell>
          <table:table-cell table:style-name="ce2" office:value-type="float" office:value="8738" calcext:value-type="float">
            <text:p>8738</text:p>
          </table:table-cell>
          <table:table-cell table:style-name="ce2" office:value-type="float" office:value="5153" calcext:value-type="float">
            <text:p>5153</text:p>
          </table:table-cell>
          <table:table-cell table:style-name="ce2" office:value-type="float" office:value="3585" calcext:value-type="float">
            <text:p>3585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ANDAMAN &amp; NICOBAR ISLANDS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37299" calcext:value-type="float">
            <text:p>37299</text:p>
          </table:table-cell>
          <table:table-cell table:style-name="ce2" office:value-type="float" office:value="21243" calcext:value-type="float">
            <text:p>21243</text:p>
          </table:table-cell>
          <table:table-cell table:style-name="ce2" office:value-type="float" office:value="16056" calcext:value-type="float">
            <text:p>16056</text:p>
          </table:table-cell>
          <table:table-cell table:style-name="ce2" office:value-type="float" office:value="15900" calcext:value-type="float">
            <text:p>15900</text:p>
          </table:table-cell>
          <table:table-cell table:style-name="ce2" office:value-type="float" office:value="9255" calcext:value-type="float">
            <text:p>9255</text:p>
          </table:table-cell>
          <table:table-cell table:style-name="ce2" office:value-type="float" office:value="6645" calcext:value-type="float">
            <text:p>6645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ANDAMAN &amp; NICOBAR ISLANDS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8136" calcext:value-type="float">
            <text:p>8136</text:p>
          </table:table-cell>
          <table:table-cell table:style-name="ce2" office:value-type="float" office:value="4888" calcext:value-type="float">
            <text:p>4888</text:p>
          </table:table-cell>
          <table:table-cell table:style-name="ce2" office:value-type="float" office:value="3248" calcext:value-type="float">
            <text:p>3248</text:p>
          </table:table-cell>
          <table:table-cell table:style-name="ce2" office:value-type="float" office:value="5246" calcext:value-type="float">
            <text:p>5246</text:p>
          </table:table-cell>
          <table:table-cell table:style-name="ce2" office:value-type="float" office:value="3258" calcext:value-type="float">
            <text:p>3258</text:p>
          </table:table-cell>
          <table:table-cell table:style-name="ce2" office:value-type="float" office:value="1988" calcext:value-type="float">
            <text:p>1988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ANDAMAN &amp; NICOBAR ISLANDS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float" office:value="104825" calcext:value-type="float">
            <text:p>104825</text:p>
          </table:table-cell>
          <table:table-cell table:style-name="ce2" office:value-type="float" office:value="57620" calcext:value-type="float">
            <text:p>57620</text:p>
          </table:table-cell>
          <table:table-cell table:style-name="ce2" office:value-type="float" office:value="47205" calcext:value-type="float">
            <text:p>47205</text:p>
          </table:table-cell>
          <table:table-cell table:style-name="ce2" office:value-type="float" office:value="34572" calcext:value-type="float">
            <text:p>34572</text:p>
          </table:table-cell>
          <table:table-cell table:style-name="ce2" office:value-type="float" office:value="19603" calcext:value-type="float">
            <text:p>19603</text:p>
          </table:table-cell>
          <table:table-cell table:style-name="ce2" office:value-type="float" office:value="14969" calcext:value-type="float">
            <text:p>14969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ANDAMAN &amp; NICOBAR ISLANDS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Illiterate</text:p>
          </table:table-cell>
          <table:table-cell table:style-name="ce2" office:value-type="float" office:value="8964" calcext:value-type="float">
            <text:p>8964</text:p>
          </table:table-cell>
          <table:table-cell table:style-name="ce2" office:value-type="float" office:value="3819" calcext:value-type="float">
            <text:p>3819</text:p>
          </table:table-cell>
          <table:table-cell table:style-name="ce2" office:value-type="float" office:value="5145" calcext:value-type="float">
            <text:p>5145</text:p>
          </table:table-cell>
          <table:table-cell table:style-name="ce2" office:value-type="float" office:value="774" calcext:value-type="float">
            <text:p>774</text:p>
          </table:table-cell>
          <table:table-cell table:style-name="ce2" office:value-type="float" office:value="354" calcext:value-type="float">
            <text:p>354</text:p>
          </table:table-cell>
          <table:table-cell table:style-name="ce2" office:value-type="float" office:value="420" calcext:value-type="float">
            <text:p>420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ANDAMAN &amp; NICOBAR ISLANDS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Literate</text:p>
          </table:table-cell>
          <table:table-cell table:style-name="ce2" office:value-type="float" office:value="95861" calcext:value-type="float">
            <text:p>95861</text:p>
          </table:table-cell>
          <table:table-cell table:style-name="ce2" office:value-type="float" office:value="53801" calcext:value-type="float">
            <text:p>53801</text:p>
          </table:table-cell>
          <table:table-cell table:style-name="ce2" office:value-type="float" office:value="42060" calcext:value-type="float">
            <text:p>42060</text:p>
          </table:table-cell>
          <table:table-cell table:style-name="ce2" office:value-type="float" office:value="33798" calcext:value-type="float">
            <text:p>33798</text:p>
          </table:table-cell>
          <table:table-cell table:style-name="ce2" office:value-type="float" office:value="19249" calcext:value-type="float">
            <text:p>19249</text:p>
          </table:table-cell>
          <table:table-cell table:style-name="ce2" office:value-type="float" office:value="14549" calcext:value-type="float">
            <text:p>14549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ANDAMAN &amp; NICOBAR ISLANDS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Literate but below primary</text:p>
          </table:table-cell>
          <table:table-cell table:style-name="ce2" office:value-type="float" office:value="9633" calcext:value-type="float">
            <text:p>9633</text:p>
          </table:table-cell>
          <table:table-cell table:style-name="ce2" office:value-type="float" office:value="5125" calcext:value-type="float">
            <text:p>5125</text:p>
          </table:table-cell>
          <table:table-cell table:style-name="ce2" office:value-type="float" office:value="4508" calcext:value-type="float">
            <text:p>4508</text:p>
          </table:table-cell>
          <table:table-cell table:style-name="ce2" office:value-type="float" office:value="1688" calcext:value-type="float">
            <text:p>1688</text:p>
          </table:table-cell>
          <table:table-cell table:style-name="ce2" office:value-type="float" office:value="917" calcext:value-type="float">
            <text:p>917</text:p>
          </table:table-cell>
          <table:table-cell table:style-name="ce2" office:value-type="float" office:value="771" calcext:value-type="float">
            <text:p>771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ANDAMAN &amp; NICOBAR ISLANDS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Primary but below middle</text:p>
          </table:table-cell>
          <table:table-cell table:style-name="ce2" office:value-type="float" office:value="17565" calcext:value-type="float">
            <text:p>17565</text:p>
          </table:table-cell>
          <table:table-cell table:style-name="ce2" office:value-type="float" office:value="9892" calcext:value-type="float">
            <text:p>9892</text:p>
          </table:table-cell>
          <table:table-cell table:style-name="ce2" office:value-type="float" office:value="7673" calcext:value-type="float">
            <text:p>7673</text:p>
          </table:table-cell>
          <table:table-cell table:style-name="ce2" office:value-type="float" office:value="3395" calcext:value-type="float">
            <text:p>3395</text:p>
          </table:table-cell>
          <table:table-cell table:style-name="ce2" office:value-type="float" office:value="1905" calcext:value-type="float">
            <text:p>1905</text:p>
          </table:table-cell>
          <table:table-cell table:style-name="ce2" office:value-type="float" office:value="1490" calcext:value-type="float">
            <text:p>1490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ANDAMAN &amp; NICOBAR ISLANDS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Middle but below matric/secondary</text:p>
          </table:table-cell>
          <table:table-cell table:style-name="ce2" office:value-type="float" office:value="19490" calcext:value-type="float">
            <text:p>19490</text:p>
          </table:table-cell>
          <table:table-cell table:style-name="ce2" office:value-type="float" office:value="11412" calcext:value-type="float">
            <text:p>11412</text:p>
          </table:table-cell>
          <table:table-cell table:style-name="ce2" office:value-type="float" office:value="8078" calcext:value-type="float">
            <text:p>8078</text:p>
          </table:table-cell>
          <table:table-cell table:style-name="ce2" office:value-type="float" office:value="5256" calcext:value-type="float">
            <text:p>5256</text:p>
          </table:table-cell>
          <table:table-cell table:style-name="ce2" office:value-type="float" office:value="3162" calcext:value-type="float">
            <text:p>3162</text:p>
          </table:table-cell>
          <table:table-cell table:style-name="ce2" office:value-type="float" office:value="2094" calcext:value-type="float">
            <text:p>2094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ANDAMAN &amp; NICOBAR ISLANDS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Matric/Secondary but below graduate</text:p>
          </table:table-cell>
          <table:table-cell table:style-name="ce2" office:value-type="float" office:value="33605" calcext:value-type="float">
            <text:p>33605</text:p>
          </table:table-cell>
          <table:table-cell table:style-name="ce2" office:value-type="float" office:value="18862" calcext:value-type="float">
            <text:p>18862</text:p>
          </table:table-cell>
          <table:table-cell table:style-name="ce2" office:value-type="float" office:value="14743" calcext:value-type="float">
            <text:p>14743</text:p>
          </table:table-cell>
          <table:table-cell table:style-name="ce2" office:value-type="float" office:value="14817" calcext:value-type="float">
            <text:p>14817</text:p>
          </table:table-cell>
          <table:table-cell table:style-name="ce2" office:value-type="float" office:value="8382" calcext:value-type="float">
            <text:p>8382</text:p>
          </table:table-cell>
          <table:table-cell table:style-name="ce2" office:value-type="float" office:value="6435" calcext:value-type="float">
            <text:p>6435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3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ANDAMAN &amp; NICOBAR ISLANDS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Graduate and above</text:p>
          </table:table-cell>
          <table:table-cell table:style-name="ce2" office:value-type="float" office:value="13637" calcext:value-type="float">
            <text:p>13637</text:p>
          </table:table-cell>
          <table:table-cell table:style-name="ce2" office:value-type="float" office:value="7492" calcext:value-type="float">
            <text:p>7492</text:p>
          </table:table-cell>
          <table:table-cell table:style-name="ce2" office:value-type="float" office:value="6145" calcext:value-type="float">
            <text:p>6145</text:p>
          </table:table-cell>
          <table:table-cell table:style-name="ce2" office:value-type="float" office:value="8089" calcext:value-type="float">
            <text:p>8089</text:p>
          </table:table-cell>
          <table:table-cell table:style-name="ce2" office:value-type="float" office:value="4559" calcext:value-type="float">
            <text:p>4559</text:p>
          </table:table-cell>
          <table:table-cell table:style-name="ce2" office:value-type="float" office:value="3530" calcext:value-type="float">
            <text:p>3530</text:p>
          </table:table-cell>
          <table:table-cell table:style-name="ce2"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Note: 1. 'Literate' includes figures for 'literates without educational level' and 'educational levels not classifiable'.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<text:s text:c="9"/>2. 'Matric or secondary but below graduate' includes 'non-technical and technical diploma' and 'certificate not equal to degree'.</text:p>
          </table:table-cell>
          <table:table-cell table:style-name="ce2"/>
          <table:table-cell table:number-columns-repeated="1022"/>
        </table:table-row>
        <table:table-row table:style-name="ro2" table:number-rows-repeated="104770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roid Sans Fallback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J.S.LAMBA</meta:initial-creator>
    <dc:creator>Administrator</dc:creator>
    <meta:print-date>2002-03-18T07:35:25</meta:print-date>
    <meta:creation-date>2002-03-11T08:17:09</meta:creation-date>
    <dc:date>2018-10-23T11:36:30</dc:date>
    <meta:generator>LibreOffice/6.3.4.2.0$Linux_X86_64 LibreOffice_project/30$Build-2</meta:generator>
    <meta:document-statistic meta:table-count="1" meta:cell-count="9535" meta:object-count="0"/>
    <meta:user-defined meta:name="AppVersion">12.0000</meta:user-defined>
    <meta:user-defined meta:name="Company">ORG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